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Derivates_20_kinda">
      <style:table-properties table:display="true" style:writing-mode="lr-tb"/>
    </style:style>
    <style:style style:name="ta3" style:family="table" style:master-page-name="PageStyle_5f_Slopes_20_of_20_lines">
      <style:table-properties table:display="true" style:writing-mode="lr-tb"/>
    </style:style>
    <style:style style:name="ta4" style:family="table" style:master-page-name="PageStyle_5f_disgusting_20_calculation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51" table:default-cell-style-name="ce5"/>
        <table:table-column table:style-name="co2" table:number-columns-repeated="973" table:default-cell-style-name="ce5"/>
        <table:table-row table:style-name="ro1">
          <table:table-cell table:style-name="ce1" office:value-type="string" calcext:value-type="string">
            <text:p>Audio Fil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Moment of inertia</text:p>
          </table:table-cell>
          <table:table-cell table:style-name="ce1" office:value-type="string" calcext:value-type="string">
            <text:p>On:</text:p>
          </table:table-cell>
          <table:table-cell table:style-name="ce1" office:value-type="string" calcext:value-type="string">
            <text:p>Peak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pewood1.m4a</text:p>
          </table:table-cell>
          <table:table-cell table:style-name="ce1" office:value-type="string" calcext:value-type="string">
            <text:p>Tape 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6" office:value-type="string" calcext:value-type="string">
            <text:p>Wood bench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561" calcext:value-type="float">
            <text:p>0.561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1.371" calcext:value-type="float">
            <text:p>1.371</text:p>
          </table:table-cell>
          <table:table-cell table:style-name="ce1" office:value-type="float" office:value="1.573" calcext:value-type="float">
            <text:p>1.573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943" calcext:value-type="float">
            <text:p>1.943</text:p>
          </table:table-cell>
          <table:table-cell table:style-name="ce1" office:value-type="float" office:value="2.122" calcext:value-type="float">
            <text:p>2.122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2.446" calcext:value-type="float">
            <text:p>2.446</text:p>
          </table:table-cell>
          <table:table-cell table:style-name="ce1" office:value-type="float" office:value="2.597" calcext:value-type="float">
            <text:p>2.597</text:p>
          </table:table-cell>
          <table:table-cell table:style-name="ce1" office:value-type="float" office:value="2.745" calcext:value-type="float">
            <text:p>2.745</text:p>
          </table:table-cell>
          <table:table-cell table:style-name="ce1" office:value-type="float" office:value="2.886" calcext:value-type="float">
            <text:p>2.886</text:p>
          </table:table-cell>
          <table:table-cell table:style-name="ce1" office:value-type="float" office:value="3.006" calcext:value-type="float">
            <text:p>3.006</text:p>
          </table:table-cell>
          <table:table-cell table:style-name="ce1" office:value-type="float" office:value="3.135" calcext:value-type="float">
            <text:p>3.135</text:p>
          </table:table-cell>
          <table:table-cell table:style-name="ce1" office:value-type="float" office:value="3.263" calcext:value-type="float">
            <text:p>3.263</text:p>
          </table:table-cell>
          <table:table-cell table:style-name="ce1" office:value-type="float" office:value="3.376" calcext:value-type="float">
            <text:p>3.376</text:p>
          </table:table-cell>
          <table:table-cell table:style-name="ce1" office:value-type="float" office:value="3.481" calcext:value-type="float">
            <text:p>3.481</text:p>
          </table:table-cell>
          <table:table-cell table:style-name="ce1" office:value-type="float" office:value="3.593" calcext:value-type="float">
            <text:p>3.593</text:p>
          </table:table-cell>
          <table:table-cell table:style-name="ce1" office:value-type="float" office:value="3.649" calcext:value-type="float">
            <text:p>3.649</text:p>
          </table:table-cell>
          <table:table-cell table:style-name="ce1" office:value-type="float" office:value="3.726" calcext:value-type="float">
            <text:p>3.726</text:p>
          </table:table-cell>
          <table:table-cell table:style-name="ce1" office:value-type="float" office:value="3.802" calcext:value-type="float">
            <text:p>3.802</text:p>
          </table:table-cell>
          <table:table-cell table:style-name="ce1" office:value-type="float" office:value="3.871" calcext:value-type="float">
            <text:p>3.871</text:p>
          </table:table-cell>
          <table:table-cell table:style-name="ce1" office:value-type="float" office:value="3.933" calcext:value-type="float">
            <text:p>3.933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4.024" calcext:value-type="float">
            <text:p>4.02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tapewood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6" office:value-type="string" calcext:value-type="string">
            <text:p>Wood bench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1.024" calcext:value-type="float">
            <text:p>1.024</text:p>
          </table:table-cell>
          <table:table-cell table:style-name="ce1" office:value-type="float" office:value="1.219" calcext:value-type="float">
            <text:p>1.219</text:p>
          </table:table-cell>
          <table:table-cell table:style-name="ce1" office:value-type="float" office:value="1.414" calcext:value-type="float">
            <text:p>1.41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768" calcext:value-type="float">
            <text:p>1.768</text:p>
          </table:table-cell>
          <table:table-cell table:style-name="ce1" office:value-type="float" office:value="1.951" calcext:value-type="float">
            <text:p>1.951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2.321" calcext:value-type="float">
            <text:p>2.321</text:p>
          </table:table-cell>
          <table:table-cell table:style-name="ce1" office:value-type="float" office:value="2.473" calcext:value-type="float">
            <text:p>2.473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687" calcext:value-type="float">
            <text:p>2.687</text:p>
          </table:table-cell>
          <table:table-cell table:style-name="ce1" office:value-type="float" office:value="2.757" calcext:value-type="float">
            <text:p>2.757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tapewood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6" office:value-type="string" calcext:value-type="string">
            <text:p>Wood bench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632" calcext:value-type="float">
            <text:p>0.63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1.046" calcext:value-type="float">
            <text:p>1.046</text:p>
          </table:table-cell>
          <table:table-cell table:style-name="ce1" office:value-type="float" office:value="1.248" calcext:value-type="float">
            <text:p>1.248</text:p>
          </table:table-cell>
          <table:table-cell table:style-name="ce1" office:value-type="float" office:value="1.431" calcext:value-type="float">
            <text:p>1.431</text:p>
          </table:table-cell>
          <table:table-cell table:style-name="ce1" office:value-type="float" office:value="1.617" calcext:value-type="float">
            <text:p>1.617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956" calcext:value-type="float">
            <text:p>1.956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2.279" calcext:value-type="float">
            <text:p>2.279</text:p>
          </table:table-cell>
          <table:table-cell table:style-name="ce1" office:value-type="float" office:value="2.428" calcext:value-type="float">
            <text:p>2.428</text:p>
          </table:table-cell>
          <table:table-cell table:style-name="ce1" office:value-type="float" office:value="2.576" calcext:value-type="float">
            <text:p>2.576</text:p>
          </table:table-cell>
          <table:table-cell table:style-name="ce1" office:value-type="float" office:value="2.713" calcext:value-type="float">
            <text:p>2.713</text:p>
          </table:table-cell>
          <table:table-cell table:style-name="ce1" office:value-type="float" office:value="2.854" calcext:value-type="float">
            <text:p>2.854</text:p>
          </table:table-cell>
          <table:table-cell table:style-name="ce1" office:value-type="float" office:value="2.972" calcext:value-type="float">
            <text:p>2.972</text:p>
          </table:table-cell>
          <table:table-cell table:style-name="ce1" office:value-type="float" office:value="3.082" calcext:value-type="float">
            <text:p>3.082</text:p>
          </table:table-cell>
          <table:table-cell table:style-name="ce1" office:value-type="float" office:value="3.197" calcext:value-type="float">
            <text:p>3.197</text:p>
          </table:table-cell>
          <table:table-cell table:style-name="ce1" office:value-type="float" office:value="3.303" calcext:value-type="float">
            <text:p>3.303</text:p>
          </table:table-cell>
          <table:table-cell table:style-name="ce1" office:value-type="float" office:value="3.402" calcext:value-type="float">
            <text:p>3.402</text:p>
          </table:table-cell>
          <table:table-cell table:style-name="ce1" office:value-type="float" office:value="3.501" calcext:value-type="float">
            <text:p>3.501</text:p>
          </table:table-cell>
          <table:table-cell table:style-name="ce1" office:value-type="float" office:value="3.585" calcext:value-type="float">
            <text:p>3.585</text:p>
          </table:table-cell>
          <table:table-cell table:style-name="ce1" office:value-type="float" office:value="3.661" calcext:value-type="float">
            <text:p>3.661</text:p>
          </table:table-cell>
          <table:table-cell table:style-name="ce1" office:value-type="float" office:value="3.745" calcext:value-type="float">
            <text:p>3.745</text:p>
          </table:table-cell>
          <table:table-cell table:style-name="ce1" office:value-type="float" office:value="3.813" calcext:value-type="float">
            <text:p>3.813</text:p>
          </table:table-cell>
          <table:table-cell table:style-name="ce1" office:value-type="float" office:value="3.866" calcext:value-type="float">
            <text:p>3.866</text:p>
          </table:table-cell>
          <table:table-cell table:style-name="ce1" office:value-type="float" office:value="3.923" calcext:value-type="float">
            <text:p>3.923</text:p>
          </table:table-cell>
          <table:table-cell table:style-name="ce1" office:value-type="float" office:value="3.973" calcext:value-type="float">
            <text:p>3.973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tapemetal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1.058" calcext:value-type="float">
            <text:p>1.058</text:p>
          </table:table-cell>
          <table:table-cell table:style-name="ce1" office:value-type="float" office:value="1.234" calcext:value-type="float">
            <text:p>1.234</text:p>
          </table:table-cell>
          <table:table-cell table:style-name="ce1" office:value-type="float" office:value="1.407" calcext:value-type="float">
            <text:p>1.407</text:p>
          </table:table-cell>
          <table:table-cell table:style-name="ce1" office:value-type="float" office:value="1.563" calcext:value-type="float">
            <text:p>1.563</text:p>
          </table:table-cell>
          <table:table-cell table:style-name="ce1" office:value-type="float" office:value="1.711" calcext:value-type="float">
            <text:p>1.711</text:p>
          </table:table-cell>
          <table:table-cell table:style-name="ce1" office:value-type="float" office:value="1.848" calcext:value-type="float">
            <text:p>1.848</text:p>
          </table:table-cell>
          <table:table-cell table:style-name="ce1" office:value-type="float" office:value="1.977" calcext:value-type="float">
            <text:p>1.977</text:p>
          </table:table-cell>
          <table:table-cell table:style-name="ce1" office:value-type="float" office:value="2.103" calcext:value-type="float">
            <text:p>2.103</text:p>
          </table:table-cell>
          <table:table-cell table:style-name="ce1" office:value-type="float" office:value="2.222" calcext:value-type="float">
            <text:p>2.222</text:p>
          </table:table-cell>
          <table:table-cell table:style-name="ce1" office:value-type="float" office:value="2.335" calcext:value-type="float">
            <text:p>2.335</text:p>
          </table:table-cell>
          <table:table-cell table:style-name="ce1" office:value-type="float" office:value="2.448" calcext:value-type="float">
            <text:p>2.448</text:p>
          </table:table-cell>
          <table:table-cell table:style-name="ce1" office:value-type="float" office:value="2.549" calcext:value-type="float">
            <text:p>2.549</text:p>
          </table:table-cell>
          <table:table-cell table:style-name="ce1" office:value-type="float" office:value="2.646" calcext:value-type="float">
            <text:p>2.646</text:p>
          </table:table-cell>
          <table:table-cell table:style-name="ce1" office:value-type="float" office:value="2.729" calcext:value-type="float">
            <text:p>2.729</text:p>
          </table:table-cell>
          <table:table-cell table:style-name="ce1" office:value-type="float" office:value="2.806" calcext:value-type="float">
            <text:p>2.806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2.943" calcext:value-type="float">
            <text:p>2.943</text:p>
          </table:table-cell>
          <table:table-cell table:style-name="ce1" office:value-type="float" office:value="3.004" calcext:value-type="float">
            <text:p>3.004</text:p>
          </table:table-cell>
          <table:table-cell table:style-name="ce1" office:value-type="float" office:value="3.054" calcext:value-type="float">
            <text:p>3.05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145" calcext:value-type="float">
            <text:p>3.145</text:p>
          </table:table-cell>
          <table:table-cell table:style-name="ce1" office:value-type="float" office:value="3.202" calcext:value-type="float">
            <text:p>3.202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tapemetal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1.151" calcext:value-type="float">
            <text:p>1.151</text:p>
          </table:table-cell>
          <table:table-cell table:style-name="ce1" office:value-type="float" office:value="1.337" calcext:value-type="float">
            <text:p>1.337</text:p>
          </table:table-cell>
          <table:table-cell table:style-name="ce1" office:value-type="float" office:value="1.513" calcext:value-type="float">
            <text:p>1.513</text:p>
          </table:table-cell>
          <table:table-cell table:style-name="ce1" office:value-type="float" office:value="1.692" calcext:value-type="float">
            <text:p>1.692</text:p>
          </table:table-cell>
          <table:table-cell table:style-name="ce1" office:value-type="float" office:value="1.857" calcext:value-type="float">
            <text:p>1.857</text:p>
          </table:table-cell>
          <table:table-cell table:style-name="ce1" office:value-type="float" office:value="2.012" calcext:value-type="float">
            <text:p>2.012</text:p>
          </table:table-cell>
          <table:table-cell table:style-name="ce1" office:value-type="float" office:value="2.161" calcext:value-type="float">
            <text:p>2.161</text:p>
          </table:table-cell>
          <table:table-cell table:style-name="ce1" office:value-type="float" office:value="2.303" calcext:value-type="float">
            <text:p>2.303</text:p>
          </table:table-cell>
          <table:table-cell table:style-name="ce1" office:value-type="float" office:value="2.438" calcext:value-type="float">
            <text:p>2.438</text:p>
          </table:table-cell>
          <table:table-cell table:style-name="ce1" office:value-type="float" office:value="2.583" calcext:value-type="float">
            <text:p>2.583</text:p>
          </table:table-cell>
          <table:table-cell table:style-name="ce1" office:value-type="float" office:value="2.728" calcext:value-type="float">
            <text:p>2.728</text:p>
          </table:table-cell>
          <table:table-cell table:style-name="ce1" office:value-type="float" office:value="2.836" calcext:value-type="float">
            <text:p>2.836</text:p>
          </table:table-cell>
          <table:table-cell table:style-name="ce1" office:value-type="float" office:value="2.958" calcext:value-type="float">
            <text:p>2.958</text:p>
          </table:table-cell>
          <table:table-cell table:style-name="ce1" office:value-type="float" office:value="3.056" calcext:value-type="float">
            <text:p>3.056</text:p>
          </table:table-cell>
          <table:table-cell table:style-name="ce1" office:value-type="float" office:value="3.164" calcext:value-type="float">
            <text:p>3.164</text:p>
          </table:table-cell>
          <table:table-cell table:style-name="ce1" office:value-type="float" office:value="3.268" calcext:value-type="float">
            <text:p>3.268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3.444" calcext:value-type="float">
            <text:p>3.444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3.604" calcext:value-type="float">
            <text:p>3.604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3.746" calcext:value-type="float">
            <text:p>3.74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849" calcext:value-type="float">
            <text:p>3.849</text:p>
          </table:table-cell>
          <table:table-cell table:style-name="ce1" office:value-type="float" office:value="3.893" calcext:value-type="float">
            <text:p>3.893</text:p>
          </table:table-cell>
          <table:table-cell table:style-name="ce1" office:value-type="float" office:value="3.937" calcext:value-type="float">
            <text:p>3.93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tapemetal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1.204" calcext:value-type="float">
            <text:p>1.204</text:p>
          </table:table-cell>
          <table:table-cell table:style-name="ce1" office:value-type="float" office:value="1.406" calcext:value-type="float">
            <text:p>1.406</text:p>
          </table:table-cell>
          <table:table-cell table:style-name="ce1" office:value-type="float" office:value="1.613" calcext:value-type="float">
            <text:p>1.613</text:p>
          </table:table-cell>
          <table:table-cell table:style-name="ce1" office:value-type="float" office:value="1.804" calcext:value-type="float">
            <text:p>1.804</text:p>
          </table:table-cell>
          <table:table-cell table:style-name="ce1" office:value-type="float" office:value="1.993" calcext:value-type="float">
            <text:p>1.993</text:p>
          </table:table-cell>
          <table:table-cell table:style-name="ce1" office:value-type="float" office:value="2.168" calcext:value-type="float">
            <text:p>2.168</text:p>
          </table:table-cell>
          <table:table-cell table:style-name="ce1" office:value-type="float" office:value="2.336" calcext:value-type="float">
            <text:p>2.336</text:p>
          </table:table-cell>
          <table:table-cell table:style-name="ce1" office:value-type="float" office:value="2.493" calcext:value-type="float">
            <text:p>2.493</text:p>
          </table:table-cell>
          <table:table-cell table:style-name="ce1" office:value-type="float" office:value="2.669" calcext:value-type="float">
            <text:p>2.669</text:p>
          </table:table-cell>
          <table:table-cell table:style-name="ce1" office:value-type="float" office:value="2.832" calcext:value-type="float">
            <text:p>2.832</text:p>
          </table:table-cell>
          <table:table-cell table:style-name="ce1" office:value-type="float" office:value="2.988" calcext:value-type="float">
            <text:p>2.988</text:p>
          </table:table-cell>
          <table:table-cell table:style-name="ce1" office:value-type="float" office:value="3.134" calcext:value-type="float">
            <text:p>3.134</text:p>
          </table:table-cell>
          <table:table-cell table:style-name="ce1" office:value-type="float" office:value="3.265" calcext:value-type="float">
            <text:p>3.265</text:p>
          </table:table-cell>
          <table:table-cell table:style-name="ce1" office:value-type="float" office:value="3.393" calcext:value-type="float">
            <text:p>3.393</text:p>
          </table:table-cell>
          <table:table-cell table:style-name="ce1" office:value-type="float" office:value="3.512" calcext:value-type="float">
            <text:p>3.512</text:p>
          </table:table-cell>
          <table:table-cell table:style-name="ce1" office:value-type="float" office:value="3.631" calcext:value-type="float">
            <text:p>3.631</text:p>
          </table:table-cell>
          <table:table-cell table:style-name="ce1" office:value-type="float" office:value="3.748" calcext:value-type="float">
            <text:p>3.748</text:p>
          </table:table-cell>
          <table:table-cell table:style-name="ce1" office:value-type="float" office:value="3.869" calcext:value-type="float">
            <text:p>3.869</text:p>
          </table:table-cell>
          <table:table-cell table:style-name="ce1" office:value-type="float" office:value="3.978" calcext:value-type="float">
            <text:p>3.978</text:p>
          </table:table-cell>
          <table:table-cell table:style-name="ce1" office:value-type="float" office:value="4.087" calcext:value-type="float">
            <text:p>4.087</text:p>
          </table:table-cell>
          <table:table-cell table:style-name="ce1" office:value-type="float" office:value="4.186" calcext:value-type="float">
            <text:p>4.186</text:p>
          </table:table-cell>
          <table:table-cell table:style-name="ce1" office:value-type="float" office:value="4.272" calcext:value-type="float">
            <text:p>4.272</text:p>
          </table:table-cell>
          <table:table-cell table:style-name="ce1" office:value-type="float" office:value="4.352" calcext:value-type="float">
            <text:p>4.352</text:p>
          </table:table-cell>
          <table:table-cell table:style-name="ce1" office:value-type="float" office:value="4.432" calcext:value-type="float">
            <text:p>4.432</text:p>
          </table:table-cell>
          <table:table-cell table:style-name="ce1" office:value-type="float" office:value="4.502" calcext:value-type="float">
            <text:p>4.502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4.634" calcext:value-type="float">
            <text:p>4.634</text:p>
          </table:table-cell>
          <table:table-cell table:style-name="ce1" office:value-type="float" office:value="4.692" calcext:value-type="float">
            <text:p>4.692</text:p>
          </table:table-cell>
          <table:table-cell table:style-name="ce1" office:value-type="float" office:value="4.738" calcext:value-type="float">
            <text:p>4.738</text:p>
          </table:table-cell>
          <table:table-cell table:style-name="ce1" office:value-type="float" office:value="4.792" calcext:value-type="float">
            <text:p>4.79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tapecounter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Fake Marble Countertop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.007" calcext:value-type="float">
            <text:p>1.007</text:p>
          </table:table-cell>
          <table:table-cell table:style-name="ce1" office:value-type="float" office:value="1.209" calcext:value-type="float">
            <text:p>1.20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937" calcext:value-type="float">
            <text:p>1.937</text:p>
          </table:table-cell>
          <table:table-cell table:style-name="ce1" office:value-type="float" office:value="2.089" calcext:value-type="float">
            <text:p>2.089</text:p>
          </table:table-cell>
          <table:table-cell table:style-name="ce1" office:value-type="float" office:value="2.246" calcext:value-type="float">
            <text:p>2.246</text:p>
          </table:table-cell>
          <table:table-cell table:style-name="ce1" office:value-type="float" office:value="2.392" calcext:value-type="float">
            <text:p>2.392</text:p>
          </table:table-cell>
          <table:table-cell table:style-name="ce1" office:value-type="float" office:value="2.528" calcext:value-type="float">
            <text:p>2.528</text:p>
          </table:table-cell>
          <table:table-cell table:style-name="ce1" office:value-type="float" office:value="2.692" calcext:value-type="float">
            <text:p>2.692</text:p>
          </table:table-cell>
          <table:table-cell table:style-name="ce1" office:value-type="float" office:value="2.827" calcext:value-type="float">
            <text:p>2.827</text:p>
          </table:table-cell>
          <table:table-cell table:style-name="ce1" office:value-type="float" office:value="2.941" calcext:value-type="float">
            <text:p>2.941</text:p>
          </table:table-cell>
          <table:table-cell table:style-name="ce1" office:value-type="float" office:value="3.041" calcext:value-type="float">
            <text:p>3.041</text:p>
          </table:table-cell>
          <table:table-cell table:style-name="ce1" office:value-type="float" office:value="3.139" calcext:value-type="float">
            <text:p>3.139</text:p>
          </table:table-cell>
          <table:table-cell table:style-name="ce1" office:value-type="float" office:value="3.226" calcext:value-type="float">
            <text:p>3.226</text:p>
          </table:table-cell>
          <table:table-cell table:style-name="ce1" office:value-type="float" office:value="3.297" calcext:value-type="float">
            <text:p>3.297</text:p>
          </table:table-cell>
          <table:table-cell table:style-name="ce1" office:value-type="float" office:value="3.366" calcext:value-type="float">
            <text:p>3.366</text:p>
          </table:table-cell>
          <table:table-cell table:style-name="ce1" office:value-type="float" office:value="3.416" calcext:value-type="float">
            <text:p>3.416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apeglass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02" calcext:value-type="float">
            <text:p>0.602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1.024" calcext:value-type="float">
            <text:p>1.024</text:p>
          </table:table-cell>
          <table:table-cell table:style-name="ce1" office:value-type="float" office:value="1.206" calcext:value-type="float">
            <text:p>1.206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1.556" calcext:value-type="float">
            <text:p>1.556</text:p>
          </table:table-cell>
          <table:table-cell table:style-name="ce1" office:value-type="float" office:value="1.721" calcext:value-type="float">
            <text:p>1.721</text:p>
          </table:table-cell>
          <table:table-cell table:style-name="ce1" office:value-type="float" office:value="1.893" calcext:value-type="float">
            <text:p>1.893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2.408" calcext:value-type="float">
            <text:p>2.408</text:p>
          </table:table-cell>
          <table:table-cell table:style-name="ce1" office:value-type="float" office:value="2.576" calcext:value-type="float">
            <text:p>2.576</text:p>
          </table:table-cell>
          <table:table-cell table:style-name="ce1" office:value-type="float" office:value="2.733" calcext:value-type="float">
            <text:p>2.733</text:p>
          </table:table-cell>
          <table:table-cell table:style-name="ce1" office:value-type="float" office:value="2.884" calcext:value-type="float">
            <text:p>2.884</text:p>
          </table:table-cell>
          <table:table-cell table:style-name="ce1" office:value-type="float" office:value="3.033" calcext:value-type="float">
            <text:p>3.033</text:p>
          </table:table-cell>
          <table:table-cell table:style-name="ce1" office:value-type="float" office:value="3.178" calcext:value-type="float">
            <text:p>3.178</text:p>
          </table:table-cell>
          <table:table-cell table:style-name="ce1" office:value-type="float" office:value="3.316" calcext:value-type="float">
            <text:p>3.316</text:p>
          </table:table-cell>
          <table:table-cell table:style-name="ce1" office:value-type="float" office:value="3.471" calcext:value-type="float">
            <text:p>3.471</text:p>
          </table:table-cell>
          <table:table-cell table:style-name="ce1" office:value-type="float" office:value="3.606" calcext:value-type="float">
            <text:p>3.606</text:p>
          </table:table-cell>
          <table:table-cell table:style-name="ce1" office:value-type="float" office:value="3.744" calcext:value-type="float">
            <text:p>3.744</text:p>
          </table:table-cell>
          <table:table-cell table:style-name="ce1" office:value-type="float" office:value="3.864" calcext:value-type="float">
            <text:p>3.864</text:p>
          </table:table-cell>
          <table:table-cell table:style-name="ce1" office:value-type="float" office:value="3.976" calcext:value-type="float">
            <text:p>3.976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4.193" calcext:value-type="float">
            <text:p>4.193</text:p>
          </table:table-cell>
          <table:table-cell table:style-name="ce1" office:value-type="float" office:value="4.301" calcext:value-type="float">
            <text:p>4.301</text:p>
          </table:table-cell>
          <table:table-cell table:style-name="ce1" office:value-type="float" office:value="4.415" calcext:value-type="float">
            <text:p>4.415</text:p>
          </table:table-cell>
          <table:table-cell table:style-name="ce1" office:value-type="float" office:value="4.518" calcext:value-type="float">
            <text:p>4.518</text:p>
          </table:table-cell>
          <table:table-cell table:style-name="ce1" office:value-type="float" office:value="4.615" calcext:value-type="float">
            <text:p>4.615</text:p>
          </table:table-cell>
          <table:table-cell table:style-name="ce1" office:value-type="float" office:value="4.698" calcext:value-type="float">
            <text:p>4.698</text:p>
          </table:table-cell>
          <table:table-cell table:style-name="ce1" office:value-type="float" office:value="4.779" calcext:value-type="float">
            <text:p>4.779</text:p>
          </table:table-cell>
          <table:table-cell table:style-name="ce1" office:value-type="float" office:value="4.862" calcext:value-type="float">
            <text:p>4.862</text:p>
          </table:table-cell>
          <table:table-cell table:style-name="ce1" office:value-type="float" office:value="4.926" calcext:value-type="float">
            <text:p>4.926</text:p>
          </table:table-cell>
          <table:table-cell table:style-name="ce1" office:value-type="float" office:value="4.996" calcext:value-type="float">
            <text:p>4.996</text:p>
          </table:table-cell>
          <table:table-cell table:style-name="ce1" office:value-type="float" office:value="5.056" calcext:value-type="float">
            <text:p>5.056</text:p>
          </table:table-cell>
          <table:table-cell table:style-name="ce1" office:value-type="float" office:value="5.108" calcext:value-type="float">
            <text:p>5.108</text:p>
          </table:table-cell>
          <table:table-cell table:style-name="ce1" office:value-type="float" office:value="5.168" calcext:value-type="float">
            <text:p>5.168</text:p>
          </table:table-cell>
          <table:table-cell table:style-name="ce1" office:value-type="float" office:value="5.204" calcext:value-type="float">
            <text:p>5.204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5.327" calcext:value-type="float">
            <text:p>5.327</text:p>
          </table:table-cell>
          <table:table-cell table:style-name="ce1" office:value-type="float" office:value="5.356" calcext:value-type="float">
            <text:p>5.356</text:p>
          </table:table-cell>
          <table:table-cell table:style-name="ce1" office:value-type="float" office:value="5.394" calcext:value-type="float">
            <text:p>5.394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apeglass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629" calcext:value-type="float">
            <text:p>0.629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1.029" calcext:value-type="float">
            <text:p>1.029</text:p>
          </table:table-cell>
          <table:table-cell table:style-name="ce1" office:value-type="float" office:value="1.231" calcext:value-type="float">
            <text:p>1.231</text:p>
          </table:table-cell>
          <table:table-cell table:style-name="ce1" office:value-type="float" office:value="1.412" calcext:value-type="float">
            <text:p>1.412</text:p>
          </table:table-cell>
          <table:table-cell table:style-name="ce1" office:value-type="float" office:value="1.609" calcext:value-type="float">
            <text:p>1.609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1.975" calcext:value-type="float">
            <text:p>1.97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2.338" calcext:value-type="float">
            <text:p>2.338</text:p>
          </table:table-cell>
          <table:table-cell table:style-name="ce1" office:value-type="float" office:value="2.503" calcext:value-type="float">
            <text:p>2.503</text:p>
          </table:table-cell>
          <table:table-cell table:style-name="ce1" office:value-type="float" office:value="2.677" calcext:value-type="float">
            <text:p>2.677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3.009" calcext:value-type="float">
            <text:p>3.009</text:p>
          </table:table-cell>
          <table:table-cell table:style-name="ce1" office:value-type="float" office:value="3.156" calcext:value-type="float">
            <text:p>3.156</text:p>
          </table:table-cell>
          <table:table-cell table:style-name="ce1" office:value-type="float" office:value="3.307" calcext:value-type="float">
            <text:p>3.307</text:p>
          </table:table-cell>
          <table:table-cell table:style-name="ce1" office:value-type="float" office:value="3.454" calcext:value-type="float">
            <text:p>3.454</text:p>
          </table:table-cell>
          <table:table-cell table:style-name="ce1" office:value-type="float" office:value="3.592" calcext:value-type="float">
            <text:p>3.592</text:p>
          </table:table-cell>
          <table:table-cell table:style-name="ce1" office:value-type="float" office:value="3.738" calcext:value-type="float">
            <text:p>3.738</text:p>
          </table:table-cell>
          <table:table-cell table:style-name="ce1" office:value-type="float" office:value="3.863" calcext:value-type="float">
            <text:p>3.863</text:p>
          </table:table-cell>
          <table:table-cell table:style-name="ce1" office:value-type="float" office:value="3.996" calcext:value-type="float">
            <text:p>3.996</text:p>
          </table:table-cell>
          <table:table-cell table:style-name="ce1" office:value-type="float" office:value="4.122" calcext:value-type="float">
            <text:p>4.122</text:p>
          </table:table-cell>
          <table:table-cell table:style-name="ce1" office:value-type="float" office:value="4.244" calcext:value-type="float">
            <text:p>4.244</text:p>
          </table:table-cell>
          <table:table-cell table:style-name="ce1" office:value-type="float" office:value="4.356" calcext:value-type="float">
            <text:p>4.356</text:p>
          </table:table-cell>
          <table:table-cell table:style-name="ce1" office:value-type="float" office:value="4.463" calcext:value-type="float">
            <text:p>4.463</text:p>
          </table:table-cell>
          <table:table-cell table:style-name="ce1" office:value-type="float" office:value="4.575" calcext:value-type="float">
            <text:p>4.575</text:p>
          </table:table-cell>
          <table:table-cell table:style-name="ce1" office:value-type="float" office:value="4.679" calcext:value-type="float">
            <text:p>4.679</text:p>
          </table:table-cell>
          <table:table-cell table:style-name="ce1" office:value-type="float" office:value="4.773" calcext:value-type="float">
            <text:p>4.773</text:p>
          </table:table-cell>
          <table:table-cell table:style-name="ce1" office:value-type="float" office:value="4.871" calcext:value-type="float">
            <text:p>4.871</text:p>
          </table:table-cell>
          <table:table-cell table:style-name="ce1" office:value-type="float" office:value="4.954" calcext:value-type="float">
            <text:p>4.954</text:p>
          </table:table-cell>
          <table:table-cell table:style-name="ce1" office:value-type="float" office:value="5.037" calcext:value-type="float">
            <text:p>5.037</text:p>
          </table:table-cell>
          <table:table-cell table:style-name="ce1" office:value-type="float" office:value="5.103" calcext:value-type="float">
            <text:p>5.103</text:p>
          </table:table-cell>
          <table:table-cell table:style-name="ce1" office:value-type="float" office:value="5.176" calcext:value-type="float">
            <text:p>5.176</text:p>
          </table:table-cell>
          <table:table-cell table:style-name="ce1" office:value-type="float" office:value="5.238" calcext:value-type="float">
            <text:p>5.238</text:p>
          </table:table-cell>
          <table:table-cell table:style-name="ce1" office:value-type="float" office:value="5.297" calcext:value-type="float">
            <text:p>5.297</text:p>
          </table:table-cell>
          <table:table-cell table:style-name="ce1" office:value-type="float" office:value="5.349" calcext:value-type="float">
            <text:p>5.34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442" calcext:value-type="float">
            <text:p>5.442</text:p>
          </table:table-cell>
          <table:table-cell table:style-name="ce1" office:value-type="float" office:value="5.479" calcext:value-type="float">
            <text:p>5.479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tapeglass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1.024" calcext:value-type="float">
            <text:p>1.024</text:p>
          </table:table-cell>
          <table:table-cell table:style-name="ce1" office:value-type="float" office:value="1.203" calcext:value-type="float">
            <text:p>1.203</text:p>
          </table:table-cell>
          <table:table-cell table:style-name="ce1" office:value-type="float" office:value="1.385" calcext:value-type="float">
            <text:p>1.385</text:p>
          </table:table-cell>
          <table:table-cell table:style-name="ce1" office:value-type="float" office:value="1.555" calcext:value-type="float">
            <text:p>1.555</text:p>
          </table:table-cell>
          <table:table-cell table:style-name="ce1" office:value-type="float" office:value="1.723" calcext:value-type="float">
            <text:p>1.723</text:p>
          </table:table-cell>
          <table:table-cell table:style-name="ce1" office:value-type="float" office:value="1.889" calcext:value-type="float">
            <text:p>1.889</text:p>
          </table:table-cell>
          <table:table-cell table:style-name="ce1" office:value-type="float" office:value="2.045" calcext:value-type="float">
            <text:p>2.045</text:p>
          </table:table-cell>
          <table:table-cell table:style-name="ce1" office:value-type="float" office:value="2.201" calcext:value-type="float">
            <text:p>2.201</text:p>
          </table:table-cell>
          <table:table-cell table:style-name="ce1" office:value-type="float" office:value="2.366" calcext:value-type="float">
            <text:p>2.366</text:p>
          </table:table-cell>
          <table:table-cell table:style-name="ce1" office:value-type="float" office:value="2.514" calcext:value-type="float">
            <text:p>2.514</text:p>
          </table:table-cell>
          <table:table-cell table:style-name="ce1" office:value-type="float" office:value="2.658" calcext:value-type="float">
            <text:p>2.65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943" calcext:value-type="float">
            <text:p>2.943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3.202" calcext:value-type="float">
            <text:p>3.202</text:p>
          </table:table-cell>
          <table:table-cell table:style-name="ce1" office:value-type="float" office:value="3.313" calcext:value-type="float">
            <text:p>3.313</text:p>
          </table:table-cell>
          <table:table-cell table:style-name="ce1" office:value-type="float" office:value="3.435" calcext:value-type="float">
            <text:p>3.435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.665" calcext:value-type="float">
            <text:p>3.665</text:p>
          </table:table-cell>
          <table:table-cell table:style-name="ce1" office:value-type="float" office:value="3.763" calcext:value-type="float">
            <text:p>3.763</text:p>
          </table:table-cell>
          <table:table-cell table:style-name="ce1" office:value-type="float" office:value="3.862" calcext:value-type="float">
            <text:p>3.862</text:p>
          </table:table-cell>
          <table:table-cell table:style-name="ce1" office:value-type="float" office:value="3.955" calcext:value-type="float">
            <text:p>3.955</text:p>
          </table:table-cell>
          <table:table-cell table:style-name="ce1" office:value-type="float" office:value="4.048" calcext:value-type="float">
            <text:p>4.048</text:p>
          </table:table-cell>
          <table:table-cell table:style-name="ce1" office:value-type="float" office:value="4.122" calcext:value-type="float">
            <text:p>4.122</text:p>
          </table:table-cell>
          <table:table-cell table:style-name="ce1" office:value-type="float" office:value="4.201" calcext:value-type="float">
            <text:p>4.201</text:p>
          </table:table-cell>
          <table:table-cell table:style-name="ce1" office:value-type="float" office:value="4.283" calcext:value-type="float">
            <text:p>4.283</text:p>
          </table:table-cell>
          <table:table-cell table:style-name="ce1" office:value-type="float" office:value="4.357" calcext:value-type="float">
            <text:p>4.357</text:p>
          </table:table-cell>
          <table:table-cell table:style-name="ce1" office:value-type="float" office:value="4.417" calcext:value-type="float">
            <text:p>4.417</text:p>
          </table:table-cell>
          <table:table-cell table:style-name="ce1" office:value-type="float" office:value="4.478" calcext:value-type="float">
            <text:p>4.478</text:p>
          </table:table-cell>
          <table:table-cell table:style-name="ce1" office:value-type="float" office:value="4.528" calcext:value-type="float">
            <text:p>4.528</text:p>
          </table:table-cell>
          <table:table-cell table:style-name="ce1" office:value-type="float" office:value="4.578" calcext:value-type="float">
            <text:p>4.578</text:p>
          </table:table-cell>
          <table:table-cell table:style-name="ce1" office:value-type="float" office:value="4.616" calcext:value-type="float">
            <text:p>4.616</text:p>
          </table:table-cell>
          <table:table-cell table:style-name="ce1" office:value-type="float" office:value="4.654" calcext:value-type="float">
            <text:p>4.654</text:p>
          </table:table-cell>
          <table:table-cell table:style-name="ce1" office:value-type="float" office:value="4.703" calcext:value-type="float">
            <text:p>4.703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smallpot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1.001" calcext:value-type="float">
            <text:p>1.001</text:p>
          </table:table-cell>
          <table:table-cell table:style-name="ce1" office:value-type="float" office:value="1.198" calcext:value-type="float">
            <text:p>1.198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1.561" calcext:value-type="float">
            <text:p>1.561</text:p>
          </table:table-cell>
          <table:table-cell table:style-name="ce1" office:value-type="float" office:value="1.742" calcext:value-type="float">
            <text:p>1.742</text:p>
          </table:table-cell>
          <table:table-cell table:style-name="ce1" office:value-type="float" office:value="1.891" calcext:value-type="float">
            <text:p>1.891</text:p>
          </table:table-cell>
          <table:table-cell table:style-name="ce1" office:value-type="float" office:value="2.046" calcext:value-type="float">
            <text:p>2.046</text:p>
          </table:table-cell>
          <table:table-cell table:style-name="ce1" office:value-type="float" office:value="2.183" calcext:value-type="float">
            <text:p>2.183</text:p>
          </table:table-cell>
          <table:table-cell table:style-name="ce1" office:value-type="float" office:value="2.307" calcext:value-type="float">
            <text:p>2.307</text:p>
          </table:table-cell>
          <table:table-cell table:style-name="ce1" office:value-type="float" office:value="2.433" calcext:value-type="float">
            <text:p>2.433</text:p>
          </table:table-cell>
          <table:table-cell table:style-name="ce1" office:value-type="float" office:value="2.553" calcext:value-type="float">
            <text:p>2.553</text:p>
          </table:table-cell>
          <table:table-cell table:style-name="ce1" office:value-type="float" office:value="2.668" calcext:value-type="float">
            <text:p>2.668</text:p>
          </table:table-cell>
          <table:table-cell table:style-name="ce1" office:value-type="float" office:value="2.776" calcext:value-type="float">
            <text:p>2.776</text:p>
          </table:table-cell>
          <table:table-cell table:style-name="ce1" office:value-type="float" office:value="2.869" calcext:value-type="float">
            <text:p>2.869</text:p>
          </table:table-cell>
          <table:table-cell table:style-name="ce1" office:value-type="float" office:value="2.978" calcext:value-type="float">
            <text:p>2.978</text:p>
          </table:table-cell>
          <table:table-cell table:style-name="ce1" office:value-type="float" office:value="3.069" calcext:value-type="float">
            <text:p>3.069</text:p>
          </table:table-cell>
          <table:table-cell table:style-name="ce1" office:value-type="float" office:value="3.151" calcext:value-type="float">
            <text:p>3.151</text:p>
          </table:table-cell>
          <table:table-cell table:style-name="ce1" office:value-type="float" office:value="3.228" calcext:value-type="float">
            <text:p>3.228</text:p>
          </table:table-cell>
          <table:table-cell table:style-name="ce1" office:value-type="float" office:value="3.309" calcext:value-type="float">
            <text:p>3.309</text:p>
          </table:table-cell>
          <table:table-cell table:style-name="ce1" office:value-type="float" office:value="3.381" calcext:value-type="float">
            <text:p>3.381</text:p>
          </table:table-cell>
          <table:table-cell table:style-name="ce1" office:value-type="float" office:value="3.441" calcext:value-type="float">
            <text:p>3.441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mallpot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1.139" calcext:value-type="float">
            <text:p>1.139</text:p>
          </table:table-cell>
          <table:table-cell table:style-name="ce1" office:value-type="float" office:value="1.354" calcext:value-type="float">
            <text:p>1.354</text:p>
          </table:table-cell>
          <table:table-cell table:style-name="ce1" office:value-type="float" office:value="1.587" calcext:value-type="float">
            <text:p>1.587</text:p>
          </table:table-cell>
          <table:table-cell table:style-name="ce1" office:value-type="float" office:value="1.782" calcext:value-type="float">
            <text:p>1.782</text:p>
          </table:table-cell>
          <table:table-cell table:style-name="ce1" office:value-type="float" office:value="1.991" calcext:value-type="float">
            <text:p>1.991</text:p>
          </table:table-cell>
          <table:table-cell table:style-name="ce1" office:value-type="float" office:value="2.203" calcext:value-type="float">
            <text:p>2.203</text:p>
          </table:table-cell>
          <table:table-cell table:style-name="ce1" office:value-type="float" office:value="2.407" calcext:value-type="float">
            <text:p>2.407</text:p>
          </table:table-cell>
          <table:table-cell table:style-name="ce1" office:value-type="float" office:value="2.585" calcext:value-type="float">
            <text:p>2.585</text:p>
          </table:table-cell>
          <table:table-cell table:style-name="ce1" office:value-type="float" office:value="2.806" calcext:value-type="float">
            <text:p>2.806</text:p>
          </table:table-cell>
          <table:table-cell table:style-name="ce1" office:value-type="float" office:value="2.953" calcext:value-type="float">
            <text:p>2.953</text:p>
          </table:table-cell>
          <table:table-cell table:style-name="ce1" office:value-type="float" office:value="3.148" calcext:value-type="float">
            <text:p>3.148</text:p>
          </table:table-cell>
          <table:table-cell table:style-name="ce1" office:value-type="float" office:value="3.307" calcext:value-type="float">
            <text:p>3.307</text:p>
          </table:table-cell>
          <table:table-cell table:style-name="ce1" office:value-type="float" office:value="3.466" calcext:value-type="float">
            <text:p>3.466</text:p>
          </table:table-cell>
          <table:table-cell table:style-name="ce1" office:value-type="float" office:value="3.647" calcext:value-type="float">
            <text:p>3.647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edpot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835" calcext:value-type="float">
            <text:p>0.835</text:p>
          </table:table-cell>
          <table:table-cell table:style-name="ce1" office:value-type="float" office:value="1.058" calcext:value-type="float">
            <text:p>1.058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1.677" calcext:value-type="float">
            <text:p>1.677</text:p>
          </table:table-cell>
          <table:table-cell table:style-name="ce1" office:value-type="float" office:value="1.877" calcext:value-type="float">
            <text:p>1.877</text:p>
          </table:table-cell>
          <table:table-cell table:style-name="ce1" office:value-type="float" office:value="2.048" calcext:value-type="float">
            <text:p>2.048</text:p>
          </table:table-cell>
          <table:table-cell table:style-name="ce1" office:value-type="float" office:value="2.214" calcext:value-type="float">
            <text:p>2.214</text:p>
          </table:table-cell>
          <table:table-cell table:style-name="ce1" office:value-type="float" office:value="2.374" calcext:value-type="float">
            <text:p>2.374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2.732" calcext:value-type="float">
            <text:p>2.732</text:p>
          </table:table-cell>
          <table:table-cell table:style-name="ce1" office:value-type="float" office:value="2.868" calcext:value-type="float">
            <text:p>2.868</text:p>
          </table:table-cell>
          <table:table-cell table:style-name="ce1" office:value-type="float" office:value="2.996" calcext:value-type="float">
            <text:p>2.996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3.255" calcext:value-type="float">
            <text:p>3.255</text:p>
          </table:table-cell>
          <table:table-cell table:style-name="ce1" office:value-type="float" office:value="3.398" calcext:value-type="float">
            <text:p>3.398</text:p>
          </table:table-cell>
          <table:table-cell table:style-name="ce1" office:value-type="float" office:value="3.548" calcext:value-type="float">
            <text:p>3.548</text:p>
          </table:table-cell>
          <table:table-cell table:style-name="ce1" office:value-type="float" office:value="3.669" calcext:value-type="float">
            <text:p>3.669</text:p>
          </table:table-cell>
          <table:table-cell table:style-name="ce1" office:value-type="float" office:value="3.776" calcext:value-type="float">
            <text:p>3.776</text:p>
          </table:table-cell>
          <table:table-cell table:style-name="ce1" office:value-type="float" office:value="3.884" calcext:value-type="float">
            <text:p>3.884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4.226" calcext:value-type="float">
            <text:p>4.226</text:p>
          </table:table-cell>
          <table:table-cell table:style-name="ce1" office:value-type="float" office:value="4.329" calcext:value-type="float">
            <text:p>4.329</text:p>
          </table:table-cell>
          <table:table-cell table:style-name="ce1" office:value-type="float" office:value="4.412" calcext:value-type="float">
            <text:p>4.412</text:p>
          </table:table-cell>
          <table:table-cell table:style-name="ce1" office:value-type="float" office:value="4.505" calcext:value-type="float">
            <text:p>4.505</text:p>
          </table:table-cell>
          <table:table-cell table:style-name="ce1" office:value-type="float" office:value="4.581" calcext:value-type="float">
            <text:p>4.581</text:p>
          </table:table-cell>
          <table:table-cell table:style-name="ce1" office:value-type="float" office:value="4.655" calcext:value-type="float">
            <text:p>4.655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edpot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1.102" calcext:value-type="float">
            <text:p>1.102</text:p>
          </table:table-cell>
          <table:table-cell table:style-name="ce1" office:value-type="float" office:value="1.328" calcext:value-type="float">
            <text:p>1.328</text:p>
          </table:table-cell>
          <table:table-cell table:style-name="ce1" office:value-type="float" office:value="1.544" calcext:value-type="float">
            <text:p>1.544</text:p>
          </table:table-cell>
          <table:table-cell table:style-name="ce1" office:value-type="float" office:value="1.773" calcext:value-type="float">
            <text:p>1.773</text:p>
          </table:table-cell>
          <table:table-cell table:style-name="ce1" office:value-type="float" office:value="1.989" calcext:value-type="float">
            <text:p>1.989</text:p>
          </table:table-cell>
          <table:table-cell table:style-name="ce1" office:value-type="float" office:value="2.176" calcext:value-type="float">
            <text:p>2.176</text:p>
          </table:table-cell>
          <table:table-cell table:style-name="ce1" office:value-type="float" office:value="2.353" calcext:value-type="float">
            <text:p>2.353</text:p>
          </table:table-cell>
          <table:table-cell table:style-name="ce1" office:value-type="float" office:value="2.527" calcext:value-type="float">
            <text:p>2.527</text:p>
          </table:table-cell>
          <table:table-cell table:style-name="ce1" office:value-type="float" office:value="2.696" calcext:value-type="float">
            <text:p>2.696</text:p>
          </table:table-cell>
          <table:table-cell table:style-name="ce1" office:value-type="float" office:value="2.826" calcext:value-type="float">
            <text:p>2.826</text:p>
          </table:table-cell>
          <table:table-cell table:style-name="ce1" office:value-type="float" office:value="2.963" calcext:value-type="float">
            <text:p>2.963</text:p>
          </table:table-cell>
          <table:table-cell table:style-name="ce1" office:value-type="float" office:value="3.077" calcext:value-type="float">
            <text:p>3.077</text:p>
          </table:table-cell>
          <table:table-cell table:style-name="ce1" office:value-type="float" office:value="3.225" calcext:value-type="float">
            <text:p>3.225</text:p>
          </table:table-cell>
          <table:table-cell table:style-name="ce1" office:value-type="float" office:value="3.395" calcext:value-type="float">
            <text:p>3.395</text:p>
          </table:table-cell>
          <table:table-cell table:style-name="ce1" office:value-type="float" office:value="3.532" calcext:value-type="float">
            <text:p>3.532</text:p>
          </table:table-cell>
          <table:table-cell table:style-name="ce1" office:value-type="float" office:value="3.675" calcext:value-type="float">
            <text:p>3.675</text:p>
          </table:table-cell>
          <table:table-cell table:style-name="ce1" office:value-type="float" office:value="3.779" calcext:value-type="float">
            <text:p>3.779</text:p>
          </table:table-cell>
          <table:table-cell table:style-name="ce1" office:value-type="float" office:value="3.975" calcext:value-type="float">
            <text:p>3.975</text:p>
          </table:table-cell>
          <table:table-cell table:style-name="ce1" office:value-type="float" office:value="4.113" calcext:value-type="float">
            <text:p>4.113</text:p>
          </table:table-cell>
          <table:table-cell table:style-name="ce1" office:value-type="float" office:value="4.237" calcext:value-type="float">
            <text:p>4.237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ighttape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6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1.161" calcext:value-type="float">
            <text:p>1.16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22" calcext:value-type="float">
            <text:p>1.622</text:p>
          </table:table-cell>
          <table:table-cell table:style-name="ce1" office:value-type="float" office:value="1.847" calcext:value-type="float">
            <text:p>1.847</text:p>
          </table:table-cell>
          <table:table-cell table:style-name="ce1" office:value-type="float" office:value="2.072" calcext:value-type="float">
            <text:p>2.072</text:p>
          </table:table-cell>
          <table:table-cell table:style-name="ce1" office:value-type="float" office:value="2.286" calcext:value-type="float">
            <text:p>2.286</text:p>
          </table:table-cell>
          <table:table-cell table:style-name="ce1" office:value-type="float" office:value="2.495" calcext:value-type="float">
            <text:p>2.495</text:p>
          </table:table-cell>
          <table:table-cell table:style-name="ce1" office:value-type="float" office:value="2.718" calcext:value-type="float">
            <text:p>2.718</text:p>
          </table:table-cell>
          <table:table-cell table:style-name="ce1" office:value-type="float" office:value="2.913" calcext:value-type="float">
            <text:p>2.913</text:p>
          </table:table-cell>
          <table:table-cell table:style-name="ce1" office:value-type="float" office:value="3.108" calcext:value-type="float">
            <text:p>3.108</text:p>
          </table:table-cell>
          <table:table-cell table:style-name="ce1" office:value-type="float" office:value="3.306" calcext:value-type="float">
            <text:p>3.306</text:p>
          </table:table-cell>
          <table:table-cell table:style-name="ce1" office:value-type="float" office:value="3.488" calcext:value-type="float">
            <text:p>3.488</text:p>
          </table:table-cell>
          <table:table-cell table:style-name="ce1" office:value-type="float" office:value="3.664" calcext:value-type="float">
            <text:p>3.664</text:p>
          </table:table-cell>
          <table:table-cell table:style-name="ce1" office:value-type="float" office:value="3.835" calcext:value-type="float">
            <text:p>3.835</text:p>
          </table:table-cell>
          <table:table-cell table:style-name="ce1" office:value-type="float" office:value="4.017" calcext:value-type="float">
            <text:p>4.017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342" calcext:value-type="float">
            <text:p>4.342</text:p>
          </table:table-cell>
          <table:table-cell table:style-name="ce1" office:value-type="float" office:value="4.491" calcext:value-type="float">
            <text:p>4.491</text:p>
          </table:table-cell>
          <table:table-cell table:style-name="ce1" office:value-type="float" office:value="4.635" calcext:value-type="float">
            <text:p>4.635</text:p>
          </table:table-cell>
          <table:table-cell table:style-name="ce1" office:value-type="float" office:value="4.792" calcext:value-type="float">
            <text:p>4.792</text:p>
          </table:table-cell>
          <table:table-cell table:style-name="ce1" office:value-type="float" office:value="4.917" calcext:value-type="float">
            <text:p>4.917</text:p>
          </table:table-cell>
          <table:table-cell table:style-name="ce1" office:value-type="float" office:value="5.053" calcext:value-type="float">
            <text:p>5.053</text:p>
          </table:table-cell>
          <table:table-cell table:style-name="ce1" office:value-type="float" office:value="5.186" calcext:value-type="float">
            <text:p>5.186</text:p>
          </table:table-cell>
          <table:table-cell table:style-name="ce1" office:value-type="float" office:value="5.311" calcext:value-type="float">
            <text:p>5.311</text:p>
          </table:table-cell>
          <table:table-cell table:style-name="ce1" office:value-type="float" office:value="5.422" calcext:value-type="float">
            <text:p>5.422</text:p>
          </table:table-cell>
          <table:table-cell table:style-name="ce1" office:value-type="float" office:value="5.547" calcext:value-type="float">
            <text:p>5.547</text:p>
          </table:table-cell>
          <table:table-cell table:style-name="ce1" office:value-type="float" office:value="5.641" calcext:value-type="float">
            <text:p>5.641</text:p>
          </table:table-cell>
          <table:table-cell table:style-name="ce1" office:value-type="float" office:value="5.761" calcext:value-type="float">
            <text:p>5.761</text:p>
          </table:table-cell>
          <table:table-cell table:style-name="ce1" office:value-type="float" office:value="5.861" calcext:value-type="float">
            <text:p>5.861</text:p>
          </table:table-cell>
          <table:table-cell table:style-name="ce1" office:value-type="float" office:value="5.956" calcext:value-type="float">
            <text:p>5.956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6.127" calcext:value-type="float">
            <text:p>6.127</text:p>
          </table:table-cell>
          <table:table-cell table:style-name="ce1" office:value-type="float" office:value="6.212" calcext:value-type="float">
            <text:p>6.212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6.348" calcext:value-type="float">
            <text:p>6.348</text:p>
          </table:table-cell>
          <table:table-cell table:style-name="ce1" office:value-type="float" office:value="6.404" calcext:value-type="float">
            <text:p>6.404</text:p>
          </table:table-cell>
          <table:table-cell table:style-name="ce1" office:value-type="float" office:value="6.451" calcext:value-type="float">
            <text:p>6.451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lighttape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6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538" calcext:value-type="float">
            <text:p>0.538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1.172" calcext:value-type="float">
            <text:p>1.172</text:p>
          </table:table-cell>
          <table:table-cell table:style-name="ce1" office:value-type="float" office:value="1.424" calcext:value-type="float">
            <text:p>1.424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1.922" calcext:value-type="float">
            <text:p>1.922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2.397" calcext:value-type="float">
            <text:p>2.397</text:p>
          </table:table-cell>
          <table:table-cell table:style-name="ce1" office:value-type="float" office:value="2.625" calcext:value-type="float">
            <text:p>2.625</text:p>
          </table:table-cell>
          <table:table-cell table:style-name="ce1" office:value-type="float" office:value="2.829" calcext:value-type="float">
            <text:p>2.829</text:p>
          </table:table-cell>
          <table:table-cell table:style-name="ce1" office:value-type="float" office:value="3.047" calcext:value-type="float">
            <text:p>3.047</text:p>
          </table:table-cell>
          <table:table-cell table:style-name="ce1" office:value-type="float" office:value="3.251" calcext:value-type="float">
            <text:p>3.251</text:p>
          </table:table-cell>
          <table:table-cell table:style-name="ce1" office:value-type="float" office:value="3.451" calcext:value-type="float">
            <text:p>3.451</text:p>
          </table:table-cell>
          <table:table-cell table:style-name="ce1" office:value-type="float" office:value="3.636" calcext:value-type="float">
            <text:p>3.636</text:p>
          </table:table-cell>
          <table:table-cell table:style-name="ce1" office:value-type="float" office:value="3.816" calcext:value-type="float">
            <text:p>3.816</text:p>
          </table:table-cell>
          <table:table-cell table:style-name="ce1" office:value-type="float" office:value="4.006" calcext:value-type="float">
            <text:p>4.006</text:p>
          </table:table-cell>
          <table:table-cell table:style-name="ce1" office:value-type="float" office:value="4.153" calcext:value-type="float">
            <text:p>4.153</text:p>
          </table:table-cell>
          <table:table-cell table:style-name="ce1" office:value-type="float" office:value="4.314" calcext:value-type="float">
            <text:p>4.314</text:p>
          </table:table-cell>
          <table:table-cell table:style-name="ce1" office:value-type="float" office:value="4.471" calcext:value-type="float">
            <text:p>4.471</text:p>
          </table:table-cell>
          <table:table-cell table:style-name="ce1" office:value-type="float" office:value="4.618" calcext:value-type="float">
            <text:p>4.618</text:p>
          </table:table-cell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4.908" calcext:value-type="float">
            <text:p>4.908</text:p>
          </table:table-cell>
          <table:table-cell table:style-name="ce1" office:value-type="float" office:value="5.026" calcext:value-type="float">
            <text:p>5.026</text:p>
          </table:table-cell>
          <table:table-cell table:style-name="ce1" office:value-type="float" office:value="5.164" calcext:value-type="float">
            <text:p>5.164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5.404" calcext:value-type="float">
            <text:p>5.404</text:p>
          </table:table-cell>
          <table:table-cell table:style-name="ce1" office:value-type="float" office:value="5.525" calcext:value-type="float">
            <text:p>5.525</text:p>
          </table:table-cell>
          <table:table-cell table:style-name="ce1" office:value-type="float" office:value="5.622" calcext:value-type="float">
            <text:p>5.622</text:p>
          </table:table-cell>
          <table:table-cell table:style-name="ce1" office:value-type="float" office:value="5.731" calcext:value-type="float">
            <text:p>5.731</text:p>
          </table:table-cell>
          <table:table-cell table:style-name="ce1" office:value-type="float" office:value="5.826" calcext:value-type="float">
            <text:p>5.826</text:p>
          </table:table-cell>
          <table:table-cell table:style-name="ce1" office:value-type="float" office:value="5.914" calcext:value-type="float">
            <text:p>5.914</text:p>
          </table:table-cell>
          <table:table-cell table:style-name="ce1" office:value-type="float" office:value="5.997" calcext:value-type="float">
            <text:p>5.997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6.147" calcext:value-type="float">
            <text:p>6.147</text:p>
          </table:table-cell>
          <table:table-cell table:style-name="ce1" office:value-type="float" office:value="6.217" calcext:value-type="float">
            <text:p>6.217</text:p>
          </table:table-cell>
          <table:table-cell table:style-name="ce1" office:value-type="float" office:value="6.271" calcext:value-type="float">
            <text:p>6.271</text:p>
          </table:table-cell>
          <table:table-cell table:style-name="ce1" office:value-type="float" office:value="6.301" calcext:value-type="float">
            <text:p>6.301</text:p>
          </table:table-cell>
          <table:table-cell table:style-name="ce1" office:value-type="float" office:value="6.34" calcext:value-type="float">
            <text:p>6.34</text:p>
          </table:table-cell>
          <table:table-cell table:style-name="ce1" office:value-type="float" office:value="6.383" calcext:value-type="float">
            <text:p>6.383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lighttape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6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529" calcext:value-type="float">
            <text:p>0.529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1.242" calcext:value-type="float">
            <text:p>1.242</text:p>
          </table:table-cell>
          <table:table-cell table:style-name="ce1" office:value-type="float" office:value="1.483" calcext:value-type="float">
            <text:p>1.483</text:p>
          </table:table-cell>
          <table:table-cell table:style-name="ce1" office:value-type="float" office:value="1.713" calcext:value-type="float">
            <text:p>1.713</text:p>
          </table:table-cell>
          <table:table-cell table:style-name="ce1" office:value-type="float" office:value="1.912" calcext:value-type="float">
            <text:p>1.912</text:p>
          </table:table-cell>
          <table:table-cell table:style-name="ce1" office:value-type="float" office:value="2.134" calcext:value-type="float">
            <text:p>2.134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2.512" calcext:value-type="float">
            <text:p>2.512</text:p>
          </table:table-cell>
          <table:table-cell table:style-name="ce1" office:value-type="float" office:value="2.701" calcext:value-type="float">
            <text:p>2.701</text:p>
          </table:table-cell>
          <table:table-cell table:style-name="ce1" office:value-type="float" office:value="2.883" calcext:value-type="float">
            <text:p>2.883</text:p>
          </table:table-cell>
          <table:table-cell table:style-name="ce1" office:value-type="float" office:value="3.066" calcext:value-type="float">
            <text:p>3.066</text:p>
          </table:table-cell>
          <table:table-cell table:style-name="ce1" office:value-type="float" office:value="3.235" calcext:value-type="float">
            <text:p>3.235</text:p>
          </table:table-cell>
          <table:table-cell table:style-name="ce1" office:value-type="float" office:value="3.399" calcext:value-type="float">
            <text:p>3.399</text:p>
          </table:table-cell>
          <table:table-cell table:style-name="ce1" office:value-type="float" office:value="3.566" calcext:value-type="float">
            <text:p>3.566</text:p>
          </table:table-cell>
          <table:table-cell table:style-name="ce1" office:value-type="float" office:value="3.729" calcext:value-type="float">
            <text:p>3.729</text:p>
          </table:table-cell>
          <table:table-cell table:style-name="ce1" office:value-type="float" office:value="3.871" calcext:value-type="float">
            <text:p>3.871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4.017" calcext:value-type="float">
            <text:p>4.017</text:p>
          </table:table-cell>
          <table:table-cell table:style-name="ce1" office:value-type="float" office:value="4.048" calcext:value-type="float">
            <text:p>4.048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ighttape4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6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1.059" calcext:value-type="float">
            <text:p>1.059</text:p>
          </table:table-cell>
          <table:table-cell table:style-name="ce1" office:value-type="float" office:value="1.289" calcext:value-type="float">
            <text:p>1.289</text:p>
          </table:table-cell>
          <table:table-cell table:style-name="ce1" office:value-type="float" office:value="1.517" calcext:value-type="float">
            <text:p>1.517</text:p>
          </table:table-cell>
          <table:table-cell table:style-name="ce1" office:value-type="float" office:value="1.725" calcext:value-type="float">
            <text:p>1.725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2.107" calcext:value-type="float">
            <text:p>2.107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2.451" calcext:value-type="float">
            <text:p>2.451</text:p>
          </table:table-cell>
          <table:table-cell table:style-name="ce1" office:value-type="float" office:value="2.622" calcext:value-type="float">
            <text:p>2.622</text:p>
          </table:table-cell>
          <table:table-cell table:style-name="ce1" office:value-type="float" office:value="2.783" calcext:value-type="float">
            <text:p>2.783</text:p>
          </table:table-cell>
          <table:table-cell table:style-name="ce1" office:value-type="float" office:value="2.935" calcext:value-type="float">
            <text:p>2.935</text:p>
          </table:table-cell>
          <table:table-cell table:style-name="ce1" office:value-type="float" office:value="3.082" calcext:value-type="float">
            <text:p>3.082</text:p>
          </table:table-cell>
          <table:table-cell table:style-name="ce1" office:value-type="float" office:value="3.217" calcext:value-type="float">
            <text:p>3.217</text:p>
          </table:table-cell>
          <table:table-cell table:style-name="ce1" office:value-type="float" office:value="3.349" calcext:value-type="float">
            <text:p>3.349</text:p>
          </table:table-cell>
          <table:table-cell table:style-name="ce1" office:value-type="float" office:value="3.475" calcext:value-type="float">
            <text:p>3.475</text:p>
          </table:table-cell>
          <table:table-cell table:style-name="ce1" office:value-type="float" office:value="3.589" calcext:value-type="float">
            <text:p>3.589</text:p>
          </table:table-cell>
          <table:table-cell table:style-name="ce1" office:value-type="float" office:value="3.705" calcext:value-type="float">
            <text:p>3.705</text:p>
          </table:table-cell>
          <table:table-cell table:style-name="ce1" office:value-type="float" office:value="3.809" calcext:value-type="float">
            <text:p>3.809</text:p>
          </table:table-cell>
          <table:table-cell table:style-name="ce1" office:value-type="float" office:value="3.909" calcext:value-type="float">
            <text:p>3.909</text:p>
          </table:table-cell>
          <table:table-cell table:style-name="ce1" office:value-type="float" office:value="3.997" calcext:value-type="float">
            <text:p>3.997</text:p>
          </table:table-cell>
          <table:table-cell table:style-name="ce1" office:value-type="float" office:value="4.089" calcext:value-type="float">
            <text:p>4.089</text:p>
          </table:table-cell>
          <table:table-cell table:style-name="ce1" office:value-type="float" office:value="4.162" calcext:value-type="float">
            <text:p>4.162</text:p>
          </table:table-cell>
          <table:table-cell table:style-name="ce1" office:value-type="float" office:value="4.221" calcext:value-type="float">
            <text:p>4.221</text:p>
          </table:table-cell>
          <table:table-cell table:style-name="ce1" office:value-type="float" office:value="4.283" calcext:value-type="float">
            <text:p>4.283</text:p>
          </table:table-cell>
          <table:table-cell table:style-name="ce1" office:value-type="float" office:value="4.328" calcext:value-type="float">
            <text:p>4.328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malltape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6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0.668" calcext:value-type="float">
            <text:p>0.668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1.075" calcext:value-type="float">
            <text:p>1.075</text:p>
          </table:table-cell>
          <table:table-cell table:style-name="ce1" office:value-type="float" office:value="1.248" calcext:value-type="float">
            <text:p>1.248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1.531" calcext:value-type="float">
            <text:p>1.531</text:p>
          </table:table-cell>
          <table:table-cell table:style-name="ce1" office:value-type="float" office:value="1.668" calcext:value-type="float">
            <text:p>1.668</text:p>
          </table:table-cell>
          <table:table-cell table:style-name="ce1" office:value-type="float" office:value="1.794" calcext:value-type="float">
            <text:p>1.794</text:p>
          </table:table-cell>
          <table:table-cell table:style-name="ce1" office:value-type="float" office:value="1.955" calcext:value-type="float">
            <text:p>1.955</text:p>
          </table:table-cell>
          <table:table-cell table:style-name="ce1" office:value-type="float" office:value="2.078" calcext:value-type="float">
            <text:p>2.078</text:p>
          </table:table-cell>
          <table:table-cell table:style-name="ce1" office:value-type="float" office:value="2.215" calcext:value-type="float">
            <text:p>2.215</text:p>
          </table:table-cell>
          <table:table-cell table:style-name="ce1" office:value-type="float" office:value="2.315" calcext:value-type="float">
            <text:p>2.315</text:p>
          </table:table-cell>
          <table:table-cell table:style-name="ce1" office:value-type="float" office:value="2.464" calcext:value-type="float">
            <text:p>2.464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2.748" calcext:value-type="float">
            <text:p>2.748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2.995" calcext:value-type="float">
            <text:p>2.995</text:p>
          </table:table-cell>
          <table:table-cell table:style-name="ce1" office:value-type="float" office:value="3.116" calcext:value-type="float">
            <text:p>3.116</text:p>
          </table:table-cell>
          <table:table-cell table:style-name="ce1" office:value-type="float" office:value="3.237" calcext:value-type="float">
            <text:p>3.237</text:p>
          </table:table-cell>
          <table:table-cell table:style-name="ce1" office:value-type="float" office:value="3.344" calcext:value-type="float">
            <text:p>3.344</text:p>
          </table:table-cell>
          <table:table-cell table:style-name="ce1" office:value-type="float" office:value="3.444" calcext:value-type="float">
            <text:p>3.444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633" calcext:value-type="float">
            <text:p>3.633</text:p>
          </table:table-cell>
          <table:table-cell table:style-name="ce1" office:value-type="float" office:value="3.707" calcext:value-type="float">
            <text:p>3.707</text:p>
          </table:table-cell>
          <table:table-cell table:style-name="ce1" office:value-type="float" office:value="3.764" calcext:value-type="float">
            <text:p>3.764</text:p>
          </table:table-cell>
          <table:table-cell table:style-name="ce1" office:value-type="float" office:value="3.837" calcext:value-type="float">
            <text:p>3.837</text:p>
          </table:table-cell>
          <table:table-cell table:style-name="ce1" office:value-type="float" office:value="3.902" calcext:value-type="float">
            <text:p>3.902</text:p>
          </table:table-cell>
          <table:table-cell table:style-name="ce1" office:value-type="float" office:value="3.977" calcext:value-type="float">
            <text:p>3.977</text:p>
          </table:table-cell>
          <table:table-cell table:style-name="ce1" office:value-type="float" office:value="4.032" calcext:value-type="float">
            <text:p>4.032</text:p>
          </table:table-cell>
          <table:table-cell table:style-name="ce1" office:value-type="float" office:value="4.086" calcext:value-type="float">
            <text:p>4.086</text:p>
          </table:table-cell>
          <table:table-cell table:style-name="ce1" office:value-type="float" office:value="4.125" calcext:value-type="float">
            <text:p>4.125</text:p>
          </table:table-cell>
          <table:table-cell table:style-name="ce1" office:value-type="float" office:value="4.167" calcext:value-type="float">
            <text:p>4.167</text:p>
          </table:table-cell>
          <table:table-cell table:style-name="ce1" office:value-type="float" office:value="4.197" calcext:value-type="float">
            <text:p>4.197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malltape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6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788" calcext:value-type="float">
            <text:p>0.788</text:p>
          </table:table-cell>
          <table:table-cell table:style-name="ce1" office:value-type="float" office:value="0.932" calcext:value-type="float">
            <text:p>0.932</text:p>
          </table:table-cell>
          <table:table-cell table:style-name="ce1" office:value-type="float" office:value="1.071" calcext:value-type="float">
            <text:p>1.071</text:p>
          </table:table-cell>
          <table:table-cell table:style-name="ce1" office:value-type="float" office:value="1.217" calcext:value-type="float">
            <text:p>1.217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484" calcext:value-type="float">
            <text:p>1.484</text:p>
          </table:table-cell>
          <table:table-cell table:style-name="ce1" office:value-type="float" office:value="1.591" calcext:value-type="float">
            <text:p>1.591</text:p>
          </table:table-cell>
          <table:table-cell table:style-name="ce1" office:value-type="float" office:value="1.714" calcext:value-type="float">
            <text:p>1.714</text:p>
          </table:table-cell>
          <table:table-cell table:style-name="ce1" office:value-type="float" office:value="1.825" calcext:value-type="float">
            <text:p>1.825</text:p>
          </table:table-cell>
          <table:table-cell table:style-name="ce1" office:value-type="float" office:value="1.936" calcext:value-type="float">
            <text:p>1.936</text:p>
          </table:table-cell>
          <table:table-cell table:style-name="ce1" office:value-type="float" office:value="2.048" calcext:value-type="float">
            <text:p>2.048</text:p>
          </table:table-cell>
          <table:table-cell table:style-name="ce1" office:value-type="float" office:value="2.152" calcext:value-type="float">
            <text:p>2.152</text:p>
          </table:table-cell>
          <table:table-cell table:style-name="ce1" office:value-type="float" office:value="2.259" calcext:value-type="float">
            <text:p>2.259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2.448" calcext:value-type="float">
            <text:p>2.448</text:p>
          </table:table-cell>
          <table:table-cell table:style-name="ce1" office:value-type="float" office:value="2.548" calcext:value-type="float">
            <text:p>2.548</text:p>
          </table:table-cell>
          <table:table-cell table:style-name="ce1" office:value-type="float" office:value="2.634" calcext:value-type="float">
            <text:p>2.634</text:p>
          </table:table-cell>
          <table:table-cell table:style-name="ce1" office:value-type="float" office:value="2.715" calcext:value-type="float">
            <text:p>2.715</text:p>
          </table:table-cell>
          <table:table-cell table:style-name="ce1" office:value-type="float" office:value="2.793" calcext:value-type="float">
            <text:p>2.793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2.925" calcext:value-type="float">
            <text:p>2.925</text:p>
          </table:table-cell>
          <table:table-cell table:style-name="ce1" office:value-type="float" office:value="2.982" calcext:value-type="float">
            <text:p>2.982</text:p>
          </table:table-cell>
          <table:table-cell table:style-name="ce1" office:value-type="float" office:value="3.039" calcext:value-type="float">
            <text:p>3.039</text:p>
          </table:table-cell>
          <table:table-cell table:style-name="ce1" office:value-type="float" office:value="3.081" calcext:value-type="float">
            <text:p>3.081</text:p>
          </table:table-cell>
          <table:table-cell table:style-name="ce1" office:value-type="float" office:value="3.122" calcext:value-type="float">
            <text:p>3.122</text:p>
          </table:table-cell>
          <table:table-cell table:style-name="ce1" office:value-type="float" office:value="3.151" calcext:value-type="float">
            <text:p>3.15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largelid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1.069" calcext:value-type="float">
            <text:p>1.069</text:p>
          </table:table-cell>
          <table:table-cell table:style-name="ce1" office:value-type="float" office:value="1.234" calcext:value-type="float">
            <text:p>1.234</text:p>
          </table:table-cell>
          <table:table-cell table:style-name="ce1" office:value-type="float" office:value="1.374" calcext:value-type="float">
            <text:p>1.374</text:p>
          </table:table-cell>
          <table:table-cell table:style-name="ce1" office:value-type="float" office:value="1.513" calcext:value-type="float">
            <text:p>1.513</text:p>
          </table:table-cell>
          <table:table-cell table:style-name="ce1" office:value-type="float" office:value="1.653" calcext:value-type="float">
            <text:p>1.653</text:p>
          </table:table-cell>
          <table:table-cell table:style-name="ce1" office:value-type="float" office:value="1.816" calcext:value-type="float">
            <text:p>1.816</text:p>
          </table:table-cell>
          <table:table-cell table:style-name="ce1" office:value-type="float" office:value="1.932" calcext:value-type="float">
            <text:p>1.932</text:p>
          </table:table-cell>
          <table:table-cell table:style-name="ce1" office:value-type="float" office:value="2.046" calcext:value-type="float">
            <text:p>2.046</text:p>
          </table:table-cell>
          <table:table-cell table:style-name="ce1" office:value-type="float" office:value="2.158" calcext:value-type="float">
            <text:p>2.158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2.321" calcext:value-type="float">
            <text:p>2.321</text:p>
          </table:table-cell>
          <table:table-cell table:style-name="ce1" office:value-type="float" office:value="2.398" calcext:value-type="float">
            <text:p>2.398</text:p>
          </table:table-cell>
          <table:table-cell table:style-name="ce1" office:value-type="float" office:value="2.446" calcext:value-type="float">
            <text:p>2.446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2.525" calcext:value-type="float">
            <text:p>2.525</text:p>
          </table:table-cell>
          <table:table-cell table:style-name="ce1" office:value-type="float" office:value="2.554" calcext:value-type="float">
            <text:p>2.554</text:p>
          </table:table-cell>
          <table:table-cell table:style-name="ce1" office:value-type="float" office:value="2.632" calcext:value-type="float">
            <text:p>2.632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rgelid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office:value-type="float" office:value="1.014" calcext:value-type="float">
            <text:p>1.014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346" calcext:value-type="float">
            <text:p>1.346</text:p>
          </table:table-cell>
          <table:table-cell table:style-name="ce1" office:value-type="float" office:value="1.492" calcext:value-type="float">
            <text:p>1.492</text:p>
          </table:table-cell>
          <table:table-cell table:style-name="ce1" office:value-type="float" office:value="1.639" calcext:value-type="float">
            <text:p>1.639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1.903" calcext:value-type="float">
            <text:p>1.903</text:p>
          </table:table-cell>
          <table:table-cell table:style-name="ce1" office:value-type="float" office:value="2.025" calcext:value-type="float">
            <text:p>2.025</text:p>
          </table:table-cell>
          <table:table-cell table:style-name="ce1" office:value-type="float" office:value="2.142" calcext:value-type="float">
            <text:p>2.142</text:p>
          </table:table-cell>
          <table:table-cell table:style-name="ce1" office:value-type="float" office:value="2.209" calcext:value-type="float">
            <text:p>2.209</text:p>
          </table:table-cell>
          <table:table-cell table:style-name="ce1" office:value-type="float" office:value="2.341" calcext:value-type="float">
            <text:p>2.341</text:p>
          </table:table-cell>
          <table:table-cell table:style-name="ce1" office:value-type="float" office:value="2.432" calcext:value-type="float">
            <text:p>2.432</text:p>
          </table:table-cell>
          <table:table-cell table:style-name="ce1" office:value-type="float" office:value="2.498" calcext:value-type="float">
            <text:p>2.498</text:p>
          </table:table-cell>
          <table:table-cell table:style-name="ce1" office:value-type="float" office:value="2.561" calcext:value-type="float">
            <text:p>2.561</text:p>
          </table:table-cell>
          <table:table-cell table:style-name="ce1" office:value-type="float" office:value="2.643" calcext:value-type="float">
            <text:p>2.643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largelid3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.857" calcext:value-type="float">
            <text:p>0.857</text:p>
          </table:table-cell>
          <table:table-cell table:style-name="ce1" office:value-type="float" office:value="1.055" calcext:value-type="float">
            <text:p>1.055</text:p>
          </table:table-cell>
          <table:table-cell table:style-name="ce1" office:value-type="float" office:value="1.279" calcext:value-type="float">
            <text:p>1.279</text:p>
          </table:table-cell>
          <table:table-cell table:style-name="ce1" office:value-type="float" office:value="1.427" calcext:value-type="float">
            <text:p>1.427</text:p>
          </table:table-cell>
          <table:table-cell table:style-name="ce1" office:value-type="float" office:value="1.597" calcext:value-type="float">
            <text:p>1.597</text:p>
          </table:table-cell>
          <table:table-cell table:style-name="ce1" office:value-type="float" office:value="1.755" calcext:value-type="float">
            <text:p>1.755</text:p>
          </table:table-cell>
          <table:table-cell table:style-name="ce1" office:value-type="float" office:value="1.909" calcext:value-type="float">
            <text:p>1.909</text:p>
          </table:table-cell>
          <table:table-cell table:style-name="ce1" office:value-type="float" office:value="2.033" calcext:value-type="float">
            <text:p>2.033</text:p>
          </table:table-cell>
          <table:table-cell table:style-name="ce1" office:value-type="float" office:value="2.167" calcext:value-type="float">
            <text:p>2.167</text:p>
          </table:table-cell>
          <table:table-cell table:style-name="ce1" office:value-type="float" office:value="2.314" calcext:value-type="float">
            <text:p>2.314</text:p>
          </table:table-cell>
          <table:table-cell table:style-name="ce1" office:value-type="float" office:value="2.431" calcext:value-type="float">
            <text:p>2.431</text:p>
          </table:table-cell>
          <table:table-cell table:style-name="ce1" office:value-type="float" office:value="2.548" calcext:value-type="float">
            <text:p>2.548</text:p>
          </table:table-cell>
          <table:table-cell table:style-name="ce1" office:value-type="float" office:value="2.666" calcext:value-type="float">
            <text:p>2.666</text:p>
          </table:table-cell>
          <table:table-cell table:style-name="ce1" office:value-type="float" office:value="2.754" calcext:value-type="float">
            <text:p>2.754</text:p>
          </table:table-cell>
          <table:table-cell table:style-name="ce1" office:value-type="float" office:value="2.892" calcext:value-type="float">
            <text:p>2.892</text:p>
          </table:table-cell>
          <table:table-cell table:style-name="ce1" office:value-type="float" office:value="2.972" calcext:value-type="float">
            <text:p>2.972</text:p>
          </table:table-cell>
          <table:table-cell table:style-name="ce1" office:value-type="float" office:value="3.072" calcext:value-type="float">
            <text:p>3.072</text:p>
          </table:table-cell>
          <table:table-cell table:style-name="ce1" office:value-type="float" office:value="3.139" calcext:value-type="float">
            <text:p>3.139</text:p>
          </table:table-cell>
          <table:table-cell table:style-name="ce1" office:value-type="float" office:value="3.222" calcext:value-type="float">
            <text:p>3.222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apesmallrad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0.572" calcext:value-type="float">
            <text:p>0.572</text:p>
          </table:table-cell>
          <table:table-cell table:style-name="ce1" office:value-type="float" office:value="0.779" calcext:value-type="float">
            <text:p>0.779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float" office:value="1.124" calcext:value-type="float">
            <text:p>1.124</text:p>
          </table:table-cell>
          <table:table-cell table:style-name="ce1" office:value-type="float" office:value="1.276" calcext:value-type="float">
            <text:p>1.276</text:p>
          </table:table-cell>
          <table:table-cell table:style-name="ce1" office:value-type="float" office:value="1.441" calcext:value-type="float">
            <text:p>1.441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office:value-type="float" office:value="1.732" calcext:value-type="float">
            <text:p>1.732</text:p>
          </table:table-cell>
          <table:table-cell table:style-name="ce1" office:value-type="float" office:value="1.854" calcext:value-type="float">
            <text:p>1.854</text:p>
          </table:table-cell>
          <table:table-cell table:style-name="ce1" office:value-type="float" office:value="1.982" calcext:value-type="float">
            <text:p>1.982</text:p>
          </table:table-cell>
          <table:table-cell table:style-name="ce1" office:value-type="float" office:value="2.101" calcext:value-type="float">
            <text:p>2.101</text:p>
          </table:table-cell>
          <table:table-cell table:style-name="ce1" office:value-type="float" office:value="2.205" calcext:value-type="float">
            <text:p>2.205</text:p>
          </table:table-cell>
          <table:table-cell table:style-name="ce1" office:value-type="float" office:value="2.301" calcext:value-type="float">
            <text:p>2.30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466" calcext:value-type="float">
            <text:p>2.466</text:p>
          </table:table-cell>
          <table:table-cell table:style-name="ce1" office:value-type="float" office:value="2.546" calcext:value-type="float">
            <text:p>2.546</text:p>
          </table:table-cell>
          <table:table-cell table:style-name="ce1" office:value-type="float" office:value="2.604" calcext:value-type="float">
            <text:p>2.604</text:p>
          </table:table-cell>
          <table:table-cell table:style-name="ce1" office:value-type="float" office:value="2.651" calcext:value-type="float">
            <text:p>2.651</text:p>
          </table:table-cell>
          <table:table-cell table:style-name="ce1" office:value-type="float" office:value="2.697" calcext:value-type="float">
            <text:p>2.697</text:p>
          </table:table-cell>
          <table:table-cell table:style-name="ce1" office:value-type="float" office:value="2.741" calcext:value-type="float">
            <text:p>2.74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apesmallrad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6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1.145" calcext:value-type="float">
            <text:p>1.145</text:p>
          </table:table-cell>
          <table:table-cell table:style-name="ce1" office:value-type="float" office:value="1.315" calcext:value-type="float">
            <text:p>1.315</text:p>
          </table:table-cell>
          <table:table-cell table:style-name="ce1" office:value-type="float" office:value="1.525" calcext:value-type="float">
            <text:p>1.525</text:p>
          </table:table-cell>
          <table:table-cell table:style-name="ce1" office:value-type="float" office:value="1.724" calcext:value-type="float">
            <text:p>1.724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2.052" calcext:value-type="float">
            <text:p>2.052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.376" calcext:value-type="float">
            <text:p>2.376</text:p>
          </table:table-cell>
          <table:table-cell table:style-name="ce1" office:value-type="float" office:value="2.523" calcext:value-type="float">
            <text:p>2.523</text:p>
          </table:table-cell>
          <table:table-cell table:style-name="ce1" office:value-type="float" office:value="2.681" calcext:value-type="float">
            <text:p>2.681</text:p>
          </table:table-cell>
          <table:table-cell table:style-name="ce1" office:value-type="float" office:value="2.816" calcext:value-type="float">
            <text:p>2.816</text:p>
          </table:table-cell>
          <table:table-cell table:style-name="ce1" office:value-type="float" office:value="2.944" calcext:value-type="float">
            <text:p>2.944</text:p>
          </table:table-cell>
          <table:table-cell table:style-name="ce1" office:value-type="float" office:value="3.069" calcext:value-type="float">
            <text:p>3.069</text:p>
          </table:table-cell>
          <table:table-cell table:style-name="ce1" office:value-type="float" office:value="3.181" calcext:value-type="float">
            <text:p>3.181</text:p>
          </table:table-cell>
          <table:table-cell table:style-name="ce1" office:value-type="float" office:value="3.301" calcext:value-type="float">
            <text:p>3.301</text:p>
          </table:table-cell>
          <table:table-cell table:style-name="ce1" office:value-type="float" office:value="3.399" calcext:value-type="float">
            <text:p>3.399</text:p>
          </table:table-cell>
          <table:table-cell table:style-name="ce1" office:value-type="float" office:value="3.496" calcext:value-type="float">
            <text:p>3.496</text:p>
          </table:table-cell>
          <table:table-cell table:style-name="ce1" office:value-type="float" office:value="3.585" calcext:value-type="float">
            <text:p>3.585</text:p>
          </table:table-cell>
          <table:table-cell table:style-name="ce1" office:value-type="float" office:value="3.656" calcext:value-type="float">
            <text:p>3.656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3.809" calcext:value-type="float">
            <text:p>3.809</text:p>
          </table:table-cell>
          <table:table-cell table:style-name="ce1" office:value-type="float" office:value="3.853" calcext:value-type="float">
            <text:p>3.853</text:p>
          </table:table-cell>
          <table:table-cell table:style-name="ce1" office:value-type="float" office:value="3.905" calcext:value-type="float">
            <text:p>3.905</text:p>
          </table:table-cell>
          <table:table-cell table:style-name="ce1" office:value-type="float" office:value="3.944" calcext:value-type="float">
            <text:p>3.9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apebigrad1.m4a</text:p>
          </table:table-cell>
          <table:table-cell office:value-type="string" calcext:value-type="string">
            <text:p>Tape big radius</text:p>
          </table:table-cell>
          <table:table-cell office:value-type="string" calcext:value-type="string">
            <text:p>140g</text:p>
          </table:table-cell>
          <table:table-cell office:value-type="string" calcext:value-type="string">
            <text:p>6cm, 3.75cm</text:p>
          </table:table-cell>
          <table:table-cell office:value-type="string" calcext:value-type="string">
            <text:p>2.4cm</text:p>
          </table:table-cell>
          <table:table-cell office:value-type="float" office:value="0.0003504375" calcext:value-type="float">
            <text:p>0.0003504375</text:p>
          </table:table-cell>
          <table:table-cell office:value-type="string" calcext:value-type="string">
            <text:p>Wood Bench</text:p>
          </table:table-cell>
          <table:table-cell office:value-type="float" office:value="0.073" calcext:value-type="float">
            <text:p>0.073</text:p>
          </table:table-cell>
          <table:table-cell office:value-type="float" office:value="0.356" calcext:value-type="float">
            <text:p>0.35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39" calcext:value-type="float">
            <text:p>0.839</text:p>
          </table:table-cell>
          <table:table-cell office:value-type="float" office:value="1.023" calcext:value-type="float">
            <text:p>1.023</text:p>
          </table:table-cell>
          <table:table-cell office:value-type="float" office:value="1.227" calcext:value-type="float">
            <text:p>1.227</text:p>
          </table:table-cell>
          <table:table-cell office:value-type="float" office:value="1.411" calcext:value-type="float">
            <text:p>1.411</text:p>
          </table:table-cell>
          <table:table-cell office:value-type="float" office:value="1.606" calcext:value-type="float">
            <text:p>1.606</text:p>
          </table:table-cell>
          <table:table-cell office:value-type="float" office:value="1.772" calcext:value-type="float">
            <text:p>1.772</text:p>
          </table:table-cell>
          <table:table-cell office:value-type="float" office:value="1.96" calcext:value-type="float">
            <text:p>1.96</text:p>
          </table:table-cell>
          <table:table-cell office:value-type="float" office:value="2.133" calcext:value-type="float">
            <text:p>2.133</text:p>
          </table:table-cell>
          <table:table-cell office:value-type="float" office:value="2.29" calcext:value-type="float">
            <text:p>2.29</text:p>
          </table:table-cell>
          <table:table-cell office:value-type="float" office:value="2.45" calcext:value-type="float">
            <text:p>2.45</text:p>
          </table:table-cell>
          <table:table-cell office:value-type="float" office:value="2.597" calcext:value-type="float">
            <text:p>2.597</text:p>
          </table:table-cell>
          <table:table-cell office:value-type="float" office:value="2.748" calcext:value-type="float">
            <text:p>2.748</text:p>
          </table:table-cell>
          <table:table-cell office:value-type="float" office:value="2.886" calcext:value-type="float">
            <text:p>2.886</text:p>
          </table:table-cell>
          <table:table-cell office:value-type="float" office:value="3.029" calcext:value-type="float">
            <text:p>3.029</text:p>
          </table:table-cell>
          <table:table-cell office:value-type="float" office:value="3.155" calcext:value-type="float">
            <text:p>3.155</text:p>
          </table:table-cell>
          <table:table-cell office:value-type="float" office:value="3.277" calcext:value-type="float">
            <text:p>3.277</text:p>
          </table:table-cell>
          <table:table-cell office:value-type="float" office:value="3.399" calcext:value-type="float">
            <text:p>3.399</text:p>
          </table:table-cell>
          <table:table-cell office:value-type="float" office:value="3.497" calcext:value-type="float">
            <text:p>3.497</text:p>
          </table:table-cell>
          <table:table-cell office:value-type="float" office:value="3.609" calcext:value-type="float">
            <text:p>3.609</text:p>
          </table:table-cell>
          <table:table-cell office:value-type="float" office:value="3.7" calcext:value-type="float">
            <text:p>3.7</text:p>
          </table:table-cell>
          <table:table-cell office:value-type="float" office:value="3.793" calcext:value-type="float">
            <text:p>3.793</text:p>
          </table:table-cell>
          <table:table-cell office:value-type="float" office:value="3.878" calcext:value-type="float">
            <text:p>3.878</text:p>
          </table:table-cell>
          <table:table-cell office:value-type="float" office:value="3.949" calcext:value-type="float">
            <text:p>3.949</text:p>
          </table:table-cell>
          <table:table-cell office:value-type="float" office:value="4.023" calcext:value-type="float">
            <text:p>4.023</text:p>
          </table:table-cell>
          <table:table-cell office:value-type="float" office:value="4.083" calcext:value-type="float">
            <text:p>4.083</text:p>
          </table:table-cell>
          <table:table-cell office:value-type="float" office:value="4.127" calcext:value-type="float">
            <text:p>4.127</text:p>
          </table:table-cell>
          <table:table-cell office:value-type="float" office:value="4.185" calcext:value-type="float">
            <text:p>4.185</text:p>
          </table:table-cell>
          <table:table-cell office:value-type="float" office:value="4.218" calcext:value-type="float">
            <text:p>4.218</text:p>
          </table:table-cell>
          <table:table-cell office:value-type="float" office:value="4.248" calcext:value-type="float">
            <text:p>4.24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apebigrad2.m4a</text:p>
          </table:table-cell>
          <table:table-cell office:value-type="string" calcext:value-type="string">
            <text:p>Tape big radius</text:p>
          </table:table-cell>
          <table:table-cell office:value-type="string" calcext:value-type="string">
            <text:p>140g</text:p>
          </table:table-cell>
          <table:table-cell office:value-type="string" calcext:value-type="string">
            <text:p>6cm, 3.75cm</text:p>
          </table:table-cell>
          <table:table-cell office:value-type="string" calcext:value-type="string">
            <text:p>2.4cm</text:p>
          </table:table-cell>
          <table:table-cell office:value-type="float" office:value="0.0003504375" calcext:value-type="float">
            <text:p>0.0003504375</text:p>
          </table:table-cell>
          <table:table-cell office:value-type="string" calcext:value-type="string">
            <text:p>Wood Bench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64" calcext:value-type="float">
            <text:p>0.64</text:p>
          </table:table-cell>
          <table:table-cell office:value-type="float" office:value="0.848" calcext:value-type="float">
            <text:p>0.848</text:p>
          </table:table-cell>
          <table:table-cell office:value-type="float" office:value="1.046" calcext:value-type="float">
            <text:p>1.046</text:p>
          </table:table-cell>
          <table:table-cell office:value-type="float" office:value="1.236" calcext:value-type="float">
            <text:p>1.236</text:p>
          </table:table-cell>
          <table:table-cell office:value-type="float" office:value="1.423" calcext:value-type="float">
            <text:p>1.423</text:p>
          </table:table-cell>
          <table:table-cell office:value-type="float" office:value="1.606" calcext:value-type="float">
            <text:p>1.606</text:p>
          </table:table-cell>
          <table:table-cell office:value-type="float" office:value="1.773" calcext:value-type="float">
            <text:p>1.773</text:p>
          </table:table-cell>
          <table:table-cell office:value-type="float" office:value="1.943" calcext:value-type="float">
            <text:p>1.943</text:p>
          </table:table-cell>
          <table:table-cell office:value-type="float" office:value="2.108" calcext:value-type="float">
            <text:p>2.108</text:p>
          </table:table-cell>
          <table:table-cell office:value-type="float" office:value="2.266" calcext:value-type="float">
            <text:p>2.266</text:p>
          </table:table-cell>
          <table:table-cell office:value-type="float" office:value="2.405" calcext:value-type="float">
            <text:p>2.405</text:p>
          </table:table-cell>
          <table:table-cell office:value-type="float" office:value="2.563" calcext:value-type="float">
            <text:p>2.563</text:p>
          </table:table-cell>
          <table:table-cell office:value-type="float" office:value="2.695" calcext:value-type="float">
            <text:p>2.695</text:p>
          </table:table-cell>
          <table:table-cell office:value-type="float" office:value="2.835" calcext:value-type="float">
            <text:p>2.835</text:p>
          </table:table-cell>
          <table:table-cell office:value-type="float" office:value="2.951" calcext:value-type="float">
            <text:p>2.951</text:p>
          </table:table-cell>
          <table:table-cell office:value-type="float" office:value="3.078" calcext:value-type="float">
            <text:p>3.078</text:p>
          </table:table-cell>
          <table:table-cell office:value-type="float" office:value="3.19" calcext:value-type="float">
            <text:p>3.19</text:p>
          </table:table-cell>
          <table:table-cell office:value-type="float" office:value="3.304" calcext:value-type="float">
            <text:p>3.304</text:p>
          </table:table-cell>
          <table:table-cell office:value-type="float" office:value="3.408" calcext:value-type="float">
            <text:p>3.408</text:p>
          </table:table-cell>
          <table:table-cell office:value-type="float" office:value="3.509" calcext:value-type="float">
            <text:p>3.509</text:p>
          </table:table-cell>
          <table:table-cell office:value-type="float" office:value="3.598" calcext:value-type="float">
            <text:p>3.598</text:p>
          </table:table-cell>
          <table:table-cell office:value-type="float" office:value="3.683" calcext:value-type="float">
            <text:p>3.683</text:p>
          </table:table-cell>
          <table:table-cell office:value-type="float" office:value="3.759" calcext:value-type="float">
            <text:p>3.759</text:p>
          </table:table-cell>
          <table:table-cell office:value-type="float" office:value="3.83" calcext:value-type="float">
            <text:p>3.83</text:p>
          </table:table-cell>
          <table:table-cell office:value-type="float" office:value="3.904" calcext:value-type="float">
            <text:p>3.904</text:p>
          </table:table-cell>
          <table:table-cell office:value-type="float" office:value="3.953" calcext:value-type="float">
            <text:p>3.953</text:p>
          </table:table-cell>
          <table:table-cell office:value-type="float" office:value="4.003" calcext:value-type="float">
            <text:p>4.003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* I only noted down the filenames after gathering ALL the data, I think I put each audio clip to the corresponding data correctly but if something seems off, that’s probably why</text:p>
          </table:table-cell>
          <table:table-cell table:number-columns-repeated="1023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rivates kinda" table:style-name="ta2">
        <office:forms form:automatic-focus="false" form:apply-design-mode="false"/>
        <table:table-column table:style-name="co1" table:number-columns-repeated="50" table:default-cell-style-name="Default"/>
        <table:table-column table:style-name="co2" table:number-columns-repeated="974" table:default-cell-style-name="Default"/>
        <table:table-row table:style-name="ro1">
          <table:table-cell table:style-name="ce1" office:value-type="string" calcext:value-type="string">
            <text:p>Audio Fil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Moment of inertia</text:p>
          </table:table-cell>
          <table:table-cell table:style-name="ce1" office:value-type="string" calcext:value-type="string">
            <text:p>On: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← obtained by taking the difference of consecutive peaks in the other datase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apewood1.m4a</text:p>
          </table:table-cell>
          <table:table-cell table:style-name="ce1" office:value-type="string" calcext:value-type="string">
            <text:p>Tape 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1" office:value-type="float" office:value="0.246" calcext:value-type="float">
            <text:p>0.246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0560000000000001" calcext:value-type="float">
            <text:p>0.0560000000000001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760000000000001" calcext:value-type="float">
            <text:p>0.0760000000000001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619999999999998" calcext:value-type="float">
            <text:p>0.0619999999999998</text:p>
          </table:table-cell>
          <table:table-cell table:style-name="ce1" office:value-type="float" office:value="0.0570000000000004" calcext:value-type="float">
            <text:p>0.0570000000000004</text:p>
          </table:table-cell>
          <table:table-cell table:style-name="ce1" office:value-type="float" office:value="0.0339999999999998" calcext:value-type="float">
            <text:p>0.033999999999999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tapewood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.195" calcext:value-type="float">
            <text:p>0.195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700000000000003" calcext:value-type="float">
            <text:p>0.0700000000000003</text:p>
          </table:table-cell>
          <table:table-cell table:style-name="ce1" office:value-type="float" office:value="0.0429999999999997" calcext:value-type="float">
            <text:p>0.042999999999999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pewood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0990000000000002" calcext:value-type="float">
            <text:p>0.0990000000000002</text:p>
          </table:table-cell>
          <table:table-cell table:style-name="ce1" office:value-type="float" office:value="0.0989999999999998" calcext:value-type="float">
            <text:p>0.0989999999999998</text:p>
          </table:table-cell>
          <table:table-cell table:style-name="ce1" office:value-type="float" office:value="0.0840000000000001" calcext:value-type="float">
            <text:p>0.0840000000000001</text:p>
          </table:table-cell>
          <table:table-cell table:style-name="ce1" office:value-type="float" office:value="0.0760000000000001" calcext:value-type="float">
            <text:p>0.0760000000000001</text:p>
          </table:table-cell>
          <table:table-cell table:style-name="ce1" office:value-type="float" office:value="0.0840000000000001" calcext:value-type="float">
            <text:p>0.0840000000000001</text:p>
          </table:table-cell>
          <table:table-cell table:style-name="ce1" office:value-type="float" office:value="0.0680000000000001" calcext:value-type="float">
            <text:p>0.0680000000000001</text:p>
          </table:table-cell>
          <table:table-cell table:style-name="ce1" office:value-type="float" office:value="0.0529999999999999" calcext:value-type="float">
            <text:p>0.0529999999999999</text:p>
          </table:table-cell>
          <table:table-cell table:style-name="ce1" office:value-type="float" office:value="0.0569999999999999" calcext:value-type="float">
            <text:p>0.0569999999999999</text:p>
          </table:table-cell>
          <table:table-cell table:style-name="ce1" office:value-type="float" office:value="0.0499999999999998" calcext:value-type="float">
            <text:p>0.049999999999999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tapemetal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19" calcext:value-type="float">
            <text:p>0.119</text:p>
          </table:table-cell>
          <table:table-cell table:number-columns-repeated="2" table:style-name="ce1" office:value-type="float" office:value="0.113" calcext:value-type="float">
            <text:p>0.113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680000000000001" calcext:value-type="float">
            <text:p>0.0680000000000001</text:p>
          </table:table-cell>
          <table:table-cell table:style-name="ce1" office:value-type="float" office:value="0.0609999999999999" calcext:value-type="float">
            <text:p>0.0609999999999999</text:p>
          </table:table-cell>
          <table:table-cell table:style-name="ce1" office:value-type="float" office:value="0.0499999999999998" calcext:value-type="float">
            <text:p>0.0499999999999998</text:p>
          </table:table-cell>
          <table:table-cell table:style-name="ce1" office:value-type="float" office:value="0.0460000000000003" calcext:value-type="float">
            <text:p>0.0460000000000003</text:p>
          </table:table-cell>
          <table:table-cell table:style-name="ce1" office:value-type="float" office:value="0.0449999999999999" calcext:value-type="float">
            <text:p>0.0449999999999999</text:p>
          </table:table-cell>
          <table:table-cell table:style-name="ce1" office:value-type="float" office:value="0.0569999999999999" calcext:value-type="float">
            <text:p>0.0569999999999999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tapemetal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2" table:style-name="ce1" office:value-type="float" office:value="0.145" calcext:value-type="float">
            <text:p>0.145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0979999999999999" calcext:value-type="float">
            <text:p>0.0979999999999999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20000000000001" calcext:value-type="float">
            <text:p>0.0920000000000001</text:p>
          </table:table-cell>
          <table:table-cell table:style-name="ce1" office:value-type="float" office:value="0.0840000000000001" calcext:value-type="float">
            <text:p>0.0840000000000001</text:p>
          </table:table-cell>
          <table:table-cell table:style-name="ce1" office:value-type="float" office:value="0.0859999999999999" calcext:value-type="float">
            <text:p>0.0859999999999999</text:p>
          </table:table-cell>
          <table:table-cell table:style-name="ce1" office:value-type="float" office:value="0.0740000000000003" calcext:value-type="float">
            <text:p>0.0740000000000003</text:p>
          </table:table-cell>
          <table:table-cell table:style-name="ce1" office:value-type="float" office:value="0.0749999999999997" calcext:value-type="float">
            <text:p>0.0749999999999997</text:p>
          </table:table-cell>
          <table:table-cell table:style-name="ce1" office:value-type="float" office:value="0.0670000000000002" calcext:value-type="float">
            <text:p>0.0670000000000002</text:p>
          </table:table-cell>
          <table:table-cell table:style-name="ce1" office:value-type="float" office:value="0.0539999999999998" calcext:value-type="float">
            <text:p>0.0539999999999998</text:p>
          </table:table-cell>
          <table:table-cell table:style-name="ce1" office:value-type="float" office:value="0.0490000000000004" calcext:value-type="float">
            <text:p>0.0490000000000004</text:p>
          </table:table-cell>
          <table:table-cell table:style-name="ce1" office:value-type="float" office:value="0.0439999999999996" calcext:value-type="float">
            <text:p>0.0439999999999996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tapemetal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 table:style-name="ce1" office:value-type="float" office:value="0.119" calcext:value-type="float">
            <text:p>0.119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21" calcext:value-type="float">
            <text:p>0.121</text:p>
          </table:table-cell>
          <table:table-cell table:number-columns-repeated="2" table:style-name="ce1" office:value-type="float" office:value="0.109" calcext:value-type="float">
            <text:p>0.109</text:p>
          </table:table-cell>
          <table:table-cell table:style-name="ce1" office:value-type="float" office:value="0.0990000000000002" calcext:value-type="float">
            <text:p>0.0990000000000002</text:p>
          </table:table-cell>
          <table:table-cell table:style-name="ce1" office:value-type="float" office:value="0.0860000000000003" calcext:value-type="float">
            <text:p>0.0860000000000003</text:p>
          </table:table-cell>
          <table:table-cell table:number-columns-repeated="2" table:style-name="ce1" office:value-type="float" office:value="0.0800000000000001" calcext:value-type="float">
            <text:p>0.0800000000000001</text:p>
          </table:table-cell>
          <table:table-cell table:style-name="ce1" office:value-type="float" office:value="0.0699999999999994" calcext:value-type="float">
            <text:p>0.0699999999999994</text:p>
          </table:table-cell>
          <table:table-cell table:style-name="ce1" office:value-type="float" office:value="0.0680000000000005" calcext:value-type="float">
            <text:p>0.0680000000000005</text:p>
          </table:table-cell>
          <table:table-cell table:style-name="ce1" office:value-type="float" office:value="0.0640000000000001" calcext:value-type="float">
            <text:p>0.0640000000000001</text:p>
          </table:table-cell>
          <table:table-cell table:style-name="ce1" office:value-type="float" office:value="0.0579999999999998" calcext:value-type="float">
            <text:p>0.0579999999999998</text:p>
          </table:table-cell>
          <table:table-cell table:style-name="ce1" office:value-type="float" office:value="0.0460000000000003" calcext:value-type="float">
            <text:p>0.0460000000000003</text:p>
          </table:table-cell>
          <table:table-cell table:style-name="ce1" office:value-type="float" office:value="0.0539999999999994" calcext:value-type="float">
            <text:p>0.0539999999999994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tapecounter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Fake Marble Countertop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91" calcext:value-type="float">
            <text:p>0.19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79999999999999" calcext:value-type="float">
            <text:p>0.0979999999999999</text:p>
          </table:table-cell>
          <table:table-cell table:style-name="ce1" office:value-type="float" office:value="0.0870000000000002" calcext:value-type="float">
            <text:p>0.0870000000000002</text:p>
          </table:table-cell>
          <table:table-cell table:style-name="ce1" office:value-type="float" office:value="0.0710000000000002" calcext:value-type="float">
            <text:p>0.0710000000000002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0.0499999999999998" calcext:value-type="float">
            <text:p>0.0499999999999998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apeglass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108000000000001" calcext:value-type="float">
            <text:p>0.108000000000001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0970000000000004" calcext:value-type="float">
            <text:p>0.0970000000000004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809999999999995" calcext:value-type="float">
            <text:p>0.0809999999999995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640000000000001" calcext:value-type="float">
            <text:p>0.0640000000000001</text:p>
          </table:table-cell>
          <table:table-cell table:style-name="ce1" office:value-type="float" office:value="0.0700000000000003" calcext:value-type="float">
            <text:p>0.0700000000000003</text:p>
          </table:table-cell>
          <table:table-cell table:style-name="ce1" office:value-type="float" office:value="0.0599999999999996" calcext:value-type="float">
            <text:p>0.0599999999999996</text:p>
          </table:table-cell>
          <table:table-cell table:style-name="ce1" office:value-type="float" office:value="0.0519999999999996" calcext:value-type="float">
            <text:p>0.0519999999999996</text:p>
          </table:table-cell>
          <table:table-cell table:style-name="ce1" office:value-type="float" office:value="0.0600000000000005" calcext:value-type="float">
            <text:p>0.0600000000000005</text:p>
          </table:table-cell>
          <table:table-cell table:style-name="ce1" office:value-type="float" office:value="0.0359999999999996" calcext:value-type="float">
            <text:p>0.0359999999999996</text:p>
          </table:table-cell>
          <table:table-cell table:style-name="ce1" office:value-type="float" office:value="0.0560000000000001" calcext:value-type="float">
            <text:p>0.0560000000000001</text:p>
          </table:table-cell>
          <table:table-cell table:style-name="ce1" office:value-type="float" office:value="0.0300000000000002" calcext:value-type="float">
            <text:p>0.0300000000000002</text:p>
          </table:table-cell>
          <table:table-cell table:style-name="ce1" office:value-type="float" office:value="0.0369999999999999" calcext:value-type="float">
            <text:p>0.0369999999999999</text:p>
          </table:table-cell>
          <table:table-cell table:style-name="ce1" office:value-type="float" office:value="0.0289999999999999" calcext:value-type="float">
            <text:p>0.0289999999999999</text:p>
          </table:table-cell>
          <table:table-cell table:style-name="ce1" office:value-type="float" office:value="0.0380000000000003" calcext:value-type="float">
            <text:p>0.0380000000000003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tapeglass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number-columns-repeated="2" table:style-name="ce1" office:value-type="float" office:value="0.208" calcext:value-type="float">
            <text:p>0.208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2" table:style-name="ce1" office:value-type="float" office:value="0.185" calcext:value-type="float">
            <text:p>0.185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39999999999994" calcext:value-type="float">
            <text:p>0.0939999999999994</text:p>
          </table:table-cell>
          <table:table-cell table:style-name="ce1" office:value-type="float" office:value="0.0980000000000008" calcext:value-type="float">
            <text:p>0.0980000000000008</text:p>
          </table:table-cell>
          <table:table-cell table:style-name="ce1" office:value-type="float" office:value="0.0829999999999993" calcext:value-type="float">
            <text:p>0.0829999999999993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659999999999998" calcext:value-type="float">
            <text:p>0.0659999999999998</text:p>
          </table:table-cell>
          <table:table-cell table:style-name="ce1" office:value-type="float" office:value="0.0730000000000004" calcext:value-type="float">
            <text:p>0.0730000000000004</text:p>
          </table:table-cell>
          <table:table-cell table:style-name="ce1" office:value-type="float" office:value="0.0620000000000003" calcext:value-type="float">
            <text:p>0.0620000000000003</text:p>
          </table:table-cell>
          <table:table-cell table:style-name="ce1" office:value-type="float" office:value="0.0589999999999993" calcext:value-type="float">
            <text:p>0.0589999999999993</text:p>
          </table:table-cell>
          <table:table-cell table:style-name="ce1" office:value-type="float" office:value="0.0520000000000005" calcext:value-type="float">
            <text:p>0.0520000000000005</text:p>
          </table:table-cell>
          <table:table-cell table:style-name="ce1" office:value-type="float" office:value="0.0510000000000002" calcext:value-type="float">
            <text:p>0.0510000000000002</text:p>
          </table:table-cell>
          <table:table-cell table:style-name="ce1" office:value-type="float" office:value="0.0419999999999998" calcext:value-type="float">
            <text:p>0.0419999999999998</text:p>
          </table:table-cell>
          <table:table-cell table:style-name="ce1" office:value-type="float" office:value="0.0369999999999999" calcext:value-type="float">
            <text:p>0.0369999999999999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tapeglass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94" calcext:value-type="float">
            <text:p>0.194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66" calcext:value-type="float">
            <text:p>0.166</text:p>
          </table:table-cell>
          <table:table-cell table:number-columns-repeated="2" table:style-name="ce1" office:value-type="float" office:value="0.156" calcext:value-type="float">
            <text:p>0.156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22" calcext:value-type="float">
            <text:p>0.122</text:p>
          </table:table-cell>
          <table:table-cell table:number-columns-repeated="2" table:style-name="ce1" office:value-type="float" office:value="0.115" calcext:value-type="float">
            <text:p>0.115</text:p>
          </table:table-cell>
          <table:table-cell table:style-name="ce1" office:value-type="float" office:value="0.0979999999999999" calcext:value-type="float">
            <text:p>0.0979999999999999</text:p>
          </table:table-cell>
          <table:table-cell table:style-name="ce1" office:value-type="float" office:value="0.0990000000000002" calcext:value-type="float">
            <text:p>0.0990000000000002</text:p>
          </table:table-cell>
          <table:table-cell table:number-columns-repeated="2" table:style-name="ce1" office:value-type="float" office:value="0.093" calcext:value-type="float">
            <text:p>0.093</text:p>
          </table:table-cell>
          <table:table-cell table:style-name="ce1" office:value-type="float" office:value="0.0739999999999998" calcext:value-type="float">
            <text:p>0.0739999999999998</text:p>
          </table:table-cell>
          <table:table-cell table:style-name="ce1" office:value-type="float" office:value="0.0789999999999997" calcext:value-type="float">
            <text:p>0.0789999999999997</text:p>
          </table:table-cell>
          <table:table-cell table:style-name="ce1" office:value-type="float" office:value="0.0820000000000007" calcext:value-type="float">
            <text:p>0.0820000000000007</text:p>
          </table:table-cell>
          <table:table-cell table:style-name="ce1" office:value-type="float" office:value="0.0739999999999998" calcext:value-type="float">
            <text:p>0.0739999999999998</text:p>
          </table:table-cell>
          <table:table-cell table:style-name="ce1" office:value-type="float" office:value="0.0599999999999996" calcext:value-type="float">
            <text:p>0.0599999999999996</text:p>
          </table:table-cell>
          <table:table-cell table:style-name="ce1" office:value-type="float" office:value="0.0609999999999999" calcext:value-type="float">
            <text:p>0.0609999999999999</text:p>
          </table:table-cell>
          <table:table-cell table:style-name="ce1" office:value-type="float" office:value="0.0499999999999998" calcext:value-type="float">
            <text:p>0.0499999999999998</text:p>
          </table:table-cell>
          <table:table-cell table:style-name="ce1" office:value-type="float" office:value="0.0500000000000007" calcext:value-type="float">
            <text:p>0.0500000000000007</text:p>
          </table:table-cell>
          <table:table-cell table:style-name="ce1" office:value-type="float" office:value="0.0379999999999994" calcext:value-type="float">
            <text:p>0.0379999999999994</text:p>
          </table:table-cell>
          <table:table-cell table:style-name="ce1" office:value-type="float" office:value="0.0380000000000003" calcext:value-type="float">
            <text:p>0.0380000000000003</text:p>
          </table:table-cell>
          <table:table-cell table:style-name="ce1" office:value-type="float" office:value="0.0490000000000004" calcext:value-type="float">
            <text:p>0.0490000000000004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>
            <text:p>smallpot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0930000000000004" calcext:value-type="float">
            <text:p>0.0930000000000004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0909999999999998" calcext:value-type="float">
            <text:p>0.0909999999999998</text:p>
          </table:table-cell>
          <table:table-cell table:style-name="ce1" office:value-type="float" office:value="0.0819999999999999" calcext:value-type="float">
            <text:p>0.0819999999999999</text:p>
          </table:table-cell>
          <table:table-cell table:style-name="ce1" office:value-type="float" office:value="0.0770000000000004" calcext:value-type="float">
            <text:p>0.0770000000000004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19999999999996" calcext:value-type="float">
            <text:p>0.0719999999999996</text:p>
          </table:table-cell>
          <table:table-cell table:style-name="ce1" office:value-type="float" office:value="0.0600000000000001" calcext:value-type="float">
            <text:p>0.0600000000000001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mallpot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95" calcext:value-type="float">
            <text:p>0.195</text:p>
          </table:table-cell>
          <table:table-cell table:number-columns-repeated="2" table:style-name="ce1" office:value-type="float" office:value="0.159" calcext:value-type="float">
            <text:p>0.159</text:p>
          </table:table-cell>
          <table:table-cell table:style-name="ce1" office:value-type="float" office:value="0.181" calcext:value-type="float">
            <text:p>0.18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medpot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760000000000005" calcext:value-type="float">
            <text:p>0.0760000000000005</text:p>
          </table:table-cell>
          <table:table-cell table:style-name="ce1" office:value-type="float" office:value="0.0739999999999998" calcext:value-type="float">
            <text:p>0.0739999999999998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medpot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string" calcext:value-type="string">
            <text:p>actually incomprehensible after here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ighttape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2" table:style-name="ce1" office:value-type="float" office:value="0.225" calcext:value-type="float">
            <text:p>0.225</text:p>
          </table:table-cell>
          <table:table-cell table:style-name="ce1" office:value-type="float" office:value="0.214" calcext:value-type="float">
            <text:p>0.214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23" calcext:value-type="float">
            <text:p>0.223</text:p>
          </table:table-cell>
          <table:table-cell table:number-columns-repeated="2" table:style-name="ce1" office:value-type="float" office:value="0.195" calcext:value-type="float">
            <text:p>0.195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62999999999999" calcext:value-type="float">
            <text:p>0.162999999999999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0940000000000003" calcext:value-type="float">
            <text:p>0.094000000000000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99999999999996" calcext:value-type="float">
            <text:p>0.0999999999999996</text:p>
          </table:table-cell>
          <table:table-cell table:style-name="ce1" office:value-type="float" office:value="0.0950000000000006" calcext:value-type="float">
            <text:p>0.0950000000000006</text:p>
          </table:table-cell>
          <table:table-cell table:style-name="ce1" office:value-type="float" office:value="0.0939999999999994" calcext:value-type="float">
            <text:p>0.0939999999999994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680000000000005" calcext:value-type="float">
            <text:p>0.0680000000000005</text:p>
          </table:table-cell>
          <table:table-cell table:style-name="ce1" office:value-type="float" office:value="0.0679999999999996" calcext:value-type="float">
            <text:p>0.0679999999999996</text:p>
          </table:table-cell>
          <table:table-cell table:style-name="ce1" office:value-type="float" office:value="0.0560000000000001" calcext:value-type="float">
            <text:p>0.0560000000000001</text:p>
          </table:table-cell>
          <table:table-cell table:style-name="ce1" office:value-type="float" office:value="0.0469999999999997" calcext:value-type="float">
            <text:p>0.0469999999999997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lighttape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46999999999999" calcext:value-type="float">
            <text:p>0.146999999999999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51999999999999" calcext:value-type="float">
            <text:p>0.151999999999999</text:p>
          </table:table-cell>
          <table:table-cell table:style-name="ce1" office:value-type="float" office:value="0.138000000000001" calcext:value-type="float">
            <text:p>0.138000000000001</text:p>
          </table:table-cell>
          <table:table-cell table:style-name="ce1" office:value-type="float" office:value="0.117999999999999" calcext:value-type="float">
            <text:p>0.117999999999999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0969999999999995" calcext:value-type="float">
            <text:p>0.0969999999999995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0949999999999998" calcext:value-type="float">
            <text:p>0.0949999999999998</text:p>
          </table:table-cell>
          <table:table-cell table:style-name="ce1" office:value-type="float" office:value="0.0880000000000001" calcext:value-type="float">
            <text:p>0.0880000000000001</text:p>
          </table:table-cell>
          <table:table-cell table:number-columns-repeated="2" table:style-name="ce1" office:value-type="float" office:value="0.0830000000000002" calcext:value-type="float">
            <text:p>0.0830000000000002</text:p>
          </table:table-cell>
          <table:table-cell table:style-name="ce1" office:value-type="float" office:value="0.0670000000000002" calcext:value-type="float">
            <text:p>0.0670000000000002</text:p>
          </table:table-cell>
          <table:table-cell table:style-name="ce1" office:value-type="float" office:value="0.0699999999999994" calcext:value-type="float">
            <text:p>0.0699999999999994</text:p>
          </table:table-cell>
          <table:table-cell table:style-name="ce1" office:value-type="float" office:value="0.0540000000000003" calcext:value-type="float">
            <text:p>0.0540000000000003</text:p>
          </table:table-cell>
          <table:table-cell table:style-name="ce1" office:value-type="float" office:value="0.0300000000000002" calcext:value-type="float">
            <text:p>0.0300000000000002</text:p>
          </table:table-cell>
          <table:table-cell table:style-name="ce1" office:value-type="float" office:value="0.0389999999999997" calcext:value-type="float">
            <text:p>0.0389999999999997</text:p>
          </table:table-cell>
          <table:table-cell table:style-name="ce1" office:value-type="float" office:value="0.0430000000000002" calcext:value-type="float">
            <text:p>0.0430000000000002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lighttape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0270000000000001" calcext:value-type="float">
            <text:p>0.0270000000000001</text:p>
          </table:table-cell>
          <table:table-cell table:style-name="ce1" office:value-type="float" office:value="0.0309999999999997" calcext:value-type="float">
            <text:p>0.03099999999999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lighttape4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0.196" calcext:value-type="float">
            <text:p>0.196</text:p>
          </table:table-cell>
          <table:table-cell table:style-name="ce1" office:value-type="float" office:value="0.173" calcext:value-type="float">
            <text:p>0.173</text:p>
          </table:table-cell>
          <table:table-cell table:number-columns-repeated="2" table:style-name="ce1" office:value-type="float" office:value="0.171" calcext:value-type="float">
            <text:p>0.171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99999999999996" calcext:value-type="float">
            <text:p>0.0999999999999996</text:p>
          </table:table-cell>
          <table:table-cell table:style-name="ce1" office:value-type="float" office:value="0.0880000000000001" calcext:value-type="float">
            <text:p>0.0880000000000001</text:p>
          </table:table-cell>
          <table:table-cell table:style-name="ce1" office:value-type="float" office:value="0.0920000000000005" calcext:value-type="float">
            <text:p>0.0920000000000005</text:p>
          </table:table-cell>
          <table:table-cell table:style-name="ce1" office:value-type="float" office:value="0.0729999999999995" calcext:value-type="float">
            <text:p>0.0729999999999995</text:p>
          </table:table-cell>
          <table:table-cell table:style-name="ce1" office:value-type="float" office:value="0.0590000000000002" calcext:value-type="float">
            <text:p>0.0590000000000002</text:p>
          </table:table-cell>
          <table:table-cell table:style-name="ce1" office:value-type="float" office:value="0.0620000000000003" calcext:value-type="float">
            <text:p>0.0620000000000003</text:p>
          </table:table-cell>
          <table:table-cell table:style-name="ce1" office:value-type="float" office:value="0.0449999999999999" calcext:value-type="float">
            <text:p>0.044999999999999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malltape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2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.121" calcext:value-type="float">
            <text:p>0.12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60000000000001" calcext:value-type="float">
            <text:p>0.0960000000000001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0739999999999998" calcext:value-type="float">
            <text:p>0.0739999999999998</text:p>
          </table:table-cell>
          <table:table-cell table:style-name="ce1" office:value-type="float" office:value="0.0569999999999999" calcext:value-type="float">
            <text:p>0.0569999999999999</text:p>
          </table:table-cell>
          <table:table-cell table:style-name="ce1" office:value-type="float" office:value="0.0730000000000004" calcext:value-type="float">
            <text:p>0.0730000000000004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0749999999999997" calcext:value-type="float">
            <text:p>0.0749999999999997</text:p>
          </table:table-cell>
          <table:table-cell table:style-name="ce1" office:value-type="float" office:value="0.0550000000000002" calcext:value-type="float">
            <text:p>0.0550000000000002</text:p>
          </table:table-cell>
          <table:table-cell table:style-name="ce1" office:value-type="float" office:value="0.0540000000000003" calcext:value-type="float">
            <text:p>0.0540000000000003</text:p>
          </table:table-cell>
          <table:table-cell table:style-name="ce1" office:value-type="float" office:value="0.0389999999999997" calcext:value-type="float">
            <text:p>0.0389999999999997</text:p>
          </table:table-cell>
          <table:table-cell table:style-name="ce1" office:value-type="float" office:value="0.0419999999999998" calcext:value-type="float">
            <text:p>0.0419999999999998</text:p>
          </table:table-cell>
          <table:table-cell table:style-name="ce1" office:value-type="float" office:value="0.0300000000000002" calcext:value-type="float">
            <text:p>0.030000000000000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smalltape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2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39" calcext:value-type="float">
            <text:p>0.139</text:p>
          </table:table-cell>
          <table:table-cell table:number-columns-repeated="2" table:style-name="ce1" office:value-type="float" office:value="0.146" calcext:value-type="float">
            <text:p>0.146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23" calcext:value-type="float">
            <text:p>0.123</text:p>
          </table:table-cell>
          <table:table-cell table:number-columns-repeated="2" table:style-name="ce1" office:value-type="float" office:value="0.111" calcext:value-type="float">
            <text:p>0.111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1" calcext:value-type="float">
            <text:p>0.101</text:p>
          </table:table-cell>
          <table:table-cell table:style-name="ce1" office:value-type="float" office:value="0.0880000000000001" calcext:value-type="float">
            <text:p>0.0880000000000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859999999999999" calcext:value-type="float">
            <text:p>0.0859999999999999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.0780000000000003" calcext:value-type="float">
            <text:p>0.0780000000000003</text:p>
          </table:table-cell>
          <table:table-cell table:style-name="ce1" office:value-type="float" office:value="0.0669999999999997" calcext:value-type="float">
            <text:p>0.0669999999999997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0570000000000004" calcext:value-type="float">
            <text:p>0.0570000000000004</text:p>
          </table:table-cell>
          <table:table-cell table:style-name="ce1" office:value-type="float" office:value="0.0569999999999999" calcext:value-type="float">
            <text:p>0.0569999999999999</text:p>
          </table:table-cell>
          <table:table-cell table:style-name="ce1" office:value-type="float" office:value="0.0419999999999998" calcext:value-type="float">
            <text:p>0.0419999999999998</text:p>
          </table:table-cell>
          <table:table-cell table:style-name="ce1" office:value-type="float" office:value="0.0409999999999999" calcext:value-type="float">
            <text:p>0.0409999999999999</text:p>
          </table:table-cell>
          <table:table-cell table:style-name="ce1" office:value-type="float" office:value="0.0289999999999999" calcext:value-type="float">
            <text:p>0.0289999999999999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largelid1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float" office:value="0.114" calcext:value-type="float">
            <text:p>0.114</text:p>
          </table:table-cell>
          <table:table-cell table:number-columns-repeated="2" table:style-name="ce1" office:value-type="float" office:value="0.112" calcext:value-type="float">
            <text:p>0.112</text:p>
          </table:table-cell>
          <table:table-cell table:style-name="ce1" office:value-type="float" office:value="0.0510000000000002" calcext:value-type="float">
            <text:p>0.0510000000000002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339999999999998" calcext:value-type="float">
            <text:p>0.0339999999999998</text:p>
          </table:table-cell>
          <table:table-cell table:style-name="ce1" office:value-type="float" office:value="0.0449999999999999" calcext:value-type="float">
            <text:p>0.0449999999999999</text:p>
          </table:table-cell>
          <table:table-cell table:style-name="ce1" office:value-type="float" office:value="0.0289999999999999" calcext:value-type="float">
            <text:p>0.0289999999999999</text:p>
          </table:table-cell>
          <table:table-cell table:style-name="ce1" office:value-type="float" office:value="0.0780000000000003" calcext:value-type="float">
            <text:p>0.0780000000000003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largelid2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0700000000000001" calcext:value-type="float">
            <text:p>0.0700000000000001</text:p>
          </table:table-cell>
          <table:table-cell table:style-name="ce1" office:value-type="float" office:value="0.0960000000000001" calcext:value-type="float">
            <text:p>0.0960000000000001</text:p>
          </table:table-cell>
          <table:table-cell table:style-name="ce1" office:value-type="float" office:value="0.146" calcext:value-type="float">
            <text:p>0.146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0670000000000002" calcext:value-type="float">
            <text:p>0.0670000000000002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0909999999999998" calcext:value-type="float">
            <text:p>0.0909999999999998</text:p>
          </table:table-cell>
          <table:table-cell table:style-name="ce1" office:value-type="float" office:value="0.0660000000000003" calcext:value-type="float">
            <text:p>0.0660000000000003</text:p>
          </table:table-cell>
          <table:table-cell table:style-name="ce1" office:value-type="float" office:value="0.0629999999999997" calcext:value-type="float">
            <text:p>0.0629999999999997</text:p>
          </table:table-cell>
          <table:table-cell table:style-name="ce1" office:value-type="float" office:value="0.0819999999999999" calcext:value-type="float">
            <text:p>0.08199999999999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argelid3.m4a</text:p>
          </table:table-cell>
          <table:table-cell table:style-name="ce1" office:value-type="string" calcext:value-type="string">
            <text:p>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147" calcext:value-type="float">
            <text:p>0.147</text:p>
          </table:table-cell>
          <table:table-cell table:number-columns-repeated="2" table:style-name="ce1" office:value-type="float" office:value="0.117" calcext:value-type="float">
            <text:p>0.117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0880000000000001" calcext:value-type="float">
            <text:p>0.0880000000000001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0.0800000000000001" calcext:value-type="float">
            <text:p>0.0800000000000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69999999999997" calcext:value-type="float">
            <text:p>0.0669999999999997</text:p>
          </table:table-cell>
          <table:table-cell table:style-name="ce1" office:value-type="float" office:value="0.0830000000000002" calcext:value-type="float">
            <text:p>0.0830000000000002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apesmallrad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0.152" calcext:value-type="float">
            <text:p>0.152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0960000000000001" calcext:value-type="float">
            <text:p>0.0960000000000001</text:p>
          </table:table-cell>
          <table:table-cell table:style-name="ce1" office:value-type="float" office:value="0.0989999999999998" calcext:value-type="float">
            <text:p>0.0989999999999998</text:p>
          </table:table-cell>
          <table:table-cell table:style-name="ce1" office:value-type="float" office:value="0.0660000000000003" calcext:value-type="float">
            <text:p>0.0660000000000003</text:p>
          </table:table-cell>
          <table:table-cell table:style-name="ce1" office:value-type="float" office:value="0.0799999999999996" calcext:value-type="float">
            <text:p>0.0799999999999996</text:p>
          </table:table-cell>
          <table:table-cell table:style-name="ce1" office:value-type="float" office:value="0.0580000000000003" calcext:value-type="float">
            <text:p>0.0580000000000003</text:p>
          </table:table-cell>
          <table:table-cell table:style-name="ce1" office:value-type="float" office:value="0.0469999999999997" calcext:value-type="float">
            <text:p>0.0469999999999997</text:p>
          </table:table-cell>
          <table:table-cell table:style-name="ce1" office:value-type="float" office:value="0.0460000000000003" calcext:value-type="float">
            <text:p>0.0460000000000003</text:p>
          </table:table-cell>
          <table:table-cell table:style-name="ce1" office:value-type="float" office:value="0.044" calcext:value-type="float">
            <text:p>0.04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tapesmallrad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79999999999999" calcext:value-type="float">
            <text:p>0.0979999999999999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.0710000000000002" calcext:value-type="float">
            <text:p>0.0710000000000002</text:p>
          </table:table-cell>
          <table:table-cell table:style-name="ce1" office:value-type="float" office:value="0.0739999999999998" calcext:value-type="float">
            <text:p>0.0739999999999998</text:p>
          </table:table-cell>
          <table:table-cell table:style-name="ce1" office:value-type="float" office:value="0.0790000000000002" calcext:value-type="float">
            <text:p>0.0790000000000002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519999999999996" calcext:value-type="float">
            <text:p>0.0519999999999996</text:p>
          </table:table-cell>
          <table:table-cell table:style-name="ce1" office:value-type="float" office:value="0.0390000000000001" calcext:value-type="float">
            <text:p>0.0390000000000001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apebigrad2.m4a</text:p>
          </table:table-cell>
          <table:table-cell table:style-name="ce5" office:value-type="string" calcext:value-type="string">
            <text:p>Tape big radius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6cm, 3.75cm</text:p>
          </table:table-cell>
          <table:table-cell table:style-name="ce5" office:value-type="string" calcext:value-type="string">
            <text:p>2.4cm</text:p>
          </table:table-cell>
          <table:table-cell table:style-name="ce5" office:value-type="float" office:value="0.0003504375" calcext:value-type="float">
            <text:p>0.0003504375</text:p>
          </table:table-cell>
          <table:table-cell table:style-name="ce5" office:value-type="string" calcext:value-type="string">
            <text:p>Wood Bench</text:p>
          </table:table-cell>
          <table:table-cell table:formula="of:=[$'Raw Data'.I27]-[$'Raw Data'.H27]" office:value-type="float" office:value="0.283" calcext:value-type="float">
            <text:p>0.283</text:p>
          </table:table-cell>
          <table:table-cell table:formula="of:=[$'Raw Data'.J27]-[$'Raw Data'.I27]" office:value-type="float" office:value="0.232" calcext:value-type="float">
            <text:p>0.232</text:p>
          </table:table-cell>
          <table:table-cell table:formula="of:=[$'Raw Data'.K27]-[$'Raw Data'.J27]" office:value-type="float" office:value="0.251" calcext:value-type="float">
            <text:p>0.251</text:p>
          </table:table-cell>
          <table:table-cell table:formula="of:=[$'Raw Data'.L27]-[$'Raw Data'.K27]" office:value-type="float" office:value="0.184" calcext:value-type="float">
            <text:p>0.184</text:p>
          </table:table-cell>
          <table:table-cell table:formula="of:=[$'Raw Data'.M27]-[$'Raw Data'.L27]" office:value-type="float" office:value="0.204" calcext:value-type="float">
            <text:p>0.204</text:p>
          </table:table-cell>
          <table:table-cell table:formula="of:=[$'Raw Data'.N27]-[$'Raw Data'.M27]" office:value-type="float" office:value="0.184" calcext:value-type="float">
            <text:p>0.184</text:p>
          </table:table-cell>
          <table:table-cell table:formula="of:=[$'Raw Data'.O27]-[$'Raw Data'.N27]" office:value-type="float" office:value="0.195" calcext:value-type="float">
            <text:p>0.195</text:p>
          </table:table-cell>
          <table:table-cell table:formula="of:=[$'Raw Data'.P27]-[$'Raw Data'.O27]" office:value-type="float" office:value="0.166" calcext:value-type="float">
            <text:p>0.166</text:p>
          </table:table-cell>
          <table:table-cell table:formula="of:=[$'Raw Data'.Q27]-[$'Raw Data'.P27]" office:value-type="float" office:value="0.188" calcext:value-type="float">
            <text:p>0.188</text:p>
          </table:table-cell>
          <table:table-cell table:formula="of:=[$'Raw Data'.R27]-[$'Raw Data'.Q27]" office:value-type="float" office:value="0.173" calcext:value-type="float">
            <text:p>0.173</text:p>
          </table:table-cell>
          <table:table-cell table:formula="of:=[$'Raw Data'.S27]-[$'Raw Data'.R27]" office:value-type="float" office:value="0.157" calcext:value-type="float">
            <text:p>0.157</text:p>
          </table:table-cell>
          <table:table-cell table:formula="of:=[$'Raw Data'.T27]-[$'Raw Data'.S27]" office:value-type="float" office:value="0.16" calcext:value-type="float">
            <text:p>0.16</text:p>
          </table:table-cell>
          <table:table-cell table:formula="of:=[$'Raw Data'.U27]-[$'Raw Data'.T27]" office:value-type="float" office:value="0.147" calcext:value-type="float">
            <text:p>0.147</text:p>
          </table:table-cell>
          <table:table-cell table:formula="of:=[$'Raw Data'.V27]-[$'Raw Data'.U27]" office:value-type="float" office:value="0.151" calcext:value-type="float">
            <text:p>0.151</text:p>
          </table:table-cell>
          <table:table-cell table:formula="of:=[$'Raw Data'.W27]-[$'Raw Data'.V27]" office:value-type="float" office:value="0.138" calcext:value-type="float">
            <text:p>0.138</text:p>
          </table:table-cell>
          <table:table-cell table:formula="of:=[$'Raw Data'.X27]-[$'Raw Data'.W27]" office:value-type="float" office:value="0.143" calcext:value-type="float">
            <text:p>0.143</text:p>
          </table:table-cell>
          <table:table-cell table:formula="of:=[$'Raw Data'.Y27]-[$'Raw Data'.X27]" office:value-type="float" office:value="0.126" calcext:value-type="float">
            <text:p>0.126</text:p>
          </table:table-cell>
          <table:table-cell table:formula="of:=[$'Raw Data'.Z27]-[$'Raw Data'.Y27]" office:value-type="float" office:value="0.122" calcext:value-type="float">
            <text:p>0.122</text:p>
          </table:table-cell>
          <table:table-cell table:formula="of:=[$'Raw Data'.AA27]-[$'Raw Data'.Z27]" office:value-type="float" office:value="0.122" calcext:value-type="float">
            <text:p>0.122</text:p>
          </table:table-cell>
          <table:table-cell table:formula="of:=[$'Raw Data'.AB27]-[$'Raw Data'.AA27]" office:value-type="float" office:value="0.0979999999999999" calcext:value-type="float">
            <text:p>0.0979999999999999</text:p>
          </table:table-cell>
          <table:table-cell table:formula="of:=[$'Raw Data'.AC27]-[$'Raw Data'.AB27]" office:value-type="float" office:value="0.112" calcext:value-type="float">
            <text:p>0.112</text:p>
          </table:table-cell>
          <table:table-cell table:formula="of:=[$'Raw Data'.AD27]-[$'Raw Data'.AC27]" office:value-type="float" office:value="0.0910000000000002" calcext:value-type="float">
            <text:p>0.0910000000000002</text:p>
          </table:table-cell>
          <table:table-cell table:formula="of:=[$'Raw Data'.AE27]-[$'Raw Data'.AD27]" office:value-type="float" office:value="0.093" calcext:value-type="float">
            <text:p>0.093</text:p>
          </table:table-cell>
          <table:table-cell table:formula="of:=[$'Raw Data'.AF27]-[$'Raw Data'.AE27]" office:value-type="float" office:value="0.085" calcext:value-type="float">
            <text:p>0.085</text:p>
          </table:table-cell>
          <table:table-cell table:formula="of:=[$'Raw Data'.AG27]-[$'Raw Data'.AF27]" office:value-type="float" office:value="0.0709999999999997" calcext:value-type="float">
            <text:p>0.0709999999999997</text:p>
          </table:table-cell>
          <table:table-cell table:formula="of:=[$'Raw Data'.AH27]-[$'Raw Data'.AG27]" office:value-type="float" office:value="0.0739999999999998" calcext:value-type="float">
            <text:p>0.0739999999999998</text:p>
          </table:table-cell>
          <table:table-cell table:formula="of:=[$'Raw Data'.AI27]-[$'Raw Data'.AH27]" office:value-type="float" office:value="0.0600000000000005" calcext:value-type="float">
            <text:p>0.0600000000000005</text:p>
          </table:table-cell>
          <table:table-cell table:formula="of:=[$'Raw Data'.AJ27]-[$'Raw Data'.AI27]" office:value-type="float" office:value="0.0439999999999996" calcext:value-type="float">
            <text:p>0.0439999999999996</text:p>
          </table:table-cell>
          <table:table-cell table:formula="of:=[$'Raw Data'.AK27]-[$'Raw Data'.AJ27]" office:value-type="float" office:value="0.0579999999999998" calcext:value-type="float">
            <text:p>0.0579999999999998</text:p>
          </table:table-cell>
          <table:table-cell table:formula="of:=[$'Raw Data'.AL27]-[$'Raw Data'.AK27]" office:value-type="float" office:value="0.0330000000000004" calcext:value-type="float">
            <text:p>0.0330000000000004</text:p>
          </table:table-cell>
          <table:table-cell table:formula="of:=[$'Raw Data'.AM27]-[$'Raw Data'.AL27]" office:value-type="float" office:value="0.0300000000000002" calcext:value-type="float">
            <text:p>0.0300000000000002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tapebigrad2.m4a</text:p>
          </table:table-cell>
          <table:table-cell table:style-name="ce5" office:value-type="string" calcext:value-type="string">
            <text:p>Tape big radius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6cm, 3.75cm</text:p>
          </table:table-cell>
          <table:table-cell table:style-name="ce5" office:value-type="string" calcext:value-type="string">
            <text:p>2.4cm</text:p>
          </table:table-cell>
          <table:table-cell table:style-name="ce5" office:value-type="float" office:value="0.0003504375" calcext:value-type="float">
            <text:p>0.0003504375</text:p>
          </table:table-cell>
          <table:table-cell table:style-name="ce5" office:value-type="string" calcext:value-type="string">
            <text:p>Wood Bench</text:p>
          </table:table-cell>
          <table:table-cell table:formula="of:=[$'Raw Data'.I28]-[$'Raw Data'.H28]" office:value-type="float" office:value="0.261" calcext:value-type="float">
            <text:p>0.261</text:p>
          </table:table-cell>
          <table:table-cell table:formula="of:=[$'Raw Data'.J28]-[$'Raw Data'.I28]" office:value-type="float" office:value="0.243" calcext:value-type="float">
            <text:p>0.243</text:p>
          </table:table-cell>
          <table:table-cell table:formula="of:=[$'Raw Data'.K28]-[$'Raw Data'.J28]" office:value-type="float" office:value="0.208" calcext:value-type="float">
            <text:p>0.208</text:p>
          </table:table-cell>
          <table:table-cell table:formula="of:=[$'Raw Data'.L28]-[$'Raw Data'.K28]" office:value-type="float" office:value="0.198" calcext:value-type="float">
            <text:p>0.198</text:p>
          </table:table-cell>
          <table:table-cell table:formula="of:=[$'Raw Data'.M28]-[$'Raw Data'.L28]" office:value-type="float" office:value="0.19" calcext:value-type="float">
            <text:p>0.19</text:p>
          </table:table-cell>
          <table:table-cell table:formula="of:=[$'Raw Data'.N28]-[$'Raw Data'.M28]" office:value-type="float" office:value="0.187" calcext:value-type="float">
            <text:p>0.187</text:p>
          </table:table-cell>
          <table:table-cell table:formula="of:=[$'Raw Data'.O28]-[$'Raw Data'.N28]" office:value-type="float" office:value="0.183" calcext:value-type="float">
            <text:p>0.183</text:p>
          </table:table-cell>
          <table:table-cell table:formula="of:=[$'Raw Data'.P28]-[$'Raw Data'.O28]" office:value-type="float" office:value="0.167" calcext:value-type="float">
            <text:p>0.167</text:p>
          </table:table-cell>
          <table:table-cell table:formula="of:=[$'Raw Data'.Q28]-[$'Raw Data'.P28]" office:value-type="float" office:value="0.17" calcext:value-type="float">
            <text:p>0.17</text:p>
          </table:table-cell>
          <table:table-cell table:formula="of:=[$'Raw Data'.R28]-[$'Raw Data'.Q28]" office:value-type="float" office:value="0.165" calcext:value-type="float">
            <text:p>0.165</text:p>
          </table:table-cell>
          <table:table-cell table:formula="of:=[$'Raw Data'.S28]-[$'Raw Data'.R28]" office:value-type="float" office:value="0.158" calcext:value-type="float">
            <text:p>0.158</text:p>
          </table:table-cell>
          <table:table-cell table:formula="of:=[$'Raw Data'.T28]-[$'Raw Data'.S28]" office:value-type="float" office:value="0.139" calcext:value-type="float">
            <text:p>0.139</text:p>
          </table:table-cell>
          <table:table-cell table:formula="of:=[$'Raw Data'.U28]-[$'Raw Data'.T28]" office:value-type="float" office:value="0.158" calcext:value-type="float">
            <text:p>0.158</text:p>
          </table:table-cell>
          <table:table-cell table:formula="of:=[$'Raw Data'.V28]-[$'Raw Data'.U28]" office:value-type="float" office:value="0.132" calcext:value-type="float">
            <text:p>0.132</text:p>
          </table:table-cell>
          <table:table-cell table:formula="of:=[$'Raw Data'.W28]-[$'Raw Data'.V28]" office:value-type="float" office:value="0.14" calcext:value-type="float">
            <text:p>0.14</text:p>
          </table:table-cell>
          <table:table-cell table:formula="of:=[$'Raw Data'.X28]-[$'Raw Data'.W28]" office:value-type="float" office:value="0.116" calcext:value-type="float">
            <text:p>0.116</text:p>
          </table:table-cell>
          <table:table-cell table:formula="of:=[$'Raw Data'.Y28]-[$'Raw Data'.X28]" office:value-type="float" office:value="0.127" calcext:value-type="float">
            <text:p>0.127</text:p>
          </table:table-cell>
          <table:table-cell table:formula="of:=[$'Raw Data'.Z28]-[$'Raw Data'.Y28]" office:value-type="float" office:value="0.112" calcext:value-type="float">
            <text:p>0.112</text:p>
          </table:table-cell>
          <table:table-cell table:formula="of:=[$'Raw Data'.AA28]-[$'Raw Data'.Z28]" office:value-type="float" office:value="0.114" calcext:value-type="float">
            <text:p>0.114</text:p>
          </table:table-cell>
          <table:table-cell table:formula="of:=[$'Raw Data'.AB28]-[$'Raw Data'.AA28]" office:value-type="float" office:value="0.104" calcext:value-type="float">
            <text:p>0.104</text:p>
          </table:table-cell>
          <table:table-cell table:formula="of:=[$'Raw Data'.AC28]-[$'Raw Data'.AB28]" office:value-type="float" office:value="0.101" calcext:value-type="float">
            <text:p>0.101</text:p>
          </table:table-cell>
          <table:table-cell table:formula="of:=[$'Raw Data'.AD28]-[$'Raw Data'.AC28]" office:value-type="float" office:value="0.089" calcext:value-type="float">
            <text:p>0.089</text:p>
          </table:table-cell>
          <table:table-cell table:formula="of:=[$'Raw Data'.AE28]-[$'Raw Data'.AD28]" office:value-type="float" office:value="0.085" calcext:value-type="float">
            <text:p>0.085</text:p>
          </table:table-cell>
          <table:table-cell table:formula="of:=[$'Raw Data'.AF28]-[$'Raw Data'.AE28]" office:value-type="float" office:value="0.0760000000000001" calcext:value-type="float">
            <text:p>0.0760000000000001</text:p>
          </table:table-cell>
          <table:table-cell table:formula="of:=[$'Raw Data'.AG28]-[$'Raw Data'.AF28]" office:value-type="float" office:value="0.0710000000000002" calcext:value-type="float">
            <text:p>0.0710000000000002</text:p>
          </table:table-cell>
          <table:table-cell table:formula="of:=[$'Raw Data'.AH28]-[$'Raw Data'.AG28]" office:value-type="float" office:value="0.0739999999999998" calcext:value-type="float">
            <text:p>0.0739999999999998</text:p>
          </table:table-cell>
          <table:table-cell table:formula="of:=[$'Raw Data'.AI28]-[$'Raw Data'.AH28]" office:value-type="float" office:value="0.0489999999999999" calcext:value-type="float">
            <text:p>0.0489999999999999</text:p>
          </table:table-cell>
          <table:table-cell table:formula="of:=[$'Raw Data'.AJ28]-[$'Raw Data'.AI28]" office:value-type="float" office:value="0.0500000000000003" calcext:value-type="float">
            <text:p>0.0500000000000003</text:p>
          </table:table-cell>
          <table:table-cell table:number-columns-repeated="989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pes of lines" table:style-name="ta3">
        <office:forms form:automatic-focus="false" form:apply-design-mode="false"/>
        <table:table-column table:style-name="co1" table:number-columns-repeated="54" table:default-cell-style-name="Default"/>
        <table:table-column table:style-name="co2" table:number-columns-repeated="970" table:default-cell-style-name="Default"/>
        <table:table-row table:style-name="ro1">
          <table:table-cell table:style-name="ce1" office:value-type="string" calcext:value-type="string">
            <text:p>Audio Fil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Moment of inertia</text:p>
          </table:table-cell>
          <table:table-cell table:style-name="ce1" office:value-type="string" calcext:value-type="string">
            <text:p>On:</text:p>
          </table:table-cell>
          <table:table-cell table:style-name="ce1" office:value-type="string" calcext:value-type="string">
            <text:p>Average slop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second derivative of peak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argelid1.m4a</text:p>
          </table:table-cell>
          <table:table-cell table:style-name="ce3" office:value-type="string" calcext:value-type="string">
            <text:p>Large 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2:.AE2])" office:value-type="float" office:value="-0.01065" calcext:value-type="float">
            <text:p>-0.01065</text:p>
          </table:table-cell>
          <table:table-cell table:style-name="ce1" table:formula="of:=STDEV([.L2:.AE2])" office:value-type="float" office:value="0.0293082977293032" calcext:value-type="float">
            <text:p>0.0293082977293032</text:p>
          </table:table-cell>
          <table:table-cell table:style-name="ce1" table:formula="of:=[$'disgusting calculations'.E1]+1" office:value-type="float" office:value="20" calcext:value-type="float">
            <text:p>20</text:p>
          </table:table-cell>
          <table:table-cell table:style-name="ce1" table:formula="of:=[.I2]/SQRT([.J2])" office:value-type="float" office:value="0.00655353460275246" calcext:value-type="float">
            <text:p>0.00655353460275246</text:p>
          </table:table-cell>
          <table:table-cell table:style-name="ce1" table:formula="of:=[$'Derivates kinda'.I22]-[$'Derivates kinda'.H22]" office:value-type="float" office:value="-0.004" calcext:value-type="float">
            <text:p>-0.004</text:p>
          </table:table-cell>
          <table:table-cell table:style-name="ce1" table:formula="of:=[$'Derivates kinda'.J22]-[$'Derivates kinda'.I22]" office:value-type="float" office:value="-0.002" calcext:value-type="float">
            <text:p>-0.002</text:p>
          </table:table-cell>
          <table:table-cell table:style-name="ce1" table:formula="of:=[$'Derivates kinda'.K22]-[$'Derivates kinda'.J22]" office:value-type="float" office:value="-0.024" calcext:value-type="float">
            <text:p>-0.024</text:p>
          </table:table-cell>
          <table:table-cell table:style-name="ce1" table:formula="of:=[$'Derivates kinda'.L22]-[$'Derivates kinda'.K22]" office:value-type="float" office:value="-0.018" calcext:value-type="float">
            <text:p>-0.018</text:p>
          </table:table-cell>
          <table:table-cell table:style-name="ce1" table:formula="of:=[$'Derivates kinda'.M22]-[$'Derivates kinda'.L22]" office:value-type="float" office:value="-0.025" calcext:value-type="float">
            <text:p>-0.025</text:p>
          </table:table-cell>
          <table:table-cell table:style-name="ce1" table:formula="of:=[$'Derivates kinda'.N22]-[$'Derivates kinda'.M22]" office:value-type="float" office:value="-0.001" calcext:value-type="float">
            <text:p>-0.001</text:p>
          </table:table-cell>
          <table:table-cell table:style-name="ce1" table:formula="of:=[$'Derivates kinda'.O22]-[$'Derivates kinda'.N22]" office:value-type="float" office:value="0.001" calcext:value-type="float">
            <text:p>0.001</text:p>
          </table:table-cell>
          <table:table-cell table:style-name="ce1" table:formula="of:=[$'Derivates kinda'.P22]-[$'Derivates kinda'.O22]" office:value-type="float" office:value="0.023" calcext:value-type="float">
            <text:p>0.023</text:p>
          </table:table-cell>
          <table:table-cell table:style-name="ce1" table:formula="of:=[$'Derivates kinda'.Q22]-[$'Derivates kinda'.P22]" office:value-type="float" office:value="-0.047" calcext:value-type="float">
            <text:p>-0.047</text:p>
          </table:table-cell>
          <table:table-cell table:style-name="ce1" table:formula="of:=[$'Derivates kinda'.R22]-[$'Derivates kinda'.Q22]" office:value-type="float" office:value="-0.002" calcext:value-type="float">
            <text:p>-0.002</text:p>
          </table:table-cell>
          <table:table-cell table:style-name="ce1" table:formula="of:=[$'Derivates kinda'.S22]-[$'Derivates kinda'.R22]" office:value-type="float" office:value="-0.002" calcext:value-type="float">
            <text:p>-0.002</text:p>
          </table:table-cell>
          <table:table-cell table:style-name="ce1" table:formula="of:=[$'Derivates kinda'.T22]-[$'Derivates kinda'.S22]" office:value-type="float" office:value="0" calcext:value-type="float">
            <text:p>0</text:p>
          </table:table-cell>
          <table:table-cell table:style-name="ce1" table:formula="of:=[$'Derivates kinda'.U22]-[$'Derivates kinda'.T22]" office:value-type="float" office:value="-0.0609999999999998" calcext:value-type="float">
            <text:p>-0.0609999999999998</text:p>
          </table:table-cell>
          <table:table-cell table:style-name="ce1" table:formula="of:=[$'Derivates kinda'.V22]-[$'Derivates kinda'.U22]" office:value-type="float" office:value="0.0259999999999998" calcext:value-type="float">
            <text:p>0.0259999999999998</text:p>
          </table:table-cell>
          <table:table-cell table:style-name="ce1" table:formula="of:=[$'Derivates kinda'.W22]-[$'Derivates kinda'.V22]" office:value-type="float" office:value="-0.029" calcext:value-type="float">
            <text:p>-0.029</text:p>
          </table:table-cell>
          <table:table-cell table:style-name="ce1" table:formula="of:=[$'Derivates kinda'.X22]-[$'Derivates kinda'.W22]" office:value-type="float" office:value="-0.0140000000000002" calcext:value-type="float">
            <text:p>-0.0140000000000002</text:p>
          </table:table-cell>
          <table:table-cell table:style-name="ce1" table:formula="of:=[$'Derivates kinda'.Y22]-[$'Derivates kinda'.X22]" office:value-type="float" office:value="0.0110000000000001" calcext:value-type="float">
            <text:p>0.0110000000000001</text:p>
          </table:table-cell>
          <table:table-cell table:style-name="ce1" table:formula="of:=[$'Derivates kinda'.Z22]-[$'Derivates kinda'.Y22]" office:value-type="float" office:value="-0.016" calcext:value-type="float">
            <text:p>-0.016</text:p>
          </table:table-cell>
          <table:table-cell table:style-name="ce1" table:formula="of:=[$'Derivates kinda'.AA22]-[$'Derivates kinda'.Z22]" office:value-type="float" office:value="0.0490000000000004" calcext:value-type="float">
            <text:p>0.0490000000000004</text:p>
          </table:table-cell>
          <table:table-cell table:style-name="ce1" table:formula="of:=[$'Derivates kinda'.AB22]-[$'Derivates kinda'.AA22]" office:value-type="float" office:value="-0.0780000000000003" calcext:value-type="float">
            <text:p>-0.078000000000000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argelid2.m4a</text:p>
          </table:table-cell>
          <table:table-cell table:style-name="ce3" office:value-type="string" calcext:value-type="string">
            <text:p>Large 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3:.AC3])" office:value-type="float" office:value="-0.0142222222222222" calcext:value-type="float">
            <text:p>-0.0142222222222222</text:p>
          </table:table-cell>
          <table:table-cell table:style-name="ce1" table:formula="of:=STDEV([.L3:.AC3])" office:value-type="float" office:value="0.0419811660230345" calcext:value-type="float">
            <text:p>0.0419811660230345</text:p>
          </table:table-cell>
          <table:table-cell table:style-name="ce1" table:formula="of:=[$'disgusting calculations'.E2]+1" office:value-type="float" office:value="18" calcext:value-type="float">
            <text:p>18</text:p>
          </table:table-cell>
          <table:table-cell table:style-name="ce1" table:formula="of:=[.I3]/SQRT([.J3])" office:value-type="float" office:value="0.00989505572566867" calcext:value-type="float">
            <text:p>0.00989505572566867</text:p>
          </table:table-cell>
          <table:table-cell table:style-name="ce1" table:formula="of:=[$'Derivates kinda'.I23]-[$'Derivates kinda'.H23]" office:value-type="float" office:value="-0.053" calcext:value-type="float">
            <text:p>-0.053</text:p>
          </table:table-cell>
          <table:table-cell table:style-name="ce1" table:formula="of:=[$'Derivates kinda'.J23]-[$'Derivates kinda'.I23]" office:value-type="float" office:value="-0.015" calcext:value-type="float">
            <text:p>-0.015</text:p>
          </table:table-cell>
          <table:table-cell table:style-name="ce1" table:formula="of:=[$'Derivates kinda'.K23]-[$'Derivates kinda'.J23]" office:value-type="float" office:value="-0.022" calcext:value-type="float">
            <text:p>-0.022</text:p>
          </table:table-cell>
          <table:table-cell table:style-name="ce1" table:formula="of:=[$'Derivates kinda'.L23]-[$'Derivates kinda'.K23]" office:value-type="float" office:value="-0.0959999999999999" calcext:value-type="float">
            <text:p>-0.0959999999999999</text:p>
          </table:table-cell>
          <table:table-cell table:style-name="ce1" table:formula="of:=[$'Derivates kinda'.M23]-[$'Derivates kinda'.L23]" office:value-type="float" office:value="0.026" calcext:value-type="float">
            <text:p>0.026</text:p>
          </table:table-cell>
          <table:table-cell table:style-name="ce1" table:formula="of:=[$'Derivates kinda'.N23]-[$'Derivates kinda'.M23]" office:value-type="float" office:value="0.0499999999999999" calcext:value-type="float">
            <text:p>0.0499999999999999</text:p>
          </table:table-cell>
          <table:table-cell table:style-name="ce1" table:formula="of:=[$'Derivates kinda'.O23]-[$'Derivates kinda'.N23]" office:value-type="float" office:value="0.001" calcext:value-type="float">
            <text:p>0.001</text:p>
          </table:table-cell>
          <table:table-cell table:style-name="ce1" table:formula="of:=[$'Derivates kinda'.P23]-[$'Derivates kinda'.O23]" office:value-type="float" office:value="0.004" calcext:value-type="float">
            <text:p>0.004</text:p>
          </table:table-cell>
          <table:table-cell table:style-name="ce1" table:formula="of:=[$'Derivates kinda'.Q23]-[$'Derivates kinda'.P23]" office:value-type="float" office:value="-0.038" calcext:value-type="float">
            <text:p>-0.038</text:p>
          </table:table-cell>
          <table:table-cell table:style-name="ce1" table:formula="of:=[$'Derivates kinda'.R23]-[$'Derivates kinda'.Q23]" office:value-type="float" office:value="0.009" calcext:value-type="float">
            <text:p>0.009</text:p>
          </table:table-cell>
          <table:table-cell table:style-name="ce1" table:formula="of:=[$'Derivates kinda'.S23]-[$'Derivates kinda'.R23]" office:value-type="float" office:value="-0.00499999999999999" calcext:value-type="float">
            <text:p>-0.00499999999999999</text:p>
          </table:table-cell>
          <table:table-cell table:style-name="ce1" table:formula="of:=[$'Derivates kinda'.T23]-[$'Derivates kinda'.S23]" office:value-type="float" office:value="-0.0499999999999998" calcext:value-type="float">
            <text:p>-0.0499999999999998</text:p>
          </table:table-cell>
          <table:table-cell table:style-name="ce1" table:formula="of:=[$'Derivates kinda'.U23]-[$'Derivates kinda'.T23]" office:value-type="float" office:value="0.0649999999999998" calcext:value-type="float">
            <text:p>0.0649999999999998</text:p>
          </table:table-cell>
          <table:table-cell table:style-name="ce1" table:formula="of:=[$'Derivates kinda'.V23]-[$'Derivates kinda'.U23]" office:value-type="float" office:value="-0.0410000000000002" calcext:value-type="float">
            <text:p>-0.0410000000000002</text:p>
          </table:table-cell>
          <table:table-cell table:style-name="ce1" table:formula="of:=[$'Derivates kinda'.W23]-[$'Derivates kinda'.V23]" office:value-type="float" office:value="-0.0249999999999995" calcext:value-type="float">
            <text:p>-0.0249999999999995</text:p>
          </table:table-cell>
          <table:table-cell table:style-name="ce1" table:formula="of:=[$'Derivates kinda'.X23]-[$'Derivates kinda'.W23]" office:value-type="float" office:value="-0.0030000000000006" calcext:value-type="float">
            <text:p>-0.0030000000000006</text:p>
          </table:table-cell>
          <table:table-cell table:style-name="ce1" table:formula="of:=[$'Derivates kinda'.Y23]-[$'Derivates kinda'.X23]" office:value-type="float" office:value="0.0190000000000002" calcext:value-type="float">
            <text:p>0.0190000000000002</text:p>
          </table:table-cell>
          <table:table-cell table:style-name="ce1" table:formula="of:=[$'Derivates kinda'.Z23]-[$'Derivates kinda'.Y23]" office:value-type="float" office:value="-0.0819999999999999" calcext:value-type="float">
            <text:p>-0.08199999999999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argelid3.m4a</text:p>
          </table:table-cell>
          <table:table-cell table:style-name="ce3" office:value-type="string" calcext:value-type="string">
            <text:p>Large Pot Lid</text:p>
          </table:table-cell>
          <table:table-cell table:style-name="ce1" office:value-type="string" calcext:value-type="string">
            <text:p>267g</text:p>
          </table:table-cell>
          <table:table-cell table:style-name="ce1" office:value-type="string" calcext:value-type="string">
            <text:p>11.5 cm</text:p>
          </table:table-cell>
          <table:table-cell/>
          <table:table-cell table:style-name="ce1" office:value-type="float" office:value="0.0017655375" calcext:value-type="float">
            <text:p>0.001765537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4:.AE4])" office:value-type="float" office:value="-0.0134" calcext:value-type="float">
            <text:p>-0.0134</text:p>
          </table:table-cell>
          <table:table-cell table:style-name="ce1" table:formula="of:=STDEV([.L4:.AE4])" office:value-type="float" office:value="0.0351169474755424" calcext:value-type="float">
            <text:p>0.0351169474755424</text:p>
          </table:table-cell>
          <table:table-cell table:style-name="ce1" table:formula="of:=[$'disgusting calculations'.E3]+1" office:value-type="float" office:value="20" calcext:value-type="float">
            <text:p>20</text:p>
          </table:table-cell>
          <table:table-cell table:style-name="ce1" table:formula="of:=[.I4]/SQRT([.J4])" office:value-type="float" office:value="0.00785238817176024" calcext:value-type="float">
            <text:p>0.00785238817176024</text:p>
          </table:table-cell>
          <table:table-cell table:style-name="ce1" table:formula="of:=[$'Derivates kinda'.I24]-[$'Derivates kinda'.H24]" office:value-type="float" office:value="-0.037" calcext:value-type="float">
            <text:p>-0.037</text:p>
          </table:table-cell>
          <table:table-cell table:style-name="ce1" table:formula="of:=[$'Derivates kinda'.J24]-[$'Derivates kinda'.I24]" office:value-type="float" office:value="-0.033" calcext:value-type="float">
            <text:p>-0.033</text:p>
          </table:table-cell>
          <table:table-cell table:style-name="ce1" table:formula="of:=[$'Derivates kinda'.K24]-[$'Derivates kinda'.J24]" office:value-type="float" office:value="0.026" calcext:value-type="float">
            <text:p>0.026</text:p>
          </table:table-cell>
          <table:table-cell table:style-name="ce1" table:formula="of:=[$'Derivates kinda'.L24]-[$'Derivates kinda'.K24]" office:value-type="float" office:value="-0.076" calcext:value-type="float">
            <text:p>-0.076</text:p>
          </table:table-cell>
          <table:table-cell table:style-name="ce1" table:formula="of:=[$'Derivates kinda'.M24]-[$'Derivates kinda'.L24]" office:value-type="float" office:value="0.022" calcext:value-type="float">
            <text:p>0.022</text:p>
          </table:table-cell>
          <table:table-cell table:style-name="ce1" table:formula="of:=[$'Derivates kinda'.N24]-[$'Derivates kinda'.M24]" office:value-type="float" office:value="-0.012" calcext:value-type="float">
            <text:p>-0.012</text:p>
          </table:table-cell>
          <table:table-cell table:style-name="ce1" table:formula="of:=[$'Derivates kinda'.O24]-[$'Derivates kinda'.N24]" office:value-type="float" office:value="-0.004" calcext:value-type="float">
            <text:p>-0.004</text:p>
          </table:table-cell>
          <table:table-cell table:style-name="ce1" table:formula="of:=[$'Derivates kinda'.P24]-[$'Derivates kinda'.O24]" office:value-type="float" office:value="-0.03" calcext:value-type="float">
            <text:p>-0.03</text:p>
          </table:table-cell>
          <table:table-cell table:style-name="ce1" table:formula="of:=[$'Derivates kinda'.Q24]-[$'Derivates kinda'.P24]" office:value-type="float" office:value="0.01" calcext:value-type="float">
            <text:p>0.01</text:p>
          </table:table-cell>
          <table:table-cell table:style-name="ce1" table:formula="of:=[$'Derivates kinda'.R24]-[$'Derivates kinda'.Q24]" office:value-type="float" office:value="0.013" calcext:value-type="float">
            <text:p>0.013</text:p>
          </table:table-cell>
          <table:table-cell table:style-name="ce1" table:formula="of:=[$'Derivates kinda'.S24]-[$'Derivates kinda'.R24]" office:value-type="float" office:value="-0.03" calcext:value-type="float">
            <text:p>-0.03</text:p>
          </table:table-cell>
          <table:table-cell table:style-name="ce1" table:formula="of:=[$'Derivates kinda'.T24]-[$'Derivates kinda'.S24]" office:value-type="float" office:value="0" calcext:value-type="float">
            <text:p>0</text:p>
          </table:table-cell>
          <table:table-cell table:style-name="ce1" table:formula="of:=[$'Derivates kinda'.U24]-[$'Derivates kinda'.T24]" office:value-type="float" office:value="0.000999999999999987" calcext:value-type="float">
            <text:p>0.000999999999999987</text:p>
          </table:table-cell>
          <table:table-cell table:style-name="ce1" table:formula="of:=[$'Derivates kinda'.V24]-[$'Derivates kinda'.U24]" office:value-type="float" office:value="-0.0299999999999999" calcext:value-type="float">
            <text:p>-0.0299999999999999</text:p>
          </table:table-cell>
          <table:table-cell table:style-name="ce1" table:formula="of:=[$'Derivates kinda'.W24]-[$'Derivates kinda'.V24]" office:value-type="float" office:value="0.0499999999999999" calcext:value-type="float">
            <text:p>0.0499999999999999</text:p>
          </table:table-cell>
          <table:table-cell table:style-name="ce1" table:formula="of:=[$'Derivates kinda'.X24]-[$'Derivates kinda'.W24]" office:value-type="float" office:value="-0.0579999999999999" calcext:value-type="float">
            <text:p>-0.0579999999999999</text:p>
          </table:table-cell>
          <table:table-cell table:style-name="ce1" table:formula="of:=[$'Derivates kinda'.Y24]-[$'Derivates kinda'.X24]" office:value-type="float" office:value="0.0199999999999999" calcext:value-type="float">
            <text:p>0.0199999999999999</text:p>
          </table:table-cell>
          <table:table-cell table:style-name="ce1" table:formula="of:=[$'Derivates kinda'.Z24]-[$'Derivates kinda'.Y24]" office:value-type="float" office:value="-0.0330000000000003" calcext:value-type="float">
            <text:p>-0.0330000000000003</text:p>
          </table:table-cell>
          <table:table-cell table:style-name="ce1" table:formula="of:=[$'Derivates kinda'.AA24]-[$'Derivates kinda'.Z24]" office:value-type="float" office:value="0.0160000000000005" calcext:value-type="float">
            <text:p>0.0160000000000005</text:p>
          </table:table-cell>
          <table:table-cell table:style-name="ce1" table:formula="of:=[$'Derivates kinda'.AB24]-[$'Derivates kinda'.AA24]" office:value-type="float" office:value="-0.0830000000000002" calcext:value-type="float">
            <text:p>-0.0830000000000002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ighttape1.m4a</text:p>
          </table:table-cell>
          <table:table-cell table:style-name="ce3" office:value-type="string" calcext:value-type="string">
            <text:p>Light 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5:.AZ5])" office:value-type="float" office:value="-0.00450000000000001" calcext:value-type="float">
            <text:p>-0.00450000000000001</text:p>
          </table:table-cell>
          <table:table-cell table:style-name="ce1" table:formula="of:=STDEV([.L5:.AZ5])" office:value-type="float" office:value="0.0133012434352235" calcext:value-type="float">
            <text:p>0.0133012434352235</text:p>
          </table:table-cell>
          <table:table-cell table:style-name="ce1" table:formula="of:=[$'disgusting calculations'.E4]+1" office:value-type="float" office:value="41" calcext:value-type="float">
            <text:p>41</text:p>
          </table:table-cell>
          <table:table-cell table:style-name="ce1" table:formula="of:=[.I5]/SQRT([.J5])" office:value-type="float" office:value="0.00207730522507498" calcext:value-type="float">
            <text:p>0.00207730522507498</text:p>
          </table:table-cell>
          <table:table-cell table:style-name="ce1" table:formula="of:=[$'Derivates kinda'.I16]-[$'Derivates kinda'.H16]" office:value-type="float" office:value="-0.002" calcext:value-type="float">
            <text:p>-0.002</text:p>
          </table:table-cell>
          <table:table-cell table:style-name="ce1" table:formula="of:=[$'Derivates kinda'.J16]-[$'Derivates kinda'.I16]" office:value-type="float" office:value="-0.013" calcext:value-type="float">
            <text:p>-0.013</text:p>
          </table:table-cell>
          <table:table-cell table:style-name="ce1" table:formula="of:=[$'Derivates kinda'.K16]-[$'Derivates kinda'.J16]" office:value-type="float" office:value="0.019" calcext:value-type="float">
            <text:p>0.019</text:p>
          </table:table-cell>
          <table:table-cell table:style-name="ce1" table:formula="of:=[$'Derivates kinda'.L16]-[$'Derivates kinda'.K16]" office:value-type="float" office:value="0.002" calcext:value-type="float">
            <text:p>0.002</text:p>
          </table:table-cell>
          <table:table-cell table:style-name="ce1" table:formula="of:=[$'Derivates kinda'.M16]-[$'Derivates kinda'.L16]" office:value-type="float" office:value="0.00599999999999998" calcext:value-type="float">
            <text:p>0.00599999999999998</text:p>
          </table:table-cell>
          <table:table-cell table:style-name="ce1" table:formula="of:=[$'Derivates kinda'.N16]-[$'Derivates kinda'.M16]" office:value-type="float" office:value="-0.017" calcext:value-type="float">
            <text:p>-0.017</text:p>
          </table:table-cell>
          <table:table-cell table:style-name="ce1" table:formula="of:=[$'Derivates kinda'.O16]-[$'Derivates kinda'.N16]" office:value-type="float" office:value="0.003" calcext:value-type="float">
            <text:p>0.003</text:p>
          </table:table-cell>
          <table:table-cell table:style-name="ce1" table:formula="of:=[$'Derivates kinda'.P16]-[$'Derivates kinda'.O16]" office:value-type="float" office:value="0" calcext:value-type="float">
            <text:p>0</text:p>
          </table:table-cell>
          <table:table-cell table:style-name="ce1" table:formula="of:=[$'Derivates kinda'.Q16]-[$'Derivates kinda'.P16]" office:value-type="float" office:value="-0.011" calcext:value-type="float">
            <text:p>-0.011</text:p>
          </table:table-cell>
          <table:table-cell table:style-name="ce1" table:formula="of:=[$'Derivates kinda'.R16]-[$'Derivates kinda'.Q16]" office:value-type="float" office:value="-0.005" calcext:value-type="float">
            <text:p>-0.005</text:p>
          </table:table-cell>
          <table:table-cell table:style-name="ce1" table:formula="of:=[$'Derivates kinda'.S16]-[$'Derivates kinda'.R16]" office:value-type="float" office:value="0.014" calcext:value-type="float">
            <text:p>0.014</text:p>
          </table:table-cell>
          <table:table-cell table:style-name="ce1" table:formula="of:=[$'Derivates kinda'.T16]-[$'Derivates kinda'.S16]" office:value-type="float" office:value="-0.028" calcext:value-type="float">
            <text:p>-0.028</text:p>
          </table:table-cell>
          <table:table-cell table:style-name="ce1" table:formula="of:=[$'Derivates kinda'.U16]-[$'Derivates kinda'.T16]" office:value-type="float" office:value="0" calcext:value-type="float">
            <text:p>0</text:p>
          </table:table-cell>
          <table:table-cell table:style-name="ce1" table:formula="of:=[$'Derivates kinda'.V16]-[$'Derivates kinda'.U16]" office:value-type="float" office:value="0.003" calcext:value-type="float">
            <text:p>0.003</text:p>
          </table:table-cell>
          <table:table-cell table:style-name="ce1" table:formula="of:=[$'Derivates kinda'.W16]-[$'Derivates kinda'.V16]" office:value-type="float" office:value="-0.016" calcext:value-type="float">
            <text:p>-0.016</text:p>
          </table:table-cell>
          <table:table-cell table:style-name="ce1" table:formula="of:=[$'Derivates kinda'.X16]-[$'Derivates kinda'.W16]" office:value-type="float" office:value="-0.00600000000000001" calcext:value-type="float">
            <text:p>-0.00600000000000001</text:p>
          </table:table-cell>
          <table:table-cell table:style-name="ce1" table:formula="of:=[$'Derivates kinda'.Y16]-[$'Derivates kinda'.X16]" office:value-type="float" office:value="-0.00499999999999998" calcext:value-type="float">
            <text:p>-0.00499999999999998</text:p>
          </table:table-cell>
          <table:table-cell table:style-name="ce1" table:formula="of:=[$'Derivates kinda'.Z16]-[$'Derivates kinda'.Y16]" office:value-type="float" office:value="0.011" calcext:value-type="float">
            <text:p>0.011</text:p>
          </table:table-cell>
          <table:table-cell table:style-name="ce1" table:formula="of:=[$'Derivates kinda'.AA16]-[$'Derivates kinda'.Z16]" office:value-type="float" office:value="-0.019000000000001" calcext:value-type="float">
            <text:p>-0.019000000000001</text:p>
          </table:table-cell>
          <table:table-cell table:style-name="ce1" table:formula="of:=[$'Derivates kinda'.AB16]-[$'Derivates kinda'.AA16]" office:value-type="float" office:value="-0.000999999999999002" calcext:value-type="float">
            <text:p>-0.000999999999999002</text:p>
          </table:table-cell>
          <table:table-cell table:style-name="ce1" table:formula="of:=[$'Derivates kinda'.AC16]-[$'Derivates kinda'.AB16]" office:value-type="float" office:value="-0.013" calcext:value-type="float">
            <text:p>-0.013</text:p>
          </table:table-cell>
          <table:table-cell table:style-name="ce1" table:formula="of:=[$'Derivates kinda'.AD16]-[$'Derivates kinda'.AC16]" office:value-type="float" office:value="-0.005" calcext:value-type="float">
            <text:p>-0.005</text:p>
          </table:table-cell>
          <table:table-cell table:style-name="ce1" table:formula="of:=[$'Derivates kinda'.AE16]-[$'Derivates kinda'.AD16]" office:value-type="float" office:value="0.013" calcext:value-type="float">
            <text:p>0.013</text:p>
          </table:table-cell>
          <table:table-cell table:style-name="ce1" table:formula="of:=[$'Derivates kinda'.AF16]-[$'Derivates kinda'.AE16]" office:value-type="float" office:value="-0.032" calcext:value-type="float">
            <text:p>-0.032</text:p>
          </table:table-cell>
          <table:table-cell table:style-name="ce1" table:formula="of:=[$'Derivates kinda'.AG16]-[$'Derivates kinda'.AF16]" office:value-type="float" office:value="0.011" calcext:value-type="float">
            <text:p>0.011</text:p>
          </table:table-cell>
          <table:table-cell table:style-name="ce1" table:formula="of:=[$'Derivates kinda'.AH16]-[$'Derivates kinda'.AG16]" office:value-type="float" office:value="-0.003" calcext:value-type="float">
            <text:p>-0.003</text:p>
          </table:table-cell>
          <table:table-cell table:style-name="ce1" table:formula="of:=[$'Derivates kinda'.AI16]-[$'Derivates kinda'.AH16]" office:value-type="float" office:value="-0.00800000000000001" calcext:value-type="float">
            <text:p>-0.00800000000000001</text:p>
          </table:table-cell>
          <table:table-cell table:style-name="ce1" table:formula="of:=[$'Derivates kinda'.AJ16]-[$'Derivates kinda'.AI16]" office:value-type="float" office:value="-0.014" calcext:value-type="float">
            <text:p>-0.014</text:p>
          </table:table-cell>
          <table:table-cell table:style-name="ce1" table:formula="of:=[$'Derivates kinda'.AK16]-[$'Derivates kinda'.AJ16]" office:value-type="float" office:value="0.014" calcext:value-type="float">
            <text:p>0.014</text:p>
          </table:table-cell>
          <table:table-cell table:style-name="ce1" table:formula="of:=[$'Derivates kinda'.AL16]-[$'Derivates kinda'.AK16]" office:value-type="float" office:value="-0.0309999999999997" calcext:value-type="float">
            <text:p>-0.0309999999999997</text:p>
          </table:table-cell>
          <table:table-cell table:style-name="ce1" table:formula="of:=[$'Derivates kinda'.AM16]-[$'Derivates kinda'.AL16]" office:value-type="float" office:value="0.0259999999999997" calcext:value-type="float">
            <text:p>0.0259999999999997</text:p>
          </table:table-cell>
          <table:table-cell table:style-name="ce1" table:formula="of:=[$'Derivates kinda'.AN16]-[$'Derivates kinda'.AM16]" office:value-type="float" office:value="-0.0200000000000004" calcext:value-type="float">
            <text:p>-0.0200000000000004</text:p>
          </table:table-cell>
          <table:table-cell table:style-name="ce1" table:formula="of:=[$'Derivates kinda'.AO16]-[$'Derivates kinda'.AN16]" office:value-type="float" office:value="-0.00499999999999901" calcext:value-type="float">
            <text:p>-0.00499999999999901</text:p>
          </table:table-cell>
          <table:table-cell table:style-name="ce1" table:formula="of:=[$'Derivates kinda'.AP16]-[$'Derivates kinda'.AO16]" office:value-type="float" office:value="-0.00100000000000119" calcext:value-type="float">
            <text:p>-0.00100000000000119</text:p>
          </table:table-cell>
          <table:table-cell table:style-name="ce1" table:formula="of:=[$'Derivates kinda'.AQ16]-[$'Derivates kinda'.AP16]" office:value-type="float" office:value="-0.0169999999999994" calcext:value-type="float">
            <text:p>-0.0169999999999994</text:p>
          </table:table-cell>
          <table:table-cell table:style-name="ce1" table:formula="of:=[$'Derivates kinda'.AR16]-[$'Derivates kinda'.AQ16]" office:value-type="float" office:value="0.00800000000000001" calcext:value-type="float">
            <text:p>0.00800000000000001</text:p>
          </table:table-cell>
          <table:table-cell table:style-name="ce1" table:formula="of:=[$'Derivates kinda'.AS16]-[$'Derivates kinda'.AR16]" office:value-type="float" office:value="-0.0169999999999995" calcext:value-type="float">
            <text:p>-0.0169999999999995</text:p>
          </table:table-cell>
          <table:table-cell table:style-name="ce1" table:formula="of:=[$'Derivates kinda'.AT16]-[$'Derivates kinda'.AS16]" office:value-type="float" office:value="-9.0205620750794E-016" calcext:value-type="float">
            <text:p>-9.0205620750794E-16</text:p>
          </table:table-cell>
          <table:table-cell table:style-name="ce1" table:formula="of:=[$'Derivates kinda'.AU16]-[$'Derivates kinda'.AT16]" office:value-type="float" office:value="-0.0119999999999995" calcext:value-type="float">
            <text:p>-0.0119999999999995</text:p>
          </table:table-cell>
          <table:table-cell table:style-name="ce1" table:formula="of:=[$'Derivates kinda'.AV16]-[$'Derivates kinda'.AU16]" office:value-type="float" office:value="-0.0090000000000004" calcext:value-type="float">
            <text:p>-0.0090000000000004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1" office:value-type="string" calcext:value-type="string">
            <text:p>lighttape2.m4a</text:p>
          </table:table-cell>
          <table:table-cell table:style-name="ce3" office:value-type="string" calcext:value-type="string">
            <text:p>Light 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6:.AZ6])" office:value-type="float" office:value="-0.00347499999999999" calcext:value-type="float">
            <text:p>-0.00347499999999999</text:p>
          </table:table-cell>
          <table:table-cell table:style-name="ce1" table:formula="of:=STDEV([.L6:.AZ6])" office:value-type="float" office:value="0.0233644344008538" calcext:value-type="float">
            <text:p>0.0233644344008538</text:p>
          </table:table-cell>
          <table:table-cell table:style-name="ce1" table:formula="of:=[$'disgusting calculations'.E5]+1" office:value-type="float" office:value="41" calcext:value-type="float">
            <text:p>41</text:p>
          </table:table-cell>
          <table:table-cell table:style-name="ce1" table:formula="of:=[.I6]/SQRT([.J6])" office:value-type="float" office:value="0.00364891161478089" calcext:value-type="float">
            <text:p>0.00364891161478089</text:p>
          </table:table-cell>
          <table:table-cell table:style-name="ce1" table:formula="of:=[$'Derivates kinda'.I17]-[$'Derivates kinda'.H17]" office:value-type="float" office:value="0.059" calcext:value-type="float">
            <text:p>0.059</text:p>
          </table:table-cell>
          <table:table-cell table:style-name="ce1" table:formula="of:=[$'Derivates kinda'.J17]-[$'Derivates kinda'.I17]" office:value-type="float" office:value="-0.058" calcext:value-type="float">
            <text:p>-0.058</text:p>
          </table:table-cell>
          <table:table-cell table:style-name="ce1" table:formula="of:=[$'Derivates kinda'.K17]-[$'Derivates kinda'.J17]" office:value-type="float" office:value="0.06" calcext:value-type="float">
            <text:p>0.06</text:p>
          </table:table-cell>
          <table:table-cell table:style-name="ce1" table:formula="of:=[$'Derivates kinda'.L17]-[$'Derivates kinda'.K17]" office:value-type="float" office:value="-0.035" calcext:value-type="float">
            <text:p>-0.035</text:p>
          </table:table-cell>
          <table:table-cell table:style-name="ce1" table:formula="of:=[$'Derivates kinda'.M17]-[$'Derivates kinda'.L17]" office:value-type="float" office:value="0.044" calcext:value-type="float">
            <text:p>0.044</text:p>
          </table:table-cell>
          <table:table-cell table:style-name="ce1" table:formula="of:=[$'Derivates kinda'.N17]-[$'Derivates kinda'.M17]" office:value-type="float" office:value="0.004" calcext:value-type="float">
            <text:p>0.004</text:p>
          </table:table-cell>
          <table:table-cell table:style-name="ce1" table:formula="of:=[$'Derivates kinda'.O17]-[$'Derivates kinda'.N17]" office:value-type="float" office:value="-0.014" calcext:value-type="float">
            <text:p>-0.014</text:p>
          </table:table-cell>
          <table:table-cell table:style-name="ce1" table:formula="of:=[$'Derivates kinda'.P17]-[$'Derivates kinda'.O17]" office:value-type="float" office:value="-0.014" calcext:value-type="float">
            <text:p>-0.014</text:p>
          </table:table-cell>
          <table:table-cell table:style-name="ce1" table:formula="of:=[$'Derivates kinda'.Q17]-[$'Derivates kinda'.P17]" office:value-type="float" office:value="0.019" calcext:value-type="float">
            <text:p>0.019</text:p>
          </table:table-cell>
          <table:table-cell table:style-name="ce1" table:formula="of:=[$'Derivates kinda'.R17]-[$'Derivates kinda'.Q17]" office:value-type="float" office:value="-0.019" calcext:value-type="float">
            <text:p>-0.019</text:p>
          </table:table-cell>
          <table:table-cell table:style-name="ce1" table:formula="of:=[$'Derivates kinda'.S17]-[$'Derivates kinda'.R17]" office:value-type="float" office:value="-0.024" calcext:value-type="float">
            <text:p>-0.024</text:p>
          </table:table-cell>
          <table:table-cell table:style-name="ce1" table:formula="of:=[$'Derivates kinda'.T17]-[$'Derivates kinda'.S17]" office:value-type="float" office:value="0.014" calcext:value-type="float">
            <text:p>0.014</text:p>
          </table:table-cell>
          <table:table-cell table:style-name="ce1" table:formula="of:=[$'Derivates kinda'.U17]-[$'Derivates kinda'.T17]" office:value-type="float" office:value="-0.014" calcext:value-type="float">
            <text:p>-0.014</text:p>
          </table:table-cell>
          <table:table-cell table:style-name="ce1" table:formula="of:=[$'Derivates kinda'.V17]-[$'Derivates kinda'.U17]" office:value-type="float" office:value="-0.00399999999999998" calcext:value-type="float">
            <text:p>-0.00399999999999998</text:p>
          </table:table-cell>
          <table:table-cell table:style-name="ce1" table:formula="of:=[$'Derivates kinda'.W17]-[$'Derivates kinda'.V17]" office:value-type="float" office:value="-0.015" calcext:value-type="float">
            <text:p>-0.015</text:p>
          </table:table-cell>
          <table:table-cell table:style-name="ce1" table:formula="of:=[$'Derivates kinda'.X17]-[$'Derivates kinda'.W17]" office:value-type="float" office:value="-0.005" calcext:value-type="float">
            <text:p>-0.005</text:p>
          </table:table-cell>
          <table:table-cell table:style-name="ce1" table:formula="of:=[$'Derivates kinda'.Y17]-[$'Derivates kinda'.X17]" office:value-type="float" office:value="0.01" calcext:value-type="float">
            <text:p>0.01</text:p>
          </table:table-cell>
          <table:table-cell table:style-name="ce1" table:formula="of:=[$'Derivates kinda'.Z17]-[$'Derivates kinda'.Y17]" office:value-type="float" office:value="-0.043000000000001" calcext:value-type="float">
            <text:p>-0.043000000000001</text:p>
          </table:table-cell>
          <table:table-cell table:style-name="ce1" table:formula="of:=[$'Derivates kinda'.AA17]-[$'Derivates kinda'.Z17]" office:value-type="float" office:value="0.014000000000001" calcext:value-type="float">
            <text:p>0.014000000000001</text:p>
          </table:table-cell>
          <table:table-cell table:style-name="ce1" table:formula="of:=[$'Derivates kinda'.AB17]-[$'Derivates kinda'.AA17]" office:value-type="float" office:value="-0.004" calcext:value-type="float">
            <text:p>-0.004</text:p>
          </table:table-cell>
          <table:table-cell table:style-name="ce1" table:formula="of:=[$'Derivates kinda'.AC17]-[$'Derivates kinda'.AB17]" office:value-type="float" office:value="-0.01" calcext:value-type="float">
            <text:p>-0.01</text:p>
          </table:table-cell>
          <table:table-cell table:style-name="ce1" table:formula="of:=[$'Derivates kinda'.AD17]-[$'Derivates kinda'.AC17]" office:value-type="float" office:value="0.00499999999999901" calcext:value-type="float">
            <text:p>0.00499999999999901</text:p>
          </table:table-cell>
          <table:table-cell table:style-name="ce1" table:formula="of:=[$'Derivates kinda'.AE17]-[$'Derivates kinda'.AD17]" office:value-type="float" office:value="-0.013999999999998" calcext:value-type="float">
            <text:p>-0.013999999999998</text:p>
          </table:table-cell>
          <table:table-cell table:style-name="ce1" table:formula="of:=[$'Derivates kinda'.AF17]-[$'Derivates kinda'.AE17]" office:value-type="float" office:value="-0.020000000000002" calcext:value-type="float">
            <text:p>-0.020000000000002</text:p>
          </table:table-cell>
          <table:table-cell table:style-name="ce1" table:formula="of:=[$'Derivates kinda'.AG17]-[$'Derivates kinda'.AF17]" office:value-type="float" office:value="0.020000000000001" calcext:value-type="float">
            <text:p>0.020000000000001</text:p>
          </table:table-cell>
          <table:table-cell table:style-name="ce1" table:formula="of:=[$'Derivates kinda'.AH17]-[$'Derivates kinda'.AG17]" office:value-type="float" office:value="-0.012" calcext:value-type="float">
            <text:p>-0.012</text:p>
          </table:table-cell>
          <table:table-cell table:style-name="ce1" table:formula="of:=[$'Derivates kinda'.AI17]-[$'Derivates kinda'.AH17]" office:value-type="float" office:value="-0.012" calcext:value-type="float">
            <text:p>-0.012</text:p>
          </table:table-cell>
          <table:table-cell table:style-name="ce1" table:formula="of:=[$'Derivates kinda'.AJ17]-[$'Derivates kinda'.AI17]" office:value-type="float" office:value="0.00699999999999999" calcext:value-type="float">
            <text:p>0.00699999999999999</text:p>
          </table:table-cell>
          <table:table-cell table:style-name="ce1" table:formula="of:=[$'Derivates kinda'.AK17]-[$'Derivates kinda'.AJ17]" office:value-type="float" office:value="-0.0240000000000005" calcext:value-type="float">
            <text:p>-0.0240000000000005</text:p>
          </table:table-cell>
          <table:table-cell table:style-name="ce1" table:formula="of:=[$'Derivates kinda'.AL17]-[$'Derivates kinda'.AK17]" office:value-type="float" office:value="0.0120000000000005" calcext:value-type="float">
            <text:p>0.0120000000000005</text:p>
          </table:table-cell>
          <table:table-cell table:style-name="ce1" table:formula="of:=[$'Derivates kinda'.AM17]-[$'Derivates kinda'.AL17]" office:value-type="float" office:value="-0.0140000000000002" calcext:value-type="float">
            <text:p>-0.0140000000000002</text:p>
          </table:table-cell>
          <table:table-cell table:style-name="ce1" table:formula="of:=[$'Derivates kinda'.AN17]-[$'Derivates kinda'.AM17]" office:value-type="float" office:value="-0.0069999999999997" calcext:value-type="float">
            <text:p>-0.0069999999999997</text:p>
          </table:table-cell>
          <table:table-cell table:style-name="ce1" table:formula="of:=[$'Derivates kinda'.AO17]-[$'Derivates kinda'.AN17]" office:value-type="float" office:value="-0.00499999999999991" calcext:value-type="float">
            <text:p>-0.00499999999999991</text:p>
          </table:table-cell>
          <table:table-cell table:style-name="ce1" table:formula="of:=[$'Derivates kinda'.AP17]-[$'Derivates kinda'.AO17]" office:value-type="float" office:value="0" calcext:value-type="float">
            <text:p>0</text:p>
          </table:table-cell>
          <table:table-cell table:style-name="ce1" table:formula="of:=[$'Derivates kinda'.AQ17]-[$'Derivates kinda'.AP17]" office:value-type="float" office:value="-0.016" calcext:value-type="float">
            <text:p>-0.016</text:p>
          </table:table-cell>
          <table:table-cell table:style-name="ce1" table:formula="of:=[$'Derivates kinda'.AR17]-[$'Derivates kinda'.AQ17]" office:value-type="float" office:value="0.0029999999999992" calcext:value-type="float">
            <text:p>0.0029999999999992</text:p>
          </table:table-cell>
          <table:table-cell table:style-name="ce1" table:formula="of:=[$'Derivates kinda'.AS17]-[$'Derivates kinda'.AR17]" office:value-type="float" office:value="-0.0159999999999991" calcext:value-type="float">
            <text:p>-0.0159999999999991</text:p>
          </table:table-cell>
          <table:table-cell table:style-name="ce1" table:formula="of:=[$'Derivates kinda'.AT17]-[$'Derivates kinda'.AS17]" office:value-type="float" office:value="-0.0240000000000001" calcext:value-type="float">
            <text:p>-0.0240000000000001</text:p>
          </table:table-cell>
          <table:table-cell table:style-name="ce1" table:formula="of:=[$'Derivates kinda'.AU17]-[$'Derivates kinda'.AT17]" office:value-type="float" office:value="0.0089999999999995" calcext:value-type="float">
            <text:p>0.0089999999999995</text:p>
          </table:table-cell>
          <table:table-cell table:style-name="ce1" table:formula="of:=[$'Derivates kinda'.AV17]-[$'Derivates kinda'.AU17]" office:value-type="float" office:value="0.0040000000000005" calcext:value-type="float">
            <text:p>0.0040000000000005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1" office:value-type="string" calcext:value-type="string">
            <text:p>lighttape3.m4a</text:p>
          </table:table-cell>
          <table:table-cell table:style-name="ce3" office:value-type="string" calcext:value-type="string">
            <text:p>Light 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7:.AF7])" office:value-type="float" office:value="-0.01175" calcext:value-type="float">
            <text:p>-0.01175</text:p>
          </table:table-cell>
          <table:table-cell table:style-name="ce1" table:formula="of:=STDEV([.L7:.AZ7])" office:value-type="float" office:value="0.0249396640335282" calcext:value-type="float">
            <text:p>0.0249396640335282</text:p>
          </table:table-cell>
          <table:table-cell table:style-name="ce1" table:formula="of:=[$'disgusting calculations'.E6]+1" office:value-type="float" office:value="21" calcext:value-type="float">
            <text:p>21</text:p>
          </table:table-cell>
          <table:table-cell table:style-name="ce1" table:formula="of:=[.I7]/SQRT([.J7])" office:value-type="float" office:value="0.00544228086859099" calcext:value-type="float">
            <text:p>0.00544228086859099</text:p>
          </table:table-cell>
          <table:table-cell table:style-name="ce1" table:formula="of:=[$'Derivates kinda'.I18]-[$'Derivates kinda'.H18]" office:value-type="float" office:value="-0.04" calcext:value-type="float">
            <text:p>-0.04</text:p>
          </table:table-cell>
          <table:table-cell table:style-name="ce1" table:formula="of:=[$'Derivates kinda'.J18]-[$'Derivates kinda'.I18]" office:value-type="float" office:value="0.016" calcext:value-type="float">
            <text:p>0.016</text:p>
          </table:table-cell>
          <table:table-cell table:style-name="ce1" table:formula="of:=[$'Derivates kinda'.K18]-[$'Derivates kinda'.J18]" office:value-type="float" office:value="0.003" calcext:value-type="float">
            <text:p>0.003</text:p>
          </table:table-cell>
          <table:table-cell table:style-name="ce1" table:formula="of:=[$'Derivates kinda'.L18]-[$'Derivates kinda'.K18]" office:value-type="float" office:value="-0.004" calcext:value-type="float">
            <text:p>-0.004</text:p>
          </table:table-cell>
          <table:table-cell table:style-name="ce1" table:formula="of:=[$'Derivates kinda'.M18]-[$'Derivates kinda'.L18]" office:value-type="float" office:value="-0.011" calcext:value-type="float">
            <text:p>-0.011</text:p>
          </table:table-cell>
          <table:table-cell table:style-name="ce1" table:formula="of:=[$'Derivates kinda'.N18]-[$'Derivates kinda'.M18]" office:value-type="float" office:value="-0.031" calcext:value-type="float">
            <text:p>-0.031</text:p>
          </table:table-cell>
          <table:table-cell table:style-name="ce1" table:formula="of:=[$'Derivates kinda'.O18]-[$'Derivates kinda'.N18]" office:value-type="float" office:value="0.023" calcext:value-type="float">
            <text:p>0.023</text:p>
          </table:table-cell>
          <table:table-cell table:style-name="ce1" table:formula="of:=[$'Derivates kinda'.P18]-[$'Derivates kinda'.O18]" office:value-type="float" office:value="-0.036" calcext:value-type="float">
            <text:p>-0.036</text:p>
          </table:table-cell>
          <table:table-cell table:style-name="ce1" table:formula="of:=[$'Derivates kinda'.Q18]-[$'Derivates kinda'.P18]" office:value-type="float" office:value="0.00600000000000001" calcext:value-type="float">
            <text:p>0.00600000000000001</text:p>
          </table:table-cell>
          <table:table-cell table:style-name="ce1" table:formula="of:=[$'Derivates kinda'.R18]-[$'Derivates kinda'.Q18]" office:value-type="float" office:value="-0.003" calcext:value-type="float">
            <text:p>-0.003</text:p>
          </table:table-cell>
          <table:table-cell table:style-name="ce1" table:formula="of:=[$'Derivates kinda'.S18]-[$'Derivates kinda'.R18]" office:value-type="float" office:value="-0.00700000000000001" calcext:value-type="float">
            <text:p>-0.00700000000000001</text:p>
          </table:table-cell>
          <table:table-cell table:style-name="ce1" table:formula="of:=[$'Derivates kinda'.T18]-[$'Derivates kinda'.S18]" office:value-type="float" office:value="0.001" calcext:value-type="float">
            <text:p>0.001</text:p>
          </table:table-cell>
          <table:table-cell table:style-name="ce1" table:formula="of:=[$'Derivates kinda'.U18]-[$'Derivates kinda'.T18]" office:value-type="float" office:value="-0.014" calcext:value-type="float">
            <text:p>-0.014</text:p>
          </table:table-cell>
          <table:table-cell table:style-name="ce1" table:formula="of:=[$'Derivates kinda'.V18]-[$'Derivates kinda'.U18]" office:value-type="float" office:value="-0.005" calcext:value-type="float">
            <text:p>-0.005</text:p>
          </table:table-cell>
          <table:table-cell table:style-name="ce1" table:formula="of:=[$'Derivates kinda'.W18]-[$'Derivates kinda'.V18]" office:value-type="float" office:value="0.003" calcext:value-type="float">
            <text:p>0.003</text:p>
          </table:table-cell>
          <table:table-cell table:style-name="ce1" table:formula="of:=[$'Derivates kinda'.X18]-[$'Derivates kinda'.W18]" office:value-type="float" office:value="-0.004" calcext:value-type="float">
            <text:p>-0.004</text:p>
          </table:table-cell>
          <table:table-cell table:style-name="ce1" table:formula="of:=[$'Derivates kinda'.Y18]-[$'Derivates kinda'.X18]" office:value-type="float" office:value="-0.021" calcext:value-type="float">
            <text:p>-0.021</text:p>
          </table:table-cell>
          <table:table-cell table:style-name="ce1" table:formula="of:=[$'Derivates kinda'.Z18]-[$'Derivates kinda'.Y18]" office:value-type="float" office:value="-0.023" calcext:value-type="float">
            <text:p>-0.023</text:p>
          </table:table-cell>
          <table:table-cell table:style-name="ce1" table:formula="of:=[$'Derivates kinda'.AA18]-[$'Derivates kinda'.Z18]" office:value-type="float" office:value="-0.0919999999999999" calcext:value-type="float">
            <text:p>-0.0919999999999999</text:p>
          </table:table-cell>
          <table:table-cell table:style-name="ce1" table:formula="of:=[$'Derivates kinda'.AB18]-[$'Derivates kinda'.AA18]" office:value-type="float" office:value="0.0039999999999996" calcext:value-type="float">
            <text:p>0.0039999999999996</text:p>
          </table:table-cell>
          <table:table-cell table:style-name="ce1"/>
          <table:table-cell table:number-columns-repeated="992"/>
        </table:table-row>
        <table:table-row table:style-name="ro1">
          <table:table-cell table:style-name="ce1" office:value-type="string" calcext:value-type="string">
            <text:p>lighttape4.m4a</text:p>
          </table:table-cell>
          <table:table-cell table:style-name="ce3" office:value-type="string" calcext:value-type="string">
            <text:p>Light Tape</text:p>
          </table:table-cell>
          <table:table-cell table:style-name="ce1" office:value-type="string" calcext:value-type="string">
            <text:p>20g</text:p>
          </table:table-cell>
          <table:table-cell table:style-name="ce1" office:value-type="string" calcext:value-type="string">
            <text:p>4.325cm, 3.75</text:p>
          </table:table-cell>
          <table:table-cell table:style-name="ce1" office:value-type="string" calcext:value-type="string">
            <text:p>1.7cm</text:p>
          </table:table-cell>
          <table:table-cell table:style-name="ce2" office:value-type="float" office:value="0.000032768125" calcext:value-type="float">
            <text:p>3.28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8:.AM8])" office:value-type="float" office:value="-0.00774074074074074" calcext:value-type="float">
            <text:p>-0.00774074074074074</text:p>
          </table:table-cell>
          <table:table-cell table:style-name="ce1" table:formula="of:=STDEV([.L8:.AM8])" office:value-type="float" office:value="0.0131254086898791" calcext:value-type="float">
            <text:p>0.0131254086898791</text:p>
          </table:table-cell>
          <table:table-cell table:style-name="ce1" table:formula="of:=[$'disgusting calculations'.E7]+1" office:value-type="float" office:value="28" calcext:value-type="float">
            <text:p>28</text:p>
          </table:table-cell>
          <table:table-cell table:style-name="ce1" table:formula="of:=[.I8]/SQRT([.J8])" office:value-type="float" office:value="0.00248046908925045" calcext:value-type="float">
            <text:p>0.00248046908925045</text:p>
          </table:table-cell>
          <table:table-cell table:style-name="ce1" table:formula="of:=[$'Derivates kinda'.I19]-[$'Derivates kinda'.H19]" office:value-type="float" office:value="0.005" calcext:value-type="float">
            <text:p>0.005</text:p>
          </table:table-cell>
          <table:table-cell table:style-name="ce1" table:formula="of:=[$'Derivates kinda'.J19]-[$'Derivates kinda'.I19]" office:value-type="float" office:value="0.018" calcext:value-type="float">
            <text:p>0.018</text:p>
          </table:table-cell>
          <table:table-cell table:style-name="ce1" table:formula="of:=[$'Derivates kinda'.K19]-[$'Derivates kinda'.J19]" office:value-type="float" office:value="-0.05" calcext:value-type="float">
            <text:p>-0.05</text:p>
          </table:table-cell>
          <table:table-cell table:style-name="ce1" table:formula="of:=[$'Derivates kinda'.L19]-[$'Derivates kinda'.K19]" office:value-type="float" office:value="0.003" calcext:value-type="float">
            <text:p>0.003</text:p>
          </table:table-cell>
          <table:table-cell table:style-name="ce1" table:formula="of:=[$'Derivates kinda'.M19]-[$'Derivates kinda'.L19]" office:value-type="float" office:value="-0.002" calcext:value-type="float">
            <text:p>-0.002</text:p>
          </table:table-cell>
          <table:table-cell table:style-name="ce1" table:formula="of:=[$'Derivates kinda'.N19]-[$'Derivates kinda'.M19]" office:value-type="float" office:value="-0.02" calcext:value-type="float">
            <text:p>-0.02</text:p>
          </table:table-cell>
          <table:table-cell table:style-name="ce1" table:formula="of:=[$'Derivates kinda'.O19]-[$'Derivates kinda'.N19]" office:value-type="float" office:value="-0.022" calcext:value-type="float">
            <text:p>-0.022</text:p>
          </table:table-cell>
          <table:table-cell table:style-name="ce1" table:formula="of:=[$'Derivates kinda'.P19]-[$'Derivates kinda'.O19]" office:value-type="float" office:value="0.01" calcext:value-type="float">
            <text:p>0.01</text:p>
          </table:table-cell>
          <table:table-cell table:style-name="ce1" table:formula="of:=[$'Derivates kinda'.Q19]-[$'Derivates kinda'.P19]" office:value-type="float" office:value="-0.023" calcext:value-type="float">
            <text:p>-0.023</text:p>
          </table:table-cell>
          <table:table-cell table:style-name="ce1" table:formula="of:=[$'Derivates kinda'.R19]-[$'Derivates kinda'.Q19]" office:value-type="float" office:value="-0.00199999999999997" calcext:value-type="float">
            <text:p>-0.00199999999999997</text:p>
          </table:table-cell>
          <table:table-cell table:style-name="ce1" table:formula="of:=[$'Derivates kinda'.S19]-[$'Derivates kinda'.R19]" office:value-type="float" office:value="0" calcext:value-type="float">
            <text:p>0</text:p>
          </table:table-cell>
          <table:table-cell table:style-name="ce1" table:formula="of:=[$'Derivates kinda'.T19]-[$'Derivates kinda'.S19]" office:value-type="float" office:value="-0.01" calcext:value-type="float">
            <text:p>-0.01</text:p>
          </table:table-cell>
          <table:table-cell table:style-name="ce1" table:formula="of:=[$'Derivates kinda'.U19]-[$'Derivates kinda'.T19]" office:value-type="float" office:value="-0.00900000000000001" calcext:value-type="float">
            <text:p>-0.00900000000000001</text:p>
          </table:table-cell>
          <table:table-cell table:style-name="ce1" table:formula="of:=[$'Derivates kinda'.V19]-[$'Derivates kinda'.U19]" office:value-type="float" office:value="-0.005" calcext:value-type="float">
            <text:p>-0.005</text:p>
          </table:table-cell>
          <table:table-cell table:style-name="ce1" table:formula="of:=[$'Derivates kinda'.W19]-[$'Derivates kinda'.V19]" office:value-type="float" office:value="-0.012" calcext:value-type="float">
            <text:p>-0.012</text:p>
          </table:table-cell>
          <table:table-cell table:style-name="ce1" table:formula="of:=[$'Derivates kinda'.X19]-[$'Derivates kinda'.W19]" office:value-type="float" office:value="-0.003" calcext:value-type="float">
            <text:p>-0.003</text:p>
          </table:table-cell>
          <table:table-cell table:style-name="ce1" table:formula="of:=[$'Derivates kinda'.Y19]-[$'Derivates kinda'.X19]" office:value-type="float" office:value="-0.00600000000000001" calcext:value-type="float">
            <text:p>-0.00600000000000001</text:p>
          </table:table-cell>
          <table:table-cell table:style-name="ce1" table:formula="of:=[$'Derivates kinda'.Z19]-[$'Derivates kinda'.Y19]" office:value-type="float" office:value="-0.012" calcext:value-type="float">
            <text:p>-0.012</text:p>
          </table:table-cell>
          <table:table-cell table:style-name="ce1" table:formula="of:=[$'Derivates kinda'.AA19]-[$'Derivates kinda'.Z19]" office:value-type="float" office:value="0.002" calcext:value-type="float">
            <text:p>0.002</text:p>
          </table:table-cell>
          <table:table-cell table:style-name="ce1" table:formula="of:=[$'Derivates kinda'.AB19]-[$'Derivates kinda'.AA19]" office:value-type="float" office:value="-0.012" calcext:value-type="float">
            <text:p>-0.012</text:p>
          </table:table-cell>
          <table:table-cell table:style-name="ce1" table:formula="of:=[$'Derivates kinda'.AC19]-[$'Derivates kinda'.AB19]" office:value-type="float" office:value="-0.00400000000000039" calcext:value-type="float">
            <text:p>-0.00400000000000039</text:p>
          </table:table-cell>
          <table:table-cell table:style-name="ce1" table:formula="of:=[$'Derivates kinda'.AD19]-[$'Derivates kinda'.AC19]" office:value-type="float" office:value="-0.0119999999999995" calcext:value-type="float">
            <text:p>-0.0119999999999995</text:p>
          </table:table-cell>
          <table:table-cell table:style-name="ce1" table:formula="of:=[$'Derivates kinda'.AE19]-[$'Derivates kinda'.AD19]" office:value-type="float" office:value="0.00400000000000039" calcext:value-type="float">
            <text:p>0.00400000000000039</text:p>
          </table:table-cell>
          <table:table-cell table:style-name="ce1" table:formula="of:=[$'Derivates kinda'.AF19]-[$'Derivates kinda'.AE19]" office:value-type="float" office:value="-0.019000000000001" calcext:value-type="float">
            <text:p>-0.019000000000001</text:p>
          </table:table-cell>
          <table:table-cell table:style-name="ce1" table:formula="of:=[$'Derivates kinda'.AG19]-[$'Derivates kinda'.AF19]" office:value-type="float" office:value="-0.0139999999999993" calcext:value-type="float">
            <text:p>-0.0139999999999993</text:p>
          </table:table-cell>
          <table:table-cell table:style-name="ce1" table:formula="of:=[$'Derivates kinda'.AH19]-[$'Derivates kinda'.AG19]" office:value-type="float" office:value="0.0030000000000001" calcext:value-type="float">
            <text:p>0.0030000000000001</text:p>
          </table:table-cell>
          <table:table-cell table:style-name="ce1" table:formula="of:=[$'Derivates kinda'.AI19]-[$'Derivates kinda'.AH19]" office:value-type="float" office:value="-0.0170000000000004" calcext:value-type="float">
            <text:p>-0.0170000000000004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medpot1.m4a</text:p>
          </table:table-cell>
          <table:table-cell table:style-name="ce3" office:value-type="string" calcext:value-type="string">
            <text:p>Medium 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9:.AO9])" office:value-type="float" office:value="-0.00731034482758621" calcext:value-type="float">
            <text:p>-0.00731034482758621</text:p>
          </table:table-cell>
          <table:table-cell table:style-name="ce1" table:formula="of:=STDEV([.L9:.AO9])" office:value-type="float" office:value="0.0275007836878929" calcext:value-type="float">
            <text:p>0.0275007836878929</text:p>
          </table:table-cell>
          <table:table-cell table:style-name="ce1" table:formula="of:=[$'disgusting calculations'.E8]+1" office:value-type="float" office:value="30" calcext:value-type="float">
            <text:p>30</text:p>
          </table:table-cell>
          <table:table-cell table:style-name="ce1" table:formula="of:=[.I9]/SQRT([.J9])" office:value-type="float" office:value="0.00502093319164301" calcext:value-type="float">
            <text:p>0.00502093319164301</text:p>
          </table:table-cell>
          <table:table-cell table:style-name="ce1" table:formula="of:=[$'Derivates kinda'.I14]-[$'Derivates kinda'.H14]" office:value-type="float" office:value="-0.033" calcext:value-type="float">
            <text:p>-0.033</text:p>
          </table:table-cell>
          <table:table-cell table:style-name="ce1" table:formula="of:=[$'Derivates kinda'.J14]-[$'Derivates kinda'.I14]" office:value-type="float" office:value="-0.01" calcext:value-type="float">
            <text:p>-0.01</text:p>
          </table:table-cell>
          <table:table-cell table:style-name="ce1" table:formula="of:=[$'Derivates kinda'.K14]-[$'Derivates kinda'.J14]" office:value-type="float" office:value="-0.02" calcext:value-type="float">
            <text:p>-0.02</text:p>
          </table:table-cell>
          <table:table-cell table:style-name="ce1" table:formula="of:=[$'Derivates kinda'.L14]-[$'Derivates kinda'.K14]" office:value-type="float" office:value="-0.012" calcext:value-type="float">
            <text:p>-0.012</text:p>
          </table:table-cell>
          <table:table-cell table:style-name="ce1" table:formula="of:=[$'Derivates kinda'.M14]-[$'Derivates kinda'.L14]" office:value-type="float" office:value="0.01" calcext:value-type="float">
            <text:p>0.01</text:p>
          </table:table-cell>
          <table:table-cell table:style-name="ce1" table:formula="of:=[$'Derivates kinda'.N14]-[$'Derivates kinda'.M14]" office:value-type="float" office:value="-0.034" calcext:value-type="float">
            <text:p>-0.034</text:p>
          </table:table-cell>
          <table:table-cell table:style-name="ce1" table:formula="of:=[$'Derivates kinda'.O14]-[$'Derivates kinda'.N14]" office:value-type="float" office:value="0.013" calcext:value-type="float">
            <text:p>0.013</text:p>
          </table:table-cell>
          <table:table-cell table:style-name="ce1" table:formula="of:=[$'Derivates kinda'.P14]-[$'Derivates kinda'.O14]" office:value-type="float" office:value="-0.029" calcext:value-type="float">
            <text:p>-0.029</text:p>
          </table:table-cell>
          <table:table-cell table:style-name="ce1" table:formula="of:=[$'Derivates kinda'.Q14]-[$'Derivates kinda'.P14]" office:value-type="float" office:value="-0.005" calcext:value-type="float">
            <text:p>-0.005</text:p>
          </table:table-cell>
          <table:table-cell table:style-name="ce1" table:formula="of:=[$'Derivates kinda'.R14]-[$'Derivates kinda'.Q14]" office:value-type="float" office:value="-0.00600000000000001" calcext:value-type="float">
            <text:p>-0.00600000000000001</text:p>
          </table:table-cell>
          <table:table-cell table:style-name="ce1" table:formula="of:=[$'Derivates kinda'.S14]-[$'Derivates kinda'.R14]" office:value-type="float" office:value="-0.024" calcext:value-type="float">
            <text:p>-0.024</text:p>
          </table:table-cell>
          <table:table-cell table:style-name="ce1" table:formula="of:=[$'Derivates kinda'.T14]-[$'Derivates kinda'.S14]" office:value-type="float" office:value="0.086" calcext:value-type="float">
            <text:p>0.086</text:p>
          </table:table-cell>
          <table:table-cell table:style-name="ce1" table:formula="of:=[$'Derivates kinda'.U14]-[$'Derivates kinda'.T14]" office:value-type="float" office:value="-0.086" calcext:value-type="float">
            <text:p>-0.086</text:p>
          </table:table-cell>
          <table:table-cell table:style-name="ce1" table:formula="of:=[$'Derivates kinda'.V14]-[$'Derivates kinda'.U14]" office:value-type="float" office:value="-0.00800000000000001" calcext:value-type="float">
            <text:p>-0.00800000000000001</text:p>
          </table:table-cell>
          <table:table-cell table:style-name="ce1" table:formula="of:=[$'Derivates kinda'.W14]-[$'Derivates kinda'.V14]" office:value-type="float" office:value="0.00600000000000001" calcext:value-type="float">
            <text:p>0.00600000000000001</text:p>
          </table:table-cell>
          <table:table-cell table:style-name="ce1" table:formula="of:=[$'Derivates kinda'.X14]-[$'Derivates kinda'.W14]" office:value-type="float" office:value="-0.00900000000000001" calcext:value-type="float">
            <text:p>-0.00900000000000001</text:p>
          </table:table-cell>
          <table:table-cell table:style-name="ce1" table:formula="of:=[$'Derivates kinda'.Y14]-[$'Derivates kinda'.X14]" office:value-type="float" office:value="0.018" calcext:value-type="float">
            <text:p>0.018</text:p>
          </table:table-cell>
          <table:table-cell table:style-name="ce1" table:formula="of:=[$'Derivates kinda'.Z14]-[$'Derivates kinda'.Y14]" office:value-type="float" office:value="0.00700000000000001" calcext:value-type="float">
            <text:p>0.00700000000000001</text:p>
          </table:table-cell>
          <table:table-cell table:style-name="ce1" table:formula="of:=[$'Derivates kinda'.AA14]-[$'Derivates kinda'.Z14]" office:value-type="float" office:value="-0.029" calcext:value-type="float">
            <text:p>-0.029</text:p>
          </table:table-cell>
          <table:table-cell table:style-name="ce1" table:formula="of:=[$'Derivates kinda'.AB14]-[$'Derivates kinda'.AA14]" office:value-type="float" office:value="-0.014" calcext:value-type="float">
            <text:p>-0.014</text:p>
          </table:table-cell>
          <table:table-cell table:style-name="ce1" table:formula="of:=[$'Derivates kinda'.AC14]-[$'Derivates kinda'.AB14]" office:value-type="float" office:value="0.001" calcext:value-type="float">
            <text:p>0.001</text:p>
          </table:table-cell>
          <table:table-cell table:style-name="ce1" table:formula="of:=[$'Derivates kinda'.AD14]-[$'Derivates kinda'.AC14]" office:value-type="float" office:value="-0.002" calcext:value-type="float">
            <text:p>-0.002</text:p>
          </table:table-cell>
          <table:table-cell table:style-name="ce1" table:formula="of:=[$'Derivates kinda'.AE14]-[$'Derivates kinda'.AD14]" office:value-type="float" office:value="0.003" calcext:value-type="float">
            <text:p>0.003</text:p>
          </table:table-cell>
          <table:table-cell table:style-name="ce1" table:formula="of:=[$'Derivates kinda'.AF14]-[$'Derivates kinda'.AE14]" office:value-type="float" office:value="0.018" calcext:value-type="float">
            <text:p>0.018</text:p>
          </table:table-cell>
          <table:table-cell table:style-name="ce1" table:formula="of:=[$'Derivates kinda'.AG14]-[$'Derivates kinda'.AF14]" office:value-type="float" office:value="-0.024" calcext:value-type="float">
            <text:p>-0.024</text:p>
          </table:table-cell>
          <table:table-cell table:style-name="ce1" table:formula="of:=[$'Derivates kinda'.AH14]-[$'Derivates kinda'.AG14]" office:value-type="float" office:value="-0.0199999999999998" calcext:value-type="float">
            <text:p>-0.0199999999999998</text:p>
          </table:table-cell>
          <table:table-cell table:style-name="ce1" table:formula="of:=[$'Derivates kinda'.AI14]-[$'Derivates kinda'.AH14]" office:value-type="float" office:value="0.0099999999999998" calcext:value-type="float">
            <text:p>0.0099999999999998</text:p>
          </table:table-cell>
          <table:table-cell table:style-name="ce1" table:formula="of:=[$'Derivates kinda'.AJ14]-[$'Derivates kinda'.AI14]" office:value-type="float" office:value="-0.0169999999999995" calcext:value-type="float">
            <text:p>-0.0169999999999995</text:p>
          </table:table-cell>
          <table:table-cell table:style-name="ce1" table:formula="of:=[$'Derivates kinda'.AK14]-[$'Derivates kinda'.AJ14]" office:value-type="float" office:value="-0.0020000000000007" calcext:value-type="float">
            <text:p>-0.0020000000000007</text:p>
          </table:table-cell>
          <table:table-cell table:style-name="ce1"/>
          <table:table-cell table:number-columns-repeated="983"/>
        </table:table-row>
        <table:table-row table:style-name="ro1">
          <table:table-cell table:style-name="ce1" office:value-type="string" calcext:value-type="string">
            <text:p>medpot2.m4a</text:p>
          </table:table-cell>
          <table:table-cell table:style-name="ce3" office:value-type="string" calcext:value-type="string">
            <text:p>Medium Pot Lid</text:p>
          </table:table-cell>
          <table:table-cell table:style-name="ce1" office:value-type="string" calcext:value-type="string">
            <text:p>188g</text:p>
          </table:table-cell>
          <table:table-cell table:style-name="ce1" office:value-type="string" calcext:value-type="string">
            <text:p>8.75cm</text:p>
          </table:table-cell>
          <table:table-cell/>
          <table:table-cell table:style-name="ce1" office:value-type="float" office:value="0.001439375" calcext:value-type="float">
            <text:p>0.00143937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10:.AG10])" office:value-type="float" office:value="-0.00736363636363636" calcext:value-type="float">
            <text:p>-0.00736363636363636</text:p>
          </table:table-cell>
          <table:table-cell table:style-name="ce1" table:formula="of:=STDEV([.L10:.AG10])" office:value-type="float" office:value="0.0320899709218664" calcext:value-type="float">
            <text:p>0.0320899709218664</text:p>
          </table:table-cell>
          <table:table-cell table:style-name="ce1" table:formula="of:=[$'disgusting calculations'.E9]+1" office:value-type="float" office:value="22" calcext:value-type="float">
            <text:p>22</text:p>
          </table:table-cell>
          <table:table-cell table:style-name="ce1" table:formula="of:=[.I10]/SQRT([.J10])" office:value-type="float" office:value="0.00684160478837264" calcext:value-type="float">
            <text:p>0.00684160478837264</text:p>
          </table:table-cell>
          <table:table-cell table:style-name="ce1" table:formula="of:=[$'Derivates kinda'.I15]-[$'Derivates kinda'.H15]" office:value-type="float" office:value="0.003" calcext:value-type="float">
            <text:p>0.003</text:p>
          </table:table-cell>
          <table:table-cell table:style-name="ce1" table:formula="of:=[$'Derivates kinda'.J15]-[$'Derivates kinda'.I15]" office:value-type="float" office:value="-0.053" calcext:value-type="float">
            <text:p>-0.053</text:p>
          </table:table-cell>
          <table:table-cell table:style-name="ce1" table:formula="of:=[$'Derivates kinda'.K15]-[$'Derivates kinda'.J15]" office:value-type="float" office:value="0.003" calcext:value-type="float">
            <text:p>0.003</text:p>
          </table:table-cell>
          <table:table-cell table:style-name="ce1" table:formula="of:=[$'Derivates kinda'.L15]-[$'Derivates kinda'.K15]" office:value-type="float" office:value="-0.013" calcext:value-type="float">
            <text:p>-0.013</text:p>
          </table:table-cell>
          <table:table-cell table:style-name="ce1" table:formula="of:=[$'Derivates kinda'.M15]-[$'Derivates kinda'.L15]" office:value-type="float" office:value="-0.01" calcext:value-type="float">
            <text:p>-0.01</text:p>
          </table:table-cell>
          <table:table-cell table:style-name="ce1" table:formula="of:=[$'Derivates kinda'.N15]-[$'Derivates kinda'.M15]" office:value-type="float" office:value="0.013" calcext:value-type="float">
            <text:p>0.013</text:p>
          </table:table-cell>
          <table:table-cell table:style-name="ce1" table:formula="of:=[$'Derivates kinda'.O15]-[$'Derivates kinda'.N15]" office:value-type="float" office:value="-0.013" calcext:value-type="float">
            <text:p>-0.013</text:p>
          </table:table-cell>
          <table:table-cell table:style-name="ce1" table:formula="of:=[$'Derivates kinda'.P15]-[$'Derivates kinda'.O15]" office:value-type="float" office:value="-0.029" calcext:value-type="float">
            <text:p>-0.029</text:p>
          </table:table-cell>
          <table:table-cell table:style-name="ce1" table:formula="of:=[$'Derivates kinda'.Q15]-[$'Derivates kinda'.P15]" office:value-type="float" office:value="-0.01" calcext:value-type="float">
            <text:p>-0.01</text:p>
          </table:table-cell>
          <table:table-cell table:style-name="ce1" table:formula="of:=[$'Derivates kinda'.R15]-[$'Derivates kinda'.Q15]" office:value-type="float" office:value="-0.003" calcext:value-type="float">
            <text:p>-0.003</text:p>
          </table:table-cell>
          <table:table-cell table:style-name="ce1" table:formula="of:=[$'Derivates kinda'.S15]-[$'Derivates kinda'.R15]" office:value-type="float" office:value="-0.00499999999999998" calcext:value-type="float">
            <text:p>-0.00499999999999998</text:p>
          </table:table-cell>
          <table:table-cell table:style-name="ce1" table:formula="of:=[$'Derivates kinda'.T15]-[$'Derivates kinda'.S15]" office:value-type="float" office:value="-0.039" calcext:value-type="float">
            <text:p>-0.039</text:p>
          </table:table-cell>
          <table:table-cell table:style-name="ce1" table:formula="of:=[$'Derivates kinda'.U15]-[$'Derivates kinda'.T15]" office:value-type="float" office:value="0.00700000000000001" calcext:value-type="float">
            <text:p>0.00700000000000001</text:p>
          </table:table-cell>
          <table:table-cell table:style-name="ce1" table:formula="of:=[$'Derivates kinda'.V15]-[$'Derivates kinda'.U15]" office:value-type="float" office:value="-0.023" calcext:value-type="float">
            <text:p>-0.023</text:p>
          </table:table-cell>
          <table:table-cell table:style-name="ce1" table:formula="of:=[$'Derivates kinda'.W15]-[$'Derivates kinda'.V15]" office:value-type="float" office:value="0.034" calcext:value-type="float">
            <text:p>0.034</text:p>
          </table:table-cell>
          <table:table-cell table:style-name="ce1" table:formula="of:=[$'Derivates kinda'.X15]-[$'Derivates kinda'.W15]" office:value-type="float" office:value="0.022" calcext:value-type="float">
            <text:p>0.022</text:p>
          </table:table-cell>
          <table:table-cell table:style-name="ce1" table:formula="of:=[$'Derivates kinda'.Y15]-[$'Derivates kinda'.X15]" office:value-type="float" office:value="-0.033" calcext:value-type="float">
            <text:p>-0.033</text:p>
          </table:table-cell>
          <table:table-cell table:style-name="ce1" table:formula="of:=[$'Derivates kinda'.Z15]-[$'Derivates kinda'.Y15]" office:value-type="float" office:value="0.00599999999999998" calcext:value-type="float">
            <text:p>0.00599999999999998</text:p>
          </table:table-cell>
          <table:table-cell table:style-name="ce1" table:formula="of:=[$'Derivates kinda'.AA15]-[$'Derivates kinda'.Z15]" office:value-type="float" office:value="-0.039" calcext:value-type="float">
            <text:p>-0.039</text:p>
          </table:table-cell>
          <table:table-cell table:style-name="ce1" table:formula="of:=[$'Derivates kinda'.AB15]-[$'Derivates kinda'.AA15]" office:value-type="float" office:value="0.092" calcext:value-type="float">
            <text:p>0.092</text:p>
          </table:table-cell>
          <table:table-cell table:style-name="ce1" table:formula="of:=[$'Derivates kinda'.AC15]-[$'Derivates kinda'.AB15]" office:value-type="float" office:value="-0.058" calcext:value-type="float">
            <text:p>-0.058</text:p>
          </table:table-cell>
          <table:table-cell table:style-name="ce1" table:formula="of:=[$'Derivates kinda'.AD15]-[$'Derivates kinda'.AC15]" office:value-type="float" office:value="-0.014" calcext:value-type="float">
            <text:p>-0.014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string" calcext:value-type="string">
            <text:p>smallpot1.m4a</text:p>
          </table:table-cell>
          <table:table-cell table:style-name="ce3" office:value-type="string" calcext:value-type="string">
            <text:p>Small 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11:.AI11])" office:value-type="float" office:value="-0.00995833333333333" calcext:value-type="float">
            <text:p>-0.00995833333333333</text:p>
          </table:table-cell>
          <table:table-cell table:style-name="ce1" table:formula="of:=STDEV([.L11:.AI11])" office:value-type="float" office:value="0.0161338940194822" calcext:value-type="float">
            <text:p>0.0161338940194822</text:p>
          </table:table-cell>
          <table:table-cell table:style-name="ce1" table:formula="of:=[$'disgusting calculations'.E10]+1" office:value-type="float" office:value="24" calcext:value-type="float">
            <text:p>24</text:p>
          </table:table-cell>
          <table:table-cell table:style-name="ce1" table:formula="of:=[.I11]/SQRT([.J11])" office:value-type="float" office:value="0.00329331732598937" calcext:value-type="float">
            <text:p>0.00329331732598937</text:p>
          </table:table-cell>
          <table:table-cell table:style-name="ce1" table:formula="of:=[$'Derivates kinda'.I12]-[$'Derivates kinda'.H12]" office:value-type="float" office:value="0.003" calcext:value-type="float">
            <text:p>0.003</text:p>
          </table:table-cell>
          <table:table-cell table:style-name="ce1" table:formula="of:=[$'Derivates kinda'.J12]-[$'Derivates kinda'.I12]" office:value-type="float" office:value="-0.032" calcext:value-type="float">
            <text:p>-0.032</text:p>
          </table:table-cell>
          <table:table-cell table:style-name="ce1" table:formula="of:=[$'Derivates kinda'.K12]-[$'Derivates kinda'.J12]" office:value-type="float" office:value="0.005" calcext:value-type="float">
            <text:p>0.005</text:p>
          </table:table-cell>
          <table:table-cell table:style-name="ce1" table:formula="of:=[$'Derivates kinda'.L12]-[$'Derivates kinda'.K12]" office:value-type="float" office:value="-0.018" calcext:value-type="float">
            <text:p>-0.018</text:p>
          </table:table-cell>
          <table:table-cell table:style-name="ce1" table:formula="of:=[$'Derivates kinda'.M12]-[$'Derivates kinda'.L12]" office:value-type="float" office:value="-0.005" calcext:value-type="float">
            <text:p>-0.005</text:p>
          </table:table-cell>
          <table:table-cell table:style-name="ce1" table:formula="of:=[$'Derivates kinda'.N12]-[$'Derivates kinda'.M12]" office:value-type="float" office:value="-0.021" calcext:value-type="float">
            <text:p>-0.021</text:p>
          </table:table-cell>
          <table:table-cell table:style-name="ce1" table:formula="of:=[$'Derivates kinda'.O12]-[$'Derivates kinda'.N12]" office:value-type="float" office:value="0.00999999999999998" calcext:value-type="float">
            <text:p>0.00999999999999998</text:p>
          </table:table-cell>
          <table:table-cell table:style-name="ce1" table:formula="of:=[$'Derivates kinda'.P12]-[$'Derivates kinda'.O12]" office:value-type="float" office:value="-0.032" calcext:value-type="float">
            <text:p>-0.032</text:p>
          </table:table-cell>
          <table:table-cell table:style-name="ce1" table:formula="of:=[$'Derivates kinda'.Q12]-[$'Derivates kinda'.P12]" office:value-type="float" office:value="0.00600000000000001" calcext:value-type="float">
            <text:p>0.00600000000000001</text:p>
          </table:table-cell>
          <table:table-cell table:style-name="ce1" table:formula="of:=[$'Derivates kinda'.R12]-[$'Derivates kinda'.Q12]" office:value-type="float" office:value="-0.018" calcext:value-type="float">
            <text:p>-0.018</text:p>
          </table:table-cell>
          <table:table-cell table:style-name="ce1" table:formula="of:=[$'Derivates kinda'.S12]-[$'Derivates kinda'.R12]" office:value-type="float" office:value="-0.013" calcext:value-type="float">
            <text:p>-0.013</text:p>
          </table:table-cell>
          <table:table-cell table:style-name="ce1" table:formula="of:=[$'Derivates kinda'.T12]-[$'Derivates kinda'.S12]" office:value-type="float" office:value="0.002" calcext:value-type="float">
            <text:p>0.002</text:p>
          </table:table-cell>
          <table:table-cell table:style-name="ce1" table:formula="of:=[$'Derivates kinda'.U12]-[$'Derivates kinda'.T12]" office:value-type="float" office:value="-0.00600000000000001" calcext:value-type="float">
            <text:p>-0.00600000000000001</text:p>
          </table:table-cell>
          <table:table-cell table:style-name="ce1" table:formula="of:=[$'Derivates kinda'.V12]-[$'Derivates kinda'.U12]" office:value-type="float" office:value="-0.00499999999999999" calcext:value-type="float">
            <text:p>-0.00499999999999999</text:p>
          </table:table-cell>
          <table:table-cell table:style-name="ce1" table:formula="of:=[$'Derivates kinda'.W12]-[$'Derivates kinda'.V12]" office:value-type="float" office:value="-0.00700000000000001" calcext:value-type="float">
            <text:p>-0.00700000000000001</text:p>
          </table:table-cell>
          <table:table-cell table:style-name="ce1" table:formula="of:=[$'Derivates kinda'.X12]-[$'Derivates kinda'.W12]" office:value-type="float" office:value="-0.0149999999999996" calcext:value-type="float">
            <text:p>-0.0149999999999996</text:p>
          </table:table-cell>
          <table:table-cell table:style-name="ce1" table:formula="of:=[$'Derivates kinda'.Y12]-[$'Derivates kinda'.X12]" office:value-type="float" office:value="0.0159999999999996" calcext:value-type="float">
            <text:p>0.0159999999999996</text:p>
          </table:table-cell>
          <table:table-cell table:style-name="ce1" table:formula="of:=[$'Derivates kinda'.Z12]-[$'Derivates kinda'.Y12]" office:value-type="float" office:value="-0.0180000000000002" calcext:value-type="float">
            <text:p>-0.0180000000000002</text:p>
          </table:table-cell>
          <table:table-cell table:style-name="ce1" table:formula="of:=[$'Derivates kinda'.AA12]-[$'Derivates kinda'.Z12]" office:value-type="float" office:value="-0.0089999999999999" calcext:value-type="float">
            <text:p>-0.0089999999999999</text:p>
          </table:table-cell>
          <table:table-cell table:style-name="ce1" table:formula="of:=[$'Derivates kinda'.AB12]-[$'Derivates kinda'.AA12]" office:value-type="float" office:value="-0.0049999999999995" calcext:value-type="float">
            <text:p>-0.0049999999999995</text:p>
          </table:table-cell>
          <table:table-cell table:style-name="ce1" table:formula="of:=[$'Derivates kinda'.AC12]-[$'Derivates kinda'.AB12]" office:value-type="float" office:value="0.0039999999999996" calcext:value-type="float">
            <text:p>0.0039999999999996</text:p>
          </table:table-cell>
          <table:table-cell table:style-name="ce1" table:formula="of:=[$'Derivates kinda'.AD12]-[$'Derivates kinda'.AC12]" office:value-type="float" office:value="-0.0090000000000004" calcext:value-type="float">
            <text:p>-0.0090000000000004</text:p>
          </table:table-cell>
          <table:table-cell table:style-name="ce1" table:formula="of:=[$'Derivates kinda'.AE12]-[$'Derivates kinda'.AD12]" office:value-type="float" office:value="-0.0119999999999995" calcext:value-type="float">
            <text:p>-0.0119999999999995</text:p>
          </table:table-cell>
          <table:table-cell table:style-name="ce1" table:formula="of:=[$'Derivates kinda'.AF12]-[$'Derivates kinda'.AE12]" office:value-type="float" office:value="-0.0600000000000001" calcext:value-type="float">
            <text:p>-0.0600000000000001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mallpot2.m4a</text:p>
          </table:table-cell>
          <table:table-cell table:style-name="ce3" office:value-type="string" calcext:value-type="string">
            <text:p>Small Pot Lid</text:p>
          </table:table-cell>
          <table:table-cell table:style-name="ce1" office:value-type="string" calcext:value-type="string">
            <text:p>122g</text:p>
          </table:table-cell>
          <table:table-cell table:style-name="ce1" office:value-type="string" calcext:value-type="string">
            <text:p>6.5cm</text:p>
          </table:table-cell>
          <table:table-cell/>
          <table:table-cell table:style-name="ce1" office:value-type="float" office:value="0.000257725" calcext:value-type="float">
            <text:p>0.00025772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12:.AB12])" office:value-type="float" office:value="-0.0044375" calcext:value-type="float">
            <text:p>-0.0044375</text:p>
          </table:table-cell>
          <table:table-cell table:style-name="ce1" table:formula="of:=STDEV([.L12:.AB12])" office:value-type="float" office:value="0.0315868511673238" calcext:value-type="float">
            <text:p>0.0315868511673238</text:p>
          </table:table-cell>
          <table:table-cell table:style-name="ce1" table:formula="of:=[$'disgusting calculations'.E11]+1" office:value-type="float" office:value="17" calcext:value-type="float">
            <text:p>17</text:p>
          </table:table-cell>
          <table:table-cell table:style-name="ce1" table:formula="of:=[.I12]/SQRT([.J12])" office:value-type="float" office:value="0.00766093669079651" calcext:value-type="float">
            <text:p>0.00766093669079651</text:p>
          </table:table-cell>
          <table:table-cell table:style-name="ce1" table:formula="of:=[$'Derivates kinda'.I13]-[$'Derivates kinda'.H13]" office:value-type="float" office:value="-0.001" calcext:value-type="float">
            <text:p>-0.001</text:p>
          </table:table-cell>
          <table:table-cell table:style-name="ce1" table:formula="of:=[$'Derivates kinda'.J13]-[$'Derivates kinda'.I13]" office:value-type="float" office:value="-0.034" calcext:value-type="float">
            <text:p>-0.034</text:p>
          </table:table-cell>
          <table:table-cell table:style-name="ce1" table:formula="of:=[$'Derivates kinda'.K13]-[$'Derivates kinda'.J13]" office:value-type="float" office:value="-0.001" calcext:value-type="float">
            <text:p>-0.001</text:p>
          </table:table-cell>
          <table:table-cell table:style-name="ce1" table:formula="of:=[$'Derivates kinda'.L13]-[$'Derivates kinda'.K13]" office:value-type="float" office:value="-0.001" calcext:value-type="float">
            <text:p>-0.001</text:p>
          </table:table-cell>
          <table:table-cell table:style-name="ce1" table:formula="of:=[$'Derivates kinda'.M13]-[$'Derivates kinda'.L13]" office:value-type="float" office:value="0.018" calcext:value-type="float">
            <text:p>0.018</text:p>
          </table:table-cell>
          <table:table-cell table:style-name="ce1" table:formula="of:=[$'Derivates kinda'.N13]-[$'Derivates kinda'.M13]" office:value-type="float" office:value="-0.038" calcext:value-type="float">
            <text:p>-0.038</text:p>
          </table:table-cell>
          <table:table-cell table:style-name="ce1" table:formula="of:=[$'Derivates kinda'.O13]-[$'Derivates kinda'.N13]" office:value-type="float" office:value="0.014" calcext:value-type="float">
            <text:p>0.014</text:p>
          </table:table-cell>
          <table:table-cell table:style-name="ce1" table:formula="of:=[$'Derivates kinda'.P13]-[$'Derivates kinda'.O13]" office:value-type="float" office:value="0.003" calcext:value-type="float">
            <text:p>0.003</text:p>
          </table:table-cell>
          <table:table-cell table:style-name="ce1" table:formula="of:=[$'Derivates kinda'.Q13]-[$'Derivates kinda'.P13]" office:value-type="float" office:value="-0.00800000000000001" calcext:value-type="float">
            <text:p>-0.00800000000000001</text:p>
          </table:table-cell>
          <table:table-cell table:style-name="ce1" table:formula="of:=[$'Derivates kinda'.R13]-[$'Derivates kinda'.Q13]" office:value-type="float" office:value="-0.026" calcext:value-type="float">
            <text:p>-0.026</text:p>
          </table:table-cell>
          <table:table-cell table:style-name="ce1" table:formula="of:=[$'Derivates kinda'.S13]-[$'Derivates kinda'.R13]" office:value-type="float" office:value="0.043" calcext:value-type="float">
            <text:p>0.043</text:p>
          </table:table-cell>
          <table:table-cell table:style-name="ce1" table:formula="of:=[$'Derivates kinda'.T13]-[$'Derivates kinda'.S13]" office:value-type="float" office:value="-0.074" calcext:value-type="float">
            <text:p>-0.074</text:p>
          </table:table-cell>
          <table:table-cell table:style-name="ce1" table:formula="of:=[$'Derivates kinda'.U13]-[$'Derivates kinda'.T13]" office:value-type="float" office:value="0.048" calcext:value-type="float">
            <text:p>0.048</text:p>
          </table:table-cell>
          <table:table-cell table:style-name="ce1" table:formula="of:=[$'Derivates kinda'.V13]-[$'Derivates kinda'.U13]" office:value-type="float" office:value="-0.036" calcext:value-type="float">
            <text:p>-0.036</text:p>
          </table:table-cell>
          <table:table-cell table:style-name="ce1" table:formula="of:=[$'Derivates kinda'.W13]-[$'Derivates kinda'.V13]" office:value-type="float" office:value="0" calcext:value-type="float">
            <text:p>0</text:p>
          </table:table-cell>
          <table:table-cell table:style-name="ce1" table:formula="of:=[$'Derivates kinda'.X13]-[$'Derivates kinda'.W13]" office:value-type="float" office:value="0.022" calcext:value-type="float">
            <text:p>0.022</text:p>
          </table:table-cell>
          <table:table-cell table:style-name="ce1"/>
          <table:table-cell table:number-columns-repeated="996"/>
        </table:table-row>
        <table:table-row table:style-name="ro1">
          <table:table-cell table:style-name="ce1" office:value-type="string" calcext:value-type="string">
            <text:p>smalltape1.m4a</text:p>
          </table:table-cell>
          <table:table-cell table:style-name="ce3" office:value-type="string" calcext:value-type="string">
            <text:p>Small 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2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13:.AT13])" office:value-type="float" office:value="-0.00317647058823529" calcext:value-type="float">
            <text:p>-0.00317647058823529</text:p>
          </table:table-cell>
          <table:table-cell table:style-name="ce1" table:formula="of:=STDEV([.L13:.AT13])" office:value-type="float" office:value="0.0194569775413491" calcext:value-type="float">
            <text:p>0.0194569775413491</text:p>
          </table:table-cell>
          <table:table-cell table:style-name="ce1" table:formula="of:=[$'disgusting calculations'.E12]+1" office:value-type="float" office:value="35" calcext:value-type="float">
            <text:p>35</text:p>
          </table:table-cell>
          <table:table-cell table:style-name="ce1" table:formula="of:=[.I13]/SQRT([.J13])" office:value-type="float" office:value="0.00328882947064568" calcext:value-type="float">
            <text:p>0.00328882947064568</text:p>
          </table:table-cell>
          <table:table-cell table:style-name="ce1" table:formula="of:=[$'Derivates kinda'.I20]-[$'Derivates kinda'.H20]" office:value-type="float" office:value="-0.004" calcext:value-type="float">
            <text:p>-0.004</text:p>
          </table:table-cell>
          <table:table-cell table:style-name="ce1" table:formula="of:=[$'Derivates kinda'.J20]-[$'Derivates kinda'.I20]" office:value-type="float" office:value="0.00600000000000001" calcext:value-type="float">
            <text:p>0.00600000000000001</text:p>
          </table:table-cell>
          <table:table-cell table:style-name="ce1" table:formula="of:=[$'Derivates kinda'.K20]-[$'Derivates kinda'.J20]" office:value-type="float" office:value="-0.011" calcext:value-type="float">
            <text:p>-0.011</text:p>
          </table:table-cell>
          <table:table-cell table:style-name="ce1" table:formula="of:=[$'Derivates kinda'.L20]-[$'Derivates kinda'.K20]" office:value-type="float" office:value="0.00900000000000001" calcext:value-type="float">
            <text:p>0.00900000000000001</text:p>
          </table:table-cell>
          <table:table-cell table:style-name="ce1" table:formula="of:=[$'Derivates kinda'.M20]-[$'Derivates kinda'.L20]" office:value-type="float" office:value="0.035" calcext:value-type="float">
            <text:p>0.035</text:p>
          </table:table-cell>
          <table:table-cell table:style-name="ce1" table:formula="of:=[$'Derivates kinda'.N20]-[$'Derivates kinda'.M20]" office:value-type="float" office:value="-0.041" calcext:value-type="float">
            <text:p>-0.041</text:p>
          </table:table-cell>
          <table:table-cell table:style-name="ce1" table:formula="of:=[$'Derivates kinda'.O20]-[$'Derivates kinda'.N20]" office:value-type="float" office:value="0.019" calcext:value-type="float">
            <text:p>0.019</text:p>
          </table:table-cell>
          <table:table-cell table:style-name="ce1" table:formula="of:=[$'Derivates kinda'.P20]-[$'Derivates kinda'.O20]" office:value-type="float" office:value="-0.014" calcext:value-type="float">
            <text:p>-0.014</text:p>
          </table:table-cell>
          <table:table-cell table:style-name="ce1" table:formula="of:=[$'Derivates kinda'.Q20]-[$'Derivates kinda'.P20]" office:value-type="float" office:value="-0.011" calcext:value-type="float">
            <text:p>-0.011</text:p>
          </table:table-cell>
          <table:table-cell table:style-name="ce1" table:formula="of:=[$'Derivates kinda'.R20]-[$'Derivates kinda'.Q20]" office:value-type="float" office:value="0.035" calcext:value-type="float">
            <text:p>0.035</text:p>
          </table:table-cell>
          <table:table-cell table:style-name="ce1" table:formula="of:=[$'Derivates kinda'.S20]-[$'Derivates kinda'.R20]" office:value-type="float" office:value="-0.038" calcext:value-type="float">
            <text:p>-0.038</text:p>
          </table:table-cell>
          <table:table-cell table:style-name="ce1" table:formula="of:=[$'Derivates kinda'.T20]-[$'Derivates kinda'.S20]" office:value-type="float" office:value="0.014" calcext:value-type="float">
            <text:p>0.014</text:p>
          </table:table-cell>
          <table:table-cell table:style-name="ce1" table:formula="of:=[$'Derivates kinda'.U20]-[$'Derivates kinda'.T20]" office:value-type="float" office:value="-0.037" calcext:value-type="float">
            <text:p>-0.037</text:p>
          </table:table-cell>
          <table:table-cell table:style-name="ce1" table:formula="of:=[$'Derivates kinda'.V20]-[$'Derivates kinda'.U20]" office:value-type="float" office:value="0.049" calcext:value-type="float">
            <text:p>0.049</text:p>
          </table:table-cell>
          <table:table-cell table:style-name="ce1" table:formula="of:=[$'Derivates kinda'.W20]-[$'Derivates kinda'.V20]" office:value-type="float" office:value="-0.003" calcext:value-type="float">
            <text:p>-0.003</text:p>
          </table:table-cell>
          <table:table-cell table:style-name="ce1" table:formula="of:=[$'Derivates kinda'.X20]-[$'Derivates kinda'.W20]" office:value-type="float" office:value="-0.00799999999999998" calcext:value-type="float">
            <text:p>-0.00799999999999998</text:p>
          </table:table-cell>
          <table:table-cell table:style-name="ce1" table:formula="of:=[$'Derivates kinda'.Y20]-[$'Derivates kinda'.X20]" office:value-type="float" office:value="-0.011" calcext:value-type="float">
            <text:p>-0.011</text:p>
          </table:table-cell>
          <table:table-cell table:style-name="ce1" table:formula="of:=[$'Derivates kinda'.Z20]-[$'Derivates kinda'.Y20]" office:value-type="float" office:value="-0.00700000000000001" calcext:value-type="float">
            <text:p>-0.00700000000000001</text:p>
          </table:table-cell>
          <table:table-cell table:style-name="ce1" table:formula="of:=[$'Derivates kinda'.AA20]-[$'Derivates kinda'.Z20]" office:value-type="float" office:value="0.001" calcext:value-type="float">
            <text:p>0.001</text:p>
          </table:table-cell>
          <table:table-cell table:style-name="ce1" table:formula="of:=[$'Derivates kinda'.AB20]-[$'Derivates kinda'.AA20]" office:value-type="float" office:value="0" calcext:value-type="float">
            <text:p>0</text:p>
          </table:table-cell>
          <table:table-cell table:style-name="ce1" table:formula="of:=[$'Derivates kinda'.AC20]-[$'Derivates kinda'.AB20]" office:value-type="float" office:value="-0.014" calcext:value-type="float">
            <text:p>-0.014</text:p>
          </table:table-cell>
          <table:table-cell table:style-name="ce1" table:formula="of:=[$'Derivates kinda'.AD20]-[$'Derivates kinda'.AC20]" office:value-type="float" office:value="-0.00699999999999999" calcext:value-type="float">
            <text:p>-0.00699999999999999</text:p>
          </table:table-cell>
          <table:table-cell table:style-name="ce1" table:formula="of:=[$'Derivates kinda'.AE20]-[$'Derivates kinda'.AD20]" office:value-type="float" office:value="-0.00399999999999991" calcext:value-type="float">
            <text:p>-0.00399999999999991</text:p>
          </table:table-cell>
          <table:table-cell table:style-name="ce1" table:formula="of:=[$'Derivates kinda'.AF20]-[$'Derivates kinda'.AE20]" office:value-type="float" office:value="-0.0030000000000001" calcext:value-type="float">
            <text:p>-0.0030000000000001</text:p>
          </table:table-cell>
          <table:table-cell table:style-name="ce1" table:formula="of:=[$'Derivates kinda'.AG20]-[$'Derivates kinda'.AF20]" office:value-type="float" office:value="-0.0190000000000002" calcext:value-type="float">
            <text:p>-0.0190000000000002</text:p>
          </table:table-cell>
          <table:table-cell table:style-name="ce1" table:formula="of:=[$'Derivates kinda'.AH20]-[$'Derivates kinda'.AG20]" office:value-type="float" office:value="-0.0169999999999999" calcext:value-type="float">
            <text:p>-0.0169999999999999</text:p>
          </table:table-cell>
          <table:table-cell table:style-name="ce1" table:formula="of:=[$'Derivates kinda'.AI20]-[$'Derivates kinda'.AH20]" office:value-type="float" office:value="0.0160000000000005" calcext:value-type="float">
            <text:p>0.0160000000000005</text:p>
          </table:table-cell>
          <table:table-cell table:style-name="ce1" table:formula="of:=[$'Derivates kinda'.AJ20]-[$'Derivates kinda'.AI20]" office:value-type="float" office:value="-0.0080000000000004" calcext:value-type="float">
            <text:p>-0.0080000000000004</text:p>
          </table:table-cell>
          <table:table-cell table:style-name="ce1" table:formula="of:=[$'Derivates kinda'.AK20]-[$'Derivates kinda'.AJ20]" office:value-type="float" office:value="0.0099999999999997" calcext:value-type="float">
            <text:p>0.0099999999999997</text:p>
          </table:table-cell>
          <table:table-cell table:style-name="ce1" table:formula="of:=[$'Derivates kinda'.AL20]-[$'Derivates kinda'.AK20]" office:value-type="float" office:value="-0.0199999999999995" calcext:value-type="float">
            <text:p>-0.0199999999999995</text:p>
          </table:table-cell>
          <table:table-cell table:style-name="ce1" table:formula="of:=[$'Derivates kinda'.AM20]-[$'Derivates kinda'.AL20]" office:value-type="float" office:value="-0.000999999999999904" calcext:value-type="float">
            <text:p>-0.000999999999999904</text:p>
          </table:table-cell>
          <table:table-cell table:style-name="ce1" table:formula="of:=[$'Derivates kinda'.AN20]-[$'Derivates kinda'.AM20]" office:value-type="float" office:value="-0.0150000000000006" calcext:value-type="float">
            <text:p>-0.0150000000000006</text:p>
          </table:table-cell>
          <table:table-cell table:style-name="ce1" table:formula="of:=[$'Derivates kinda'.AO20]-[$'Derivates kinda'.AN20]" office:value-type="float" office:value="0.0030000000000001" calcext:value-type="float">
            <text:p>0.0030000000000001</text:p>
          </table:table-cell>
          <table:table-cell table:style-name="ce1" table:formula="of:=[$'Derivates kinda'.AP20]-[$'Derivates kinda'.AO20]" office:value-type="float" office:value="-0.0119999999999996" calcext:value-type="float">
            <text:p>-0.0119999999999996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1" office:value-type="string" calcext:value-type="string">
            <text:p>smalltape2.m4a</text:p>
          </table:table-cell>
          <table:table-cell table:style-name="ce3" office:value-type="string" calcext:value-type="string">
            <text:p>Small Tape</text:p>
          </table:table-cell>
          <table:table-cell table:style-name="ce1" office:value-type="string" calcext:value-type="string">
            <text:p>34g</text:p>
          </table:table-cell>
          <table:table-cell table:style-name="ce1" office:value-type="string" calcext:value-type="string">
            <text:p>2.75cm, 1.35cm</text:p>
          </table:table-cell>
          <table:table-cell table:style-name="ce1" office:value-type="string" calcext:value-type="string">
            <text:p>1.9cm</text:p>
          </table:table-cell>
          <table:table-cell table:style-name="ce2" office:value-type="float" office:value="0.0000159545" calcext:value-type="float">
            <text:p>1.60E-05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14:.AO14])" office:value-type="float" office:value="-0.00510344827586207" calcext:value-type="float">
            <text:p>-0.00510344827586207</text:p>
          </table:table-cell>
          <table:table-cell table:style-name="ce1" table:formula="of:=STDEV([.L14:.AO14])" office:value-type="float" office:value="0.0103141540321548" calcext:value-type="float">
            <text:p>0.0103141540321548</text:p>
          </table:table-cell>
          <table:table-cell table:style-name="ce1" table:formula="of:=[$'disgusting calculations'.E13]+1" office:value-type="float" office:value="30" calcext:value-type="float">
            <text:p>30</text:p>
          </table:table-cell>
          <table:table-cell table:style-name="ce1" table:formula="of:=[.I14]/SQRT([.J14])" office:value-type="float" office:value="0.00188309827499801" calcext:value-type="float">
            <text:p>0.00188309827499801</text:p>
          </table:table-cell>
          <table:table-cell table:style-name="ce1" table:formula="of:=[$'Derivates kinda'.I21]-[$'Derivates kinda'.H21]" office:value-type="float" office:value="-0.028" calcext:value-type="float">
            <text:p>-0.028</text:p>
          </table:table-cell>
          <table:table-cell table:style-name="ce1" table:formula="of:=[$'Derivates kinda'.J21]-[$'Derivates kinda'.I21]" office:value-type="float" office:value="-0.00700000000000001" calcext:value-type="float">
            <text:p>-0.00700000000000001</text:p>
          </table:table-cell>
          <table:table-cell table:style-name="ce1" table:formula="of:=[$'Derivates kinda'.K21]-[$'Derivates kinda'.J21]" office:value-type="float" office:value="0.012" calcext:value-type="float">
            <text:p>0.012</text:p>
          </table:table-cell>
          <table:table-cell table:style-name="ce1" table:formula="of:=[$'Derivates kinda'.L21]-[$'Derivates kinda'.K21]" office:value-type="float" office:value="-0.015" calcext:value-type="float">
            <text:p>-0.015</text:p>
          </table:table-cell>
          <table:table-cell table:style-name="ce1" table:formula="of:=[$'Derivates kinda'.M21]-[$'Derivates kinda'.L21]" office:value-type="float" office:value="0.00499999999999998" calcext:value-type="float">
            <text:p>0.00499999999999998</text:p>
          </table:table-cell>
          <table:table-cell table:style-name="ce1" table:formula="of:=[$'Derivates kinda'.N21]-[$'Derivates kinda'.M21]" office:value-type="float" office:value="-0.00499999999999998" calcext:value-type="float">
            <text:p>-0.00499999999999998</text:p>
          </table:table-cell>
          <table:table-cell table:style-name="ce1" table:formula="of:=[$'Derivates kinda'.O21]-[$'Derivates kinda'.N21]" office:value-type="float" office:value="0.00699999999999998" calcext:value-type="float">
            <text:p>0.00699999999999998</text:p>
          </table:table-cell>
          <table:table-cell table:style-name="ce1" table:formula="of:=[$'Derivates kinda'.P21]-[$'Derivates kinda'.O21]" office:value-type="float" office:value="0" calcext:value-type="float">
            <text:p>0</text:p>
          </table:table-cell>
          <table:table-cell table:style-name="ce1" table:formula="of:=[$'Derivates kinda'.Q21]-[$'Derivates kinda'.P21]" office:value-type="float" office:value="-0.025" calcext:value-type="float">
            <text:p>-0.025</text:p>
          </table:table-cell>
          <table:table-cell table:style-name="ce1" table:formula="of:=[$'Derivates kinda'.R21]-[$'Derivates kinda'.Q21]" office:value-type="float" office:value="-0.014" calcext:value-type="float">
            <text:p>-0.014</text:p>
          </table:table-cell>
          <table:table-cell table:style-name="ce1" table:formula="of:=[$'Derivates kinda'.S21]-[$'Derivates kinda'.R21]" office:value-type="float" office:value="0.016" calcext:value-type="float">
            <text:p>0.016</text:p>
          </table:table-cell>
          <table:table-cell table:style-name="ce1" table:formula="of:=[$'Derivates kinda'.T21]-[$'Derivates kinda'.S21]" office:value-type="float" office:value="-0.012" calcext:value-type="float">
            <text:p>-0.012</text:p>
          </table:table-cell>
          <table:table-cell table:style-name="ce1" table:formula="of:=[$'Derivates kinda'.U21]-[$'Derivates kinda'.T21]" office:value-type="float" office:value="0" calcext:value-type="float">
            <text:p>0</text:p>
          </table:table-cell>
          <table:table-cell table:style-name="ce1" table:formula="of:=[$'Derivates kinda'.V21]-[$'Derivates kinda'.U21]" office:value-type="float" office:value="0.001" calcext:value-type="float">
            <text:p>0.001</text:p>
          </table:table-cell>
          <table:table-cell table:style-name="ce1" table:formula="of:=[$'Derivates kinda'.W21]-[$'Derivates kinda'.V21]" office:value-type="float" office:value="-0.00800000000000001" calcext:value-type="float">
            <text:p>-0.00800000000000001</text:p>
          </table:table-cell>
          <table:table-cell table:style-name="ce1" table:formula="of:=[$'Derivates kinda'.X21]-[$'Derivates kinda'.W21]" office:value-type="float" office:value="0.003" calcext:value-type="float">
            <text:p>0.003</text:p>
          </table:table-cell>
          <table:table-cell table:style-name="ce1" table:formula="of:=[$'Derivates kinda'.Y21]-[$'Derivates kinda'.X21]" office:value-type="float" office:value="-0.00599999999999999" calcext:value-type="float">
            <text:p>-0.00599999999999999</text:p>
          </table:table-cell>
          <table:table-cell table:style-name="ce1" table:formula="of:=[$'Derivates kinda'.Z21]-[$'Derivates kinda'.Y21]" office:value-type="float" office:value="-0.0129999999999999" calcext:value-type="float">
            <text:p>-0.0129999999999999</text:p>
          </table:table-cell>
          <table:table-cell table:style-name="ce1" table:formula="of:=[$'Derivates kinda'.AA21]-[$'Derivates kinda'.Z21]" office:value-type="float" office:value="0.0119999999999999" calcext:value-type="float">
            <text:p>0.0119999999999999</text:p>
          </table:table-cell>
          <table:table-cell table:style-name="ce1" table:formula="of:=[$'Derivates kinda'.AB21]-[$'Derivates kinda'.AA21]" office:value-type="float" office:value="-0.0140000000000001" calcext:value-type="float">
            <text:p>-0.0140000000000001</text:p>
          </table:table-cell>
          <table:table-cell table:style-name="ce1" table:formula="of:=[$'Derivates kinda'.AC21]-[$'Derivates kinda'.AB21]" office:value-type="float" office:value="-0.00499999999999989" calcext:value-type="float">
            <text:p>-0.00499999999999989</text:p>
          </table:table-cell>
          <table:table-cell table:style-name="ce1" table:formula="of:=[$'Derivates kinda'.AD21]-[$'Derivates kinda'.AC21]" office:value-type="float" office:value="-0.0029999999999997" calcext:value-type="float">
            <text:p>-0.0029999999999997</text:p>
          </table:table-cell>
          <table:table-cell table:style-name="ce1" table:formula="of:=[$'Derivates kinda'.AE21]-[$'Derivates kinda'.AD21]" office:value-type="float" office:value="-0.0110000000000006" calcext:value-type="float">
            <text:p>-0.0110000000000006</text:p>
          </table:table-cell>
          <table:table-cell table:style-name="ce1" table:formula="of:=[$'Derivates kinda'.AF21]-[$'Derivates kinda'.AE21]" office:value-type="float" office:value="-0.0019999999999997" calcext:value-type="float">
            <text:p>-0.0019999999999997</text:p>
          </table:table-cell>
          <table:table-cell table:style-name="ce1" table:formula="of:=[$'Derivates kinda'.AG21]-[$'Derivates kinda'.AF21]" office:value-type="float" office:value="-0.00799999999999961" calcext:value-type="float">
            <text:p>-0.00799999999999961</text:p>
          </table:table-cell>
          <table:table-cell table:style-name="ce1" table:formula="of:=[$'Derivates kinda'.AH21]-[$'Derivates kinda'.AG21]" office:value-type="float" office:value="-4.9960036108132E-016" calcext:value-type="float">
            <text:p>-4.9960036108132E-16</text:p>
          </table:table-cell>
          <table:table-cell table:style-name="ce1" table:formula="of:=[$'Derivates kinda'.AI21]-[$'Derivates kinda'.AH21]" office:value-type="float" office:value="-0.0150000000000001" calcext:value-type="float">
            <text:p>-0.0150000000000001</text:p>
          </table:table-cell>
          <table:table-cell table:style-name="ce1" table:formula="of:=[$'Derivates kinda'.AJ21]-[$'Derivates kinda'.AI21]" office:value-type="float" office:value="-0.000999999999999904" calcext:value-type="float">
            <text:p>-0.000999999999999904</text:p>
          </table:table-cell>
          <table:table-cell table:style-name="ce1" table:formula="of:=[$'Derivates kinda'.AK21]-[$'Derivates kinda'.AJ21]" office:value-type="float" office:value="-0.012" calcext:value-type="float">
            <text:p>-0.012</text:p>
          </table:table-cell>
          <table:table-cell table:style-name="ce1"/>
          <table:table-cell table:number-columns-repeated="983"/>
        </table:table-row>
        <table:table-row table:style-name="ro1">
          <table:table-cell table:style-name="ce1" office:value-type="string" calcext:value-type="string">
            <text:p>tapecounter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Fake Marble Countertop</text:p>
          </table:table-cell>
          <table:table-cell table:style-name="ce1" table:formula="of:=AVERAGE([.L15:.AG15])" office:value-type="float" office:value="-0.0091904761904762" calcext:value-type="float">
            <text:p>-0.0091904761904762</text:p>
          </table:table-cell>
          <table:table-cell table:style-name="ce1" table:formula="of:=STDEV([.L15:.AG15])" office:value-type="float" office:value="0.0119984125934185" calcext:value-type="float">
            <text:p>0.0119984125934185</text:p>
          </table:table-cell>
          <table:table-cell table:style-name="ce1" table:formula="of:=[$'disgusting calculations'.E14]+1" office:value-type="float" office:value="22" calcext:value-type="float">
            <text:p>22</text:p>
          </table:table-cell>
          <table:table-cell table:style-name="ce1" table:formula="of:=[.I15]/SQRT([.J15])" office:value-type="float" office:value="0.00255807016004701" calcext:value-type="float">
            <text:p>0.00255807016004701</text:p>
          </table:table-cell>
          <table:table-cell table:style-name="ce1" table:formula="of:=[$'Derivates kinda'.I8]-[$'Derivates kinda'.H8]" office:value-type="float" office:value="-0.026" calcext:value-type="float">
            <text:p>-0.026</text:p>
          </table:table-cell>
          <table:table-cell table:style-name="ce1" table:formula="of:=[$'Derivates kinda'.J8]-[$'Derivates kinda'.I8]" office:value-type="float" office:value="-0.00900000000000001" calcext:value-type="float">
            <text:p>-0.00900000000000001</text:p>
          </table:table-cell>
          <table:table-cell table:style-name="ce1" table:formula="of:=[$'Derivates kinda'.K8]-[$'Derivates kinda'.J8]" office:value-type="float" office:value="-0.001" calcext:value-type="float">
            <text:p>-0.001</text:p>
          </table:table-cell>
          <table:table-cell table:style-name="ce1" table:formula="of:=[$'Derivates kinda'.L8]-[$'Derivates kinda'.K8]" office:value-type="float" office:value="-0.00499999999999998" calcext:value-type="float">
            <text:p>-0.00499999999999998</text:p>
          </table:table-cell>
          <table:table-cell table:style-name="ce1" table:formula="of:=[$'Derivates kinda'.M8]-[$'Derivates kinda'.L8]" office:value-type="float" office:value="-0.011" calcext:value-type="float">
            <text:p>-0.011</text:p>
          </table:table-cell>
          <table:table-cell table:style-name="ce1" table:formula="of:=[$'Derivates kinda'.N8]-[$'Derivates kinda'.M8]" office:value-type="float" office:value="-0.001" calcext:value-type="float">
            <text:p>-0.001</text:p>
          </table:table-cell>
          <table:table-cell table:style-name="ce1" table:formula="of:=[$'Derivates kinda'.O8]-[$'Derivates kinda'.N8]" office:value-type="float" office:value="-0.01" calcext:value-type="float">
            <text:p>-0.01</text:p>
          </table:table-cell>
          <table:table-cell table:style-name="ce1" table:formula="of:=[$'Derivates kinda'.P8]-[$'Derivates kinda'.O8]" office:value-type="float" office:value="-0.013" calcext:value-type="float">
            <text:p>-0.013</text:p>
          </table:table-cell>
          <table:table-cell table:style-name="ce1" table:formula="of:=[$'Derivates kinda'.Q8]-[$'Derivates kinda'.P8]" office:value-type="float" office:value="-0.015" calcext:value-type="float">
            <text:p>-0.015</text:p>
          </table:table-cell>
          <table:table-cell table:style-name="ce1" table:formula="of:=[$'Derivates kinda'.R8]-[$'Derivates kinda'.Q8]" office:value-type="float" office:value="0.005" calcext:value-type="float">
            <text:p>0.005</text:p>
          </table:table-cell>
          <table:table-cell table:style-name="ce1" table:formula="of:=[$'Derivates kinda'.S8]-[$'Derivates kinda'.R8]" office:value-type="float" office:value="-0.011" calcext:value-type="float">
            <text:p>-0.011</text:p>
          </table:table-cell>
          <table:table-cell table:style-name="ce1" table:formula="of:=[$'Derivates kinda'.T8]-[$'Derivates kinda'.S8]" office:value-type="float" office:value="-0.00999999999999998" calcext:value-type="float">
            <text:p>-0.00999999999999998</text:p>
          </table:table-cell>
          <table:table-cell table:style-name="ce1" table:formula="of:=[$'Derivates kinda'.U8]-[$'Derivates kinda'.T8]" office:value-type="float" office:value="0.028" calcext:value-type="float">
            <text:p>0.028</text:p>
          </table:table-cell>
          <table:table-cell table:style-name="ce1" table:formula="of:=[$'Derivates kinda'.V8]-[$'Derivates kinda'.U8]" office:value-type="float" office:value="-0.029" calcext:value-type="float">
            <text:p>-0.029</text:p>
          </table:table-cell>
          <table:table-cell table:style-name="ce1" table:formula="of:=[$'Derivates kinda'.W8]-[$'Derivates kinda'.V8]" office:value-type="float" office:value="-0.021" calcext:value-type="float">
            <text:p>-0.021</text:p>
          </table:table-cell>
          <table:table-cell table:style-name="ce1" table:formula="of:=[$'Derivates kinda'.X8]-[$'Derivates kinda'.W8]" office:value-type="float" office:value="-0.014" calcext:value-type="float">
            <text:p>-0.014</text:p>
          </table:table-cell>
          <table:table-cell table:style-name="ce1" table:formula="of:=[$'Derivates kinda'.Y8]-[$'Derivates kinda'.X8]" office:value-type="float" office:value="-0.0020000000000001" calcext:value-type="float">
            <text:p>-0.0020000000000001</text:p>
          </table:table-cell>
          <table:table-cell table:style-name="ce1" table:formula="of:=[$'Derivates kinda'.Z8]-[$'Derivates kinda'.Y8]" office:value-type="float" office:value="-0.0109999999999997" calcext:value-type="float">
            <text:p>-0.0109999999999997</text:p>
          </table:table-cell>
          <table:table-cell table:style-name="ce1" table:formula="of:=[$'Derivates kinda'.AA8]-[$'Derivates kinda'.Z8]" office:value-type="float" office:value="-0.016" calcext:value-type="float">
            <text:p>-0.016</text:p>
          </table:table-cell>
          <table:table-cell table:style-name="ce1" table:formula="of:=[$'Derivates kinda'.AB8]-[$'Derivates kinda'.AA8]" office:value-type="float" office:value="-0.0020000000000002" calcext:value-type="float">
            <text:p>-0.0020000000000002</text:p>
          </table:table-cell>
          <table:table-cell table:style-name="ce1" table:formula="of:=[$'Derivates kinda'.AC8]-[$'Derivates kinda'.AB8]" office:value-type="float" office:value="-0.0190000000000002" calcext:value-type="float">
            <text:p>-0.0190000000000002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1" office:value-type="string" calcext:value-type="string">
            <text:p>tapeglass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table:formula="of:=AVERAGE([.L16:.BB16])" office:value-type="float" office:value="-0.00288095238095237" calcext:value-type="float">
            <text:p>-0.00288095238095237</text:p>
          </table:table-cell>
          <table:table-cell table:style-name="ce1" table:formula="of:=STDEV([.L16:.BB16])" office:value-type="float" office:value="0.0140594597629833" calcext:value-type="float">
            <text:p>0.0140594597629833</text:p>
          </table:table-cell>
          <table:table-cell table:style-name="ce1" table:formula="of:=[$'disgusting calculations'.E15]+1" office:value-type="float" office:value="43" calcext:value-type="float">
            <text:p>43</text:p>
          </table:table-cell>
          <table:table-cell table:style-name="ce1" table:formula="of:=[.I16]/SQRT([.J16])" office:value-type="float" office:value="0.00214404751350374" calcext:value-type="float">
            <text:p>0.00214404751350374</text:p>
          </table:table-cell>
          <table:table-cell table:style-name="ce1" table:formula="of:=[$'Derivates kinda'.I9]-[$'Derivates kinda'.H9]" office:value-type="float" office:value="0.013" calcext:value-type="float">
            <text:p>0.013</text:p>
          </table:table-cell>
          <table:table-cell table:style-name="ce1" table:formula="of:=[$'Derivates kinda'.J9]-[$'Derivates kinda'.I9]" office:value-type="float" office:value="0.033" calcext:value-type="float">
            <text:p>0.033</text:p>
          </table:table-cell>
          <table:table-cell table:style-name="ce1" table:formula="of:=[$'Derivates kinda'.K9]-[$'Derivates kinda'.J9]" office:value-type="float" office:value="0.012" calcext:value-type="float">
            <text:p>0.012</text:p>
          </table:table-cell>
          <table:table-cell table:style-name="ce1" table:formula="of:=[$'Derivates kinda'.L9]-[$'Derivates kinda'.K9]" office:value-type="float" office:value="-0.035" calcext:value-type="float">
            <text:p>-0.035</text:p>
          </table:table-cell>
          <table:table-cell table:style-name="ce1" table:formula="of:=[$'Derivates kinda'.M9]-[$'Derivates kinda'.L9]" office:value-type="float" office:value="-0.018" calcext:value-type="float">
            <text:p>-0.018</text:p>
          </table:table-cell>
          <table:table-cell table:style-name="ce1" table:formula="of:=[$'Derivates kinda'.N9]-[$'Derivates kinda'.M9]" office:value-type="float" office:value="0.022" calcext:value-type="float">
            <text:p>0.022</text:p>
          </table:table-cell>
          <table:table-cell table:style-name="ce1" table:formula="of:=[$'Derivates kinda'.O9]-[$'Derivates kinda'.N9]" office:value-type="float" office:value="-0.021" calcext:value-type="float">
            <text:p>-0.021</text:p>
          </table:table-cell>
          <table:table-cell table:style-name="ce1" table:formula="of:=[$'Derivates kinda'.P9]-[$'Derivates kinda'.O9]" office:value-type="float" office:value="0.00699999999999998" calcext:value-type="float">
            <text:p>0.00699999999999998</text:p>
          </table:table-cell>
          <table:table-cell table:style-name="ce1" table:formula="of:=[$'Derivates kinda'.Q9]-[$'Derivates kinda'.P9]" office:value-type="float" office:value="-0.00499999999999998" calcext:value-type="float">
            <text:p>-0.00499999999999998</text:p>
          </table:table-cell>
          <table:table-cell table:style-name="ce1" table:formula="of:=[$'Derivates kinda'.R9]-[$'Derivates kinda'.Q9]" office:value-type="float" office:value="0.003" calcext:value-type="float">
            <text:p>0.003</text:p>
          </table:table-cell>
          <table:table-cell table:style-name="ce1" table:formula="of:=[$'Derivates kinda'.S9]-[$'Derivates kinda'.R9]" office:value-type="float" office:value="0.00799999999999998" calcext:value-type="float">
            <text:p>0.00799999999999998</text:p>
          </table:table-cell>
          <table:table-cell table:style-name="ce1" table:formula="of:=[$'Derivates kinda'.T9]-[$'Derivates kinda'.S9]" office:value-type="float" office:value="-0.00999999999999998" calcext:value-type="float">
            <text:p>-0.00999999999999998</text:p>
          </table:table-cell>
          <table:table-cell table:style-name="ce1" table:formula="of:=[$'Derivates kinda'.U9]-[$'Derivates kinda'.T9]" office:value-type="float" office:value="-0.011" calcext:value-type="float">
            <text:p>-0.011</text:p>
          </table:table-cell>
          <table:table-cell table:style-name="ce1" table:formula="of:=[$'Derivates kinda'.V9]-[$'Derivates kinda'.U9]" office:value-type="float" office:value="-0.00600000000000001" calcext:value-type="float">
            <text:p>-0.00600000000000001</text:p>
          </table:table-cell>
          <table:table-cell table:style-name="ce1" table:formula="of:=[$'Derivates kinda'.W9]-[$'Derivates kinda'.V9]" office:value-type="float" office:value="-0.002" calcext:value-type="float">
            <text:p>-0.002</text:p>
          </table:table-cell>
          <table:table-cell table:style-name="ce1" table:formula="of:=[$'Derivates kinda'.X9]-[$'Derivates kinda'.W9]" office:value-type="float" office:value="-0.004" calcext:value-type="float">
            <text:p>-0.004</text:p>
          </table:table-cell>
          <table:table-cell table:style-name="ce1" table:formula="of:=[$'Derivates kinda'.Y9]-[$'Derivates kinda'.X9]" office:value-type="float" office:value="-0.00699999999999998" calcext:value-type="float">
            <text:p>-0.00699999999999998</text:p>
          </table:table-cell>
          <table:table-cell table:style-name="ce1" table:formula="of:=[$'Derivates kinda'.Z9]-[$'Derivates kinda'.Y9]" office:value-type="float" office:value="0.017" calcext:value-type="float">
            <text:p>0.017</text:p>
          </table:table-cell>
          <table:table-cell table:style-name="ce1" table:formula="of:=[$'Derivates kinda'.AA9]-[$'Derivates kinda'.Z9]" office:value-type="float" office:value="-0.02" calcext:value-type="float">
            <text:p>-0.02</text:p>
          </table:table-cell>
          <table:table-cell table:style-name="ce1" table:formula="of:=[$'Derivates kinda'.AB9]-[$'Derivates kinda'.AA9]" office:value-type="float" office:value="0.003" calcext:value-type="float">
            <text:p>0.003</text:p>
          </table:table-cell>
          <table:table-cell table:style-name="ce1" table:formula="of:=[$'Derivates kinda'.AC9]-[$'Derivates kinda'.AB9]" office:value-type="float" office:value="-0.018" calcext:value-type="float">
            <text:p>-0.018</text:p>
          </table:table-cell>
          <table:table-cell table:style-name="ce1" table:formula="of:=[$'Derivates kinda'.AD9]-[$'Derivates kinda'.AC9]" office:value-type="float" office:value="-0.00799999999999999" calcext:value-type="float">
            <text:p>-0.00799999999999999</text:p>
          </table:table-cell>
          <table:table-cell table:style-name="ce1" table:formula="of:=[$'Derivates kinda'.AE9]-[$'Derivates kinda'.AD9]" office:value-type="float" office:value="0.002" calcext:value-type="float">
            <text:p>0.002</text:p>
          </table:table-cell>
          <table:table-cell table:style-name="ce1" table:formula="of:=[$'Derivates kinda'.AF9]-[$'Derivates kinda'.AE9]" office:value-type="float" office:value="-0.011" calcext:value-type="float">
            <text:p>-0.011</text:p>
          </table:table-cell>
          <table:table-cell table:style-name="ce1" table:formula="of:=[$'Derivates kinda'.AG9]-[$'Derivates kinda'.AF9]" office:value-type="float" office:value="0.005000000000001" calcext:value-type="float">
            <text:p>0.005000000000001</text:p>
          </table:table-cell>
          <table:table-cell table:style-name="ce1" table:formula="of:=[$'Derivates kinda'.AH9]-[$'Derivates kinda'.AG9]" office:value-type="float" office:value="0.00599999999999901" calcext:value-type="float">
            <text:p>0.00599999999999901</text:p>
          </table:table-cell>
          <table:table-cell table:style-name="ce1" table:formula="of:=[$'Derivates kinda'.AI9]-[$'Derivates kinda'.AH9]" office:value-type="float" office:value="-0.011" calcext:value-type="float">
            <text:p>-0.011</text:p>
          </table:table-cell>
          <table:table-cell table:style-name="ce1" table:formula="of:=[$'Derivates kinda'.AJ9]-[$'Derivates kinda'.AI9]" office:value-type="float" office:value="-0.00599999999999959" calcext:value-type="float">
            <text:p>-0.00599999999999959</text:p>
          </table:table-cell>
          <table:table-cell table:style-name="ce1" table:formula="of:=[$'Derivates kinda'.AK9]-[$'Derivates kinda'.AJ9]" office:value-type="float" office:value="-0.0140000000000002" calcext:value-type="float">
            <text:p>-0.0140000000000002</text:p>
          </table:table-cell>
          <table:table-cell table:style-name="ce1" table:formula="of:=[$'Derivates kinda'.AL9]-[$'Derivates kinda'.AK9]" office:value-type="float" office:value="-0.0020000000000007" calcext:value-type="float">
            <text:p>-0.0020000000000007</text:p>
          </table:table-cell>
          <table:table-cell table:style-name="ce1" table:formula="of:=[$'Derivates kinda'.AM9]-[$'Derivates kinda'.AL9]" office:value-type="float" office:value="0.0020000000000007" calcext:value-type="float">
            <text:p>0.0020000000000007</text:p>
          </table:table-cell>
          <table:table-cell table:style-name="ce1" table:formula="of:=[$'Derivates kinda'.AN9]-[$'Derivates kinda'.AM9]" office:value-type="float" office:value="-0.0190000000000001" calcext:value-type="float">
            <text:p>-0.0190000000000001</text:p>
          </table:table-cell>
          <table:table-cell table:style-name="ce1" table:formula="of:=[$'Derivates kinda'.AO9]-[$'Derivates kinda'.AN9]" office:value-type="float" office:value="0.0060000000000002" calcext:value-type="float">
            <text:p>0.0060000000000002</text:p>
          </table:table-cell>
          <table:table-cell table:style-name="ce1" table:formula="of:=[$'Derivates kinda'.AP9]-[$'Derivates kinda'.AO9]" office:value-type="float" office:value="-0.0100000000000007" calcext:value-type="float">
            <text:p>-0.0100000000000007</text:p>
          </table:table-cell>
          <table:table-cell table:style-name="ce1" table:formula="of:=[$'Derivates kinda'.AQ9]-[$'Derivates kinda'.AP9]" office:value-type="float" office:value="-0.008" calcext:value-type="float">
            <text:p>-0.008</text:p>
          </table:table-cell>
          <table:table-cell table:style-name="ce1" table:formula="of:=[$'Derivates kinda'.AR9]-[$'Derivates kinda'.AQ9]" office:value-type="float" office:value="0.0080000000000009" calcext:value-type="float">
            <text:p>0.0080000000000009</text:p>
          </table:table-cell>
          <table:table-cell table:style-name="ce1" table:formula="of:=[$'Derivates kinda'.AS9]-[$'Derivates kinda'.AR9]" office:value-type="float" office:value="-0.0240000000000009" calcext:value-type="float">
            <text:p>-0.0240000000000009</text:p>
          </table:table-cell>
          <table:table-cell table:style-name="ce1" table:formula="of:=[$'Derivates kinda'.AT9]-[$'Derivates kinda'.AS9]" office:value-type="float" office:value="0.0200000000000005" calcext:value-type="float">
            <text:p>0.0200000000000005</text:p>
          </table:table-cell>
          <table:table-cell table:style-name="ce1" table:formula="of:=[$'Derivates kinda'.AU9]-[$'Derivates kinda'.AT9]" office:value-type="float" office:value="-0.0259999999999999" calcext:value-type="float">
            <text:p>-0.0259999999999999</text:p>
          </table:table-cell>
          <table:table-cell table:style-name="ce1" table:formula="of:=[$'Derivates kinda'.AV9]-[$'Derivates kinda'.AU9]" office:value-type="float" office:value="0.0069999999999997" calcext:value-type="float">
            <text:p>0.0069999999999997</text:p>
          </table:table-cell>
          <table:table-cell table:style-name="ce1" table:formula="of:=[$'Derivates kinda'.AW9]-[$'Derivates kinda'.AV9]" office:value-type="float" office:value="-0.008" calcext:value-type="float">
            <text:p>-0.008</text:p>
          </table:table-cell>
          <table:table-cell table:style-name="ce1" table:formula="of:=[$'Derivates kinda'.AX9]-[$'Derivates kinda'.AW9]" office:value-type="float" office:value="0.0090000000000004" calcext:value-type="float">
            <text:p>0.0090000000000004</text:p>
          </table:table-cell>
          <table:table-cell table:style-name="ce1"/>
          <table:table-cell table:number-columns-repeated="970"/>
        </table:table-row>
        <table:table-row table:style-name="ro1">
          <table:table-cell table:style-name="ce1" office:value-type="string" calcext:value-type="string">
            <text:p>tapeglass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table:formula="of:=AVERAGE([.L17:.AZ17])" office:value-type="float" office:value="-0.004275" calcext:value-type="float">
            <text:p>-0.004275</text:p>
          </table:table-cell>
          <table:table-cell table:style-name="ce1" table:formula="of:=STDEV([.L17:.AZ17])" office:value-type="float" office:value="0.0100943942300565" calcext:value-type="float">
            <text:p>0.0100943942300565</text:p>
          </table:table-cell>
          <table:table-cell table:style-name="ce1" table:formula="of:=[$'disgusting calculations'.E16]+1" office:value-type="float" office:value="41" calcext:value-type="float">
            <text:p>41</text:p>
          </table:table-cell>
          <table:table-cell table:style-name="ce1" table:formula="of:=[.I17]/SQRT([.J17])" office:value-type="float" office:value="0.00157647952089456" calcext:value-type="float">
            <text:p>0.00157647952089456</text:p>
          </table:table-cell>
          <table:table-cell table:style-name="ce1" table:formula="of:=[$'Derivates kinda'.I10]-[$'Derivates kinda'.H10]" office:value-type="float" office:value="0" calcext:value-type="float">
            <text:p>0</text:p>
          </table:table-cell>
          <table:table-cell table:style-name="ce1" table:formula="of:=[$'Derivates kinda'.J10]-[$'Derivates kinda'.I10]" office:value-type="float" office:value="-0.023" calcext:value-type="float">
            <text:p>-0.023</text:p>
          </table:table-cell>
          <table:table-cell table:style-name="ce1" table:formula="of:=[$'Derivates kinda'.K10]-[$'Derivates kinda'.J10]" office:value-type="float" office:value="0.00700000000000001" calcext:value-type="float">
            <text:p>0.00700000000000001</text:p>
          </table:table-cell>
          <table:table-cell table:style-name="ce1" table:formula="of:=[$'Derivates kinda'.L10]-[$'Derivates kinda'.K10]" office:value-type="float" office:value="0.016" calcext:value-type="float">
            <text:p>0.016</text:p>
          </table:table-cell>
          <table:table-cell table:style-name="ce1" table:formula="of:=[$'Derivates kinda'.M10]-[$'Derivates kinda'.L10]" office:value-type="float" office:value="-0.00599999999999998" calcext:value-type="float">
            <text:p>-0.00599999999999998</text:p>
          </table:table-cell>
          <table:table-cell table:style-name="ce1" table:formula="of:=[$'Derivates kinda'.N10]-[$'Derivates kinda'.M10]" office:value-type="float" office:value="-0.021" calcext:value-type="float">
            <text:p>-0.021</text:p>
          </table:table-cell>
          <table:table-cell table:style-name="ce1" table:formula="of:=[$'Derivates kinda'.O10]-[$'Derivates kinda'.N10]" office:value-type="float" office:value="0.016" calcext:value-type="float">
            <text:p>0.016</text:p>
          </table:table-cell>
          <table:table-cell table:style-name="ce1" table:formula="of:=[$'Derivates kinda'.P10]-[$'Derivates kinda'.O10]" office:value-type="float" office:value="-0.016" calcext:value-type="float">
            <text:p>-0.016</text:p>
          </table:table-cell>
          <table:table-cell table:style-name="ce1" table:formula="of:=[$'Derivates kinda'.Q10]-[$'Derivates kinda'.P10]" office:value-type="float" office:value="0.004" calcext:value-type="float">
            <text:p>0.004</text:p>
          </table:table-cell>
          <table:table-cell table:style-name="ce1" table:formula="of:=[$'Derivates kinda'.R10]-[$'Derivates kinda'.Q10]" office:value-type="float" office:value="0" calcext:value-type="float">
            <text:p>0</text:p>
          </table:table-cell>
          <table:table-cell table:style-name="ce1" table:formula="of:=[$'Derivates kinda'.S10]-[$'Derivates kinda'.R10]" office:value-type="float" office:value="-0.00700000000000001" calcext:value-type="float">
            <text:p>-0.00700000000000001</text:p>
          </table:table-cell>
          <table:table-cell table:style-name="ce1" table:formula="of:=[$'Derivates kinda'.T10]-[$'Derivates kinda'.S10]" office:value-type="float" office:value="-0.013" calcext:value-type="float">
            <text:p>-0.013</text:p>
          </table:table-cell>
          <table:table-cell table:style-name="ce1" table:formula="of:=[$'Derivates kinda'.U10]-[$'Derivates kinda'.T10]" office:value-type="float" office:value="0.00899999999999998" calcext:value-type="float">
            <text:p>0.00899999999999998</text:p>
          </table:table-cell>
          <table:table-cell table:style-name="ce1" table:formula="of:=[$'Derivates kinda'.V10]-[$'Derivates kinda'.U10]" office:value-type="float" office:value="-0.011" calcext:value-type="float">
            <text:p>-0.011</text:p>
          </table:table-cell>
          <table:table-cell table:style-name="ce1" table:formula="of:=[$'Derivates kinda'.W10]-[$'Derivates kinda'.V10]" office:value-type="float" office:value="0.00600000000000001" calcext:value-type="float">
            <text:p>0.00600000000000001</text:p>
          </table:table-cell>
          <table:table-cell table:style-name="ce1" table:formula="of:=[$'Derivates kinda'.X10]-[$'Derivates kinda'.W10]" office:value-type="float" office:value="-0.022" calcext:value-type="float">
            <text:p>-0.022</text:p>
          </table:table-cell>
          <table:table-cell table:style-name="ce1" table:formula="of:=[$'Derivates kinda'.Y10]-[$'Derivates kinda'.X10]" office:value-type="float" office:value="0.004" calcext:value-type="float">
            <text:p>0.004</text:p>
          </table:table-cell>
          <table:table-cell table:style-name="ce1" table:formula="of:=[$'Derivates kinda'.Z10]-[$'Derivates kinda'.Y10]" office:value-type="float" office:value="-0.004" calcext:value-type="float">
            <text:p>-0.004</text:p>
          </table:table-cell>
          <table:table-cell table:style-name="ce1" table:formula="of:=[$'Derivates kinda'.AA10]-[$'Derivates kinda'.Z10]" office:value-type="float" office:value="-0.00899999999999998" calcext:value-type="float">
            <text:p>-0.00899999999999998</text:p>
          </table:table-cell>
          <table:table-cell table:style-name="ce1" table:formula="of:=[$'Derivates kinda'.AB10]-[$'Derivates kinda'.AA10]" office:value-type="float" office:value="0.00799999999999998" calcext:value-type="float">
            <text:p>0.00799999999999998</text:p>
          </table:table-cell>
          <table:table-cell table:style-name="ce1" table:formula="of:=[$'Derivates kinda'.AC10]-[$'Derivates kinda'.AB10]" office:value-type="float" office:value="-0.021" calcext:value-type="float">
            <text:p>-0.021</text:p>
          </table:table-cell>
          <table:table-cell table:style-name="ce1" table:formula="of:=[$'Derivates kinda'.AD10]-[$'Derivates kinda'.AC10]" office:value-type="float" office:value="0.00800000000000001" calcext:value-type="float">
            <text:p>0.00800000000000001</text:p>
          </table:table-cell>
          <table:table-cell table:style-name="ce1" table:formula="of:=[$'Derivates kinda'.AE10]-[$'Derivates kinda'.AD10]" office:value-type="float" office:value="-0.00700000000000001" calcext:value-type="float">
            <text:p>-0.00700000000000001</text:p>
          </table:table-cell>
          <table:table-cell table:style-name="ce1" table:formula="of:=[$'Derivates kinda'.AF10]-[$'Derivates kinda'.AE10]" office:value-type="float" office:value="-0.004" calcext:value-type="float">
            <text:p>-0.004</text:p>
          </table:table-cell>
          <table:table-cell table:style-name="ce1" table:formula="of:=[$'Derivates kinda'.AG10]-[$'Derivates kinda'.AF10]" office:value-type="float" office:value="-0.01" calcext:value-type="float">
            <text:p>-0.01</text:p>
          </table:table-cell>
          <table:table-cell table:style-name="ce1" table:formula="of:=[$'Derivates kinda'.AH10]-[$'Derivates kinda'.AG10]" office:value-type="float" office:value="-0.005" calcext:value-type="float">
            <text:p>-0.005</text:p>
          </table:table-cell>
          <table:table-cell table:style-name="ce1" table:formula="of:=[$'Derivates kinda'.AI10]-[$'Derivates kinda'.AH10]" office:value-type="float" office:value="0.005" calcext:value-type="float">
            <text:p>0.005</text:p>
          </table:table-cell>
          <table:table-cell table:style-name="ce1" table:formula="of:=[$'Derivates kinda'.AJ10]-[$'Derivates kinda'.AI10]" office:value-type="float" office:value="-0.00800000000000001" calcext:value-type="float">
            <text:p>-0.00800000000000001</text:p>
          </table:table-cell>
          <table:table-cell table:style-name="ce1" table:formula="of:=[$'Derivates kinda'.AK10]-[$'Derivates kinda'.AJ10]" office:value-type="float" office:value="-0.0100000000000006" calcext:value-type="float">
            <text:p>-0.0100000000000006</text:p>
          </table:table-cell>
          <table:table-cell table:style-name="ce1" table:formula="of:=[$'Derivates kinda'.AL10]-[$'Derivates kinda'.AK10]" office:value-type="float" office:value="0.00400000000000139" calcext:value-type="float">
            <text:p>0.00400000000000139</text:p>
          </table:table-cell>
          <table:table-cell table:style-name="ce1" table:formula="of:=[$'Derivates kinda'.AM10]-[$'Derivates kinda'.AL10]" office:value-type="float" office:value="-0.0150000000000015" calcext:value-type="float">
            <text:p>-0.0150000000000015</text:p>
          </table:table-cell>
          <table:table-cell table:style-name="ce1" table:formula="of:=[$'Derivates kinda'.AN10]-[$'Derivates kinda'.AM10]" office:value-type="float" office:value="9.0205620750794E-016" calcext:value-type="float">
            <text:p>9.0205620750794E-16</text:p>
          </table:table-cell>
          <table:table-cell table:style-name="ce1" table:formula="of:=[$'Derivates kinda'.AO10]-[$'Derivates kinda'.AN10]" office:value-type="float" office:value="-0.0170000000000004" calcext:value-type="float">
            <text:p>-0.0170000000000004</text:p>
          </table:table-cell>
          <table:table-cell table:style-name="ce1" table:formula="of:=[$'Derivates kinda'.AP10]-[$'Derivates kinda'.AO10]" office:value-type="float" office:value="0.0070000000000006" calcext:value-type="float">
            <text:p>0.0070000000000006</text:p>
          </table:table-cell>
          <table:table-cell table:style-name="ce1" table:formula="of:=[$'Derivates kinda'.AQ10]-[$'Derivates kinda'.AP10]" office:value-type="float" office:value="-0.0110000000000001" calcext:value-type="float">
            <text:p>-0.0110000000000001</text:p>
          </table:table-cell>
          <table:table-cell table:style-name="ce1" table:formula="of:=[$'Derivates kinda'.AR10]-[$'Derivates kinda'.AQ10]" office:value-type="float" office:value="-0.00300000000000099" calcext:value-type="float">
            <text:p>-0.00300000000000099</text:p>
          </table:table-cell>
          <table:table-cell table:style-name="ce1" table:formula="of:=[$'Derivates kinda'.AS10]-[$'Derivates kinda'.AR10]" office:value-type="float" office:value="-0.00699999999999881" calcext:value-type="float">
            <text:p>-0.00699999999999881</text:p>
          </table:table-cell>
          <table:table-cell table:style-name="ce1" table:formula="of:=[$'Derivates kinda'.AT10]-[$'Derivates kinda'.AS10]" office:value-type="float" office:value="-0.0010000000000003" calcext:value-type="float">
            <text:p>-0.0010000000000003</text:p>
          </table:table-cell>
          <table:table-cell table:style-name="ce1" table:formula="of:=[$'Derivates kinda'.AU10]-[$'Derivates kinda'.AT10]" office:value-type="float" office:value="-0.0090000000000004" calcext:value-type="float">
            <text:p>-0.0090000000000004</text:p>
          </table:table-cell>
          <table:table-cell table:style-name="ce1" table:formula="of:=[$'Derivates kinda'.AV10]-[$'Derivates kinda'.AU10]" office:value-type="float" office:value="-0.0049999999999999" calcext:value-type="float">
            <text:p>-0.0049999999999999</text:p>
          </table:table-cell>
          <table:table-cell table:style-name="ce1"/>
          <table:table-cell table:number-columns-repeated="972"/>
        </table:table-row>
        <table:table-row table:style-name="ro1">
          <table:table-cell table:style-name="ce1" office:value-type="string" calcext:value-type="string">
            <text:p>tapeglass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Glass stovetop</text:p>
          </table:table-cell>
          <table:table-cell table:style-name="ce1" table:formula="of:=AVERAGE([.L18:.AW18])" office:value-type="float" office:value="-0.00489189189189188" calcext:value-type="float">
            <text:p>-0.00489189189189188</text:p>
          </table:table-cell>
          <table:table-cell table:style-name="ce1" table:formula="of:=STDEV([.L18:.AW18])" office:value-type="float" office:value="0.00979734596653554" calcext:value-type="float">
            <text:p>0.00979734596653554</text:p>
          </table:table-cell>
          <table:table-cell table:style-name="ce1" table:formula="of:=[$'disgusting calculations'.E17]+1" office:value-type="float" office:value="38" calcext:value-type="float">
            <text:p>38</text:p>
          </table:table-cell>
          <table:table-cell table:style-name="ce1" table:formula="of:=[.I18]/SQRT([.J18])" office:value-type="float" office:value="0.00158933938600114" calcext:value-type="float">
            <text:p>0.00158933938600114</text:p>
          </table:table-cell>
          <table:table-cell table:style-name="ce1" table:formula="of:=[$'Derivates kinda'.I11]-[$'Derivates kinda'.H11]" office:value-type="float" office:value="-0.036" calcext:value-type="float">
            <text:p>-0.036</text:p>
          </table:table-cell>
          <table:table-cell table:style-name="ce1" table:formula="of:=[$'Derivates kinda'.J11]-[$'Derivates kinda'.I11]" office:value-type="float" office:value="0.002" calcext:value-type="float">
            <text:p>0.002</text:p>
          </table:table-cell>
          <table:table-cell table:style-name="ce1" table:formula="of:=[$'Derivates kinda'.K11]-[$'Derivates kinda'.J11]" office:value-type="float" office:value="-0.00800000000000001" calcext:value-type="float">
            <text:p>-0.00800000000000001</text:p>
          </table:table-cell>
          <table:table-cell table:style-name="ce1" table:formula="of:=[$'Derivates kinda'.L11]-[$'Derivates kinda'.K11]" office:value-type="float" office:value="-0.001" calcext:value-type="float">
            <text:p>-0.001</text:p>
          </table:table-cell>
          <table:table-cell table:style-name="ce1" table:formula="of:=[$'Derivates kinda'.M11]-[$'Derivates kinda'.L11]" office:value-type="float" office:value="-0.00800000000000001" calcext:value-type="float">
            <text:p>-0.00800000000000001</text:p>
          </table:table-cell>
          <table:table-cell table:style-name="ce1" table:formula="of:=[$'Derivates kinda'.N11]-[$'Derivates kinda'.M11]" office:value-type="float" office:value="0.003" calcext:value-type="float">
            <text:p>0.003</text:p>
          </table:table-cell>
          <table:table-cell table:style-name="ce1" table:formula="of:=[$'Derivates kinda'.O11]-[$'Derivates kinda'.N11]" office:value-type="float" office:value="-0.012" calcext:value-type="float">
            <text:p>-0.012</text:p>
          </table:table-cell>
          <table:table-cell table:style-name="ce1" table:formula="of:=[$'Derivates kinda'.P11]-[$'Derivates kinda'.O11]" office:value-type="float" office:value="-0.002" calcext:value-type="float">
            <text:p>-0.002</text:p>
          </table:table-cell>
          <table:table-cell table:style-name="ce1" table:formula="of:=[$'Derivates kinda'.Q11]-[$'Derivates kinda'.P11]" office:value-type="float" office:value="-0.002" calcext:value-type="float">
            <text:p>-0.002</text:p>
          </table:table-cell>
          <table:table-cell table:style-name="ce1" table:formula="of:=[$'Derivates kinda'.R11]-[$'Derivates kinda'.Q11]" office:value-type="float" office:value="-0.01" calcext:value-type="float">
            <text:p>-0.01</text:p>
          </table:table-cell>
          <table:table-cell table:style-name="ce1" table:formula="of:=[$'Derivates kinda'.S11]-[$'Derivates kinda'.R11]" office:value-type="float" office:value="0" calcext:value-type="float">
            <text:p>0</text:p>
          </table:table-cell>
          <table:table-cell table:style-name="ce1" table:formula="of:=[$'Derivates kinda'.T11]-[$'Derivates kinda'.S11]" office:value-type="float" office:value="0.00900000000000001" calcext:value-type="float">
            <text:p>0.00900000000000001</text:p>
          </table:table-cell>
          <table:table-cell table:style-name="ce1" table:formula="of:=[$'Derivates kinda'.U11]-[$'Derivates kinda'.T11]" office:value-type="float" office:value="-0.017" calcext:value-type="float">
            <text:p>-0.017</text:p>
          </table:table-cell>
          <table:table-cell table:style-name="ce1" table:formula="of:=[$'Derivates kinda'.V11]-[$'Derivates kinda'.U11]" office:value-type="float" office:value="-0.004" calcext:value-type="float">
            <text:p>-0.004</text:p>
          </table:table-cell>
          <table:table-cell table:style-name="ce1" table:formula="of:=[$'Derivates kinda'.W11]-[$'Derivates kinda'.V11]" office:value-type="float" office:value="-0.002" calcext:value-type="float">
            <text:p>-0.002</text:p>
          </table:table-cell>
          <table:table-cell table:style-name="ce1" table:formula="of:=[$'Derivates kinda'.X11]-[$'Derivates kinda'.W11]" office:value-type="float" office:value="0.001" calcext:value-type="float">
            <text:p>0.001</text:p>
          </table:table-cell>
          <table:table-cell table:style-name="ce1" table:formula="of:=[$'Derivates kinda'.Y11]-[$'Derivates kinda'.X11]" office:value-type="float" office:value="-0.016" calcext:value-type="float">
            <text:p>-0.016</text:p>
          </table:table-cell>
          <table:table-cell table:style-name="ce1" table:formula="of:=[$'Derivates kinda'.Z11]-[$'Derivates kinda'.Y11]" office:value-type="float" office:value="0.005" calcext:value-type="float">
            <text:p>0.005</text:p>
          </table:table-cell>
          <table:table-cell table:style-name="ce1" table:formula="of:=[$'Derivates kinda'.AA11]-[$'Derivates kinda'.Z11]" office:value-type="float" office:value="-0.021" calcext:value-type="float">
            <text:p>-0.021</text:p>
          </table:table-cell>
          <table:table-cell table:style-name="ce1" table:formula="of:=[$'Derivates kinda'.AB11]-[$'Derivates kinda'.AA11]" office:value-type="float" office:value="0.011" calcext:value-type="float">
            <text:p>0.011</text:p>
          </table:table-cell>
          <table:table-cell table:style-name="ce1" table:formula="of:=[$'Derivates kinda'.AC11]-[$'Derivates kinda'.AB11]" office:value-type="float" office:value="-0.00699999999999999" calcext:value-type="float">
            <text:p>-0.00699999999999999</text:p>
          </table:table-cell>
          <table:table-cell table:style-name="ce1" table:formula="of:=[$'Derivates kinda'.AD11]-[$'Derivates kinda'.AC11]" office:value-type="float" office:value="0" calcext:value-type="float">
            <text:p>0</text:p>
          </table:table-cell>
          <table:table-cell table:style-name="ce1" table:formula="of:=[$'Derivates kinda'.AE11]-[$'Derivates kinda'.AD11]" office:value-type="float" office:value="-0.0170000000000001" calcext:value-type="float">
            <text:p>-0.0170000000000001</text:p>
          </table:table-cell>
          <table:table-cell table:style-name="ce1" table:formula="of:=[$'Derivates kinda'.AF11]-[$'Derivates kinda'.AE11]" office:value-type="float" office:value="0.00100000000000029" calcext:value-type="float">
            <text:p>0.00100000000000029</text:p>
          </table:table-cell>
          <table:table-cell table:style-name="ce1" table:formula="of:=[$'Derivates kinda'.AG11]-[$'Derivates kinda'.AF11]" office:value-type="float" office:value="-0.0060000000000002" calcext:value-type="float">
            <text:p>-0.0060000000000002</text:p>
          </table:table-cell>
          <table:table-cell table:style-name="ce1" table:formula="of:=[$'Derivates kinda'.AH11]-[$'Derivates kinda'.AG11]" office:value-type="float" office:value="0" calcext:value-type="float">
            <text:p>0</text:p>
          </table:table-cell>
          <table:table-cell table:style-name="ce1" table:formula="of:=[$'Derivates kinda'.AI11]-[$'Derivates kinda'.AH11]" office:value-type="float" office:value="-0.0190000000000002" calcext:value-type="float">
            <text:p>-0.0190000000000002</text:p>
          </table:table-cell>
          <table:table-cell table:style-name="ce1" table:formula="of:=[$'Derivates kinda'.AJ11]-[$'Derivates kinda'.AI11]" office:value-type="float" office:value="0.00499999999999989" calcext:value-type="float">
            <text:p>0.00499999999999989</text:p>
          </table:table-cell>
          <table:table-cell table:style-name="ce1" table:formula="of:=[$'Derivates kinda'.AK11]-[$'Derivates kinda'.AJ11]" office:value-type="float" office:value="0.003000000000001" calcext:value-type="float">
            <text:p>0.003000000000001</text:p>
          </table:table-cell>
          <table:table-cell table:style-name="ce1" table:formula="of:=[$'Derivates kinda'.AL11]-[$'Derivates kinda'.AK11]" office:value-type="float" office:value="-0.0080000000000009" calcext:value-type="float">
            <text:p>-0.0080000000000009</text:p>
          </table:table-cell>
          <table:table-cell table:style-name="ce1" table:formula="of:=[$'Derivates kinda'.AM11]-[$'Derivates kinda'.AL11]" office:value-type="float" office:value="-0.0140000000000002" calcext:value-type="float">
            <text:p>-0.0140000000000002</text:p>
          </table:table-cell>
          <table:table-cell table:style-name="ce1" table:formula="of:=[$'Derivates kinda'.AN11]-[$'Derivates kinda'.AM11]" office:value-type="float" office:value="0.0010000000000003" calcext:value-type="float">
            <text:p>0.0010000000000003</text:p>
          </table:table-cell>
          <table:table-cell table:style-name="ce1" table:formula="of:=[$'Derivates kinda'.AO11]-[$'Derivates kinda'.AN11]" office:value-type="float" office:value="-0.0110000000000001" calcext:value-type="float">
            <text:p>-0.0110000000000001</text:p>
          </table:table-cell>
          <table:table-cell table:style-name="ce1" table:formula="of:=[$'Derivates kinda'.AP11]-[$'Derivates kinda'.AO11]" office:value-type="float" office:value="8.95117313604032E-016" calcext:value-type="float">
            <text:p>8.95117313604032E-16</text:p>
          </table:table-cell>
          <table:table-cell table:style-name="ce1" table:formula="of:=[$'Derivates kinda'.AQ11]-[$'Derivates kinda'.AP11]" office:value-type="float" office:value="-0.0120000000000013" calcext:value-type="float">
            <text:p>-0.0120000000000013</text:p>
          </table:table-cell>
          <table:table-cell table:style-name="ce1" table:formula="of:=[$'Derivates kinda'.AR11]-[$'Derivates kinda'.AQ11]" office:value-type="float" office:value="8.95117313604032E-016" calcext:value-type="float">
            <text:p>8.95117313604032E-16</text:p>
          </table:table-cell>
          <table:table-cell table:style-name="ce1" table:formula="of:=[$'Derivates kinda'.AS11]-[$'Derivates kinda'.AR11]" office:value-type="float" office:value="0.0110000000000001" calcext:value-type="float">
            <text:p>0.0110000000000001</text:p>
          </table:table-cell>
          <table:table-cell table:style-name="ce1"/>
          <table:table-cell table:number-columns-repeated="975"/>
        </table:table-row>
        <table:table-row table:style-name="ro1">
          <table:table-cell table:style-name="ce1" office:value-type="string" calcext:value-type="string">
            <text:p>tapemetal1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table:formula="of:=AVERAGE([.L19:.AK19])" office:value-type="float" office:value="-0.00652" calcext:value-type="float">
            <text:p>-0.00652</text:p>
          </table:table-cell>
          <table:table-cell table:style-name="ce1" table:formula="of:=STDEV([.L19:.AK19])" office:value-type="float" office:value="0.00987893381561661" calcext:value-type="float">
            <text:p>0.00987893381561661</text:p>
          </table:table-cell>
          <table:table-cell table:style-name="ce1" table:formula="of:=[$'disgusting calculations'.E18]+1" office:value-type="float" office:value="26" calcext:value-type="float">
            <text:p>26</text:p>
          </table:table-cell>
          <table:table-cell table:style-name="ce1" table:formula="of:=[.I19]/SQRT([.J19])" office:value-type="float" office:value="0.00193741831920464" calcext:value-type="float">
            <text:p>0.00193741831920464</text:p>
          </table:table-cell>
          <table:table-cell table:style-name="ce1" table:formula="of:=[$'Derivates kinda'.I5]-[$'Derivates kinda'.H5]" office:value-type="float" office:value="0.01" calcext:value-type="float">
            <text:p>0.01</text:p>
          </table:table-cell>
          <table:table-cell table:style-name="ce1" table:formula="of:=[$'Derivates kinda'.J5]-[$'Derivates kinda'.I5]" office:value-type="float" office:value="-0.041" calcext:value-type="float">
            <text:p>-0.041</text:p>
          </table:table-cell>
          <table:table-cell table:style-name="ce1" table:formula="of:=[$'Derivates kinda'.K5]-[$'Derivates kinda'.J5]" office:value-type="float" office:value="-0.00700000000000001" calcext:value-type="float">
            <text:p>-0.00700000000000001</text:p>
          </table:table-cell>
          <table:table-cell table:style-name="ce1" table:formula="of:=[$'Derivates kinda'.L5]-[$'Derivates kinda'.K5]" office:value-type="float" office:value="0.005" calcext:value-type="float">
            <text:p>0.005</text:p>
          </table:table-cell>
          <table:table-cell table:style-name="ce1" table:formula="of:=[$'Derivates kinda'.M5]-[$'Derivates kinda'.L5]" office:value-type="float" office:value="-0.011" calcext:value-type="float">
            <text:p>-0.011</text:p>
          </table:table-cell>
          <table:table-cell table:style-name="ce1" table:formula="of:=[$'Derivates kinda'.N5]-[$'Derivates kinda'.M5]" office:value-type="float" office:value="-0.003" calcext:value-type="float">
            <text:p>-0.003</text:p>
          </table:table-cell>
          <table:table-cell table:style-name="ce1" table:formula="of:=[$'Derivates kinda'.O5]-[$'Derivates kinda'.N5]" office:value-type="float" office:value="-0.017" calcext:value-type="float">
            <text:p>-0.017</text:p>
          </table:table-cell>
          <table:table-cell table:style-name="ce1" table:formula="of:=[$'Derivates kinda'.P5]-[$'Derivates kinda'.O5]" office:value-type="float" office:value="-0.00800000000000001" calcext:value-type="float">
            <text:p>-0.00800000000000001</text:p>
          </table:table-cell>
          <table:table-cell table:style-name="ce1" table:formula="of:=[$'Derivates kinda'.Q5]-[$'Derivates kinda'.P5]" office:value-type="float" office:value="-0.011" calcext:value-type="float">
            <text:p>-0.011</text:p>
          </table:table-cell>
          <table:table-cell table:style-name="ce1" table:formula="of:=[$'Derivates kinda'.R5]-[$'Derivates kinda'.Q5]" office:value-type="float" office:value="-0.00800000000000001" calcext:value-type="float">
            <text:p>-0.00800000000000001</text:p>
          </table:table-cell>
          <table:table-cell table:style-name="ce1" table:formula="of:=[$'Derivates kinda'.S5]-[$'Derivates kinda'.R5]" office:value-type="float" office:value="-0.003" calcext:value-type="float">
            <text:p>-0.003</text:p>
          </table:table-cell>
          <table:table-cell table:style-name="ce1" table:formula="of:=[$'Derivates kinda'.T5]-[$'Derivates kinda'.S5]" office:value-type="float" office:value="-0.00700000000000001" calcext:value-type="float">
            <text:p>-0.00700000000000001</text:p>
          </table:table-cell>
          <table:table-cell table:style-name="ce1" table:formula="of:=[$'Derivates kinda'.U5]-[$'Derivates kinda'.T5]" office:value-type="float" office:value="-0.00599999999999999" calcext:value-type="float">
            <text:p>-0.00599999999999999</text:p>
          </table:table-cell>
          <table:table-cell table:style-name="ce1" table:formula="of:=[$'Derivates kinda'.V5]-[$'Derivates kinda'.U5]" office:value-type="float" office:value="0" calcext:value-type="float">
            <text:p>0</text:p>
          </table:table-cell>
          <table:table-cell table:style-name="ce1" table:formula="of:=[$'Derivates kinda'.W5]-[$'Derivates kinda'.V5]" office:value-type="float" office:value="-0.012" calcext:value-type="float">
            <text:p>-0.012</text:p>
          </table:table-cell>
          <table:table-cell table:style-name="ce1" table:formula="of:=[$'Derivates kinda'.X5]-[$'Derivates kinda'.W5]" office:value-type="float" office:value="-0.004" calcext:value-type="float">
            <text:p>-0.004</text:p>
          </table:table-cell>
          <table:table-cell table:style-name="ce1" table:formula="of:=[$'Derivates kinda'.Y5]-[$'Derivates kinda'.X5]" office:value-type="float" office:value="-0.0139999999999998" calcext:value-type="float">
            <text:p>-0.0139999999999998</text:p>
          </table:table-cell>
          <table:table-cell table:style-name="ce1" table:formula="of:=[$'Derivates kinda'.Z5]-[$'Derivates kinda'.Y5]" office:value-type="float" office:value="-0.0060000000000002" calcext:value-type="float">
            <text:p>-0.0060000000000002</text:p>
          </table:table-cell>
          <table:table-cell table:style-name="ce1" table:formula="of:=[$'Derivates kinda'.AA5]-[$'Derivates kinda'.Z5]" office:value-type="float" office:value="-0.00799999999999999" calcext:value-type="float">
            <text:p>-0.00799999999999999</text:p>
          </table:table-cell>
          <table:table-cell table:style-name="ce1" table:formula="of:=[$'Derivates kinda'.AB5]-[$'Derivates kinda'.AA5]" office:value-type="float" office:value="-0.000999999999999904" calcext:value-type="float">
            <text:p>-0.000999999999999904</text:p>
          </table:table-cell>
          <table:table-cell table:style-name="ce1" table:formula="of:=[$'Derivates kinda'.AC5]-[$'Derivates kinda'.AB5]" office:value-type="float" office:value="-0.0070000000000002" calcext:value-type="float">
            <text:p>-0.0070000000000002</text:p>
          </table:table-cell>
          <table:table-cell table:style-name="ce1" table:formula="of:=[$'Derivates kinda'.AD5]-[$'Derivates kinda'.AC5]" office:value-type="float" office:value="-0.0110000000000001" calcext:value-type="float">
            <text:p>-0.0110000000000001</text:p>
          </table:table-cell>
          <table:table-cell table:style-name="ce1" table:formula="of:=[$'Derivates kinda'.AE5]-[$'Derivates kinda'.AD5]" office:value-type="float" office:value="-0.0039999999999995" calcext:value-type="float">
            <text:p>-0.0039999999999995</text:p>
          </table:table-cell>
          <table:table-cell table:style-name="ce1" table:formula="of:=[$'Derivates kinda'.AF5]-[$'Derivates kinda'.AE5]" office:value-type="float" office:value="-0.0010000000000004" calcext:value-type="float">
            <text:p>-0.0010000000000004</text:p>
          </table:table-cell>
          <table:table-cell table:style-name="ce1" table:formula="of:=[$'Derivates kinda'.AG5]-[$'Derivates kinda'.AF5]" office:value-type="float" office:value="0.012" calcext:value-type="float">
            <text:p>0.012</text:p>
          </table:table-cell>
          <table:table-cell table:style-name="ce1"/>
          <table:table-cell table:number-columns-repeated="987"/>
        </table:table-row>
        <table:table-row table:style-name="ro1">
          <table:table-cell table:style-name="ce1" office:value-type="string" calcext:value-type="string">
            <text:p>tapemetal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table:formula="of:=AVERAGE([.L20:.AO20])" office:value-type="float" office:value="-0.0066551724137931" calcext:value-type="float">
            <text:p>-0.0066551724137931</text:p>
          </table:table-cell>
          <table:table-cell table:style-name="ce1" table:formula="of:=STDEV([.L20:.AO20])" office:value-type="float" office:value="0.0145584434560178" calcext:value-type="float">
            <text:p>0.0145584434560178</text:p>
          </table:table-cell>
          <table:table-cell table:style-name="ce1" table:formula="of:=[$'disgusting calculations'.E19]+1" office:value-type="float" office:value="30" calcext:value-type="float">
            <text:p>30</text:p>
          </table:table-cell>
          <table:table-cell table:style-name="ce1" table:formula="of:=[.I20]/SQRT([.J20])" office:value-type="float" office:value="0.00265799596100815" calcext:value-type="float">
            <text:p>0.00265799596100815</text:p>
          </table:table-cell>
          <table:table-cell table:style-name="ce1" table:formula="of:=[$'Derivates kinda'.I6]-[$'Derivates kinda'.H6]" office:value-type="float" office:value="0.00600000000000001" calcext:value-type="float">
            <text:p>0.00600000000000001</text:p>
          </table:table-cell>
          <table:table-cell table:style-name="ce1" table:formula="of:=[$'Derivates kinda'.J6]-[$'Derivates kinda'.I6]" office:value-type="float" office:value="-0.037" calcext:value-type="float">
            <text:p>-0.037</text:p>
          </table:table-cell>
          <table:table-cell table:style-name="ce1" table:formula="of:=[$'Derivates kinda'.K6]-[$'Derivates kinda'.J6]" office:value-type="float" office:value="-0.017" calcext:value-type="float">
            <text:p>-0.017</text:p>
          </table:table-cell>
          <table:table-cell table:style-name="ce1" table:formula="of:=[$'Derivates kinda'.L6]-[$'Derivates kinda'.K6]" office:value-type="float" office:value="0.03" calcext:value-type="float">
            <text:p>0.03</text:p>
          </table:table-cell>
          <table:table-cell table:style-name="ce1" table:formula="of:=[$'Derivates kinda'.M6]-[$'Derivates kinda'.L6]" office:value-type="float" office:value="-0.033" calcext:value-type="float">
            <text:p>-0.033</text:p>
          </table:table-cell>
          <table:table-cell table:style-name="ce1" table:formula="of:=[$'Derivates kinda'.N6]-[$'Derivates kinda'.M6]" office:value-type="float" office:value="-0.01" calcext:value-type="float">
            <text:p>-0.01</text:p>
          </table:table-cell>
          <table:table-cell table:style-name="ce1" table:formula="of:=[$'Derivates kinda'.O6]-[$'Derivates kinda'.N6]" office:value-type="float" office:value="0.003" calcext:value-type="float">
            <text:p>0.003</text:p>
          </table:table-cell>
          <table:table-cell table:style-name="ce1" table:formula="of:=[$'Derivates kinda'.P6]-[$'Derivates kinda'.O6]" office:value-type="float" office:value="-0.014" calcext:value-type="float">
            <text:p>-0.014</text:p>
          </table:table-cell>
          <table:table-cell table:style-name="ce1" table:formula="of:=[$'Derivates kinda'.Q6]-[$'Derivates kinda'.P6]" office:value-type="float" office:value="-0.01" calcext:value-type="float">
            <text:p>-0.01</text:p>
          </table:table-cell>
          <table:table-cell table:style-name="ce1" table:formula="of:=[$'Derivates kinda'.R6]-[$'Derivates kinda'.Q6]" office:value-type="float" office:value="-0.00600000000000001" calcext:value-type="float">
            <text:p>-0.00600000000000001</text:p>
          </table:table-cell>
          <table:table-cell table:style-name="ce1" table:formula="of:=[$'Derivates kinda'.S6]-[$'Derivates kinda'.R6]" office:value-type="float" office:value="-0.00700000000000001" calcext:value-type="float">
            <text:p>-0.00700000000000001</text:p>
          </table:table-cell>
          <table:table-cell table:style-name="ce1" table:formula="of:=[$'Derivates kinda'.T6]-[$'Derivates kinda'.S6]" office:value-type="float" office:value="-0.00699999999999998" calcext:value-type="float">
            <text:p>-0.00699999999999998</text:p>
          </table:table-cell>
          <table:table-cell table:style-name="ce1" table:formula="of:=[$'Derivates kinda'.U6]-[$'Derivates kinda'.T6]" office:value-type="float" office:value="0.00999999999999998" calcext:value-type="float">
            <text:p>0.00999999999999998</text:p>
          </table:table-cell>
          <table:table-cell table:style-name="ce1" table:formula="of:=[$'Derivates kinda'.V6]-[$'Derivates kinda'.U6]" office:value-type="float" office:value="0" calcext:value-type="float">
            <text:p>0</text:p>
          </table:table-cell>
          <table:table-cell table:style-name="ce1" table:formula="of:=[$'Derivates kinda'.W6]-[$'Derivates kinda'.V6]" office:value-type="float" office:value="-0.037" calcext:value-type="float">
            <text:p>-0.037</text:p>
          </table:table-cell>
          <table:table-cell table:style-name="ce1" table:formula="of:=[$'Derivates kinda'.X6]-[$'Derivates kinda'.W6]" office:value-type="float" office:value="0.014" calcext:value-type="float">
            <text:p>0.014</text:p>
          </table:table-cell>
          <table:table-cell table:style-name="ce1" table:formula="of:=[$'Derivates kinda'.Y6]-[$'Derivates kinda'.X6]" office:value-type="float" office:value="-0.0240000000000001" calcext:value-type="float">
            <text:p>-0.0240000000000001</text:p>
          </table:table-cell>
          <table:table-cell table:style-name="ce1" table:formula="of:=[$'Derivates kinda'.Z6]-[$'Derivates kinda'.Y6]" office:value-type="float" office:value="0.0100000000000001" calcext:value-type="float">
            <text:p>0.0100000000000001</text:p>
          </table:table-cell>
          <table:table-cell table:style-name="ce1" table:formula="of:=[$'Derivates kinda'.AA6]-[$'Derivates kinda'.Z6]" office:value-type="float" office:value="-0.004" calcext:value-type="float">
            <text:p>-0.004</text:p>
          </table:table-cell>
          <table:table-cell table:style-name="ce1" table:formula="of:=[$'Derivates kinda'.AB6]-[$'Derivates kinda'.AA6]" office:value-type="float" office:value="-0.0119999999999999" calcext:value-type="float">
            <text:p>-0.0119999999999999</text:p>
          </table:table-cell>
          <table:table-cell table:style-name="ce1" table:formula="of:=[$'Derivates kinda'.AC6]-[$'Derivates kinda'.AB6]" office:value-type="float" office:value="-0.00799999999999999" calcext:value-type="float">
            <text:p>-0.00799999999999999</text:p>
          </table:table-cell>
          <table:table-cell table:style-name="ce1" table:formula="of:=[$'Derivates kinda'.AD6]-[$'Derivates kinda'.AC6]" office:value-type="float" office:value="0.00199999999999979" calcext:value-type="float">
            <text:p>0.00199999999999979</text:p>
          </table:table-cell>
          <table:table-cell table:style-name="ce1" table:formula="of:=[$'Derivates kinda'.AE6]-[$'Derivates kinda'.AD6]" office:value-type="float" office:value="-0.0119999999999996" calcext:value-type="float">
            <text:p>-0.0119999999999996</text:p>
          </table:table-cell>
          <table:table-cell table:style-name="ce1" table:formula="of:=[$'Derivates kinda'.AF6]-[$'Derivates kinda'.AE6]" office:value-type="float" office:value="0.000999999999999404" calcext:value-type="float">
            <text:p>0.000999999999999404</text:p>
          </table:table-cell>
          <table:table-cell table:style-name="ce1" table:formula="of:=[$'Derivates kinda'.AG6]-[$'Derivates kinda'.AF6]" office:value-type="float" office:value="-0.00799999999999951" calcext:value-type="float">
            <text:p>-0.00799999999999951</text:p>
          </table:table-cell>
          <table:table-cell table:style-name="ce1" table:formula="of:=[$'Derivates kinda'.AH6]-[$'Derivates kinda'.AG6]" office:value-type="float" office:value="-0.0130000000000004" calcext:value-type="float">
            <text:p>-0.0130000000000004</text:p>
          </table:table-cell>
          <table:table-cell table:style-name="ce1" table:formula="of:=[$'Derivates kinda'.AI6]-[$'Derivates kinda'.AH6]" office:value-type="float" office:value="-0.0049999999999994" calcext:value-type="float">
            <text:p>-0.0049999999999994</text:p>
          </table:table-cell>
          <table:table-cell table:style-name="ce1" table:formula="of:=[$'Derivates kinda'.AJ6]-[$'Derivates kinda'.AI6]" office:value-type="float" office:value="-0.0050000000000008" calcext:value-type="float">
            <text:p>-0.0050000000000008</text:p>
          </table:table-cell>
          <table:table-cell table:style-name="ce1" table:formula="of:=[$'Derivates kinda'.AK6]-[$'Derivates kinda'.AJ6]" office:value-type="float" office:value="3.95516952522712E-016" calcext:value-type="float">
            <text:p>3.95516952522712E-16</text:p>
          </table:table-cell>
          <table:table-cell table:style-name="ce1"/>
          <table:table-cell table:number-columns-repeated="983"/>
        </table:table-row>
        <table:table-row table:style-name="ro1">
          <table:table-cell table:style-name="ce1" office:value-type="string" calcext:value-type="string">
            <text:p>tapemetal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1" office:value-type="string" calcext:value-type="string">
            <text:p>Metal Table</text:p>
          </table:table-cell>
          <table:table-cell table:style-name="ce1" table:formula="of:=AVERAGE([.L21:.AS21])" office:value-type="float" office:value="-0.00490909090909093" calcext:value-type="float">
            <text:p>-0.00490909090909093</text:p>
          </table:table-cell>
          <table:table-cell table:style-name="ce1" table:formula="of:=STDEV([.L21:.AS21])" office:value-type="float" office:value="0.01878557231688" calcext:value-type="float">
            <text:p>0.01878557231688</text:p>
          </table:table-cell>
          <table:table-cell table:style-name="ce1" table:formula="of:=[$'disgusting calculations'.E20]+1" office:value-type="float" office:value="34" calcext:value-type="float">
            <text:p>34</text:p>
          </table:table-cell>
          <table:table-cell table:style-name="ce1" table:formula="of:=[.I21]/SQRT([.J21])" office:value-type="float" office:value="0.00322169907343719" calcext:value-type="float">
            <text:p>0.00322169907343719</text:p>
          </table:table-cell>
          <table:table-cell table:style-name="ce1" table:formula="of:=[$'Derivates kinda'.I7]-[$'Derivates kinda'.H7]" office:value-type="float" office:value="0.045" calcext:value-type="float">
            <text:p>0.045</text:p>
          </table:table-cell>
          <table:table-cell table:style-name="ce1" table:formula="of:=[$'Derivates kinda'.J7]-[$'Derivates kinda'.I7]" office:value-type="float" office:value="-0.066" calcext:value-type="float">
            <text:p>-0.066</text:p>
          </table:table-cell>
          <table:table-cell table:style-name="ce1" table:formula="of:=[$'Derivates kinda'.K7]-[$'Derivates kinda'.J7]" office:value-type="float" office:value="0.013" calcext:value-type="float">
            <text:p>0.013</text:p>
          </table:table-cell>
          <table:table-cell table:style-name="ce1" table:formula="of:=[$'Derivates kinda'.L7]-[$'Derivates kinda'.K7]" office:value-type="float" office:value="0.036" calcext:value-type="float">
            <text:p>0.036</text:p>
          </table:table-cell>
          <table:table-cell table:style-name="ce1" table:formula="of:=[$'Derivates kinda'.M7]-[$'Derivates kinda'.L7]" office:value-type="float" office:value="-0.042" calcext:value-type="float">
            <text:p>-0.042</text:p>
          </table:table-cell>
          <table:table-cell table:style-name="ce1" table:formula="of:=[$'Derivates kinda'.N7]-[$'Derivates kinda'.M7]" office:value-type="float" office:value="0.00499999999999998" calcext:value-type="float">
            <text:p>0.00499999999999998</text:p>
          </table:table-cell>
          <table:table-cell table:style-name="ce1" table:formula="of:=[$'Derivates kinda'.O7]-[$'Derivates kinda'.N7]" office:value-type="float" office:value="-0.016" calcext:value-type="float">
            <text:p>-0.016</text:p>
          </table:table-cell>
          <table:table-cell table:style-name="ce1" table:formula="of:=[$'Derivates kinda'.P7]-[$'Derivates kinda'.O7]" office:value-type="float" office:value="-0.002" calcext:value-type="float">
            <text:p>-0.002</text:p>
          </table:table-cell>
          <table:table-cell table:style-name="ce1" table:formula="of:=[$'Derivates kinda'.Q7]-[$'Derivates kinda'.P7]" office:value-type="float" office:value="-0.014" calcext:value-type="float">
            <text:p>-0.014</text:p>
          </table:table-cell>
          <table:table-cell table:style-name="ce1" table:formula="of:=[$'Derivates kinda'.R7]-[$'Derivates kinda'.Q7]" office:value-type="float" office:value="-0.00699999999999998" calcext:value-type="float">
            <text:p>-0.00699999999999998</text:p>
          </table:table-cell>
          <table:table-cell table:style-name="ce1" table:formula="of:=[$'Derivates kinda'.S7]-[$'Derivates kinda'.R7]" office:value-type="float" office:value="-0.011" calcext:value-type="float">
            <text:p>-0.011</text:p>
          </table:table-cell>
          <table:table-cell table:style-name="ce1" table:formula="of:=[$'Derivates kinda'.T7]-[$'Derivates kinda'.S7]" office:value-type="float" office:value="0.019" calcext:value-type="float">
            <text:p>0.019</text:p>
          </table:table-cell>
          <table:table-cell table:style-name="ce1" table:formula="of:=[$'Derivates kinda'.U7]-[$'Derivates kinda'.T7]" office:value-type="float" office:value="-0.013" calcext:value-type="float">
            <text:p>-0.013</text:p>
          </table:table-cell>
          <table:table-cell table:style-name="ce1" table:formula="of:=[$'Derivates kinda'.V7]-[$'Derivates kinda'.U7]" office:value-type="float" office:value="-0.00700000000000001" calcext:value-type="float">
            <text:p>-0.00700000000000001</text:p>
          </table:table-cell>
          <table:table-cell table:style-name="ce1" table:formula="of:=[$'Derivates kinda'.W7]-[$'Derivates kinda'.V7]" office:value-type="float" office:value="-0.01" calcext:value-type="float">
            <text:p>-0.01</text:p>
          </table:table-cell>
          <table:table-cell table:style-name="ce1" table:formula="of:=[$'Derivates kinda'.X7]-[$'Derivates kinda'.W7]" office:value-type="float" office:value="-0.015" calcext:value-type="float">
            <text:p>-0.015</text:p>
          </table:table-cell>
          <table:table-cell table:style-name="ce1" table:formula="of:=[$'Derivates kinda'.Y7]-[$'Derivates kinda'.X7]" office:value-type="float" office:value="-0.003" calcext:value-type="float">
            <text:p>-0.003</text:p>
          </table:table-cell>
          <table:table-cell table:style-name="ce1" table:formula="of:=[$'Derivates kinda'.Z7]-[$'Derivates kinda'.Y7]" office:value-type="float" office:value="-0.00900000000000001" calcext:value-type="float">
            <text:p>-0.00900000000000001</text:p>
          </table:table-cell>
          <table:table-cell table:style-name="ce1" table:formula="of:=[$'Derivates kinda'.AA7]-[$'Derivates kinda'.Z7]" office:value-type="float" office:value="0" calcext:value-type="float">
            <text:p>0</text:p>
          </table:table-cell>
          <table:table-cell table:style-name="ce1" table:formula="of:=[$'Derivates kinda'.AB7]-[$'Derivates kinda'.AA7]" office:value-type="float" office:value="-0.00199999999999999" calcext:value-type="float">
            <text:p>-0.00199999999999999</text:p>
          </table:table-cell>
          <table:table-cell table:style-name="ce1" table:formula="of:=[$'Derivates kinda'.AC7]-[$'Derivates kinda'.AB7]" office:value-type="float" office:value="0.00399999999999999" calcext:value-type="float">
            <text:p>0.00399999999999999</text:p>
          </table:table-cell>
          <table:table-cell table:style-name="ce1" table:formula="of:=[$'Derivates kinda'.AD7]-[$'Derivates kinda'.AC7]" office:value-type="float" office:value="-0.012" calcext:value-type="float">
            <text:p>-0.012</text:p>
          </table:table-cell>
          <table:table-cell table:style-name="ce1" table:formula="of:=[$'Derivates kinda'.AE7]-[$'Derivates kinda'.AD7]" office:value-type="float" office:value="0" calcext:value-type="float">
            <text:p>0</text:p>
          </table:table-cell>
          <table:table-cell table:style-name="ce1" table:formula="of:=[$'Derivates kinda'.AF7]-[$'Derivates kinda'.AE7]" office:value-type="float" office:value="-0.0099999999999998" calcext:value-type="float">
            <text:p>-0.0099999999999998</text:p>
          </table:table-cell>
          <table:table-cell table:style-name="ce1" table:formula="of:=[$'Derivates kinda'.AG7]-[$'Derivates kinda'.AF7]" office:value-type="float" office:value="-0.0129999999999999" calcext:value-type="float">
            <text:p>-0.0129999999999999</text:p>
          </table:table-cell>
          <table:table-cell table:style-name="ce1" table:formula="of:=[$'Derivates kinda'.AH7]-[$'Derivates kinda'.AG7]" office:value-type="float" office:value="-0.0060000000000002" calcext:value-type="float">
            <text:p>-0.0060000000000002</text:p>
          </table:table-cell>
          <table:table-cell table:style-name="ce1" table:formula="of:=[$'Derivates kinda'.AI7]-[$'Derivates kinda'.AH7]" office:value-type="float" office:value="0" calcext:value-type="float">
            <text:p>0</text:p>
          </table:table-cell>
          <table:table-cell table:style-name="ce1" table:formula="of:=[$'Derivates kinda'.AJ7]-[$'Derivates kinda'.AI7]" office:value-type="float" office:value="-0.0100000000000007" calcext:value-type="float">
            <text:p>-0.0100000000000007</text:p>
          </table:table-cell>
          <table:table-cell table:style-name="ce1" table:formula="of:=[$'Derivates kinda'.AK7]-[$'Derivates kinda'.AJ7]" office:value-type="float" office:value="-0.00199999999999889" calcext:value-type="float">
            <text:p>-0.00199999999999889</text:p>
          </table:table-cell>
          <table:table-cell table:style-name="ce1" table:formula="of:=[$'Derivates kinda'.AL7]-[$'Derivates kinda'.AK7]" office:value-type="float" office:value="-0.00400000000000041" calcext:value-type="float">
            <text:p>-0.00400000000000041</text:p>
          </table:table-cell>
          <table:table-cell table:style-name="ce1" table:formula="of:=[$'Derivates kinda'.AM7]-[$'Derivates kinda'.AL7]" office:value-type="float" office:value="-0.0060000000000003" calcext:value-type="float">
            <text:p>-0.0060000000000003</text:p>
          </table:table-cell>
          <table:table-cell table:style-name="ce1" table:formula="of:=[$'Derivates kinda'.AN7]-[$'Derivates kinda'.AM7]" office:value-type="float" office:value="-0.0119999999999995" calcext:value-type="float">
            <text:p>-0.0119999999999995</text:p>
          </table:table-cell>
          <table:table-cell table:style-name="ce1" table:formula="of:=[$'Derivates kinda'.AO7]-[$'Derivates kinda'.AN7]" office:value-type="float" office:value="0.00799999999999911" calcext:value-type="float">
            <text:p>0.00799999999999911</text:p>
          </table:table-cell>
          <table:table-cell table:style-name="ce1"/>
          <table:table-cell table:number-columns-repeated="979"/>
        </table:table-row>
        <table:table-row table:style-name="ro1">
          <table:table-cell table:style-name="ce1" office:value-type="string" calcext:value-type="string">
            <text:p>tapewood2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1" table:formula="of:=AVERAGE([.L22:.AA22])" office:value-type="float" office:value="-0.0114" calcext:value-type="float">
            <text:p>-0.0114</text:p>
          </table:table-cell>
          <table:table-cell table:style-name="ce1" table:formula="of:=STDEV([.L22:.AA22])" office:value-type="float" office:value="0.0184847427432928" calcext:value-type="float">
            <text:p>0.0184847427432928</text:p>
          </table:table-cell>
          <table:table-cell table:style-name="ce1" table:formula="of:=[$'disgusting calculations'.E21]+1" office:value-type="float" office:value="16" calcext:value-type="float">
            <text:p>16</text:p>
          </table:table-cell>
          <table:table-cell table:style-name="ce1" table:formula="of:=[.I22]/SQRT([.J22])" office:value-type="float" office:value="0.00462118568582319" calcext:value-type="float">
            <text:p>0.00462118568582319</text:p>
          </table:table-cell>
          <table:table-cell table:style-name="ce1" table:formula="of:=[$'Derivates kinda'.I3]-[$'Derivates kinda'.H3]" office:value-type="float" office:value="0.00800000000000001" calcext:value-type="float">
            <text:p>0.00800000000000001</text:p>
          </table:table-cell>
          <table:table-cell table:style-name="ce1" table:formula="of:=[$'Derivates kinda'.J3]-[$'Derivates kinda'.I3]" office:value-type="float" office:value="0.00700000000000001" calcext:value-type="float">
            <text:p>0.00700000000000001</text:p>
          </table:table-cell>
          <table:table-cell table:style-name="ce1" table:formula="of:=[$'Derivates kinda'.K3]-[$'Derivates kinda'.J3]" office:value-type="float" office:value="0.001" calcext:value-type="float">
            <text:p>0.001</text:p>
          </table:table-cell>
          <table:table-cell table:style-name="ce1" table:formula="of:=[$'Derivates kinda'.L3]-[$'Derivates kinda'.K3]" office:value-type="float" office:value="-0.035" calcext:value-type="float">
            <text:p>-0.035</text:p>
          </table:table-cell>
          <table:table-cell table:style-name="ce1" table:formula="of:=[$'Derivates kinda'.M3]-[$'Derivates kinda'.L3]" office:value-type="float" office:value="0" calcext:value-type="float">
            <text:p>0</text:p>
          </table:table-cell>
          <table:table-cell table:style-name="ce1" table:formula="of:=[$'Derivates kinda'.N3]-[$'Derivates kinda'.M3]" office:value-type="float" office:value="-0.00900000000000001" calcext:value-type="float">
            <text:p>-0.00900000000000001</text:p>
          </table:table-cell>
          <table:table-cell table:style-name="ce1" table:formula="of:=[$'Derivates kinda'.O3]-[$'Derivates kinda'.N3]" office:value-type="float" office:value="-0.018" calcext:value-type="float">
            <text:p>-0.018</text:p>
          </table:table-cell>
          <table:table-cell table:style-name="ce1" table:formula="of:=[$'Derivates kinda'.P3]-[$'Derivates kinda'.O3]" office:value-type="float" office:value="0.015" calcext:value-type="float">
            <text:p>0.015</text:p>
          </table:table-cell>
          <table:table-cell table:style-name="ce1" table:formula="of:=[$'Derivates kinda'.Q3]-[$'Derivates kinda'.P3]" office:value-type="float" office:value="-0.004" calcext:value-type="float">
            <text:p>-0.004</text:p>
          </table:table-cell>
          <table:table-cell table:style-name="ce1" table:formula="of:=[$'Derivates kinda'.R3]-[$'Derivates kinda'.Q3]" office:value-type="float" office:value="0.012" calcext:value-type="float">
            <text:p>0.012</text:p>
          </table:table-cell>
          <table:table-cell table:style-name="ce1" table:formula="of:=[$'Derivates kinda'.S3]-[$'Derivates kinda'.R3]" office:value-type="float" office:value="-0.039" calcext:value-type="float">
            <text:p>-0.039</text:p>
          </table:table-cell>
          <table:table-cell table:style-name="ce1" table:formula="of:=[$'Derivates kinda'.T3]-[$'Derivates kinda'.S3]" office:value-type="float" office:value="-0.035" calcext:value-type="float">
            <text:p>-0.035</text:p>
          </table:table-cell>
          <table:table-cell table:style-name="ce1" table:formula="of:=[$'Derivates kinda'.U3]-[$'Derivates kinda'.T3]" office:value-type="float" office:value="-0.02" calcext:value-type="float">
            <text:p>-0.02</text:p>
          </table:table-cell>
          <table:table-cell table:style-name="ce1" table:formula="of:=[$'Derivates kinda'.V3]-[$'Derivates kinda'.U3]" office:value-type="float" office:value="-0.0269999999999997" calcext:value-type="float">
            <text:p>-0.0269999999999997</text:p>
          </table:table-cell>
          <table:table-cell table:style-name="ce1" table:formula="of:=[$'Derivates kinda'.W3]-[$'Derivates kinda'.V3]" office:value-type="float" office:value="-0.0270000000000006" calcext:value-type="float">
            <text:p>-0.0270000000000006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office:value-type="string" calcext:value-type="string">
            <text:p>tapewood3.m4a</text:p>
          </table:table-cell>
          <table:table-cell table:style-name="ce1" office:value-type="string" calcext:value-type="string">
            <text:p>Tape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2" table:formula="of:=AVERAGE([.L23:.AM23])" office:value-type="float" office:value="-0.00633333333333334" calcext:value-type="float">
            <text:p>-6.33E-03</text:p>
          </table:table-cell>
          <table:table-cell table:style-name="ce1" table:formula="of:=STDEV([.L23:.AM23])" office:value-type="float" office:value="0.00869128652953412" calcext:value-type="float">
            <text:p>0.00869128652953412</text:p>
          </table:table-cell>
          <table:table-cell table:style-name="ce1" table:formula="of:=[$'disgusting calculations'.E22]+1" office:value-type="float" office:value="28" calcext:value-type="float">
            <text:p>28</text:p>
          </table:table-cell>
          <table:table-cell table:style-name="ce1" table:formula="of:=[.I23]/SQRT([.J23])" office:value-type="float" office:value="0.00164249876645378" calcext:value-type="float">
            <text:p>0.00164249876645378</text:p>
          </table:table-cell>
          <table:table-cell table:style-name="ce1" table:formula="of:=[$'Derivates kinda'.I4]-[$'Derivates kinda'.H4]" office:value-type="float" office:value="-0.004" calcext:value-type="float">
            <text:p>-0.004</text:p>
          </table:table-cell>
          <table:table-cell table:style-name="ce1" table:formula="of:=[$'Derivates kinda'.J4]-[$'Derivates kinda'.I4]" office:value-type="float" office:value="-0.016" calcext:value-type="float">
            <text:p>-0.016</text:p>
          </table:table-cell>
          <table:table-cell table:style-name="ce1" table:formula="of:=[$'Derivates kinda'.K4]-[$'Derivates kinda'.J4]" office:value-type="float" office:value="0.012" calcext:value-type="float">
            <text:p>0.012</text:p>
          </table:table-cell>
          <table:table-cell table:style-name="ce1" table:formula="of:=[$'Derivates kinda'.L4]-[$'Derivates kinda'.K4]" office:value-type="float" office:value="-0.011" calcext:value-type="float">
            <text:p>-0.011</text:p>
          </table:table-cell>
          <table:table-cell table:style-name="ce1" table:formula="of:=[$'Derivates kinda'.M4]-[$'Derivates kinda'.L4]" office:value-type="float" office:value="-0.019" calcext:value-type="float">
            <text:p>-0.019</text:p>
          </table:table-cell>
          <table:table-cell table:style-name="ce1" table:formula="of:=[$'Derivates kinda'.N4]-[$'Derivates kinda'.M4]" office:value-type="float" office:value="0.003" calcext:value-type="float">
            <text:p>0.003</text:p>
          </table:table-cell>
          <table:table-cell table:style-name="ce1" table:formula="of:=[$'Derivates kinda'.O4]-[$'Derivates kinda'.N4]" office:value-type="float" office:value="-0.014" calcext:value-type="float">
            <text:p>-0.014</text:p>
          </table:table-cell>
          <table:table-cell table:style-name="ce1" table:formula="of:=[$'Derivates kinda'.P4]-[$'Derivates kinda'.O4]" office:value-type="float" office:value="-0.00499999999999998" calcext:value-type="float">
            <text:p>-0.00499999999999998</text:p>
          </table:table-cell>
          <table:table-cell table:style-name="ce1" table:formula="of:=[$'Derivates kinda'.Q4]-[$'Derivates kinda'.P4]" office:value-type="float" office:value="-0.003" calcext:value-type="float">
            <text:p>-0.003</text:p>
          </table:table-cell>
          <table:table-cell table:style-name="ce1" table:formula="of:=[$'Derivates kinda'.R4]-[$'Derivates kinda'.Q4]" office:value-type="float" office:value="-0.005" calcext:value-type="float">
            <text:p>-0.005</text:p>
          </table:table-cell>
          <table:table-cell table:style-name="ce1" table:formula="of:=[$'Derivates kinda'.S4]-[$'Derivates kinda'.R4]" office:value-type="float" office:value="-0.01" calcext:value-type="float">
            <text:p>-0.01</text:p>
          </table:table-cell>
          <table:table-cell table:style-name="ce1" table:formula="of:=[$'Derivates kinda'.T4]-[$'Derivates kinda'.S4]" office:value-type="float" office:value="-0.001" calcext:value-type="float">
            <text:p>-0.001</text:p>
          </table:table-cell>
          <table:table-cell table:style-name="ce1" table:formula="of:=[$'Derivates kinda'.U4]-[$'Derivates kinda'.T4]" office:value-type="float" office:value="-0.011" calcext:value-type="float">
            <text:p>-0.011</text:p>
          </table:table-cell>
          <table:table-cell table:style-name="ce1" table:formula="of:=[$'Derivates kinda'.V4]-[$'Derivates kinda'.U4]" office:value-type="float" office:value="0.00399999999999998" calcext:value-type="float">
            <text:p>0.00399999999999998</text:p>
          </table:table-cell>
          <table:table-cell table:style-name="ce1" table:formula="of:=[$'Derivates kinda'.W4]-[$'Derivates kinda'.V4]" office:value-type="float" office:value="-0.023" calcext:value-type="float">
            <text:p>-0.023</text:p>
          </table:table-cell>
          <table:table-cell table:style-name="ce1" table:formula="of:=[$'Derivates kinda'.X4]-[$'Derivates kinda'.W4]" office:value-type="float" office:value="-0.00799999999999999" calcext:value-type="float">
            <text:p>-0.00799999999999999</text:p>
          </table:table-cell>
          <table:table-cell table:style-name="ce1" table:formula="of:=[$'Derivates kinda'.Y4]-[$'Derivates kinda'.X4]" office:value-type="float" office:value="0.005" calcext:value-type="float">
            <text:p>0.005</text:p>
          </table:table-cell>
          <table:table-cell table:style-name="ce1" table:formula="of:=[$'Derivates kinda'.Z4]-[$'Derivates kinda'.Y4]" office:value-type="float" office:value="-0.00900000000000001" calcext:value-type="float">
            <text:p>-0.00900000000000001</text:p>
          </table:table-cell>
          <table:table-cell table:style-name="ce1" table:formula="of:=[$'Derivates kinda'.AA4]-[$'Derivates kinda'.Z4]" office:value-type="float" office:value="-0.0069999999999998" calcext:value-type="float">
            <text:p>-0.0069999999999998</text:p>
          </table:table-cell>
          <table:table-cell table:style-name="ce1" table:formula="of:=[$'Derivates kinda'.AB4]-[$'Derivates kinda'.AA4]" office:value-type="float" office:value="-4.02455846426619E-016" calcext:value-type="float">
            <text:p>-4.02455846426619E-16</text:p>
          </table:table-cell>
          <table:table-cell table:style-name="ce1" table:formula="of:=[$'Derivates kinda'.AC4]-[$'Derivates kinda'.AB4]" office:value-type="float" office:value="-0.0149999999999997" calcext:value-type="float">
            <text:p>-0.0149999999999997</text:p>
          </table:table-cell>
          <table:table-cell table:style-name="ce1" table:formula="of:=[$'Derivates kinda'.AD4]-[$'Derivates kinda'.AC4]" office:value-type="float" office:value="-0.00800000000000001" calcext:value-type="float">
            <text:p>-0.00800000000000001</text:p>
          </table:table-cell>
          <table:table-cell table:style-name="ce1" table:formula="of:=[$'Derivates kinda'.AE4]-[$'Derivates kinda'.AD4]" office:value-type="float" office:value="0.00800000000000001" calcext:value-type="float">
            <text:p>0.00800000000000001</text:p>
          </table:table-cell>
          <table:table-cell table:style-name="ce1" table:formula="of:=[$'Derivates kinda'.AF4]-[$'Derivates kinda'.AE4]" office:value-type="float" office:value="-0.016" calcext:value-type="float">
            <text:p>-0.016</text:p>
          </table:table-cell>
          <table:table-cell table:style-name="ce1" table:formula="of:=[$'Derivates kinda'.AG4]-[$'Derivates kinda'.AF4]" office:value-type="float" office:value="-0.0150000000000002" calcext:value-type="float">
            <text:p>-0.0150000000000002</text:p>
          </table:table-cell>
          <table:table-cell table:style-name="ce1" table:formula="of:=[$'Derivates kinda'.AH4]-[$'Derivates kinda'.AG4]" office:value-type="float" office:value="0.004" calcext:value-type="float">
            <text:p>0.004</text:p>
          </table:table-cell>
          <table:table-cell table:style-name="ce1" table:formula="of:=[$'Derivates kinda'.AI4]-[$'Derivates kinda'.AH4]" office:value-type="float" office:value="-0.0070000000000001" calcext:value-type="float">
            <text:p>-0.0070000000000001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tapewood1.m4a</text:p>
          </table:table-cell>
          <table:table-cell table:style-name="ce1" office:value-type="string" calcext:value-type="string">
            <text:p>Tape </text:p>
          </table:table-cell>
          <table:table-cell table:style-name="ce1" office:value-type="string" calcext:value-type="string">
            <text:p>100g</text:p>
          </table:table-cell>
          <table:table-cell table:style-name="ce1" office:value-type="string" calcext:value-type="string">
            <text:p>5.75cm, 3.75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235625" calcext:value-type="float">
            <text:p>2.36E-04</text:p>
          </table:table-cell>
          <table:table-cell table:style-name="ce2" office:value-type="string" calcext:value-type="string">
            <text:p>Wood bench</text:p>
          </table:table-cell>
          <table:table-cell table:style-name="ce2" table:formula="of:=AVERAGE([.L24:.AM24])" office:value-type="float" office:value="-0.00785185185185186" calcext:value-type="float">
            <text:p>-7.85E-03</text:p>
          </table:table-cell>
          <table:table-cell table:style-name="ce1" table:formula="of:=STDEV([.L24:.AM24])" office:value-type="float" office:value="0.0240347564096147" calcext:value-type="float">
            <text:p>0.0240347564096147</text:p>
          </table:table-cell>
          <table:table-cell table:style-name="ce1" table:formula="of:=[$'disgusting calculations'.E23]+1" office:value-type="float" office:value="28" calcext:value-type="float">
            <text:p>28</text:p>
          </table:table-cell>
          <table:table-cell table:style-name="ce1" table:formula="of:=[.I24]/SQRT([.J24])" office:value-type="float" office:value="0.00454214202013259" calcext:value-type="float">
            <text:p>0.00454214202013259</text:p>
          </table:table-cell>
          <table:table-cell table:style-name="ce1" table:formula="of:=[$'Derivates kinda'.I2]-[$'Derivates kinda'.H2]" office:value-type="float" office:value="0.046" calcext:value-type="float">
            <text:p>0.046</text:p>
          </table:table-cell>
          <table:table-cell table:style-name="ce1" table:formula="of:=[$'Derivates kinda'.J2]-[$'Derivates kinda'.I2]" office:value-type="float" office:value="-0.09" calcext:value-type="float">
            <text:p>-0.09</text:p>
          </table:table-cell>
          <table:table-cell table:style-name="ce1" table:formula="of:=[$'Derivates kinda'.K2]-[$'Derivates kinda'.J2]" office:value-type="float" office:value="0.001" calcext:value-type="float">
            <text:p>0.001</text:p>
          </table:table-cell>
          <table:table-cell table:style-name="ce1" table:formula="of:=[$'Derivates kinda'.L2]-[$'Derivates kinda'.K2]" office:value-type="float" office:value="0.011" calcext:value-type="float">
            <text:p>0.011</text:p>
          </table:table-cell>
          <table:table-cell table:style-name="ce1" table:formula="of:=[$'Derivates kinda'.M2]-[$'Derivates kinda'.L2]" office:value-type="float" office:value="-0.023" calcext:value-type="float">
            <text:p>-0.023</text:p>
          </table:table-cell>
          <table:table-cell table:style-name="ce1" table:formula="of:=[$'Derivates kinda'.N2]-[$'Derivates kinda'.M2]" office:value-type="float" office:value="0.011" calcext:value-type="float">
            <text:p>0.011</text:p>
          </table:table-cell>
          <table:table-cell table:style-name="ce1" table:formula="of:=[$'Derivates kinda'.O2]-[$'Derivates kinda'.N2]" office:value-type="float" office:value="-0.015" calcext:value-type="float">
            <text:p>-0.015</text:p>
          </table:table-cell>
          <table:table-cell table:style-name="ce1" table:formula="of:=[$'Derivates kinda'.P2]-[$'Derivates kinda'.O2]" office:value-type="float" office:value="-0.004" calcext:value-type="float">
            <text:p>-0.004</text:p>
          </table:table-cell>
          <table:table-cell table:style-name="ce1" table:formula="of:=[$'Derivates kinda'.Q2]-[$'Derivates kinda'.P2]" office:value-type="float" office:value="-0.004" calcext:value-type="float">
            <text:p>-0.004</text:p>
          </table:table-cell>
          <table:table-cell table:style-name="ce1" table:formula="of:=[$'Derivates kinda'.R2]-[$'Derivates kinda'.Q2]" office:value-type="float" office:value="-0.011" calcext:value-type="float">
            <text:p>-0.011</text:p>
          </table:table-cell>
          <table:table-cell table:style-name="ce1" table:formula="of:=[$'Derivates kinda'.S2]-[$'Derivates kinda'.R2]" office:value-type="float" office:value="-0.012" calcext:value-type="float">
            <text:p>-0.012</text:p>
          </table:table-cell>
          <table:table-cell table:style-name="ce1" table:formula="of:=[$'Derivates kinda'.T2]-[$'Derivates kinda'.S2]" office:value-type="float" office:value="-0.005" calcext:value-type="float">
            <text:p>-0.005</text:p>
          </table:table-cell>
          <table:table-cell table:style-name="ce1" table:formula="of:=[$'Derivates kinda'.U2]-[$'Derivates kinda'.T2]" office:value-type="float" office:value="-0.003" calcext:value-type="float">
            <text:p>-0.003</text:p>
          </table:table-cell>
          <table:table-cell table:style-name="ce1" table:formula="of:=[$'Derivates kinda'.V2]-[$'Derivates kinda'.U2]" office:value-type="float" office:value="-0.00700000000000001" calcext:value-type="float">
            <text:p>-0.00700000000000001</text:p>
          </table:table-cell>
          <table:table-cell table:style-name="ce1" table:formula="of:=[$'Derivates kinda'.W2]-[$'Derivates kinda'.V2]" office:value-type="float" office:value="-0.021" calcext:value-type="float">
            <text:p>-0.021</text:p>
          </table:table-cell>
          <table:table-cell table:style-name="ce1" table:formula="of:=[$'Derivates kinda'.X2]-[$'Derivates kinda'.W2]" office:value-type="float" office:value="0.00900000000000001" calcext:value-type="float">
            <text:p>0.00900000000000001</text:p>
          </table:table-cell>
          <table:table-cell table:style-name="ce1" table:formula="of:=[$'Derivates kinda'.Y2]-[$'Derivates kinda'.X2]" office:value-type="float" office:value="-0.001" calcext:value-type="float">
            <text:p>-0.001</text:p>
          </table:table-cell>
          <table:table-cell table:style-name="ce1" table:formula="of:=[$'Derivates kinda'.Z2]-[$'Derivates kinda'.Y2]" office:value-type="float" office:value="-0.015" calcext:value-type="float">
            <text:p>-0.015</text:p>
          </table:table-cell>
          <table:table-cell table:style-name="ce1" table:formula="of:=[$'Derivates kinda'.AA2]-[$'Derivates kinda'.Z2]" office:value-type="float" office:value="-0.00800000000000001" calcext:value-type="float">
            <text:p>-0.00800000000000001</text:p>
          </table:table-cell>
          <table:table-cell table:style-name="ce1" table:formula="of:=[$'Derivates kinda'.AB2]-[$'Derivates kinda'.AA2]" office:value-type="float" office:value="0.00700000000000001" calcext:value-type="float">
            <text:p>0.00700000000000001</text:p>
          </table:table-cell>
          <table:table-cell table:style-name="ce1" table:formula="of:=[$'Derivates kinda'.AC2]-[$'Derivates kinda'.AB2]" office:value-type="float" office:value="-0.0559999999999999" calcext:value-type="float">
            <text:p>-0.0559999999999999</text:p>
          </table:table-cell>
          <table:table-cell table:style-name="ce1" table:formula="of:=[$'Derivates kinda'.AD2]-[$'Derivates kinda'.AC2]" office:value-type="float" office:value="0.0209999999999999" calcext:value-type="float">
            <text:p>0.0209999999999999</text:p>
          </table:table-cell>
          <table:table-cell table:style-name="ce1" table:formula="of:=[$'Derivates kinda'.AE2]-[$'Derivates kinda'.AD2]" office:value-type="float" office:value="-0.000999999999999904" calcext:value-type="float">
            <text:p>-0.000999999999999904</text:p>
          </table:table-cell>
          <table:table-cell table:style-name="ce1" table:formula="of:=[$'Derivates kinda'.AF2]-[$'Derivates kinda'.AE2]" office:value-type="float" office:value="-0.00700000000000009" calcext:value-type="float">
            <text:p>-0.00700000000000009</text:p>
          </table:table-cell>
          <table:table-cell table:style-name="ce1" table:formula="of:=[$'Derivates kinda'.AG2]-[$'Derivates kinda'.AF2]" office:value-type="float" office:value="-0.00700000000000021" calcext:value-type="float">
            <text:p>-0.00700000000000021</text:p>
          </table:table-cell>
          <table:table-cell table:style-name="ce1" table:formula="of:=[$'Derivates kinda'.AH2]-[$'Derivates kinda'.AG2]" office:value-type="float" office:value="-0.0049999999999994" calcext:value-type="float">
            <text:p>-0.0049999999999994</text:p>
          </table:table-cell>
          <table:table-cell table:style-name="ce1" table:formula="of:=[$'Derivates kinda'.AI2]-[$'Derivates kinda'.AH2]" office:value-type="float" office:value="-0.0230000000000006" calcext:value-type="float">
            <text:p>-0.0230000000000006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1" office:value-type="string" calcext:value-type="string">
            <text:p>tapesmallrad1.m4a</text:p>
          </table:table-cell>
          <table:table-cell table:style-name="ce3" office:value-type="string" calcext:value-type="string">
            <text:p>Tape With Small Rad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25:.AF25])" office:value-type="float" office:value="-0.0067" calcext:value-type="float">
            <text:p>-0.0067</text:p>
          </table:table-cell>
          <table:table-cell table:style-name="ce1" table:formula="of:=STDEV([.L25:.AF25])" office:value-type="float" office:value="0.0234859420437888" calcext:value-type="float">
            <text:p>0.0234859420437888</text:p>
          </table:table-cell>
          <table:table-cell table:style-name="ce1" table:formula="of:=[$'disgusting calculations'.E24]+1" office:value-type="float" office:value="16" calcext:value-type="float">
            <text:p>16</text:p>
          </table:table-cell>
          <table:table-cell table:style-name="ce1" table:formula="of:=[.I25]/SQRT([.J25])" office:value-type="float" office:value="0.0058714855109472" calcext:value-type="float">
            <text:p>0.0058714855109472</text:p>
          </table:table-cell>
          <table:table-cell table:style-name="ce1" table:formula="of:=[$'Derivates kinda'.I25]-[$'Derivates kinda'.H25]" office:value-type="float" office:value="0.047" calcext:value-type="float">
            <text:p>0.047</text:p>
          </table:table-cell>
          <table:table-cell table:style-name="ce1" table:formula="of:=[$'Derivates kinda'.J25]-[$'Derivates kinda'.I25]" office:value-type="float" office:value="-0.018" calcext:value-type="float">
            <text:p>-0.018</text:p>
          </table:table-cell>
          <table:table-cell table:style-name="ce1" table:formula="of:=[$'Derivates kinda'.K25]-[$'Derivates kinda'.J25]" office:value-type="float" office:value="-0.051" calcext:value-type="float">
            <text:p>-0.051</text:p>
          </table:table-cell>
          <table:table-cell table:style-name="ce1" table:formula="of:=[$'Derivates kinda'.L25]-[$'Derivates kinda'.K25]" office:value-type="float" office:value="0.033" calcext:value-type="float">
            <text:p>0.033</text:p>
          </table:table-cell>
          <table:table-cell table:style-name="ce1" table:formula="of:=[$'Derivates kinda'.M25]-[$'Derivates kinda'.L25]" office:value-type="float" office:value="-0.037" calcext:value-type="float">
            <text:p>-0.037</text:p>
          </table:table-cell>
          <table:table-cell table:style-name="ce1" table:formula="of:=[$'Derivates kinda'.N25]-[$'Derivates kinda'.M25]" office:value-type="float" office:value="0.013" calcext:value-type="float">
            <text:p>0.013</text:p>
          </table:table-cell>
          <table:table-cell table:style-name="ce1" table:formula="of:=[$'Derivates kinda'.O25]-[$'Derivates kinda'.N25]" office:value-type="float" office:value="-0.023" calcext:value-type="float">
            <text:p>-0.023</text:p>
          </table:table-cell>
          <table:table-cell table:style-name="ce1" table:formula="of:=[$'Derivates kinda'.P25]-[$'Derivates kinda'.O25]" office:value-type="float" office:value="0.00700000000000001" calcext:value-type="float">
            <text:p>0.00700000000000001</text:p>
          </table:table-cell>
          <table:table-cell table:style-name="ce1" table:formula="of:=[$'Derivates kinda'.Q25]-[$'Derivates kinda'.P25]" office:value-type="float" office:value="-0.027" calcext:value-type="float">
            <text:p>-0.027</text:p>
          </table:table-cell>
          <table:table-cell table:style-name="ce1" table:formula="of:=[$'Derivates kinda'.R25]-[$'Derivates kinda'.Q25]" office:value-type="float" office:value="0.00600000000000001" calcext:value-type="float">
            <text:p>0.00600000000000001</text:p>
          </table:table-cell>
          <table:table-cell table:style-name="ce1" table:formula="of:=[$'Derivates kinda'.S25]-[$'Derivates kinda'.R25]" office:value-type="float" office:value="-0.00900000000000001" calcext:value-type="float">
            <text:p>-0.00900000000000001</text:p>
          </table:table-cell>
          <table:table-cell table:style-name="ce1" table:formula="of:=[$'Derivates kinda'.T25]-[$'Derivates kinda'.S25]" office:value-type="float" office:value="-0.015" calcext:value-type="float">
            <text:p>-0.015</text:p>
          </table:table-cell>
          <table:table-cell table:style-name="ce1" table:formula="of:=[$'Derivates kinda'.U25]-[$'Derivates kinda'.T25]" office:value-type="float" office:value="-0.0079999999999999" calcext:value-type="float">
            <text:p>-0.0079999999999999</text:p>
          </table:table-cell>
          <table:table-cell table:style-name="ce1" table:formula="of:=[$'Derivates kinda'.V25]-[$'Derivates kinda'.U25]" office:value-type="float" office:value="0.0029999999999997" calcext:value-type="float">
            <text:p>0.0029999999999997</text:p>
          </table:table-cell>
          <table:table-cell table:style-name="ce1" table:formula="of:=[$'Derivates kinda'.W25]-[$'Derivates kinda'.V25]" office:value-type="float" office:value="-0.0329999999999995" calcext:value-type="float">
            <text:p>-0.0329999999999995</text:p>
          </table:table-cell>
          <table:table-cell table:style-name="ce1" table:formula="of:=[$'Derivates kinda'.X25]-[$'Derivates kinda'.W25]" office:value-type="float" office:value="0.0139999999999993" calcext:value-type="float">
            <text:p>0.0139999999999993</text:p>
          </table:table-cell>
          <table:table-cell table:style-name="ce1" table:formula="of:=[$'Derivates kinda'.Y25]-[$'Derivates kinda'.X25]" office:value-type="float" office:value="-0.0219999999999993" calcext:value-type="float">
            <text:p>-0.0219999999999993</text:p>
          </table:table-cell>
          <table:table-cell table:style-name="ce1" table:formula="of:=[$'Derivates kinda'.Z25]-[$'Derivates kinda'.Y25]" office:value-type="float" office:value="-0.0110000000000006" calcext:value-type="float">
            <text:p>-0.0110000000000006</text:p>
          </table:table-cell>
          <table:table-cell table:style-name="ce1" table:formula="of:=[$'Derivates kinda'.AA25]-[$'Derivates kinda'.Z25]" office:value-type="float" office:value="-0.000999999999999404" calcext:value-type="float">
            <text:p>-0.000999999999999404</text:p>
          </table:table-cell>
          <table:table-cell table:style-name="ce1" table:formula="of:=[$'Derivates kinda'.AB25]-[$'Derivates kinda'.AA25]" office:value-type="float" office:value="-0.0020000000000003" calcext:value-type="float">
            <text:p>-0.0020000000000003</text:p>
          </table:table-cell>
          <table:table-cell table:style-name="ce1"/>
          <table:table-cell table:number-columns-repeated="992"/>
        </table:table-row>
        <table:table-row table:style-name="ro1">
          <table:table-cell table:style-name="ce1" office:value-type="string" calcext:value-type="string">
            <text:p>tapesmallrad2.m4a</text:p>
          </table:table-cell>
          <table:table-cell table:style-name="ce3" office:value-type="string" calcext:value-type="string">
            <text:p>Tape With Small Rad</text:p>
          </table:table-cell>
          <table:table-cell table:style-name="ce1" office:value-type="string" calcext:value-type="string">
            <text:p>80g</text:p>
          </table:table-cell>
          <table:table-cell table:style-name="ce1" office:value-type="string" calcext:value-type="string">
            <text:p>5cm, 3.75cm</text:p>
          </table:table-cell>
          <table:table-cell table:style-name="ce1" office:value-type="string" calcext:value-type="string">
            <text:p>2.4cm</text:p>
          </table:table-cell>
          <table:table-cell table:style-name="ce2" office:value-type="float" office:value="0.00015625" calcext:value-type="float">
            <text:p>1.56E-04</text:p>
          </table:table-cell>
          <table:table-cell table:style-name="ce1" office:value-type="string" calcext:value-type="string">
            <text:p>Wood Bench</text:p>
          </table:table-cell>
          <table:table-cell table:style-name="ce1" table:formula="of:=AVERAGE([.L26:.AM26])" office:value-type="float" office:value="-0.00492592592592592" calcext:value-type="float">
            <text:p>-0.00492592592592592</text:p>
          </table:table-cell>
          <table:table-cell table:style-name="ce1" table:formula="of:=STDEV([.L26:.AM26])" office:value-type="float" office:value="0.0224086623462479" calcext:value-type="float">
            <text:p>0.0224086623462479</text:p>
          </table:table-cell>
          <table:table-cell table:style-name="ce1" table:formula="of:=[$'disgusting calculations'.E25]+1" office:value-type="float" office:value="28" calcext:value-type="float">
            <text:p>28</text:p>
          </table:table-cell>
          <table:table-cell table:style-name="ce1" table:formula="of:=[.I26]/SQRT([.J26])" office:value-type="float" office:value="0.00423483912727065" calcext:value-type="float">
            <text:p>0.00423483912727065</text:p>
          </table:table-cell>
          <table:table-cell table:style-name="ce1" table:formula="of:=[$'Derivates kinda'.I26]-[$'Derivates kinda'.H26]" office:value-type="float" office:value="-0.00599999999999998" calcext:value-type="float">
            <text:p>-0.00599999999999998</text:p>
          </table:table-cell>
          <table:table-cell table:style-name="ce1" table:formula="of:=[$'Derivates kinda'.J26]-[$'Derivates kinda'.I26]" office:value-type="float" office:value="0.047" calcext:value-type="float">
            <text:p>0.047</text:p>
          </table:table-cell>
          <table:table-cell table:style-name="ce1" table:formula="of:=[$'Derivates kinda'.K26]-[$'Derivates kinda'.J26]" office:value-type="float" office:value="0.02" calcext:value-type="float">
            <text:p>0.02</text:p>
          </table:table-cell>
          <table:table-cell table:style-name="ce1" table:formula="of:=[$'Derivates kinda'.L26]-[$'Derivates kinda'.K26]" office:value-type="float" office:value="-0.026" calcext:value-type="float">
            <text:p>-0.026</text:p>
          </table:table-cell>
          <table:table-cell table:style-name="ce1" table:formula="of:=[$'Derivates kinda'.M26]-[$'Derivates kinda'.L26]" office:value-type="float" office:value="-0.037" calcext:value-type="float">
            <text:p>-0.037</text:p>
          </table:table-cell>
          <table:table-cell table:style-name="ce1" table:formula="of:=[$'Derivates kinda'.N26]-[$'Derivates kinda'.M26]" office:value-type="float" office:value="0.04" calcext:value-type="float">
            <text:p>0.04</text:p>
          </table:table-cell>
          <table:table-cell table:style-name="ce1" table:formula="of:=[$'Derivates kinda'.O26]-[$'Derivates kinda'.N26]" office:value-type="float" office:value="-0.011" calcext:value-type="float">
            <text:p>-0.011</text:p>
          </table:table-cell>
          <table:table-cell table:style-name="ce1" table:formula="of:=[$'Derivates kinda'.P26]-[$'Derivates kinda'.O26]" office:value-type="float" office:value="-0.051" calcext:value-type="float">
            <text:p>-0.051</text:p>
          </table:table-cell>
          <table:table-cell table:style-name="ce1" table:formula="of:=[$'Derivates kinda'.Q26]-[$'Derivates kinda'.P26]" office:value-type="float" office:value="0.032" calcext:value-type="float">
            <text:p>0.032</text:p>
          </table:table-cell>
          <table:table-cell table:style-name="ce1" table:formula="of:=[$'Derivates kinda'.R26]-[$'Derivates kinda'.Q26]" office:value-type="float" office:value="-0.012" calcext:value-type="float">
            <text:p>-0.012</text:p>
          </table:table-cell>
          <table:table-cell table:style-name="ce1" table:formula="of:=[$'Derivates kinda'.S26]-[$'Derivates kinda'.R26]" office:value-type="float" office:value="-0.012" calcext:value-type="float">
            <text:p>-0.012</text:p>
          </table:table-cell>
          <table:table-cell table:style-name="ce1" table:formula="of:=[$'Derivates kinda'.T26]-[$'Derivates kinda'.S26]" office:value-type="float" office:value="-0.00900000000000001" calcext:value-type="float">
            <text:p>-0.00900000000000001</text:p>
          </table:table-cell>
          <table:table-cell table:style-name="ce1" table:formula="of:=[$'Derivates kinda'.U26]-[$'Derivates kinda'.T26]" office:value-type="float" office:value="0.011" calcext:value-type="float">
            <text:p>0.011</text:p>
          </table:table-cell>
          <table:table-cell table:style-name="ce1" table:formula="of:=[$'Derivates kinda'.V26]-[$'Derivates kinda'.U26]" office:value-type="float" office:value="-0.023" calcext:value-type="float">
            <text:p>-0.023</text:p>
          </table:table-cell>
          <table:table-cell table:style-name="ce1" table:formula="of:=[$'Derivates kinda'.W26]-[$'Derivates kinda'.V26]" office:value-type="float" office:value="-0.00700000000000001" calcext:value-type="float">
            <text:p>-0.00700000000000001</text:p>
          </table:table-cell>
          <table:table-cell table:style-name="ce1" table:formula="of:=[$'Derivates kinda'.X26]-[$'Derivates kinda'.W26]" office:value-type="float" office:value="-0.003" calcext:value-type="float">
            <text:p>-0.003</text:p>
          </table:table-cell>
          <table:table-cell table:style-name="ce1" table:formula="of:=[$'Derivates kinda'.Y26]-[$'Derivates kinda'.X26]" office:value-type="float" office:value="-0.013" calcext:value-type="float">
            <text:p>-0.013</text:p>
          </table:table-cell>
          <table:table-cell table:style-name="ce1" table:formula="of:=[$'Derivates kinda'.Z26]-[$'Derivates kinda'.Y26]" office:value-type="float" office:value="0.00799999999999999" calcext:value-type="float">
            <text:p>0.00799999999999999</text:p>
          </table:table-cell>
          <table:table-cell table:style-name="ce1" table:formula="of:=[$'Derivates kinda'.AA26]-[$'Derivates kinda'.Z26]" office:value-type="float" office:value="-0.0220000000000001" calcext:value-type="float">
            <text:p>-0.0220000000000001</text:p>
          </table:table-cell>
          <table:table-cell table:style-name="ce1" table:formula="of:=[$'Derivates kinda'.AB26]-[$'Derivates kinda'.AA26]" office:value-type="float" office:value="-0.000999999999999904" calcext:value-type="float">
            <text:p>-0.000999999999999904</text:p>
          </table:table-cell>
          <table:table-cell table:style-name="ce1" table:formula="of:=[$'Derivates kinda'.AC26]-[$'Derivates kinda'.AB26]" office:value-type="float" office:value="-0.00800000000000001" calcext:value-type="float">
            <text:p>-0.00800000000000001</text:p>
          </table:table-cell>
          <table:table-cell table:style-name="ce1" table:formula="of:=[$'Derivates kinda'.AD26]-[$'Derivates kinda'.AC26]" office:value-type="float" office:value="-0.0179999999999998" calcext:value-type="float">
            <text:p>-0.0179999999999998</text:p>
          </table:table-cell>
          <table:table-cell table:style-name="ce1" table:formula="of:=[$'Derivates kinda'.AE26]-[$'Derivates kinda'.AD26]" office:value-type="float" office:value="0.0029999999999996" calcext:value-type="float">
            <text:p>0.0029999999999996</text:p>
          </table:table-cell>
          <table:table-cell table:style-name="ce1" table:formula="of:=[$'Derivates kinda'.AF26]-[$'Derivates kinda'.AE26]" office:value-type="float" office:value="0.00500000000000039" calcext:value-type="float">
            <text:p>0.00500000000000039</text:p>
          </table:table-cell>
          <table:table-cell table:style-name="ce1" table:formula="of:=[$'Derivates kinda'.AG26]-[$'Derivates kinda'.AF26]" office:value-type="float" office:value="-0.0350000000000002" calcext:value-type="float">
            <text:p>-0.0350000000000002</text:p>
          </table:table-cell>
          <table:table-cell table:style-name="ce1" table:formula="of:=[$'Derivates kinda'.AH26]-[$'Derivates kinda'.AG26]" office:value-type="float" office:value="0.00799999999999961" calcext:value-type="float">
            <text:p>0.00799999999999961</text:p>
          </table:table-cell>
          <table:table-cell table:style-name="ce1" table:formula="of:=[$'Derivates kinda'.AI26]-[$'Derivates kinda'.AH26]" office:value-type="float" office:value="-0.0129999999999995" calcext:value-type="float">
            <text:p>-0.0129999999999995</text:p>
          </table:table-cell>
          <table:table-cell table:style-name="ce1"/>
          <table:table-cell table:number-columns-repeated="985"/>
        </table:table-row>
        <table:table-row table:style-name="ro1">
          <table:table-cell table:style-name="ce5" office:value-type="string" calcext:value-type="string">
            <text:p>tapebigrad2.m4a</text:p>
          </table:table-cell>
          <table:table-cell table:style-name="ce5" office:value-type="string" calcext:value-type="string">
            <text:p>Tape big radius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6cm, 3.75cm</text:p>
          </table:table-cell>
          <table:table-cell table:style-name="ce5" office:value-type="string" calcext:value-type="string">
            <text:p>2.4cm</text:p>
          </table:table-cell>
          <table:table-cell table:style-name="ce5" office:value-type="float" office:value="0.0003504375" calcext:value-type="float">
            <text:p>0.0003504375</text:p>
          </table:table-cell>
          <table:table-cell table:style-name="ce5" office:value-type="string" calcext:value-type="string">
            <text:p>Wood Bench</text:p>
          </table:table-cell>
          <table:table-cell table:style-name="ce1" table:formula="of:=AVERAGE([.L27:.AO27])" office:value-type="float" office:value="-0.00843333333333332" calcext:value-type="float">
            <text:p>-0.00843333333333332</text:p>
          </table:table-cell>
          <table:table-cell table:style-name="ce1" table:formula="of:=STDEV([.L27:.AO27])" office:value-type="float" office:value="0.0199182524737789" calcext:value-type="float">
            <text:p>0.0199182524737789</text:p>
          </table:table-cell>
          <table:table-cell table:style-name="ce1" table:formula="of:=[$'disgusting calculations'.E26]+1" office:value-type="float" office:value="31" calcext:value-type="float">
            <text:p>31</text:p>
          </table:table-cell>
          <table:table-cell table:style-name="ce1" table:formula="of:=[.I27]/SQRT([.J27])" office:value-type="float" office:value="0.00357742375139861" calcext:value-type="float">
            <text:p>0.00357742375139861</text:p>
          </table:table-cell>
          <table:table-cell table:formula="of:=[$'Derivates kinda'.I27]-[$'Derivates kinda'.H27]" office:value-type="float" office:value="-0.051" calcext:value-type="float">
            <text:p>-0.051</text:p>
          </table:table-cell>
          <table:table-cell table:formula="of:=[$'Derivates kinda'.J27]-[$'Derivates kinda'.I27]" office:value-type="float" office:value="0.019" calcext:value-type="float">
            <text:p>0.019</text:p>
          </table:table-cell>
          <table:table-cell table:formula="of:=[$'Derivates kinda'.K27]-[$'Derivates kinda'.J27]" office:value-type="float" office:value="-0.0670000000000001" calcext:value-type="float">
            <text:p>-0.0670000000000001</text:p>
          </table:table-cell>
          <table:table-cell table:formula="of:=[$'Derivates kinda'.L27]-[$'Derivates kinda'.K27]" office:value-type="float" office:value="0.0200000000000002" calcext:value-type="float">
            <text:p>0.0200000000000002</text:p>
          </table:table-cell>
          <table:table-cell table:formula="of:=[$'Derivates kinda'.M27]-[$'Derivates kinda'.L27]" office:value-type="float" office:value="-0.0200000000000002" calcext:value-type="float">
            <text:p>-0.0200000000000002</text:p>
          </table:table-cell>
          <table:table-cell table:formula="of:=[$'Derivates kinda'.N27]-[$'Derivates kinda'.M27]" office:value-type="float" office:value="0.0110000000000001" calcext:value-type="float">
            <text:p>0.0110000000000001</text:p>
          </table:table-cell>
          <table:table-cell table:formula="of:=[$'Derivates kinda'.O27]-[$'Derivates kinda'.N27]" office:value-type="float" office:value="-0.0290000000000001" calcext:value-type="float">
            <text:p>-0.0290000000000001</text:p>
          </table:table-cell>
          <table:table-cell table:formula="of:=[$'Derivates kinda'.P27]-[$'Derivates kinda'.O27]" office:value-type="float" office:value="0.022" calcext:value-type="float">
            <text:p>0.022</text:p>
          </table:table-cell>
          <table:table-cell table:formula="of:=[$'Derivates kinda'.Q27]-[$'Derivates kinda'.P27]" office:value-type="float" office:value="-0.0149999999999999" calcext:value-type="float">
            <text:p>-0.0149999999999999</text:p>
          </table:table-cell>
          <table:table-cell table:formula="of:=[$'Derivates kinda'.R27]-[$'Derivates kinda'.Q27]" office:value-type="float" office:value="-0.016" calcext:value-type="float">
            <text:p>-0.016</text:p>
          </table:table-cell>
          <table:table-cell table:formula="of:=[$'Derivates kinda'.S27]-[$'Derivates kinda'.R27]" office:value-type="float" office:value="0.00300000000000011" calcext:value-type="float">
            <text:p>0.00300000000000011</text:p>
          </table:table-cell>
          <table:table-cell table:formula="of:=[$'Derivates kinda'.T27]-[$'Derivates kinda'.S27]" office:value-type="float" office:value="-0.0130000000000003" calcext:value-type="float">
            <text:p>-0.0130000000000003</text:p>
          </table:table-cell>
          <table:table-cell table:formula="of:=[$'Derivates kinda'.U27]-[$'Derivates kinda'.T27]" office:value-type="float" office:value="0.00400000000000045" calcext:value-type="float">
            <text:p>0.00400000000000045</text:p>
          </table:table-cell>
          <table:table-cell table:formula="of:=[$'Derivates kinda'.V27]-[$'Derivates kinda'.U27]" office:value-type="float" office:value="-0.0130000000000003" calcext:value-type="float">
            <text:p>-0.0130000000000003</text:p>
          </table:table-cell>
          <table:table-cell table:formula="of:=[$'Derivates kinda'.W27]-[$'Derivates kinda'.V27]" office:value-type="float" office:value="0.00499999999999989" calcext:value-type="float">
            <text:p>0.00499999999999989</text:p>
          </table:table-cell>
          <table:table-cell table:formula="of:=[$'Derivates kinda'.X27]-[$'Derivates kinda'.W27]" office:value-type="float" office:value="-0.0169999999999999" calcext:value-type="float">
            <text:p>-0.0169999999999999</text:p>
          </table:table-cell>
          <table:table-cell table:formula="of:=[$'Derivates kinda'.Y27]-[$'Derivates kinda'.X27]" office:value-type="float" office:value="-0.00399999999999956" calcext:value-type="float">
            <text:p>-0.00399999999999956</text:p>
          </table:table-cell>
          <table:table-cell table:formula="of:=[$'Derivates kinda'.Z27]-[$'Derivates kinda'.Y27]" office:value-type="float" office:value="-4.44089209850063E-016" calcext:value-type="float">
            <text:p>-4.44089209850063E-16</text:p>
          </table:table-cell>
          <table:table-cell table:formula="of:=[$'Derivates kinda'.AA27]-[$'Derivates kinda'.Z27]" office:value-type="float" office:value="-0.024" calcext:value-type="float">
            <text:p>-0.024</text:p>
          </table:table-cell>
          <table:table-cell table:formula="of:=[$'Derivates kinda'.AB27]-[$'Derivates kinda'.AA27]" office:value-type="float" office:value="0.0140000000000002" calcext:value-type="float">
            <text:p>0.0140000000000002</text:p>
          </table:table-cell>
          <table:table-cell table:formula="of:=[$'Derivates kinda'.AC27]-[$'Derivates kinda'.AB27]" office:value-type="float" office:value="-0.0209999999999999" calcext:value-type="float">
            <text:p>-0.0209999999999999</text:p>
          </table:table-cell>
          <table:table-cell table:formula="of:=[$'Derivates kinda'.AD27]-[$'Derivates kinda'.AC27]" office:value-type="float" office:value="0.00199999999999978" calcext:value-type="float">
            <text:p>0.00199999999999978</text:p>
          </table:table-cell>
          <table:table-cell table:formula="of:=[$'Derivates kinda'.AE27]-[$'Derivates kinda'.AD27]" office:value-type="float" office:value="-0.00800000000000001" calcext:value-type="float">
            <text:p>-0.00800000000000001</text:p>
          </table:table-cell>
          <table:table-cell table:formula="of:=[$'Derivates kinda'.AF27]-[$'Derivates kinda'.AE27]" office:value-type="float" office:value="-0.0140000000000002" calcext:value-type="float">
            <text:p>-0.0140000000000002</text:p>
          </table:table-cell>
          <table:table-cell table:formula="of:=[$'Derivates kinda'.AG27]-[$'Derivates kinda'.AF27]" office:value-type="float" office:value="0.00300000000000011" calcext:value-type="float">
            <text:p>0.00300000000000011</text:p>
          </table:table-cell>
          <table:table-cell table:formula="of:=[$'Derivates kinda'.AH27]-[$'Derivates kinda'.AG27]" office:value-type="float" office:value="-0.0139999999999993" calcext:value-type="float">
            <text:p>-0.0139999999999993</text:p>
          </table:table-cell>
          <table:table-cell table:formula="of:=[$'Derivates kinda'.AI27]-[$'Derivates kinda'.AH27]" office:value-type="float" office:value="-0.0160000000000009" calcext:value-type="float">
            <text:p>-0.0160000000000009</text:p>
          </table:table-cell>
          <table:table-cell table:formula="of:=[$'Derivates kinda'.AJ27]-[$'Derivates kinda'.AI27]" office:value-type="float" office:value="0.0140000000000002" calcext:value-type="float">
            <text:p>0.0140000000000002</text:p>
          </table:table-cell>
          <table:table-cell table:formula="of:=[$'Derivates kinda'.AK27]-[$'Derivates kinda'.AJ27]" office:value-type="float" office:value="-0.0249999999999995" calcext:value-type="float">
            <text:p>-0.0249999999999995</text:p>
          </table:table-cell>
          <table:table-cell table:formula="of:=[$'Derivates kinda'.AL27]-[$'Derivates kinda'.AK27]" office:value-type="float" office:value="-0.00300000000000011" calcext:value-type="float">
            <text:p>-0.0030000000000001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tapebigrad2.m4a</text:p>
          </table:table-cell>
          <table:table-cell table:style-name="ce5" office:value-type="string" calcext:value-type="string">
            <text:p>Tape big radius</text:p>
          </table:table-cell>
          <table:table-cell table:style-name="ce5" office:value-type="string" calcext:value-type="string">
            <text:p>140g</text:p>
          </table:table-cell>
          <table:table-cell table:style-name="ce5" office:value-type="string" calcext:value-type="string">
            <text:p>6cm, 3.75cm</text:p>
          </table:table-cell>
          <table:table-cell table:style-name="ce5" office:value-type="string" calcext:value-type="string">
            <text:p>2.4cm</text:p>
          </table:table-cell>
          <table:table-cell table:style-name="ce5" office:value-type="float" office:value="0.0003504375" calcext:value-type="float">
            <text:p>0.0003504375</text:p>
          </table:table-cell>
          <table:table-cell table:style-name="ce5" office:value-type="string" calcext:value-type="string">
            <text:p>Wood Bench</text:p>
          </table:table-cell>
          <table:table-cell table:style-name="ce1" table:formula="of:=AVERAGE([.L28:.AL28])" office:value-type="float" office:value="-0.00781481481481481" calcext:value-type="float">
            <text:p>-0.00781481481481481</text:p>
          </table:table-cell>
          <table:table-cell table:style-name="ce1" table:formula="of:=STDEV([.L28:.AL28])" office:value-type="float" office:value="0.0121308159312017" calcext:value-type="float">
            <text:p>0.0121308159312017</text:p>
          </table:table-cell>
          <table:table-cell table:style-name="ce1" table:formula="of:=[$'disgusting calculations'.E27]+1" office:value-type="float" office:value="28" calcext:value-type="float">
            <text:p>28</text:p>
          </table:table-cell>
          <table:table-cell table:style-name="ce1" table:formula="of:=[.I28]/SQRT([.J28])" office:value-type="float" office:value="0.0022925087253043" calcext:value-type="float">
            <text:p>0.0022925087253043</text:p>
          </table:table-cell>
          <table:table-cell table:formula="of:=[$'Derivates kinda'.I28]-[$'Derivates kinda'.H28]" office:value-type="float" office:value="-0.018" calcext:value-type="float">
            <text:p>-0.018</text:p>
          </table:table-cell>
          <table:table-cell table:formula="of:=[$'Derivates kinda'.J28]-[$'Derivates kinda'.I28]" office:value-type="float" office:value="-0.035" calcext:value-type="float">
            <text:p>-0.035</text:p>
          </table:table-cell>
          <table:table-cell table:formula="of:=[$'Derivates kinda'.K28]-[$'Derivates kinda'.J28]" office:value-type="float" office:value="-0.0099999999999999" calcext:value-type="float">
            <text:p>-0.0099999999999999</text:p>
          </table:table-cell>
          <table:table-cell table:formula="of:=[$'Derivates kinda'.L28]-[$'Derivates kinda'.K28]" office:value-type="float" office:value="-0.00800000000000012" calcext:value-type="float">
            <text:p>-0.00800000000000012</text:p>
          </table:table-cell>
          <table:table-cell table:formula="of:=[$'Derivates kinda'.M28]-[$'Derivates kinda'.L28]" office:value-type="float" office:value="-0.00299999999999989" calcext:value-type="float">
            <text:p>-0.00299999999999989</text:p>
          </table:table-cell>
          <table:table-cell table:formula="of:=[$'Derivates kinda'.N28]-[$'Derivates kinda'.M28]" office:value-type="float" office:value="-0.004" calcext:value-type="float">
            <text:p>-0.004</text:p>
          </table:table-cell>
          <table:table-cell table:formula="of:=[$'Derivates kinda'.O28]-[$'Derivates kinda'.N28]" office:value-type="float" office:value="-0.0160000000000002" calcext:value-type="float">
            <text:p>-0.0160000000000002</text:p>
          </table:table-cell>
          <table:table-cell table:formula="of:=[$'Derivates kinda'.P28]-[$'Derivates kinda'.O28]" office:value-type="float" office:value="0.00300000000000034" calcext:value-type="float">
            <text:p>0.00300000000000034</text:p>
          </table:table-cell>
          <table:table-cell table:formula="of:=[$'Derivates kinda'.Q28]-[$'Derivates kinda'.P28]" office:value-type="float" office:value="-0.00500000000000012" calcext:value-type="float">
            <text:p>-0.00500000000000012</text:p>
          </table:table-cell>
          <table:table-cell table:formula="of:=[$'Derivates kinda'.R28]-[$'Derivates kinda'.Q28]" office:value-type="float" office:value="-0.00700000000000012" calcext:value-type="float">
            <text:p>-0.00700000000000012</text:p>
          </table:table-cell>
          <table:table-cell table:formula="of:=[$'Derivates kinda'.S28]-[$'Derivates kinda'.R28]" office:value-type="float" office:value="-0.0190000000000001" calcext:value-type="float">
            <text:p>-0.0190000000000001</text:p>
          </table:table-cell>
          <table:table-cell table:formula="of:=[$'Derivates kinda'.T28]-[$'Derivates kinda'.S28]" office:value-type="float" office:value="0.0190000000000006" calcext:value-type="float">
            <text:p>0.0190000000000006</text:p>
          </table:table-cell>
          <table:table-cell table:formula="of:=[$'Derivates kinda'.U28]-[$'Derivates kinda'.T28]" office:value-type="float" office:value="-0.0260000000000007" calcext:value-type="float">
            <text:p>-0.0260000000000007</text:p>
          </table:table-cell>
          <table:table-cell table:formula="of:=[$'Derivates kinda'.V28]-[$'Derivates kinda'.U28]" office:value-type="float" office:value="0.00800000000000045" calcext:value-type="float">
            <text:p>0.00800000000000045</text:p>
          </table:table-cell>
          <table:table-cell table:formula="of:=[$'Derivates kinda'.W28]-[$'Derivates kinda'.V28]" office:value-type="float" office:value="-0.024" calcext:value-type="float">
            <text:p>-0.024</text:p>
          </table:table-cell>
          <table:table-cell table:formula="of:=[$'Derivates kinda'.X28]-[$'Derivates kinda'.W28]" office:value-type="float" office:value="0.0109999999999997" calcext:value-type="float">
            <text:p>0.0109999999999997</text:p>
          </table:table-cell>
          <table:table-cell table:formula="of:=[$'Derivates kinda'.Y28]-[$'Derivates kinda'.X28]" office:value-type="float" office:value="-0.0149999999999997" calcext:value-type="float">
            <text:p>-0.0149999999999997</text:p>
          </table:table-cell>
          <table:table-cell table:formula="of:=[$'Derivates kinda'.Z28]-[$'Derivates kinda'.Y28]" office:value-type="float" office:value="0.00199999999999978" calcext:value-type="float">
            <text:p>0.00199999999999978</text:p>
          </table:table-cell>
          <table:table-cell table:formula="of:=[$'Derivates kinda'.AA28]-[$'Derivates kinda'.Z28]" office:value-type="float" office:value="-0.00999999999999979" calcext:value-type="float">
            <text:p>-0.00999999999999979</text:p>
          </table:table-cell>
          <table:table-cell table:formula="of:=[$'Derivates kinda'.AB28]-[$'Derivates kinda'.AA28]" office:value-type="float" office:value="-0.00300000000000011" calcext:value-type="float">
            <text:p>-0.00300000000000011</text:p>
          </table:table-cell>
          <table:table-cell table:formula="of:=[$'Derivates kinda'.AC28]-[$'Derivates kinda'.AB28]" office:value-type="float" office:value="-0.012" calcext:value-type="float">
            <text:p>-0.012</text:p>
          </table:table-cell>
          <table:table-cell table:formula="of:=[$'Derivates kinda'.AD28]-[$'Derivates kinda'.AC28]" office:value-type="float" office:value="-0.004" calcext:value-type="float">
            <text:p>-0.004</text:p>
          </table:table-cell>
          <table:table-cell table:formula="of:=[$'Derivates kinda'.AE28]-[$'Derivates kinda'.AD28]" office:value-type="float" office:value="-0.0089999999999999" calcext:value-type="float">
            <text:p>-0.0089999999999999</text:p>
          </table:table-cell>
          <table:table-cell table:formula="of:=[$'Derivates kinda'.AF28]-[$'Derivates kinda'.AE28]" office:value-type="float" office:value="-0.00499999999999989" calcext:value-type="float">
            <text:p>-0.00499999999999989</text:p>
          </table:table-cell>
          <table:table-cell table:formula="of:=[$'Derivates kinda'.AG28]-[$'Derivates kinda'.AF28]" office:value-type="float" office:value="0.00299999999999967" calcext:value-type="float">
            <text:p>0.00299999999999967</text:p>
          </table:table-cell>
          <table:table-cell table:formula="of:=[$'Derivates kinda'.AH28]-[$'Derivates kinda'.AG28]" office:value-type="float" office:value="-0.0249999999999999" calcext:value-type="float">
            <text:p>-0.0249999999999999</text:p>
          </table:table-cell>
          <table:table-cell table:formula="of:=[$'Derivates kinda'.AI28]-[$'Derivates kinda'.AH28]" office:value-type="float" office:value="0.00100000000000033" calcext:value-type="float">
            <text:p>0.00100000000000033</text:p>
          </table:table-cell>
          <table:table-cell table:number-columns-repeated="986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gusting calculations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4">
          <table:table-cell table:style-name="ce1" table:formula="of:=formulatext([$'Slopes of lines'.H2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:AE2)&quot;)" office:value-type="string" office:string-value="L2:AE2)" calcext:value-type="string">
            <text:p>L2:AE2)</text:p>
          </table:table-cell>
          <table:table-cell table:style-name="ce1" table:formula="of:=IFERROR(__xludf.dummyfunction(&quot;SPLIT(C1,&quot;&quot;)&quot;&quot;)&quot;);&quot;L2:AE2&quot;)" office:value-type="string" office:string-value="L2:AE2" calcext:value-type="string">
            <text:p>L2:AE2</text:p>
          </table:table-cell>
          <table:table-cell table:style-name="ce1" table:formula="of:=COUNT([$'Slopes of lines'.L2:$'Slopes of lines'.AD2])" office:value-type="float" office:value="19" calcext:value-type="float">
            <text:p>19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3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3:AC3)&quot;)" office:value-type="string" office:string-value="L3:AC3)" calcext:value-type="string">
            <text:p>L3:AC3)</text:p>
          </table:table-cell>
          <table:table-cell table:style-name="ce1" table:formula="of:=IFERROR(__xludf.dummyfunction(&quot;SPLIT(C2,&quot;&quot;)&quot;&quot;)&quot;);&quot;L3:AC3&quot;)" office:value-type="string" office:string-value="L3:AC3" calcext:value-type="string">
            <text:p>L3:AC3</text:p>
          </table:table-cell>
          <table:table-cell table:style-name="ce1" table:formula="of:=COUNT([$'Slopes of lines'.L3:$'Slopes of lines'.AB3])" office:value-type="float" office:value="17" calcext:value-type="float">
            <text:p>17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4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3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4:AE4)&quot;)" office:value-type="string" office:string-value="L4:AE4)" calcext:value-type="string">
            <text:p>L4:AE4)</text:p>
          </table:table-cell>
          <table:table-cell table:style-name="ce1" table:formula="of:=IFERROR(__xludf.dummyfunction(&quot;SPLIT(C3,&quot;&quot;)&quot;&quot;)&quot;);&quot;L4:AE4&quot;)" office:value-type="string" office:string-value="L4:AE4" calcext:value-type="string">
            <text:p>L4:AE4</text:p>
          </table:table-cell>
          <table:table-cell table:style-name="ce1" table:formula="of:=COUNT([$'Slopes of lines'.L4:$'Slopes of lines'.AD4])" office:value-type="float" office:value="19" calcext:value-type="float">
            <text:p>19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5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4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5:AZ5)&quot;)" office:value-type="string" office:string-value="L5:AZ5)" calcext:value-type="string">
            <text:p>L5:AZ5)</text:p>
          </table:table-cell>
          <table:table-cell table:style-name="ce1" table:formula="of:=IFERROR(__xludf.dummyfunction(&quot;SPLIT(C4,&quot;&quot;)&quot;&quot;)&quot;);&quot;L5:AZ5&quot;)" office:value-type="string" office:string-value="L5:AZ5" calcext:value-type="string">
            <text:p>L5:AZ5</text:p>
          </table:table-cell>
          <table:table-cell table:style-name="ce1" table:formula="of:=COUNT([$'Slopes of lines'.L5:$'Slopes of lines'.AY5])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6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5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6:AZ6)&quot;)" office:value-type="string" office:string-value="L6:AZ6)" calcext:value-type="string">
            <text:p>L6:AZ6)</text:p>
          </table:table-cell>
          <table:table-cell table:style-name="ce1" table:formula="of:=IFERROR(__xludf.dummyfunction(&quot;SPLIT(C5,&quot;&quot;)&quot;&quot;)&quot;);&quot;L6:AZ6&quot;)" office:value-type="string" office:string-value="L6:AZ6" calcext:value-type="string">
            <text:p>L6:AZ6</text:p>
          </table:table-cell>
          <table:table-cell table:style-name="ce1" table:formula="of:=COUNT([$'Slopes of lines'.L6:$'Slopes of lines'.AY6])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7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6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7:AF7)&quot;)" office:value-type="string" office:string-value="L7:AF7)" calcext:value-type="string">
            <text:p>L7:AF7)</text:p>
          </table:table-cell>
          <table:table-cell table:style-name="ce1" table:formula="of:=IFERROR(__xludf.dummyfunction(&quot;SPLIT(C6,&quot;&quot;)&quot;&quot;)&quot;);&quot;L7:AF7&quot;)" office:value-type="string" office:string-value="L7:AF7" calcext:value-type="string">
            <text:p>L7:AF7</text:p>
          </table:table-cell>
          <table:table-cell table:style-name="ce1" table:formula="of:=COUNT([$'Slopes of lines'.L7:$'Slopes of lines'.AE7])" office:value-type="float" office:value="20" calcext:value-type="float">
            <text:p>20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8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7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8:AM8)&quot;)" office:value-type="string" office:string-value="L8:AM8)" calcext:value-type="string">
            <text:p>L8:AM8)</text:p>
          </table:table-cell>
          <table:table-cell table:style-name="ce1" table:formula="of:=IFERROR(__xludf.dummyfunction(&quot;SPLIT(C7,&quot;&quot;)&quot;&quot;)&quot;);&quot;L8:AM8&quot;)" office:value-type="string" office:string-value="L8:AM8" calcext:value-type="string">
            <text:p>L8:AM8</text:p>
          </table:table-cell>
          <table:table-cell table:style-name="ce1" table:formula="of:=COUNT([$'Slopes of lines'.L8:$'Slopes of lines'.AL8])" office:value-type="float" office:value="27" calcext:value-type="float">
            <text:p>27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9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8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9:AO9)&quot;)" office:value-type="string" office:string-value="L9:AO9)" calcext:value-type="string">
            <text:p>L9:AO9)</text:p>
          </table:table-cell>
          <table:table-cell table:style-name="ce1" table:formula="of:=IFERROR(__xludf.dummyfunction(&quot;SPLIT(C8,&quot;&quot;)&quot;&quot;)&quot;);&quot;L9:AO9&quot;)" office:value-type="string" office:string-value="L9:AO9" calcext:value-type="string">
            <text:p>L9:AO9</text:p>
          </table:table-cell>
          <table:table-cell table:style-name="ce1" table:formula="of:=COUNT([$'Slopes of lines'.L9:$'Slopes of lines'.AN9])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0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9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0:AG10)&quot;)" office:value-type="string" office:string-value="L10:AG10)" calcext:value-type="string">
            <text:p>L10:AG10)</text:p>
          </table:table-cell>
          <table:table-cell table:style-name="ce1" table:formula="of:=IFERROR(__xludf.dummyfunction(&quot;SPLIT(C9,&quot;&quot;)&quot;&quot;)&quot;);&quot;L10:AG10&quot;)" office:value-type="string" office:string-value="L10:AG10" calcext:value-type="string">
            <text:p>L10:AG10</text:p>
          </table:table-cell>
          <table:table-cell table:style-name="ce1" table:formula="of:=COUNT([$'Slopes of lines'.L10:$'Slopes of lines'.AF10])" office:value-type="float" office:value="21" calcext:value-type="float">
            <text:p>21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1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0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1:AI11)&quot;)" office:value-type="string" office:string-value="L11:AI11)" calcext:value-type="string">
            <text:p>L11:AI11)</text:p>
          </table:table-cell>
          <table:table-cell table:style-name="ce1" table:formula="of:=IFERROR(__xludf.dummyfunction(&quot;SPLIT(C10,&quot;&quot;)&quot;&quot;)&quot;);&quot;L11:AI11&quot;)" office:value-type="string" office:string-value="L11:AI11" calcext:value-type="string">
            <text:p>L11:AI11</text:p>
          </table:table-cell>
          <table:table-cell table:style-name="ce1" table:formula="of:=COUNT([$'Slopes of lines'.L11:$'Slopes of lines'.AH11])" office:value-type="float" office:value="23" calcext:value-type="float">
            <text:p>23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2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1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2:AB12)&quot;)" office:value-type="string" office:string-value="L12:AB12)" calcext:value-type="string">
            <text:p>L12:AB12)</text:p>
          </table:table-cell>
          <table:table-cell table:style-name="ce1" table:formula="of:=IFERROR(__xludf.dummyfunction(&quot;SPLIT(C11,&quot;&quot;)&quot;&quot;)&quot;);&quot;L12:AB12&quot;)" office:value-type="string" office:string-value="L12:AB12" calcext:value-type="string">
            <text:p>L12:AB12</text:p>
          </table:table-cell>
          <table:table-cell table:style-name="ce1" table:formula="of:=COUNT([$'Slopes of lines'.L12:$'Slopes of lines'.AA12])" office:value-type="float" office:value="16" calcext:value-type="float">
            <text:p>16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3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2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3:AT13)&quot;)" office:value-type="string" office:string-value="L13:AT13)" calcext:value-type="string">
            <text:p>L13:AT13)</text:p>
          </table:table-cell>
          <table:table-cell table:style-name="ce1" table:formula="of:=IFERROR(__xludf.dummyfunction(&quot;SPLIT(C12,&quot;&quot;)&quot;&quot;)&quot;);&quot;L13:AT13&quot;)" office:value-type="string" office:string-value="L13:AT13" calcext:value-type="string">
            <text:p>L13:AT13</text:p>
          </table:table-cell>
          <table:table-cell table:style-name="ce1" table:formula="of:=COUNT([$'Slopes of lines'.L13:$'Slopes of lines'.AS13])" office:value-type="float" office:value="34" calcext:value-type="float">
            <text:p>34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4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3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4:AO14)&quot;)" office:value-type="string" office:string-value="L14:AO14)" calcext:value-type="string">
            <text:p>L14:AO14)</text:p>
          </table:table-cell>
          <table:table-cell table:style-name="ce1" table:formula="of:=IFERROR(__xludf.dummyfunction(&quot;SPLIT(C13,&quot;&quot;)&quot;&quot;)&quot;);&quot;L14:AO14&quot;)" office:value-type="string" office:string-value="L14:AO14" calcext:value-type="string">
            <text:p>L14:AO14</text:p>
          </table:table-cell>
          <table:table-cell table:style-name="ce1" table:formula="of:=COUNT([$'Slopes of lines'.L14:$'Slopes of lines'.AN14])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5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4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5:AG15)&quot;)" office:value-type="string" office:string-value="L15:AG15)" calcext:value-type="string">
            <text:p>L15:AG15)</text:p>
          </table:table-cell>
          <table:table-cell table:style-name="ce1" table:formula="of:=IFERROR(__xludf.dummyfunction(&quot;SPLIT(C14,&quot;&quot;)&quot;&quot;)&quot;);&quot;L15:AG15&quot;)" office:value-type="string" office:string-value="L15:AG15" calcext:value-type="string">
            <text:p>L15:AG15</text:p>
          </table:table-cell>
          <table:table-cell table:style-name="ce1" table:formula="of:=COUNT([$'Slopes of lines'.L15:$'Slopes of lines'.AF15])" office:value-type="float" office:value="21" calcext:value-type="float">
            <text:p>21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6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5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6:BB16)&quot;)" office:value-type="string" office:string-value="L16:BB16)" calcext:value-type="string">
            <text:p>L16:BB16)</text:p>
          </table:table-cell>
          <table:table-cell table:style-name="ce1" table:formula="of:=IFERROR(__xludf.dummyfunction(&quot;SPLIT(C15,&quot;&quot;)&quot;&quot;)&quot;);&quot;L16:BB16&quot;)" office:value-type="string" office:string-value="L16:BB16" calcext:value-type="string">
            <text:p>L16:BB16</text:p>
          </table:table-cell>
          <table:table-cell table:style-name="ce1" table:formula="of:=COUNT([$'Slopes of lines'.L16:$'Slopes of lines'.BA16])" office:value-type="float" office:value="42" calcext:value-type="float">
            <text:p>42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7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6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7:AZ17)&quot;)" office:value-type="string" office:string-value="L17:AZ17)" calcext:value-type="string">
            <text:p>L17:AZ17)</text:p>
          </table:table-cell>
          <table:table-cell table:style-name="ce1" table:formula="of:=IFERROR(__xludf.dummyfunction(&quot;SPLIT(C16,&quot;&quot;)&quot;&quot;)&quot;);&quot;L17:AZ17&quot;)" office:value-type="string" office:string-value="L17:AZ17" calcext:value-type="string">
            <text:p>L17:AZ17</text:p>
          </table:table-cell>
          <table:table-cell table:style-name="ce1" table:formula="of:=COUNT([$'Slopes of lines'.L17:$'Slopes of lines'.AY17])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8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7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8:AW18)&quot;)" office:value-type="string" office:string-value="L18:AW18)" calcext:value-type="string">
            <text:p>L18:AW18)</text:p>
          </table:table-cell>
          <table:table-cell table:style-name="ce1" table:formula="of:=IFERROR(__xludf.dummyfunction(&quot;SPLIT(C17,&quot;&quot;)&quot;&quot;)&quot;);&quot;L18:AW18&quot;)" office:value-type="string" office:string-value="L18:AW18" calcext:value-type="string">
            <text:p>L18:AW18</text:p>
          </table:table-cell>
          <table:table-cell table:style-name="ce1" table:formula="of:=COUNT([$'Slopes of lines'.L18:$'Slopes of lines'.AV18])" office:value-type="float" office:value="37" calcext:value-type="float">
            <text:p>37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19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8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19:AK19)&quot;)" office:value-type="string" office:string-value="L19:AK19)" calcext:value-type="string">
            <text:p>L19:AK19)</text:p>
          </table:table-cell>
          <table:table-cell table:style-name="ce1" table:formula="of:=IFERROR(__xludf.dummyfunction(&quot;SPLIT(C18,&quot;&quot;)&quot;&quot;)&quot;);&quot;L19:AK19&quot;)" office:value-type="string" office:string-value="L19:AK19" calcext:value-type="string">
            <text:p>L19:AK19</text:p>
          </table:table-cell>
          <table:table-cell table:style-name="ce1" table:formula="of:=COUNT([$'Slopes of lines'.L19:$'Slopes of lines'.AJ19])" office:value-type="float" office:value="25" calcext:value-type="float">
            <text:p>25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0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19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0:AO20)&quot;)" office:value-type="string" office:string-value="L20:AO20)" calcext:value-type="string">
            <text:p>L20:AO20)</text:p>
          </table:table-cell>
          <table:table-cell table:style-name="ce1" table:formula="of:=IFERROR(__xludf.dummyfunction(&quot;SPLIT(C19,&quot;&quot;)&quot;&quot;)&quot;);&quot;L20:AO20&quot;)" office:value-type="string" office:string-value="L20:AO20" calcext:value-type="string">
            <text:p>L20:AO20</text:p>
          </table:table-cell>
          <table:table-cell table:style-name="ce1" table:formula="of:=COUNT([$'Slopes of lines'.L20:$'Slopes of lines'.AN20])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1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0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1:AS21)&quot;)" office:value-type="string" office:string-value="L21:AS21)" calcext:value-type="string">
            <text:p>L21:AS21)</text:p>
          </table:table-cell>
          <table:table-cell table:style-name="ce1" table:formula="of:=IFERROR(__xludf.dummyfunction(&quot;SPLIT(C20,&quot;&quot;)&quot;&quot;)&quot;);&quot;L21:AS21&quot;)" office:value-type="string" office:string-value="L21:AS21" calcext:value-type="string">
            <text:p>L21:AS21</text:p>
          </table:table-cell>
          <table:table-cell table:style-name="ce1" table:formula="of:=COUNT([$'Slopes of lines'.L21:$'Slopes of lines'.AR21])" office:value-type="float" office:value="33" calcext:value-type="float">
            <text:p>33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2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1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2:AA22)&quot;)" office:value-type="string" office:string-value="L22:AA22)" calcext:value-type="string">
            <text:p>L22:AA22)</text:p>
          </table:table-cell>
          <table:table-cell table:style-name="ce1" table:formula="of:=IFERROR(__xludf.dummyfunction(&quot;SPLIT(C21,&quot;&quot;)&quot;&quot;)&quot;);&quot;L22:AA22&quot;)" office:value-type="string" office:string-value="L22:AA22" calcext:value-type="string">
            <text:p>L22:AA22</text:p>
          </table:table-cell>
          <table:table-cell table:style-name="ce1" table:formula="of:=COUNT([$'Slopes of lines'.L22:$'Slopes of lines'.AE22])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3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2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3:AM23)&quot;)" office:value-type="string" office:string-value="L23:AM23)" calcext:value-type="string">
            <text:p>L23:AM23)</text:p>
          </table:table-cell>
          <table:table-cell table:style-name="ce1" table:formula="of:=IFERROR(__xludf.dummyfunction(&quot;SPLIT(C22,&quot;&quot;)&quot;&quot;)&quot;);&quot;L23:AM23&quot;)" office:value-type="string" office:string-value="L23:AM23" calcext:value-type="string">
            <text:p>L23:AM23</text:p>
          </table:table-cell>
          <table:table-cell table:style-name="ce1" table:formula="of:=COUNT([$'Slopes of lines'.L23:$'Slopes of lines'.AL23])" office:value-type="float" office:value="27" calcext:value-type="float">
            <text:p>27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4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3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4:AM24)&quot;)" office:value-type="string" office:string-value="L24:AM24)" calcext:value-type="string">
            <text:p>L24:AM24)</text:p>
          </table:table-cell>
          <table:table-cell table:style-name="ce1" table:formula="of:=IFERROR(__xludf.dummyfunction(&quot;SPLIT(C23,&quot;&quot;)&quot;&quot;)&quot;);&quot;L24:AM24&quot;)" office:value-type="string" office:string-value="L24:AM24" calcext:value-type="string">
            <text:p>L24:AM24</text:p>
          </table:table-cell>
          <table:table-cell table:style-name="ce1" table:formula="of:=COUNT([$'Slopes of lines'.L24:$'Slopes of lines'.AL24])" office:value-type="float" office:value="27" calcext:value-type="float">
            <text:p>27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5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4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5:AF25)&quot;)" office:value-type="string" office:string-value="L25:AF25)" calcext:value-type="string">
            <text:p>L25:AF25)</text:p>
          </table:table-cell>
          <table:table-cell table:style-name="ce1" table:formula="of:=IFERROR(__xludf.dummyfunction(&quot;SPLIT(C24,&quot;&quot;)&quot;&quot;)&quot;);&quot;L25:AF25&quot;)" office:value-type="string" office:string-value="L25:AF25" calcext:value-type="string">
            <text:p>L25:AF25</text:p>
          </table:table-cell>
          <table:table-cell table:style-name="ce1" table:formula="of:=COUNT([$'Slopes of lines'.L25:$'Slopes of lines'.Z25])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style-name="ce1" table:formula="of:=formulatext([$'Slopes of lines'.H26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5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6:AM26)&quot;)" office:value-type="string" office:string-value="L26:AM26)" calcext:value-type="string">
            <text:p>L26:AM26)</text:p>
          </table:table-cell>
          <table:table-cell table:style-name="ce1" table:formula="of:=IFERROR(__xludf.dummyfunction(&quot;SPLIT(C25,&quot;&quot;)&quot;&quot;)&quot;);&quot;L26:AM26&quot;)" office:value-type="string" office:string-value="L26:AM26" calcext:value-type="string">
            <text:p>L26:AM26</text:p>
          </table:table-cell>
          <table:table-cell table:style-name="ce1" table:formula="of:=COUNT([$'Slopes of lines'.L26:$'Slopes of lines'.AL26]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table:style-name="ce1" table:formula="of:=formulatext([$'Slopes of lines'.H27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5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6:AM26)&quot;)" office:value-type="string" office:string-value="L26:AM26)" calcext:value-type="string">
            <text:p>L26:AM26)</text:p>
          </table:table-cell>
          <table:table-cell table:style-name="ce1" office:value-type="string" calcext:value-type="string">
            <text:p>L27:AO27</text:p>
          </table:table-cell>
          <table:table-cell table:style-name="ce1" table:formula="of:=COUNT([$'Slopes of lines'.L27:$'Slopes of lines'.AO27])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table:style-name="ce1" table:formula="of:=formulatext([$'Slopes of lines'.H28])" office:value-type="string" office:string-value="" calcext:value-type="error">
            <text:p>#NAME?</text:p>
          </table:table-cell>
          <table:table-cell table:style-name="ce1" table:formula="of:=IFERROR(__xludf.dummyfunction(&quot;SPLIT('disgusting calculations'!A25,&quot;&quot;(&quot;&quot;)&quot;);&quot;=AVERAGE&quot;)" office:value-type="string" office:string-value="=AVERAGE" calcext:value-type="string">
            <text:p>=AVERAGE</text:p>
          </table:table-cell>
          <table:table-cell table:style-name="ce1" table:formula="of:=IFERROR(__xludf.dummyfunction(&quot;&quot;&quot;COMPUTED_VALUE&quot;&quot;&quot;);&quot;L26:AM26)&quot;)" office:value-type="string" office:string-value="L26:AM26)" calcext:value-type="string">
            <text:p>L26:AM26)</text:p>
          </table:table-cell>
          <table:table-cell table:style-name="ce1" office:value-type="string" calcext:value-type="string">
            <text:p>L28:AL28</text:p>
          </table:table-cell>
          <table:table-cell table:style-name="ce1" table:formula="of:=COUNT([$'Slopes of lines'.L28:$'Slopes of lines'.AL28])" office:value-type="float" office:value="27" calcext:value-type="float">
            <text:p>27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aw_20_Data" style:display-name="PageStyle_Raw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rivates_20_kinda" style:display-name="PageStyle_Derivates kind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lopes_20_of_20_lines" style:display-name="PageStyle_Slopes of lin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gusting_20_calculations" style:display-name="PageStyle_disgusting calculat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8T00:56:16.384498757</dc:date>
    <meta:editing-duration>PT2H55M15S</meta:editing-duration>
    <meta:editing-cycles>5</meta:editing-cycles>
    <meta:document-statistic meta:table-count="4" meta:cell-count="3116" meta:object-count="0"/>
  </office:meta>
</office:document-meta>
</file>